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eX" svg:font-family="TeX"/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in Modern Roman Demi" svg:font-family="'Latin Modern Roman Demi'" style:font-pitch="variable"/>
    <style:font-face style:name="TeX Gyre Bonum" svg:font-family="'TeX Gyre Bonum'" style:font-pitch="variable"/>
    <style:font-face style:name="TeX Gyre Schola" svg:font-family="'TeX Gyre Schola'" style:font-pitch="variable"/>
    <style:font-face style:name="TeX Gyre Termes" svg:font-family="'TeX Gyre Terme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style="italic" fo:font-weight="normal" officeooo:rsid="000e8c9c" officeooo:paragraph-rsid="000e8c9c" style:font-style-asian="italic" style:font-weight-asian="normal" style:font-style-complex="italic" style:font-weight-complex="normal"/>
    </style:style>
    <style:style style:name="P2" style:family="paragraph" style:parent-style-name="Text_20_body">
      <style:text-properties fo:font-style="italic" fo:font-weight="normal" officeooo:rsid="000e8c9c" officeooo:paragraph-rsid="000e8c9c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officeooo:paragraph-rsid="000e8c9c"/>
    </style:style>
    <style:style style:name="P4" style:family="paragraph" style:parent-style-name="Text_20_body">
      <style:text-properties fo:font-size="8pt" fo:font-style="italic" fo:font-weight="normal" officeooo:rsid="000e8c9c" officeooo:paragraph-rsid="000e8c9c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ext_20_body">
      <style:text-properties fo:font-style="normal" fo:font-weight="bold" officeooo:rsid="000e8c9c" officeooo:paragraph-rsid="000e8c9c" fo:background-color="#ffff00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eX Gyre Schola" fo:font-size="26pt" officeooo:rsid="000e74ba" officeooo:paragraph-rsid="000e74ba" style:font-size-asian="26pt" style:font-size-complex="26pt"/>
    </style:style>
    <style:style style:name="P7" style:family="paragraph" style:parent-style-name="Standard">
      <style:paragraph-properties fo:text-align="center" style:justify-single-word="false"/>
      <style:text-properties style:font-name="TeX Gyre Termes" fo:font-size="16pt" officeooo:rsid="000e74ba" officeooo:paragraph-rsid="000e74ba" style:font-size-asian="16pt" style:font-size-complex="16pt"/>
    </style:style>
    <style:style style:name="P8" style:family="paragraph" style:parent-style-name="Heading_20_3">
      <style:text-properties officeooo:paragraph-rsid="000e8c9c"/>
    </style:style>
    <style:style style:name="P9" style:family="paragraph" style:parent-style-name="Heading_20_3">
      <style:text-properties officeooo:rsid="000e8c9c" officeooo:paragraph-rsid="000e8c9c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style:font-size-asian="8pt" style:font-size-complex="8pt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officeooo:paragraph-rsid="000fed8b" style:font-size-asian="8pt" style:font-size-complex="8pt"/>
    </style:style>
    <style:style style:name="P12" style:family="paragraph" style:parent-style-name="Preformatted_20_Text">
      <style:text-properties fo:color="#000000" fo:font-size="8pt" officeooo:rsid="000e8c9c" officeooo:paragraph-rsid="000e8c9c" style:font-size-asian="8pt" style:font-size-complex="8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officeooo:paragraph-rsid="00108b25" style:font-size-asian="8pt" style:font-size-complex="8pt"/>
    </style:style>
    <style:style style:name="P14" style:family="paragraph" style:parent-style-name="Preformatted_20_Text">
      <style:text-properties fo:color="#000000" fo:font-size="8pt" fo:font-style="italic" fo:font-weight="normal" officeooo:rsid="000fed8b" officeooo:paragraph-rsid="000fed8b" style:font-size-asian="8pt" style:font-style-asian="italic" style:font-weight-asian="normal" style:font-size-complex="8pt" style:font-style-complex="italic" style:font-weight-complex="normal"/>
    </style:style>
    <style:style style:name="P15" style:family="paragraph" style:parent-style-name="Preformatted_20_Text">
      <style:text-properties fo:color="#000000" fo:font-size="8pt" fo:font-style="italic" fo:font-weight="normal" officeooo:rsid="000e8c9c" officeooo:paragraph-rsid="000e8c9c" style:font-size-asian="8pt" style:font-style-asian="italic" style:font-weight-asian="normal" style:font-size-complex="8pt" style:font-style-complex="italic" style:font-weight-complex="normal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696969" fo:font-size="8pt" style:font-size-asian="8pt" style:font-size-complex="8pt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3f5fbf" fo:font-size="8pt" style:font-size-asian="8pt" style:font-size-complex="8pt"/>
    </style:style>
    <style:style style:name="P18" style:family="paragraph" style:parent-style-name="Preformatted_20_Text">
      <style:text-properties fo:font-size="8pt" officeooo:rsid="000e8c9c" officeooo:paragraph-rsid="000e8c9c" style:font-size-asian="8pt" style:font-size-complex="8pt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8pt" style:font-size-asian="8pt" style:font-size-complex="8pt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8pt" officeooo:paragraph-rsid="000fed8b" style:font-size-asian="8pt" style:font-size-complex="8pt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080" fo:font-size="8pt" officeooo:paragraph-rsid="000fed8b" style:font-size-asian="8pt" style:font-size-complex="8pt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080" fo:font-size="8pt" style:font-size-asian="8pt" style:font-size-complex="8pt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8pt" style:font-size-asian="8pt" style:font-size-complex="8pt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080" fo:font-size="8pt" style:font-size-asian="8pt" style:font-size-complex="8pt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8pt" style:font-size-asian="8pt" style:font-size-complex="8pt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tyle="italic" fo:font-weight="normal" officeooo:rsid="000e8c9c" officeooo:paragraph-rsid="000fed8b" style:font-style-asian="italic" style:font-weight-asian="normal" style:font-style-complex="italic" style:font-weight-complex="normal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3a859"/>
    </style:style>
    <style:style style:name="P29" style:family="paragraph" style:parent-style-name="Heading_20_1">
      <style:text-properties officeooo:rsid="000e8c9c" officeooo:paragraph-rsid="000e8c9c"/>
    </style:style>
    <style:style style:name="P30" style:family="paragraph" style:parent-style-name="Subtitle">
      <style:text-properties style:font-name="TeX Gyre Schola"/>
    </style:style>
    <style:style style:name="T1" style:family="text">
      <style:text-properties fo:color="#800000" fo:font-weight="bold"/>
    </style:style>
    <style:style style:name="T2" style:family="text">
      <style:text-properties fo:color="#400000"/>
    </style:style>
    <style:style style:name="T3" style:family="text">
      <style:text-properties fo:color="#808030"/>
    </style:style>
    <style:style style:name="T4" style:family="text">
      <style:text-properties fo:color="#808030" fo:font-size="8pt" style:font-size-asian="8pt" style:font-size-complex="8pt"/>
    </style:style>
    <style:style style:name="T5" style:family="text">
      <style:text-properties fo:color="#44aadd"/>
    </style:style>
    <style:style style:name="T6" style:family="text">
      <style:text-properties fo:color="#008c00"/>
    </style:style>
    <style:style style:name="T7" style:family="text">
      <style:text-properties fo:color="#0000e6"/>
    </style:style>
    <style:style style:name="T8" style:family="text">
      <style:text-properties fo:color="#69696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0e8c9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e8c9c" style:font-style-asian="italic" style:font-style-complex="italic"/>
    </style:style>
    <style:style style:name="T13" style:family="text">
      <style:text-properties fo:color="#004a43"/>
    </style:style>
    <style:style style:name="T14" style:family="text">
      <style:text-properties fo:color="#800080"/>
    </style:style>
    <style:style style:name="T15" style:family="text">
      <style:text-properties fo:color="#800080" fo:font-size="8pt" style:font-size-asian="8pt" style:font-size-complex="8pt"/>
    </style:style>
    <style:style style:name="T16" style:family="text">
      <style:text-properties fo:color="#bb7977"/>
    </style:style>
    <style:style style:name="T17" style:family="text">
      <style:text-properties fo:color="#bb7977" fo:font-weight="bold"/>
    </style:style>
    <style:style style:name="T18" style:family="text">
      <style:text-properties fo:color="#3f5fbf"/>
    </style:style>
    <style:style style:name="T19" style:family="text">
      <style:text-properties fo:color="#7f9fbf" fo:font-weight="bold"/>
    </style:style>
    <style:style style:name="T20" style:family="text">
      <style:text-properties fo:color="#000000"/>
    </style:style>
    <style:style style:name="T21" style:family="text">
      <style:text-properties fo:color="#000000" fo:font-size="8pt" style:font-size-asian="8pt" style:font-size-complex="8pt"/>
    </style:style>
    <style:style style:name="T22" style:family="text">
      <style:text-properties fo:color="#008000"/>
    </style:style>
    <style:style style:name="T23" style:family="text">
      <style:text-properties fo:color="#0f69ff"/>
    </style:style>
    <style:style style:name="T24" style:family="text">
      <style:text-properties fo:color="#ffffff" fo:background-color="#808000" loext:char-shading-value="0"/>
    </style:style>
    <style:style style:name="T25" style:family="text">
      <style:text-properties fo:color="#07472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inyCoin: Simulating mining strategies</text:p>
      <text:p text:style-name="P6">in a simplified Bitcoin Network:</text:p>
      <text:p text:style-name="P30">Project Code <text:span text:style-name="T10">of Francesco Balzano</text:span></text:p>
      <text:p text:style-name="P7"><text:span text:style-name="T9"/></text:p>
      <text:p text:style-name="Text_20_body">I initially report the Java classes of the project and finally the Python scripts used to automatize the simulation.</text:p>
      <text:h text:style-name="Heading_20_1" text:outline-level="1">Java classes of the project</text:h>
      <text:h text:style-name="P8" text:outline-level="3">Package <text:span text:style-name="T12">it.unipi.p2p.tinycoin</text:span></text:h>
      <text:p text:style-name="P5">Block</text:p>
      <text:section text:style-name="Sect1" text:name="Sezione1">
        <text:p text:style-name="P18"><text:span text:style-name="T1">package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14">; </text:span></text:p>
        <text:p text:style-name="P10"><text:span text:style-name="T1">import</text:span><text:span text:style-name="T13"> java</text:span><text:span text:style-name="T3">.</text:span><text:span text:style-name="T13">util</text:span><text:span text:style-name="T3">.</text:span><text:span text:style-name="T13">ArrayList</text:span><text:span text:style-name="T14">;</text:span></text:p>
        <text:p text:style-name="P10"><text:span text:style-name="T1">import</text:span><text:span text:style-name="T13"> java</text:span><text:span text:style-name="T3">.</text:span><text:span text:style-name="T13">util</text:span><text:span text:style-name="T3">.</text:span><text:span text:style-name="T13">List</text:span><text:span text:style-name="T14">;</text:span></text:p>
        <text:p text:style-name="P19"/>
        <text:p text:style-name="P10"><text:span text:style-name="T1">public</text:span> <text:span text:style-name="T1">class</text:span> Block <text:span text:style-name="T14">{</text:span></text:p>
        <text:p text:style-name="P10"><text:s text:c="8"/></text:p>
        <text:p text:style-name="P10"><text:s text:c="8"/><text:span text:style-name="T1">private</text:span> <text:span text:style-name="T1">final</text:span> <text:span text:style-name="T17">String</text:span> bid<text:span text:style-name="T14">;</text:span></text:p>
        <text:p text:style-name="P10"><text:s text:c="8"/><text:span text:style-name="T1">private</text:span> <text:span text:style-name="T1">final</text:span> <text:span text:style-name="T17">String</text:span> parent<text:span text:style-name="T14">;</text:span> <text:s/></text:p>
        <text:p text:style-name="P10"><text:s text:c="8"/><text:span text:style-name="T1">private</text:span> <text:span text:style-name="T1">final</text:span> TinyCoinNode miner<text:span text:style-name="T14">;</text:span> </text:p>
        <text:p text:style-name="P10"><text:s text:c="8"/><text:span text:style-name="T1">private</text:span> <text:span text:style-name="T1">final</text:span> <text:span text:style-name="T16">double</text:span> reward<text:span text:style-name="T14">;</text:span></text:p>
        <text:p text:style-name="P10"><text:s text:c="8"/><text:span text:style-name="T1">private</text:span> <text:span text:style-name="T1">final</text:span> <text:span text:style-name="T17">List</text:span><text:span text:style-name="T3">&lt;</text:span>Transaction<text:span text:style-name="T3">&gt;</text:span> transactions<text:span text:style-name="T14">;</text:span></text:p>
        <text:p text:style-name="P10"><text:s text:c="8"/></text:p>
        <text:p text:style-name="P10"><text:s text:c="8"/><text:span text:style-name="T1">public</text:span> Block<text:span text:style-name="T3">(</text:span><text:span text:style-name="T17">String</text:span> bid<text:span text:style-name="T3">,</text:span> <text:span text:style-name="T17">String</text:span> parent<text:span text:style-name="T3">,</text:span> TinyCoinNode miner<text:span text:style-name="T3">,</text:span> <text:span text:style-name="T17">List</text:span><text:span text:style-name="T3">&lt;</text:span>Transaction<text:span text:style-name="T3">&gt;</text:span> trans<text:span text:style-name="T3">,</text:span></text:p>
        <text:p text:style-name="P10"><text:s text:c="24"/><text:span text:style-name="T16">double</text:span> fixedFee<text:span text:style-name="T3">)</text:span> </text:p>
        <text:p text:style-name="P10"><text:s text:c="8"/><text:span text:style-name="T14">{</text:span></text:p>
        <text:p text:style-name="P10"><text:s text:c="16"/><text:span text:style-name="T1">this</text:span><text:span text:style-name="T3">.</text:span>bid <text:span text:style-name="T3">=</text:span> bid<text:span text:style-name="T14">;</text:span></text:p>
        <text:p text:style-name="P10"><text:s text:c="16"/><text:span text:style-name="T1">this</text:span><text:span text:style-name="T3">.</text:span>parent <text:span text:style-name="T3">=</text:span> parent<text:span text:style-name="T14">;</text:span></text:p>
        <text:p text:style-name="P10"><text:s text:c="16"/><text:span text:style-name="T1">this</text:span><text:span text:style-name="T3">.</text:span>miner <text:span text:style-name="T3">=</text:span> miner<text:span text:style-name="T14">;</text:span></text:p>
        <text:p text:style-name="P10"><text:s text:c="16"/>transactions <text:span text:style-name="T3">=</text:span> <text:span text:style-name="T1">new</text:span> ArrayList<text:span text:style-name="T3">&lt;&gt;()</text:span><text:span text:style-name="T14">;</text:span></text:p>
        <text:p text:style-name="P10"><text:s text:c="16"/><text:span text:style-name="T16">double</text:span> fees <text:span text:style-name="T3">=</text:span> <text:span text:style-name="T6">0</text:span><text:span text:style-name="T14">;</text:span></text:p>
        <text:p text:style-name="P10"><text:s text:c="16"/><text:span text:style-name="T1">for</text:span> <text:span text:style-name="T3">(</text:span>Transaction t <text:span text:style-name="T3">:</text:span> trans<text:span text:style-name="T3">)</text:span> <text:span text:style-name="T14">{</text:span></text:p>
        <text:p text:style-name="P10"><text:s text:c="24"/>transactions<text:span text:style-name="T3">.</text:span>add<text:span text:style-name="T3">(</text:span>t<text:span text:style-name="T3">)</text:span><text:span text:style-name="T14">;</text:span></text:p>
        <text:p text:style-name="P10"><text:s text:c="24"/>fees <text:span text:style-name="T3">+=</text:span> t<text:span text:style-name="T3">.</text:span>getFee<text:span text:style-name="T3">()</text:span><text:span text:style-name="T14">;</text:span></text:p>
        <text:p text:style-name="P10"><text:s text:c="16"/><text:span text:style-name="T14">}</text:span></text:p>
        <text:p text:style-name="P10"><text:s text:c="16"/>reward <text:span text:style-name="T3">=</text:span> fixedFee <text:span text:style-name="T3">+</text:span> fees<text:span text:style-name="T14">;</text:span> <text:s text:c="14"/></text:p>
        <text:p text:style-name="P10"><text:s text:c="8"/><text:span text:style-name="T14">}</text:span></text:p>
        <text:p text:style-name="P19"/>
        <text:p text:style-name="P10"><text:s text:c="8"/><text:span text:style-name="T1">public</text:span> <text:span text:style-name="T17">String</text:span> getBid<text:span text:style-name="T3">()</text:span> <text:span text:style-name="T14">{</text:span></text:p>
        <text:p text:style-name="P10"><text:s text:c="16"/><text:span text:style-name="T1">return</text:span> bid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<text:span text:style-name="T17">String</text:span> getParent<text:span text:style-name="T3">()</text:span> <text:span text:style-name="T14">{</text:span></text:p>
        <text:p text:style-name="P10"><text:s text:c="16"/><text:span text:style-name="T1">return</text:span> parent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TinyCoinNode getMiner<text:span text:style-name="T3">()</text:span> <text:span text:style-name="T14">{</text:span></text:p>
        <text:p text:style-name="P10"><text:s text:c="16"/><text:span text:style-name="T1">return</text:span> miner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<text:span text:style-name="T16">double</text:span> getReward<text:span text:style-name="T3">()</text:span> <text:span text:style-name="T14">{</text:span></text:p>
        <text:p text:style-name="P10"><text:s text:c="16"/><text:span text:style-name="T1">return</text:span> reward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<text:span text:style-name="T17">List</text:span><text:span text:style-name="T3">&lt;</text:span>Transaction<text:span text:style-name="T3">&gt;</text:span> getTransactions<text:span text:style-name="T3">()</text:span> <text:span text:style-name="T14">{</text:span></text:p>
        <text:p text:style-name="P10"><text:s text:c="16"/><text:span text:style-name="T1">return</text:span> transactions<text:span text:style-name="T14">;</text:span></text:p>
        <text:p text:style-name="P10"><text:s text:c="8"/><text:span text:style-name="T14">}</text:span></text:p>
        <text:p text:style-name="P10"><text:s text:c="8"/></text:p>
        <text:p text:style-name="P10"><text:s text:c="8"/><text:span text:style-name="T18">/** Gets the revenue for the block</text:span><text:span text:style-name="T19">,</text:span><text:span text:style-name="T18"> defined as the fixed reward plus the fees for all</text:span></text:p>
        <text:p text:style-name="P10"><text:span text:style-name="T18"><text:s text:c="9"/></text:span><text:span text:style-name="T19">*</text:span><text:span text:style-name="T18"> <text:s/>the transactions </text:span></text:p>
        <text:p text:style-name="P17"><text:s text:c="9"/>*/</text:p>
        <text:p text:style-name="P10"><text:s text:c="8"/><text:span text:style-name="T1">public</text:span> <text:span text:style-name="T16">double</text:span> getRevenueForBlock<text:span text:style-name="T3">()</text:span> <text:span text:style-name="T14">{</text:span></text:p>
        <text:p text:style-name="P10"><text:soft-page-break/><text:s text:c="16"/><text:span text:style-name="T16">double</text:span> revenue <text:span text:style-name="T3">=</text:span> reward<text:span text:style-name="T14">;</text:span></text:p>
        <text:p text:style-name="P10"><text:s text:c="16"/><text:span text:style-name="T17">List</text:span><text:span text:style-name="T3">&lt;</text:span>Transaction<text:span text:style-name="T3">&gt;</text:span> trans <text:span text:style-name="T3">=</text:span> transactions<text:span text:style-name="T14">;</text:span></text:p>
        <text:p text:style-name="P10"><text:s text:c="16"/><text:span text:style-name="T1">for</text:span> <text:span text:style-name="T3">(</text:span>Transaction t<text:span text:style-name="T3">:</text:span> trans<text:span text:style-name="T3">)</text:span></text:p>
        <text:p text:style-name="P10"><text:s text:c="24"/>revenue <text:span text:style-name="T3">+=</text:span> t<text:span text:style-name="T3">.</text:span>getFee<text:span text:style-name="T3">()</text:span><text:span text:style-name="T14">;</text:span></text:p>
        <text:p text:style-name="P10"><text:s text:c="16"/><text:span text:style-name="T1">return</text:span> revenue<text:span text:style-name="T14">;</text:span></text:p>
        <text:p text:style-name="P10"><text:s text:c="8"/><text:span text:style-name="T14">}</text:span></text:p>
        <text:p text:style-name="P10"><text:s text:c="8"/></text:p>
        <text:p text:style-name="P10"><text:s text:c="8"/><text:span text:style-name="T18">/** Gets the amount of coins destined to the TinyCoinNode tn in the transactions of the Block.</text:span></text:p>
        <text:p text:style-name="P17"><text:s text:c="9"/>*/</text:p>
        <text:p text:style-name="P10"><text:s text:c="8"/><text:span text:style-name="T1">public</text:span> <text:span text:style-name="T16">double</text:span> getTransactionsAmountIfRecipient<text:span text:style-name="T3">(</text:span>TinyCoinNode tn<text:span text:style-name="T3">)</text:span></text:p>
        <text:p text:style-name="P10"><text:s text:c="8"/><text:span text:style-name="T14">{</text:span></text:p>
        <text:p text:style-name="P10"><text:s text:c="16"/><text:span text:style-name="T16">int</text:span> amount <text:span text:style-name="T3">=</text:span> <text:span text:style-name="T6">0</text:span><text:span text:style-name="T14">;</text:span> <text:s text:c="8"/></text:p>
        <text:p text:style-name="P10"><text:s text:c="16"/><text:span text:style-name="T1">for</text:span> <text:span text:style-name="T3">(</text:span>Transaction t<text:span text:style-name="T3">:</text:span> transactions<text:span text:style-name="T3">)</text:span> <text:span text:style-name="T14">{</text:span></text:p>
        <text:p text:style-name="P10"><text:s text:c="24"/><text:span text:style-name="T1">if</text:span> <text:span text:style-name="T3">(</text:span>t<text:span text:style-name="T3">.</text:span>getOutput<text:span text:style-name="T3">()</text:span> <text:span text:style-name="T3">==</text:span> tn<text:span text:style-name="T3">)</text:span></text:p>
        <text:p text:style-name="P10"><text:s text:c="32"/>amount <text:span text:style-name="T3">+=</text:span> t<text:span text:style-name="T3">.</text:span>getAmount<text:span text:style-name="T3">()</text:span><text:span text:style-name="T14">;</text:span></text:p>
        <text:p text:style-name="P10"><text:s text:c="16"/><text:span text:style-name="T14">}</text:span></text:p>
        <text:p text:style-name="P10"><text:s text:c="16"/><text:span text:style-name="T1">return</text:span> amount<text:span text:style-name="T14">;</text:span> <text:s text:c="9"/></text:p>
        <text:p text:style-name="P19"><text:span text:style-name="T20"><text:s text:c="8"/></text:span><text:span text:style-name="T14">}</text:span><text:span text:style-name="T20"> <text:s/></text:span></text:p>
        <text:p text:style-name="P26"><text:span text:style-name="T14">}</text:span></text:p>
      </text:section>
      <text:list xml:id="list3042306819" text:style-name="L1">
        <text:list-header>
          <text:p text:style-name="P1"/>
        </text:list-header>
      </text:list>
      <text:p text:style-name="P5">MinerType</text:p>
      <text:section text:style-name="Sect1" text:name="Sezione2">
        <text:p text:style-name="P14"><text:span text:style-name="T1">package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14">;</text:span></text:p>
        <text:p text:style-name="P20"/>
        <text:p text:style-name="P11"><text:span text:style-name="T1">public</text:span> <text:span text:style-name="T1">enum</text:span> MinerType </text:p>
        <text:p text:style-name="P21">{</text:p>
        <text:p text:style-name="P11"><text:s text:c="8"/>CPU<text:span text:style-name="T3">,</text:span></text:p>
        <text:p text:style-name="P11"><text:s text:c="8"/>GPU<text:span text:style-name="T3">,</text:span></text:p>
        <text:p text:style-name="P11"><text:s text:c="8"/>FPGA<text:span text:style-name="T3">,</text:span></text:p>
        <text:p text:style-name="P11"><text:s text:c="8"/>ASIC</text:p>
        <text:p text:style-name="P27"><text:span text:style-name="T15">}</text:span></text:p>
      </text:section>
      <text:p text:style-name="P5">NodeType</text:p>
      <text:section text:style-name="Sect1" text:name="Sezione3">
        <text:p text:style-name="P15"><text:span text:style-name="T1">package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14">;</text:span></text:p>
        <text:p text:style-name="P19"/>
        <text:p text:style-name="P10"><text:span text:style-name="T1">public</text:span> <text:span text:style-name="T1">enum</text:span> NodeType <text:span text:style-name="T14">{</text:span></text:p>
        <text:p text:style-name="P10"><text:s text:c="8"/>NODE<text:span text:style-name="T3">,</text:span></text:p>
        <text:p text:style-name="P10"><text:s text:c="8"/>MINER<text:span text:style-name="T3">,</text:span></text:p>
        <text:p text:style-name="P10"><text:s text:c="8"/>SELFISH_MINER</text:p>
        <text:p text:style-name="P26"><text:span text:style-name="T14">}</text:span></text:p>
      </text:section>
      <text:p text:style-name="P5">TinyCoinNode</text:p>
      <text:section text:style-name="Sect1" text:name="Sezione4">
        <text:p text:style-name="P15"><text:span text:style-name="T1">package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14">;</text:span></text:p>
        <text:p text:style-name="P10"><text:span text:style-name="T1">import</text:span><text:span text:style-name="T13"> java</text:span><text:span text:style-name="T3">.</text:span><text:span text:style-name="T13">util</text:span><text:span text:style-name="T3">.</text:span><text:span text:style-name="T13">ArrayList</text:span><text:span text:style-name="T14">;</text:span></text:p>
        <text:p text:style-name="P10"><text:span text:style-name="T1">import</text:span><text:span text:style-name="T13"> java</text:span><text:span text:style-name="T3">.</text:span><text:span text:style-name="T13">util</text:span><text:span text:style-name="T3">.</text:span><text:span text:style-name="T13">HashMap</text:span><text:span text:style-name="T14">;</text:span></text:p>
        <text:p text:style-name="P10"><text:span text:style-name="T1">import</text:span><text:span text:style-name="T13"> java</text:span><text:span text:style-name="T3">.</text:span><text:span text:style-name="T13">util</text:span><text:span text:style-name="T3">.</text:span><text:span text:style-name="T13">List</text:span><text:span text:style-name="T14">;</text:span></text:p>
        <text:p text:style-name="P10"><text:span text:style-name="T1">import</text:span><text:span text:style-name="T13"> java</text:span><text:span text:style-name="T3">.</text:span><text:span text:style-name="T13">util</text:span><text:span text:style-name="T3">.</text:span><text:span text:style-name="T13">Map</text:span><text:span text:style-name="T14">;</text:span></text:p>
        <text:p text:style-name="P19"/>
        <text:p text:style-name="P10"><text:span text:style-name="T1">import</text:span><text:span text:style-name="T13"> peersim</text:span><text:span text:style-name="T3">.</text:span><text:span text:style-name="T13">core</text:span><text:span text:style-name="T3">.</text:span><text:span text:style-name="T13">GeneralNode</text:span><text:span text:style-name="T14">;</text:span></text:p>
        <text:p text:style-name="P19"/>
        <text:p text:style-name="P10"><text:span text:style-name="T1">public</text:span> <text:span text:style-name="T1">class</text:span> TinyCoinNode <text:span text:style-name="T1">extends</text:span> GeneralNode<text:span text:style-name="T14">{</text:span></text:p>
        <text:p text:style-name="P10"><text:s text:c="8"/></text:p>
        <text:p text:style-name="P10"><text:s text:c="8"/></text:p>
        <text:p text:style-name="P10"><text:s text:c="8"/><text:span text:style-name="T1">private</text:span> NodeType nodeType<text:span text:style-name="T14">;</text:span></text:p>
        <text:p text:style-name="P10"><text:s text:c="8"/><text:span text:style-name="T1">private</text:span> MinerType minerType<text:span text:style-name="T14">;</text:span></text:p>
        <text:p text:style-name="P10"><text:s text:c="8"/><text:span text:style-name="T1">private</text:span> <text:span text:style-name="T16">double</text:span> balance<text:span text:style-name="T14">;</text:span></text:p>
        <text:p text:style-name="P10"><text:s text:c="8"/><text:span text:style-name="T1">private</text:span> <text:span text:style-name="T17">List</text:span><text:span text:style-name="T3">&lt;</text:span>Block<text:span text:style-name="T3">&gt;</text:span> blockchain<text:span text:style-name="T14">;</text:span> </text:p>
        <text:p text:style-name="P10"><text:s text:c="8"/><text:span text:style-name="T1">private</text:span> Map<text:span text:style-name="T3">&lt;</text:span><text:span text:style-name="T17">String</text:span><text:span text:style-name="T3">,</text:span> Transaction<text:span text:style-name="T3">&gt;</text:span> transPool<text:span text:style-name="T14">;</text:span></text:p>
        <text:p text:style-name="P10"><text:s text:c="8"/></text:p>
        <text:p text:style-name="P10"><text:s text:c="8"/></text:p>
        <text:p text:style-name="P10"><text:s text:c="4"/><text:span text:style-name="T1">public</text:span> TinyCoinNode<text:span text:style-name="T3">(</text:span><text:span text:style-name="T17">String</text:span> prefix<text:span text:style-name="T3">)</text:span> <text:span text:style-name="T14">{</text:span></text:p>
        <text:p text:style-name="P10"><text:s text:c="8"/><text:span text:style-name="T1">super</text:span><text:span text:style-name="T3">(</text:span>prefix<text:span text:style-name="T3">)</text:span><text:span text:style-name="T14">;</text:span> </text:p>
        <text:p text:style-name="P10"><text:s text:c="8"/>transPool <text:span text:style-name="T3">=</text:span> <text:span text:style-name="T1">new</text:span> HashMap<text:span text:style-name="T3">&lt;&gt;()</text:span><text:span text:style-name="T14">;</text:span></text:p>
        <text:p text:style-name="P10"><text:s text:c="8"/>blockchain <text:span text:style-name="T3">=</text:span> <text:span text:style-name="T1">new</text:span> ArrayList<text:span text:style-name="T3">&lt;&gt;()</text:span><text:span text:style-name="T14">;</text:span></text:p>
        <text:p text:style-name="P10"><text:s text:c="4"/><text:span text:style-name="T14">}</text:span></text:p>
        <text:p text:style-name="P10"><text:s text:c="8"/></text:p>
        <text:p text:style-name="P10"><text:s text:c="4"/><text:span text:style-name="T3">@</text:span>Override</text:p>
        <text:p text:style-name="P10"><text:s text:c="4"/><text:span text:style-name="T1">public</text:span> <text:span text:style-name="T17">Object</text:span> clone<text:span text:style-name="T3">()</text:span></text:p>
        <text:p text:style-name="P10"><text:s text:c="4"/><text:span text:style-name="T14">{</text:span></text:p>
        <text:p text:style-name="P10"><text:s text:c="8"/>TinyCoinNode clone <text:span text:style-name="T3">=</text:span> <text:span text:style-name="T3">(</text:span>TinyCoinNode<text:span text:style-name="T3">)</text:span><text:span text:style-name="T1">super</text:span><text:span text:style-name="T3">.</text:span>clone<text:span text:style-name="T3">()</text:span><text:span text:style-name="T14">;</text:span></text:p>
        <text:p text:style-name="P10"><text:s text:c="8"/>clone<text:span text:style-name="T3">.</text:span>setTransPool<text:span text:style-name="T3">(</text:span><text:span text:style-name="T1">new</text:span> HashMap<text:span text:style-name="T3">&lt;&gt;())</text:span><text:span text:style-name="T14">;</text:span></text:p>
        <text:p text:style-name="P10"><text:soft-page-break/><text:s text:c="8"/>clone<text:span text:style-name="T3">.</text:span>setBlockchain<text:span text:style-name="T3">(</text:span><text:span text:style-name="T1">new</text:span> ArrayList<text:span text:style-name="T3">&lt;&gt;())</text:span><text:span text:style-name="T14">;</text:span></text:p>
        <text:p text:style-name="P10"><text:s text:c="8"/><text:span text:style-name="T1">return</text:span> clone<text:span text:style-name="T14">;</text:span></text:p>
        <text:p text:style-name="P10"><text:s text:c="4"/><text:span text:style-name="T14">}</text:span></text:p>
        <text:p text:style-name="P10"><text:s text:c="8"/></text:p>
        <text:p text:style-name="P19"/>
        <text:p text:style-name="P10"><text:s text:c="8"/><text:span text:style-name="T1">public</text:span> <text:span text:style-name="T16">void</text:span> setTransPool<text:span text:style-name="T3">(</text:span>Map<text:span text:style-name="T3">&lt;</text:span><text:span text:style-name="T17">String</text:span><text:span text:style-name="T3">,</text:span> Transaction<text:span text:style-name="T3">&gt;</text:span> transPool<text:span text:style-name="T3">)</text:span> <text:span text:style-name="T14">{</text:span></text:p>
        <text:p text:style-name="P10"><text:s text:c="16"/><text:span text:style-name="T1">this</text:span><text:span text:style-name="T3">.</text:span>transPool <text:span text:style-name="T3">=</text:span> transPool<text:span text:style-name="T14">;</text:span> <text:s text:c="12"/></text:p>
        <text:p text:style-name="P10"><text:s text:c="8"/><text:span text:style-name="T14">}</text:span></text:p>
        <text:p text:style-name="P10"><text:s text:c="8"/></text:p>
        <text:p text:style-name="P19"/>
        <text:p text:style-name="P10"><text:s text:c="8"/><text:span text:style-name="T1">public</text:span> MinerType getMtype<text:span text:style-name="T3">()</text:span> <text:span text:style-name="T14">{</text:span></text:p>
        <text:p text:style-name="P10"><text:s text:c="16"/><text:span text:style-name="T1">return</text:span> minerType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<text:span text:style-name="T16">void</text:span> setMtype<text:span text:style-name="T3">(</text:span>MinerType mtype<text:span text:style-name="T3">)</text:span> <text:span text:style-name="T14">{</text:span></text:p>
        <text:p text:style-name="P10"><text:s text:c="16"/><text:span text:style-name="T1">this</text:span><text:span text:style-name="T3">.</text:span>minerType <text:span text:style-name="T3">=</text:span> mtype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<text:span text:style-name="T16">boolean</text:span> isNode<text:span text:style-name="T3">()</text:span> <text:span text:style-name="T14">{</text:span></text:p>
        <text:p text:style-name="P10"><text:s text:c="16"/><text:span text:style-name="T1">return</text:span> nodeType<text:span text:style-name="T3">==</text:span>NodeType<text:span text:style-name="T3">.</text:span>NODE<text:span text:style-name="T14">;</text:span></text:p>
        <text:p text:style-name="P10"><text:s text:c="8"/><text:span text:style-name="T14">}</text:span></text:p>
        <text:p text:style-name="P10"><text:s text:c="8"/></text:p>
        <text:p text:style-name="P10"><text:s text:c="8"/><text:span text:style-name="T1">public</text:span> <text:span text:style-name="T16">boolean</text:span> isMiner<text:span text:style-name="T3">()</text:span> <text:span text:style-name="T14">{</text:span></text:p>
        <text:p text:style-name="P10"><text:s text:c="16"/><text:span text:style-name="T1">return</text:span> nodeType<text:span text:style-name="T3">==</text:span>NodeType<text:span text:style-name="T3">.</text:span>MINER<text:span text:style-name="T14">;</text:span></text:p>
        <text:p text:style-name="P10"><text:s text:c="8"/><text:span text:style-name="T14">}</text:span></text:p>
        <text:p text:style-name="P10"><text:s text:c="8"/></text:p>
        <text:p text:style-name="P10"><text:s text:c="8"/><text:span text:style-name="T1">public</text:span> <text:span text:style-name="T16">boolean</text:span> isSelfishMiner<text:span text:style-name="T3">()</text:span> <text:span text:style-name="T14">{</text:span></text:p>
        <text:p text:style-name="P10"><text:s text:c="16"/><text:span text:style-name="T1">return</text:span> nodeType<text:span text:style-name="T3">==</text:span>NodeType<text:span text:style-name="T3">.</text:span>SELFISH_MINER<text:span text:style-name="T14">;</text:span></text:p>
        <text:p text:style-name="P10"><text:s text:c="8"/><text:span text:style-name="T14">}</text:span> <text:s text:c="6"/></text:p>
        <text:p text:style-name="P10"><text:s text:c="8"/></text:p>
        <text:p text:style-name="P10"><text:s text:c="8"/></text:p>
        <text:p text:style-name="P10"><text:s text:c="8"/><text:span text:style-name="T1">public</text:span> <text:span text:style-name="T17">List</text:span><text:span text:style-name="T3">&lt;</text:span>Block<text:span text:style-name="T3">&gt;</text:span> getBlockchain<text:span text:style-name="T3">()</text:span> <text:span text:style-name="T14">{</text:span></text:p>
        <text:p text:style-name="P10"><text:s text:c="16"/><text:span text:style-name="T1">return</text:span> blockchain<text:span text:style-name="T14">;</text:span></text:p>
        <text:p text:style-name="P10"><text:s text:c="8"/><text:span text:style-name="T14">}</text:span></text:p>
        <text:p text:style-name="P19"/>
        <text:p text:style-name="P19"/>
        <text:p text:style-name="P10"><text:s text:c="8"/><text:span text:style-name="T1">public</text:span> <text:span text:style-name="T16">void</text:span> setBlockchain<text:span text:style-name="T3">(</text:span><text:span text:style-name="T17">List</text:span><text:span text:style-name="T3">&lt;</text:span>Block<text:span text:style-name="T3">&gt;</text:span> blockchain<text:span text:style-name="T3">)</text:span> <text:span text:style-name="T14">{</text:span></text:p>
        <text:p text:style-name="P10"><text:s text:c="16"/><text:span text:style-name="T1">this</text:span><text:span text:style-name="T3">.</text:span>blockchain <text:span text:style-name="T3">=</text:span> blockchain<text:span text:style-name="T14">;</text:span></text:p>
        <text:p text:style-name="P10"><text:s text:c="8"/><text:span text:style-name="T14">}</text:span></text:p>
        <text:p text:style-name="P19"/>
        <text:p text:style-name="P19"/>
        <text:p text:style-name="P10"><text:s text:c="8"/><text:span text:style-name="T1">public</text:span> <text:span text:style-name="T16">double</text:span> getBalance<text:span text:style-name="T3">()</text:span> <text:span text:style-name="T14">{</text:span></text:p>
        <text:p text:style-name="P10"><text:s text:c="16"/><text:span text:style-name="T1">return</text:span> balance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<text:span text:style-name="T16">void</text:span> setBalance<text:span text:style-name="T3">(</text:span><text:span text:style-name="T16">double</text:span> balance<text:span text:style-name="T3">)</text:span> <text:span text:style-name="T14">{</text:span></text:p>
        <text:p text:style-name="P10"><text:s text:c="16"/><text:span text:style-name="T1">this</text:span><text:span text:style-name="T3">.</text:span>balance <text:span text:style-name="T3">=</text:span> balance<text:span text:style-name="T14">;</text:span></text:p>
        <text:p text:style-name="P10"><text:s text:c="8"/><text:span text:style-name="T14">}</text:span></text:p>
        <text:p text:style-name="P10"><text:s text:c="8"/></text:p>
        <text:p text:style-name="P10"><text:s text:c="8"/><text:span text:style-name="T1">public</text:span> <text:span text:style-name="T16">void</text:span> increaseBalance<text:span text:style-name="T3">(</text:span><text:span text:style-name="T16">double</text:span> amount<text:span text:style-name="T3">)</text:span> <text:span text:style-name="T14">{</text:span></text:p>
        <text:p text:style-name="P10"><text:s text:c="16"/>balance <text:span text:style-name="T3">+=</text:span> amount<text:span text:style-name="T14">;</text:span></text:p>
        <text:p text:style-name="P10"><text:s text:c="8"/><text:span text:style-name="T14">}</text:span></text:p>
        <text:p text:style-name="P10"><text:s text:c="8"/></text:p>
        <text:p text:style-name="P10"><text:s text:c="8"/><text:span text:style-name="T1">public</text:span> <text:span text:style-name="T16">void</text:span> decreaseBalance<text:span text:style-name="T3">(</text:span><text:span text:style-name="T16">double</text:span> amount<text:span text:style-name="T3">)</text:span> <text:span text:style-name="T14">{</text:span></text:p>
        <text:p text:style-name="P10"><text:s text:c="16"/>balance <text:span text:style-name="T3">-=</text:span> amount<text:span text:style-name="T14">;</text:span></text:p>
        <text:p text:style-name="P10"><text:s text:c="8"/><text:span text:style-name="T14">}</text:span> <text:s text:c="6"/></text:p>
        <text:p text:style-name="P19"/>
        <text:p text:style-name="P19"/>
        <text:p text:style-name="P10"><text:s text:c="8"/><text:span text:style-name="T1">public</text:span> <text:span text:style-name="T16">void</text:span> setNodetype<text:span text:style-name="T3">(</text:span>NodeType ntype<text:span text:style-name="T3">)</text:span> <text:span text:style-name="T14">{</text:span></text:p>
        <text:p text:style-name="P10"><text:s text:c="16"/><text:span text:style-name="T1">this</text:span><text:span text:style-name="T3">.</text:span>nodeType <text:span text:style-name="T3">=</text:span> ntype<text:span text:style-name="T14">;</text:span></text:p>
        <text:p text:style-name="P10"><text:s text:c="8"/><text:span text:style-name="T14">}</text:span></text:p>
        <text:p text:style-name="P19"/>
        <text:p text:style-name="P19"/>
        <text:p text:style-name="P10"><text:s text:c="8"/><text:span text:style-name="T1">public</text:span> Map<text:span text:style-name="T3">&lt;</text:span><text:span text:style-name="T17">String</text:span><text:span text:style-name="T3">,</text:span> Transaction<text:span text:style-name="T3">&gt;</text:span> getTransPool<text:span text:style-name="T3">()</text:span> <text:span text:style-name="T14">{</text:span></text:p>
        <text:p text:style-name="P10"><text:s text:c="16"/><text:span text:style-name="T1">return</text:span> transPool<text:span text:style-name="T14">;</text:span></text:p>
        <text:p text:style-name="P10"><text:s text:c="8"/><text:span text:style-name="T14">}</text:span></text:p>
        <text:p text:style-name="P19"/>
        <text:p text:style-name="P24">}</text:p>
        <text:p text:style-name="P4"/>
      </text:section>
      <text:p text:style-name="P5">Transaction</text:p>
      <text:section text:style-name="Sect1" text:name="Sezione5">
        <text:p text:style-name="P15"><text:span text:style-name="T1">package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14">;</text:span></text:p>
        <text:p text:style-name="P19"/>
        <text:p text:style-name="P10"><text:span text:style-name="T1">public</text:span> <text:span text:style-name="T1">class</text:span> Transaction <text:span text:style-name="T14">{</text:span></text:p>
        <text:p text:style-name="P10"><text:s text:c="8"/></text:p>
        <text:p text:style-name="P10"><text:s text:c="8"/><text:span text:style-name="T1">private</text:span> <text:span text:style-name="T1">final</text:span> <text:span text:style-name="T17">String</text:span> tid<text:span text:style-name="T14">;</text:span></text:p>
        <text:p text:style-name="P10"><text:s text:c="8"/><text:span text:style-name="T1">private</text:span> <text:span text:style-name="T1">final</text:span> TinyCoinNode input<text:span text:style-name="T14">;</text:span></text:p>
        <text:p text:style-name="P10"><text:soft-page-break/><text:s text:c="8"/><text:span text:style-name="T1">private</text:span> <text:span text:style-name="T1">final</text:span> TinyCoinNode output<text:span text:style-name="T14">;</text:span></text:p>
        <text:p text:style-name="P10"><text:s text:c="8"/><text:span text:style-name="T1">private</text:span> <text:span text:style-name="T1">final</text:span> <text:span text:style-name="T16">double</text:span> amount<text:span text:style-name="T14">;</text:span></text:p>
        <text:p text:style-name="P10"><text:s text:c="8"/><text:span text:style-name="T1">private</text:span> <text:span text:style-name="T1">final</text:span> <text:span text:style-name="T16">double</text:span> fee<text:span text:style-name="T14">;</text:span></text:p>
        <text:p text:style-name="P10"><text:s text:c="8"/></text:p>
        <text:p text:style-name="P10"><text:s text:c="8"/><text:span text:style-name="T1">public</text:span> Transaction<text:span text:style-name="T3">(</text:span><text:span text:style-name="T17">String</text:span> id<text:span text:style-name="T3">,</text:span> TinyCoinNode input<text:span text:style-name="T3">,</text:span> TinyCoinNode output<text:span text:style-name="T3">,</text:span> <text:span text:style-name="T16">double</text:span> amount<text:span text:style-name="T3">,</text:span></text:p>
        <text:p text:style-name="P10"><text:s text:c="24"/><text:span text:style-name="T16">double</text:span> fee<text:span text:style-name="T3">)</text:span> <text:span text:style-name="T14">{</text:span></text:p>
        <text:p text:style-name="P10"><text:s text:c="16"/>tid <text:span text:style-name="T3">=</text:span> id<text:span text:style-name="T14">;</text:span></text:p>
        <text:p text:style-name="P10"><text:s text:c="16"/><text:span text:style-name="T1">this</text:span><text:span text:style-name="T3">.</text:span>input <text:span text:style-name="T3">=</text:span> input<text:span text:style-name="T14">;</text:span></text:p>
        <text:p text:style-name="P10"><text:s text:c="16"/><text:span text:style-name="T1">this</text:span><text:span text:style-name="T3">.</text:span>output <text:span text:style-name="T3">=</text:span> output<text:span text:style-name="T14">;</text:span></text:p>
        <text:p text:style-name="P10"><text:s text:c="16"/><text:span text:style-name="T1">this</text:span><text:span text:style-name="T3">.</text:span>amount <text:span text:style-name="T3">=</text:span> amount<text:span text:style-name="T14">;</text:span></text:p>
        <text:p text:style-name="P10"><text:s text:c="16"/><text:span text:style-name="T1">this</text:span><text:span text:style-name="T3">.</text:span>fee <text:span text:style-name="T3">=</text:span> fee<text:span text:style-name="T14">;</text:span></text:p>
        <text:p text:style-name="P10"><text:s text:c="8"/><text:span text:style-name="T14">}</text:span></text:p>
        <text:p text:style-name="P10"><text:s text:c="8"/></text:p>
        <text:p text:style-name="P10"><text:s text:c="8"/><text:span text:style-name="T1">public</text:span> <text:span text:style-name="T16">double</text:span> getAmount<text:span text:style-name="T3">()</text:span> <text:span text:style-name="T14">{</text:span></text:p>
        <text:p text:style-name="P10"><text:s text:c="16"/><text:span text:style-name="T1">return</text:span> amount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TinyCoinNode getOutput<text:span text:style-name="T3">()</text:span> <text:span text:style-name="T14">{</text:span></text:p>
        <text:p text:style-name="P10"><text:s text:c="16"/><text:span text:style-name="T1">return</text:span> output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<text:span text:style-name="T16">double</text:span> getFee<text:span text:style-name="T3">()</text:span> <text:span text:style-name="T14">{</text:span></text:p>
        <text:p text:style-name="P10"><text:s text:c="16"/><text:span text:style-name="T1">return</text:span> fee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<text:span text:style-name="T17">String</text:span> getTid<text:span text:style-name="T3">()</text:span> <text:span text:style-name="T14">{</text:span></text:p>
        <text:p text:style-name="P10"><text:s text:c="16"/><text:span text:style-name="T1">return</text:span> tid<text:span text:style-name="T14">;</text:span></text:p>
        <text:p text:style-name="P10"><text:s text:c="8"/><text:span text:style-name="T14">}</text:span></text:p>
        <text:p text:style-name="P10"><text:s text:c="8"/></text:p>
        <text:p text:style-name="P10"><text:s text:c="8"/><text:span text:style-name="T3">@</text:span>Override</text:p>
        <text:p text:style-name="P10"><text:s text:c="8"/><text:span text:style-name="T1">public</text:span> <text:span text:style-name="T17">String</text:span> toString<text:span text:style-name="T3">()</text:span> <text:span text:style-name="T14">{</text:span></text:p>
        <text:p text:style-name="P10"><text:s text:c="16"/><text:span text:style-name="T1">return</text:span> <text:span text:style-name="T7">"Transaction "</text:span> <text:span text:style-name="T3">+</text:span> tid <text:span text:style-name="T3">+</text:span> <text:span text:style-name="T7">": Source = "</text:span> <text:span text:style-name="T3">+</text:span> input<text:span text:style-name="T3">.</text:span>getID<text:span text:style-name="T3">()</text:span> <text:span text:style-name="T3">+</text:span> <text:span text:style-name="T7">", Destination = "</text:span> <text:span text:style-name="T3">+</text:span></text:p>
        <text:p text:style-name="P10"><text:s text:c="32"/>output<text:span text:style-name="T3">.</text:span>getID<text:span text:style-name="T3">()</text:span> <text:span text:style-name="T3">+</text:span> <text:span text:style-name="T7">", amount = "</text:span> <text:span text:style-name="T3">+</text:span> amount <text:span text:style-name="T3">+</text:span> <text:span text:style-name="T7">", fee = "</text:span> <text:span text:style-name="T3">+</text:span> fee<text:span text:style-name="T14">;</text:span></text:p>
        <text:p text:style-name="P19"><text:span text:style-name="T20"><text:s text:c="8"/></text:span><text:span text:style-name="T14">}</text:span></text:p>
        <text:p text:style-name="P26"><text:span text:style-name="T14">}</text:span></text:p>
      </text:section>
      <text:h text:style-name="Heading_20_3" text:outline-level="3"><text:span text:style-name="T10">Subp</text:span>ackage <text:span text:style-name="T11">controls</text:span></text:h>
      <text:p text:style-name="P5">Oracle</text:p>
      <text:section text:style-name="Sect1" text:name="Sezione6">
        <text:p text:style-name="P12"><text:span text:style-name="T1">package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controls</text:span><text:span text:style-name="T14">;</text:span></text:p>
        <text:p text:style-name="P10"><text:span text:style-name="T1">import</text:span><text:span text:style-name="T13"> java</text:span><text:span text:style-name="T3">.</text:span><text:span text:style-name="T13">util</text:span><text:span text:style-name="T3">.</text:span><text:span text:style-name="T13">Random</text:span><text:span text:style-name="T14">;</text:span></text:p>
        <text:p text:style-name="P19"/>
        <text:p text:style-name="P10"><text:span text:style-name="T1">import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MinerType</text:span><text:span text:style-name="T14">;</text:span></text:p>
        <text:p text:style-name="P10"><text:span text:style-name="T1">import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TinyCoinNode</text:span><text:span text:style-name="T14">;</text:span></text:p>
        <text:p text:style-name="P10"><text:span text:style-name="T1">import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protocols</text:span><text:span text:style-name="T3">.</text:span><text:span text:style-name="T13">MinerProtocol</text:span><text:span text:style-name="T14">;</text:span></text:p>
        <text:p text:style-name="P10"><text:span text:style-name="T1">import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protocols</text:span><text:span text:style-name="T3">.</text:span><text:span text:style-name="T13">SelfishMinerProtocol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nfig</text:span><text:span text:style-name="T3">.</text:span><text:span text:style-name="T13">Configuration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re</text:span><text:span text:style-name="T3">.</text:span><text:span text:style-name="T13">Control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re</text:span><text:span text:style-name="T3">.</text:span><text:span text:style-name="T13">Network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re</text:span><text:span text:style-name="T3">.</text:span><text:span text:style-name="T13">Node</text:span><text:span text:style-name="T14">;</text:span></text:p>
        <text:p text:style-name="P19"/>
        <text:p text:style-name="P10"><text:span text:style-name="T1">public</text:span> <text:span text:style-name="T1">class</text:span> Oracle <text:span text:style-name="T1">implements</text:span> Control <text:span text:style-name="T14">{</text:span></text:p>
        <text:p text:style-name="P10"><text:s text:c="8"/></text:p>
        <text:p text:style-name="P10"><text:s text:c="8"/><text:span text:style-name="T1">private</text:span> <text:span text:style-name="T1">static</text:span> <text:span text:style-name="T1">final</text:span> <text:span text:style-name="T17">String</text:span> PAR_P2 <text:span text:style-name="T3">=</text:span> <text:span text:style-name="T7">"prob_2_miners"</text:span><text:span text:style-name="T14">;</text:span> <text:s text:c="2"/></text:p>
        <text:p text:style-name="P10"><text:s text:c="8"/><text:span text:style-name="T1">private</text:span> <text:span text:style-name="T1">static</text:span> <text:span text:style-name="T1">final</text:span> <text:span text:style-name="T17">String</text:span> PAR_HRCPU <text:span text:style-name="T3">=</text:span> <text:span text:style-name="T7">"hr_cpu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HRGPU <text:span text:style-name="T3">=</text:span> <text:span text:style-name="T7">"hr_gpu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HRFPGA <text:span text:style-name="T3">=</text:span> <text:span text:style-name="T7">"hr_fpga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HRASIC <text:span text:style-name="T3">=</text:span> <text:span text:style-name="T7">"hr_asic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MINER_PROT <text:span text:style-name="T3">=</text:span> <text:span text:style-name="T7">"miner_protocol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SMINER_PROT <text:span text:style-name="T3">=</text:span> <text:span text:style-name="T7">"self_miner_protocol"</text:span><text:span text:style-name="T14">;</text:span></text:p>
        <text:p text:style-name="P10"><text:s text:c="8"/></text:p>
        <text:p text:style-name="P10"><text:s text:c="8"/><text:span text:style-name="T1">private</text:span> <text:span text:style-name="T1">final</text:span> <text:span text:style-name="T17">String</text:span> prefix<text:span text:style-name="T14">;</text:span></text:p>
        <text:p text:style-name="P10"><text:s text:c="8"/><text:span text:style-name="T1">private</text:span> <text:span text:style-name="T1">final</text:span> <text:span text:style-name="T16">double</text:span> p2<text:span text:style-name="T14">;</text:span></text:p>
        <text:p text:style-name="P10"><text:s text:c="8"/><text:span text:style-name="T1">private</text:span> <text:span text:style-name="T16">double</text:span> pcpu<text:span text:style-name="T14">;</text:span></text:p>
        <text:p text:style-name="P10"><text:s text:c="8"/><text:span text:style-name="T1">private</text:span> <text:span text:style-name="T16">double</text:span> pgpu<text:span text:style-name="T14">;</text:span></text:p>
        <text:p text:style-name="P10"><text:s text:c="8"/><text:span text:style-name="T1">private</text:span> <text:span text:style-name="T16">double</text:span> pfpga<text:span text:style-name="T14">;</text:span></text:p>
        <text:p text:style-name="P10"><text:s text:c="8"/><text:span text:style-name="T1">private</text:span> <text:span text:style-name="T16">double</text:span> pasic<text:span text:style-name="T14">;</text:span></text:p>
        <text:p text:style-name="P10"><text:s text:c="8"/><text:span text:style-name="T1">private</text:span> <text:span text:style-name="T17">Random</text:span> r<text:span text:style-name="T14">;</text:span></text:p>
        <text:p text:style-name="P10"><text:s text:c="8"/><text:span text:style-name="T1">private</text:span> <text:span text:style-name="T1">final</text:span> <text:span text:style-name="T16">int</text:span> minerPid<text:span text:style-name="T14">;</text:span></text:p>
        <text:p text:style-name="P10"><text:s text:c="8"/><text:span text:style-name="T1">private</text:span> <text:span text:style-name="T1">final</text:span> <text:span text:style-name="T16">int</text:span> selfMinerPid<text:span text:style-name="T14">;</text:span></text:p>
        <text:p text:style-name="P10"><text:s text:c="16"/></text:p>
        <text:p text:style-name="P10"><text:s text:c="8"/><text:span text:style-name="T1">public</text:span> Oracle<text:span text:style-name="T3">(</text:span><text:span text:style-name="T17">String</text:span> prefix<text:span text:style-name="T3">)</text:span> </text:p>
        <text:p text:style-name="P10"><text:s text:c="8"/><text:span text:style-name="T14">{</text:span></text:p>
        <text:p text:style-name="P10"><text:s text:c="16"/>p2 <text:span text:style-name="T3">=</text:span> Configuration<text:span text:style-name="T3">.</text:span>getDouble<text:span text:style-name="T3">(</text:span>prefix <text:span text:style-name="T3">+</text:span> <text:span text:style-name="T7">"."</text:span> <text:span text:style-name="T3">+</text:span> PAR_P2<text:span text:style-name="T3">)</text:span><text:span text:style-name="T14">;</text:span></text:p>
        <text:p text:style-name="P10"><text:s text:c="16"/>minerPid <text:span text:style-name="T3">=</text:span> Configuration<text:span text:style-name="T3">.</text:span>getPid<text:span text:style-name="T3">(</text:span>prefix <text:span text:style-name="T3">+</text:span> <text:span text:style-name="T7">"."</text:span> <text:span text:style-name="T3">+</text:span> PAR_MINER_PROT<text:span text:style-name="T3">)</text:span><text:span text:style-name="T14">;</text:span></text:p>
        <text:p text:style-name="P10"><text:s text:c="16"/>selfMinerPid <text:span text:style-name="T3">=</text:span> Configuration<text:span text:style-name="T3">.</text:span>getPid<text:span text:style-name="T3">(</text:span>prefix <text:span text:style-name="T3">+</text:span> <text:span text:style-name="T7">"."</text:span> <text:span text:style-name="T3">+</text:span> PAR_SMINER_PROT<text:span text:style-name="T3">)</text:span><text:span text:style-name="T14">;</text:span></text:p>
        <text:p text:style-name="P10"><text:s text:c="16"/>pcpu <text:span text:style-name="T3">=</text:span> pgpu <text:span text:style-name="T3">=</text:span> pfpga <text:span text:style-name="T3">=</text:span> pasic <text:span text:style-name="T3">=</text:span> <text:span text:style-name="T3">-</text:span><text:span text:style-name="T22">1.0</text:span><text:span text:style-name="T14">;</text:span> <text:s text:c="4"/></text:p>
        <text:p text:style-name="P10"><text:soft-page-break/><text:s text:c="16"/><text:span text:style-name="T1">this</text:span><text:span text:style-name="T3">.</text:span>prefix <text:span text:style-name="T3">=</text:span> prefix<text:span text:style-name="T14">;</text:span></text:p>
        <text:p text:style-name="P10"><text:s text:c="16"/>r <text:span text:style-name="T3">=</text:span> <text:span text:style-name="T1">new</text:span> <text:span text:style-name="T17">Random</text:span><text:span text:style-name="T3">(</text:span><text:span text:style-name="T6">0</text:span><text:span text:style-name="T3">)</text:span>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3">@</text:span>Override</text:p>
        <text:p text:style-name="P10"><text:s text:c="8"/><text:span text:style-name="T1">public</text:span> <text:span text:style-name="T16">boolean</text:span> execute<text:span text:style-name="T3">()</text:span> <text:span text:style-name="T14">{</text:span></text:p>
        <text:p text:style-name="P10"><text:s text:c="8"/><text:span text:style-name="T8">/* Each miner has a given probability of being selected by the oracle. For each type of miner, I define </text:span></text:p>
        <text:p text:style-name="P16"><text:s text:c="9"/>* the probability of the type as P = total_hash_rate_miner_type / total_hash_rate. So I initialize </text:p>
        <text:p text:style-name="P16"><text:s text:c="9"/>* the probabilities the first time that execute() is invoked and not in the constructor, </text:p>
        <text:p text:style-name="P10"><text:span text:style-name="T8"><text:s text:c="9"/>* because I must be sure that the network has been initialized */</text:span> <text:s text:c="13"/></text:p>
        <text:p text:style-name="P10"><text:s text:c="16"/><text:span text:style-name="T1">if</text:span> <text:span text:style-name="T3">(</text:span>pcpu <text:span text:style-name="T3">==</text:span> <text:span text:style-name="T3">-</text:span><text:span text:style-name="T22">1.0</text:span><text:span text:style-name="T3">)</text:span> </text:p>
        <text:p text:style-name="P10"><text:s text:c="16"/><text:span text:style-name="T14">{</text:span></text:p>
        <text:p text:style-name="P10"><text:s text:c="24"/><text:span text:style-name="T16">boolean</text:span> initSuccess <text:span text:style-name="T3">=</text:span> initializeProb<text:span text:style-name="T3">()</text:span><text:span text:style-name="T14">;</text:span></text:p>
        <text:p text:style-name="P10"><text:s text:c="24"/><text:span text:style-name="T1">if</text:span> <text:span text:style-name="T3">(!</text:span>initSuccess<text:span text:style-name="T3">)</text:span></text:p>
        <text:p text:style-name="P10"><text:s text:c="32"/><text:span text:style-name="T1">return</text:span> <text:span text:style-name="T1">true</text:span><text:span text:style-name="T14">;</text:span> </text:p>
        <text:p text:style-name="P10"><text:s text:c="16"/><text:span text:style-name="T14">}</text:span></text:p>
        <text:p text:style-name="P10"><text:s text:c="16"/></text:p>
        <text:p text:style-name="P10"><text:s text:c="16"/>MinerType m1<text:span text:style-name="T3">,</text:span> m2<text:span text:style-name="T14">;</text:span></text:p>
        <text:p text:style-name="P10"><text:s text:c="16"/>m1 <text:span text:style-name="T3">=</text:span> getMinerType<text:span text:style-name="T3">()</text:span><text:span text:style-name="T14">;</text:span> <text:s text:c="6"/><text:span text:style-name="T8">// Always choose one miner</text:span></text:p>
        <text:p text:style-name="P10"><text:s text:c="16"/>TinyCoinNode mn1 <text:span text:style-name="T3">=</text:span> <text:span text:style-name="T3">(</text:span>TinyCoinNode<text:span text:style-name="T3">)</text:span>chooseMinerNode<text:span text:style-name="T3">(</text:span>m1<text:span text:style-name="T3">)</text:span><text:span text:style-name="T14">;</text:span></text:p>
        <text:p text:style-name="P10"><text:s text:c="16"/><text:span text:style-name="T1">if</text:span> <text:span text:style-name="T3">(</text:span>mn1<text:span text:style-name="T3">.</text:span>isMiner<text:span text:style-name="T3">())</text:span> <text:s/></text:p>
        <text:p text:style-name="P10"><text:s text:c="24"/><text:span text:style-name="T3">((</text:span>MinerProtocol<text:span text:style-name="T3">)</text:span>mn1<text:span text:style-name="T3">.</text:span>getProtocol<text:span text:style-name="T3">(</text:span>minerPid<text:span text:style-name="T3">)).</text:span>setSelected<text:span text:style-name="T3">(</text:span><text:span text:style-name="T1">true</text:span><text:span text:style-name="T3">)</text:span><text:span text:style-name="T14">;</text:span> <text:s text:c="2"/></text:p>
        <text:p text:style-name="P10"><text:s text:c="16"/><text:span text:style-name="T1">else</text:span> <text:span text:style-name="T8">//selfish miner</text:span></text:p>
        <text:p text:style-name="P10"><text:s text:c="24"/><text:span text:style-name="T3">((</text:span>SelfishMinerProtocol<text:span text:style-name="T3">)</text:span>mn1<text:span text:style-name="T3">.</text:span>getProtocol<text:span text:style-name="T3">(</text:span>selfMinerPid<text:span text:style-name="T3">)).</text:span>setSelected<text:span text:style-name="T3">(</text:span><text:span text:style-name="T1">true</text:span><text:span text:style-name="T3">)</text:span><text:span text:style-name="T14">;</text:span></text:p>
        <text:p text:style-name="P10"><text:s text:c="16"/><text:span text:style-name="T16">double</text:span> rd <text:span text:style-name="T3">=</text:span> r<text:span text:style-name="T3">.</text:span>nextDouble<text:span text:style-name="T3">()</text:span><text:span text:style-name="T14">;</text:span></text:p>
        <text:p text:style-name="P10"><text:s text:c="16"/><text:span text:style-name="T1">if</text:span> <text:span text:style-name="T3">(</text:span>rd <text:span text:style-name="T3">&lt;</text:span> p2<text:span text:style-name="T3">)</text:span> <text:span text:style-name="T14">{</text:span> <text:s text:c="13"/><text:span text:style-name="T8">// two miners solved PoW concurrently</text:span></text:p>
        <text:p text:style-name="P10"><text:s text:c="24"/>m2 <text:span text:style-name="T3">=</text:span> getMinerType<text:span text:style-name="T3">()</text:span><text:span text:style-name="T14">;</text:span></text:p>
        <text:p text:style-name="P10"><text:s text:c="24"/>TinyCoinNode mn2 <text:span text:style-name="T3">=</text:span> <text:span text:style-name="T3">(</text:span>TinyCoinNode<text:span text:style-name="T3">)</text:span>chooseMinerNode<text:span text:style-name="T3">(</text:span>m2<text:span text:style-name="T3">)</text:span><text:span text:style-name="T14">;</text:span></text:p>
        <text:p text:style-name="P10"><text:s text:c="24"/><text:span text:style-name="T1">if</text:span> <text:span text:style-name="T3">(</text:span>mn2<text:span text:style-name="T3">.</text:span>isMiner<text:span text:style-name="T3">())</text:span></text:p>
        <text:p text:style-name="P10"><text:s text:c="32"/><text:span text:style-name="T3">((</text:span>MinerProtocol<text:span text:style-name="T3">)</text:span>mn2<text:span text:style-name="T3">.</text:span>getProtocol<text:span text:style-name="T3">(</text:span>minerPid<text:span text:style-name="T3">)).</text:span>setSelected<text:span text:style-name="T3">(</text:span><text:span text:style-name="T1">true</text:span><text:span text:style-name="T3">)</text:span><text:span text:style-name="T14">;</text:span> </text:p>
        <text:p text:style-name="P10"><text:s text:c="24"/><text:span text:style-name="T1">else</text:span></text:p>
        <text:p text:style-name="P10"><text:s text:c="32"/><text:span text:style-name="T3">((</text:span>SelfishMinerProtocol<text:span text:style-name="T3">)</text:span>mn2<text:span text:style-name="T3">.</text:span>getProtocol<text:span text:style-name="T3">(</text:span>selfMinerPid<text:span text:style-name="T3">)).</text:span>setSelected<text:span text:style-name="T3">(</text:span><text:span text:style-name="T1">true</text:span><text:span text:style-name="T3">)</text:span><text:span text:style-name="T14">;</text:span> </text:p>
        <text:p text:style-name="P10"><text:s text:c="16"/><text:span text:style-name="T14">}</text:span> <text:s text:c="14"/></text:p>
        <text:p text:style-name="P10"><text:s text:c="16"/><text:span text:style-name="T1">return</text:span> <text:span text:style-name="T1">false</text:span><text:span text:style-name="T14">;</text:span></text:p>
        <text:p text:style-name="P10"><text:s text:c="8"/><text:span text:style-name="T14">}</text:span></text:p>
        <text:p text:style-name="P10"><text:s text:c="8"/></text:p>
        <text:p text:style-name="P10"><text:s text:c="8"/><text:span text:style-name="T1">private</text:span> <text:span text:style-name="T16">boolean</text:span> initializeProb<text:span text:style-name="T3">()</text:span> <text:span text:style-name="T14">{</text:span></text:p>
        <text:p text:style-name="P10"><text:s text:c="16"/><text:span text:style-name="T16">int</text:span> hrcpu <text:span text:style-name="T3">=</text:span> Configuration<text:span text:style-name="T3">.</text:span>getInt<text:span text:style-name="T3">(</text:span>prefix <text:span text:style-name="T3">+</text:span> <text:span text:style-name="T7">"."</text:span> <text:span text:style-name="T3">+</text:span> PAR_HRCPU<text:span text:style-name="T3">)</text:span><text:span text:style-name="T14">;</text:span></text:p>
        <text:p text:style-name="P10"><text:s text:c="16"/><text:span text:style-name="T16">int</text:span> hrgpu <text:span text:style-name="T3">=</text:span> Configuration<text:span text:style-name="T3">.</text:span>getInt<text:span text:style-name="T3">(</text:span>prefix <text:span text:style-name="T3">+</text:span> <text:span text:style-name="T7">"."</text:span> <text:span text:style-name="T3">+</text:span> PAR_HRGPU<text:span text:style-name="T3">)</text:span><text:span text:style-name="T14">;</text:span></text:p>
        <text:p text:style-name="P10"><text:s text:c="16"/><text:span text:style-name="T16">int</text:span> hrfpga <text:span text:style-name="T3">=</text:span> Configuration<text:span text:style-name="T3">.</text:span>getInt<text:span text:style-name="T3">(</text:span>prefix <text:span text:style-name="T3">+</text:span> <text:span text:style-name="T7">"."</text:span> <text:span text:style-name="T3">+</text:span> PAR_HRFPGA<text:span text:style-name="T3">)</text:span><text:span text:style-name="T14">;</text:span></text:p>
        <text:p text:style-name="P10"><text:s text:c="16"/><text:span text:style-name="T16">int</text:span> hrasic <text:span text:style-name="T3">=</text:span> Configuration<text:span text:style-name="T3">.</text:span>getInt<text:span text:style-name="T3">(</text:span>prefix <text:span text:style-name="T3">+</text:span> <text:span text:style-name="T7">"."</text:span> <text:span text:style-name="T3">+</text:span> PAR_HRASIC<text:span text:style-name="T3">)</text:span><text:span text:style-name="T14">;</text:span> <text:s text:c="2"/></text:p>
        <text:p text:style-name="P10"><text:s text:c="16"/><text:span text:style-name="T1">if</text:span> <text:span text:style-name="T3">(</text:span>hrcpu <text:span text:style-name="T3">&lt;</text:span> <text:span text:style-name="T6">0</text:span> <text:span text:style-name="T3">||</text:span> hrgpu <text:span text:style-name="T3">&lt;</text:span> <text:span text:style-name="T6">0</text:span> <text:span text:style-name="T3">||</text:span> hrfpga <text:span text:style-name="T3">&lt;</text:span> <text:span text:style-name="T6">0</text:span> <text:span text:style-name="T3">||</text:span> hrasic <text:span text:style-name="T3">&lt;</text:span> <text:span text:style-name="T6">0</text:span><text:span text:style-name="T3">)</text:span> <text:span text:style-name="T14">{</text:span></text:p>
        <text:p text:style-name="P10"><text:s text:c="24"/><text:span text:style-name="T17">System</text:span><text:span text:style-name="T3">.</text:span>err<text:span text:style-name="T3">.</text:span>println<text:span text:style-name="T3">(</text:span><text:span text:style-name="T7">"Hash rates cannot be negative!"</text:span><text:span text:style-name="T3">)</text:span><text:span text:style-name="T14">;</text:span></text:p>
        <text:p text:style-name="P10"><text:s text:c="24"/><text:span text:style-name="T1">return</text:span> <text:span text:style-name="T1">false</text:span><text:span text:style-name="T14">;</text:span></text:p>
        <text:p text:style-name="P10"><text:s text:c="16"/><text:span text:style-name="T14">}</text:span></text:p>
        <text:p text:style-name="P10"><text:s text:c="16"/><text:span text:style-name="T16">int</text:span> ncpu<text:span text:style-name="T3">,</text:span> ngpu<text:span text:style-name="T3">,</text:span> nfpga<text:span text:style-name="T3">,</text:span> nasic<text:span text:style-name="T14">;</text:span></text:p>
        <text:p text:style-name="P10"><text:s text:c="16"/>ncpu <text:span text:style-name="T3">=</text:span> ngpu <text:span text:style-name="T3">=</text:span> nfpga <text:span text:style-name="T3">=</text:span> nasic <text:span text:style-name="T3">=</text:span> <text:span text:style-name="T6">0</text:span><text:span text:style-name="T14">;</text:span></text:p>
        <text:p text:style-name="P10"><text:s text:c="16"/></text:p>
        <text:p text:style-name="P10"><text:s text:c="16"/><text:span text:style-name="T1">for</text:span> <text:span text:style-name="T3">(</text:span><text:span text:style-name="T16">int</text:span> i<text:span text:style-name="T3">=</text:span><text:span text:style-name="T6">0</text:span><text:span text:style-name="T14">;</text:span> i<text:span text:style-name="T3">&lt;</text:span> Network<text:span text:style-name="T3">.</text:span>size<text:span text:style-name="T3">()</text:span><text:span text:style-name="T14">;</text:span> i<text:span text:style-name="T3">++)</text:span> <text:span text:style-name="T14">{</text:span></text:p>
        <text:p text:style-name="P10"><text:s text:c="24"/>TinyCoinNode n <text:span text:style-name="T3">=</text:span> <text:span text:style-name="T3">(</text:span>TinyCoinNode<text:span text:style-name="T3">)</text:span> Network<text:span text:style-name="T3">.</text:span>get<text:span text:style-name="T3">(</text:span>i<text:span text:style-name="T3">)</text:span><text:span text:style-name="T14">;</text:span></text:p>
        <text:p text:style-name="P10"><text:s text:c="24"/><text:span text:style-name="T1">if</text:span> <text:span text:style-name="T3">(!</text:span>n<text:span text:style-name="T3">.</text:span>isNode<text:span text:style-name="T3">())</text:span> <text:span text:style-name="T14">{</text:span></text:p>
        <text:p text:style-name="P10"><text:s text:c="32"/><text:span text:style-name="T1">switch</text:span><text:span text:style-name="T3">(</text:span>n<text:span text:style-name="T3">.</text:span>getMtype<text:span text:style-name="T3">())</text:span> <text:span text:style-name="T14">{</text:span></text:p>
        <text:p text:style-name="P10"><text:s text:c="32"/><text:span text:style-name="T1">case</text:span> CPU <text:span text:style-name="T3">:</text:span> <text:s/>ncpu<text:span text:style-name="T3">++</text:span><text:span text:style-name="T14">;</text:span></text:p>
        <text:p text:style-name="P10"><text:s text:c="52"/><text:span text:style-name="T1">break</text:span><text:span text:style-name="T14">;</text:span></text:p>
        <text:p text:style-name="P10"><text:s text:c="32"/><text:span text:style-name="T1">case</text:span> GPU <text:span text:style-name="T3">:</text:span> <text:s/>ngpu<text:span text:style-name="T3">++</text:span><text:span text:style-name="T14">;</text:span></text:p>
        <text:p text:style-name="P10"><text:s text:c="52"/><text:span text:style-name="T1">break</text:span><text:span text:style-name="T14">;</text:span></text:p>
        <text:p text:style-name="P10"><text:s text:c="32"/><text:span text:style-name="T1">case</text:span> FPGA <text:span text:style-name="T3">:</text:span> nfpga<text:span text:style-name="T3">++</text:span><text:span text:style-name="T14">;</text:span></text:p>
        <text:p text:style-name="P10"><text:s text:c="44"/><text:span text:style-name="T1">break</text:span><text:span text:style-name="T14">;</text:span></text:p>
        <text:p text:style-name="P10"><text:s text:c="24"/><text:span text:style-name="T1">case</text:span> ASIC <text:span text:style-name="T3">:</text:span> nasic<text:span text:style-name="T3">++</text:span><text:span text:style-name="T14">;</text:span></text:p>
        <text:p text:style-name="P10"><text:s text:c="44"/><text:span text:style-name="T1">break</text:span><text:span text:style-name="T14">;</text:span></text:p>
        <text:p text:style-name="P10"><text:s text:c="32"/><text:span text:style-name="T14">}</text:span></text:p>
        <text:p text:style-name="P10"><text:s text:c="24"/><text:span text:style-name="T14">}</text:span></text:p>
        <text:p text:style-name="P10"><text:s text:c="16"/><text:span text:style-name="T14">}</text:span></text:p>
        <text:p text:style-name="P10"><text:s text:c="16"/><text:span text:style-name="T8">// I get the probabilities of choosing cpu/gpu/fpga/asic miner</text:span></text:p>
        <text:p text:style-name="P10"><text:s text:c="16"/><text:span text:style-name="T16">int</text:span> thr <text:span text:style-name="T3">=</text:span> <text:span text:style-name="T3">(</text:span>ncpu<text:span text:style-name="T3">*</text:span>hrcpu <text:span text:style-name="T3">+</text:span> ngpu<text:span text:style-name="T3">*</text:span>hrgpu <text:span text:style-name="T3">+</text:span> nfpga<text:span text:style-name="T3">*</text:span>hrfpga <text:span text:style-name="T3">+</text:span> nasic<text:span text:style-name="T3">*</text:span>hrasic<text:span text:style-name="T3">)</text:span><text:span text:style-name="T14">;</text:span></text:p>
        <text:p text:style-name="P10"><text:s text:c="16"/>pcpu <text:span text:style-name="T3">=</text:span> <text:span text:style-name="T3">((</text:span><text:span text:style-name="T16">double</text:span><text:span text:style-name="T3">)</text:span> hrcpu <text:span text:style-name="T3">*</text:span> ncpu<text:span text:style-name="T3">)</text:span> <text:span text:style-name="T3">/</text:span> <text:span text:style-name="T3">((</text:span><text:span text:style-name="T16">double</text:span><text:span text:style-name="T3">)</text:span> <text:s/>thr<text:span text:style-name="T3">)</text:span><text:span text:style-name="T14">;</text:span></text:p>
        <text:p text:style-name="P10"><text:s text:c="16"/>pgpu <text:span text:style-name="T3">=</text:span> <text:span text:style-name="T3">((</text:span><text:span text:style-name="T16">double</text:span><text:span text:style-name="T3">)</text:span> hrgpu <text:span text:style-name="T3">*</text:span> ngpu<text:span text:style-name="T3">)</text:span> <text:span text:style-name="T3">/</text:span> <text:span text:style-name="T3">((</text:span><text:span text:style-name="T16">double</text:span><text:span text:style-name="T3">)</text:span> <text:s/>thr<text:span text:style-name="T3">)</text:span><text:span text:style-name="T14">;</text:span></text:p>
        <text:p text:style-name="P10"><text:s text:c="16"/>pfpga <text:span text:style-name="T3">=</text:span> <text:span text:style-name="T3">((</text:span><text:span text:style-name="T16">double</text:span><text:span text:style-name="T3">)</text:span> hrfpga <text:span text:style-name="T3">*</text:span> nfpga<text:span text:style-name="T3">)</text:span> <text:span text:style-name="T3">/</text:span> <text:span text:style-name="T3">((</text:span><text:span text:style-name="T16">double</text:span><text:span text:style-name="T3">)</text:span> <text:s/>thr<text:span text:style-name="T3">)</text:span><text:span text:style-name="T14">;</text:span></text:p>
        <text:p text:style-name="P10"><text:s text:c="16"/>pasic <text:span text:style-name="T3">=</text:span> <text:span text:style-name="T3">((</text:span><text:span text:style-name="T16">double</text:span><text:span text:style-name="T3">)</text:span> hrasic <text:span text:style-name="T3">*</text:span> nasic<text:span text:style-name="T3">)</text:span> <text:span text:style-name="T3">/</text:span> <text:span text:style-name="T3">((</text:span><text:span text:style-name="T16">double</text:span><text:span text:style-name="T3">)</text:span> <text:s/>thr<text:span text:style-name="T3">)</text:span><text:span text:style-name="T14">;</text:span></text:p>
        <text:p text:style-name="P10"><text:s text:c="16"/><text:span text:style-name="T1">return</text:span> <text:span text:style-name="T1">true</text:span><text:span text:style-name="T14">;</text:span></text:p>
        <text:p text:style-name="P10"><text:s text:c="8"/><text:span text:style-name="T14">}</text:span></text:p>
        <text:p text:style-name="P10"><text:s text:c="8"/></text:p>
        <text:p text:style-name="P10"><text:s text:c="8"/></text:p>
        <text:p text:style-name="P10"><text:s text:c="8"/><text:span text:style-name="T1">private</text:span> MinerType getMinerType<text:span text:style-name="T3">()</text:span> </text:p>
        <text:p text:style-name="P10"><text:s text:c="8"/><text:span text:style-name="T14">{</text:span></text:p>
        <text:p text:style-name="P10"><text:s text:c="16"/><text:span text:style-name="T16">double</text:span> rd <text:span text:style-name="T3">=</text:span> r<text:span text:style-name="T3">.</text:span>nextDouble<text:span text:style-name="T3">()</text:span><text:span text:style-name="T14">;</text:span> <text:s text:c="4"/></text:p>
        <text:p text:style-name="P10"><text:s text:c="16"/><text:span text:style-name="T1">if</text:span> <text:span text:style-name="T3">(</text:span>rd <text:span text:style-name="T3">&lt;</text:span> pcpu<text:span text:style-name="T3">)</text:span></text:p>
        <text:p text:style-name="P10"><text:soft-page-break/><text:s text:c="24"/><text:span text:style-name="T1">return</text:span> MinerType<text:span text:style-name="T3">.</text:span>CPU<text:span text:style-name="T14">;</text:span></text:p>
        <text:p text:style-name="P10"><text:s text:c="16"/><text:span text:style-name="T1">else</text:span> <text:span text:style-name="T1">if</text:span> <text:span text:style-name="T3">(</text:span>rd <text:span text:style-name="T3">&lt;</text:span> pcpu <text:span text:style-name="T3">+</text:span> pgpu<text:span text:style-name="T3">)</text:span></text:p>
        <text:p text:style-name="P10"><text:s text:c="24"/><text:span text:style-name="T1">return</text:span> MinerType<text:span text:style-name="T3">.</text:span>GPU<text:span text:style-name="T14">;</text:span></text:p>
        <text:p text:style-name="P10"><text:s text:c="16"/><text:span text:style-name="T1">else</text:span> <text:span text:style-name="T1">if</text:span> <text:span text:style-name="T3">(</text:span>rd <text:span text:style-name="T3">&lt;</text:span> pcpu <text:span text:style-name="T3">+</text:span> pgpu <text:span text:style-name="T3">+</text:span> pfpga<text:span text:style-name="T3">)</text:span></text:p>
        <text:p text:style-name="P10"><text:s text:c="24"/><text:span text:style-name="T1">return</text:span> MinerType<text:span text:style-name="T3">.</text:span>FPGA<text:span text:style-name="T14">;</text:span></text:p>
        <text:p text:style-name="P10"><text:s text:c="16"/><text:span text:style-name="T1">else</text:span></text:p>
        <text:p text:style-name="P10"><text:s text:c="24"/><text:span text:style-name="T1">return</text:span> MinerType<text:span text:style-name="T3">.</text:span>ASIC<text:span text:style-name="T14">;</text:span> <text:s/></text:p>
        <text:p text:style-name="P10"><text:s text:c="8"/><text:span text:style-name="T14">}</text:span></text:p>
        <text:p text:style-name="P10"><text:s text:c="8"/></text:p>
        <text:p text:style-name="P10"><text:s text:c="8"/><text:span text:style-name="T18">/** One miner of the given type is chosen randomly. The randomness is achieved by shuffling</text:span></text:p>
        <text:p text:style-name="P10"><text:span text:style-name="T18"><text:s text:c="9"/></text:span><text:span text:style-name="T19">*</text:span><text:span text:style-name="T18"> <text:s/>the nodes in the network and then taking the first miner node with appropriate type.</text:span></text:p>
        <text:p text:style-name="P10"><text:span text:style-name="T18"><text:s text:c="9"/></text:span><text:span text:style-name="T19">*</text:span><text:span text:style-name="T18"> <text:s/></text:span><text:span text:style-name="T19">@return</text:span><text:span text:style-name="T18"> the miner node which has mined the block</text:span></text:p>
        <text:p text:style-name="P17"><text:s text:c="9"/>*/</text:p>
        <text:p text:style-name="P10"><text:s text:c="8"/><text:span text:style-name="T1">private</text:span> Node chooseMinerNode<text:span text:style-name="T3">(</text:span>MinerType m<text:span text:style-name="T3">)</text:span> <text:span text:style-name="T14">{</text:span></text:p>
        <text:p text:style-name="P10"><text:s text:c="16"/>Network<text:span text:style-name="T3">.</text:span>shuffle<text:span text:style-name="T3">()</text:span><text:span text:style-name="T14">;</text:span></text:p>
        <text:p text:style-name="P10"><text:s text:c="16"/><text:span text:style-name="T1">for</text:span> <text:span text:style-name="T3">(</text:span><text:span text:style-name="T16">int</text:span> i<text:span text:style-name="T3">=</text:span><text:span text:style-name="T6">0</text:span><text:span text:style-name="T14">;</text:span> i<text:span text:style-name="T3">&lt;</text:span> Network<text:span text:style-name="T3">.</text:span>size<text:span text:style-name="T3">()</text:span><text:span text:style-name="T14">;</text:span> i<text:span text:style-name="T3">++)</text:span> <text:span text:style-name="T14">{</text:span></text:p>
        <text:p text:style-name="P10"><text:s text:c="24"/>TinyCoinNode n <text:span text:style-name="T3">=</text:span> <text:span text:style-name="T3">(</text:span>TinyCoinNode<text:span text:style-name="T3">)</text:span> Network<text:span text:style-name="T3">.</text:span>get<text:span text:style-name="T3">(</text:span>i<text:span text:style-name="T3">)</text:span><text:span text:style-name="T14">;</text:span></text:p>
        <text:p text:style-name="P10"><text:s text:c="32"/><text:span text:style-name="T1">if</text:span> <text:span text:style-name="T3">(</text:span>n<text:span text:style-name="T3">.</text:span>getMtype<text:span text:style-name="T3">()</text:span> <text:span text:style-name="T3">==</text:span> m<text:span text:style-name="T3">)</text:span></text:p>
        <text:p text:style-name="P10"><text:s text:c="40"/><text:span text:style-name="T1">return</text:span> n<text:span text:style-name="T14">;</text:span> <text:s text:c="6"/></text:p>
        <text:p text:style-name="P10"><text:s text:c="16"/><text:span text:style-name="T14">}</text:span></text:p>
        <text:p text:style-name="P10"><text:s text:c="16"/><text:span text:style-name="T1">return</text:span> <text:span text:style-name="T1">null</text:span><text:span text:style-name="T14">;</text:span></text:p>
        <text:p text:style-name="P19"><text:span text:style-name="T20"><text:s text:c="8"/></text:span><text:span text:style-name="T14">}</text:span></text:p>
        <text:p text:style-name="P26"><text:span text:style-name="T14">}</text:span></text:p>
      </text:section>
      <text:p text:style-name="P5">TinyObserver</text:p>
      <text:section text:style-name="Sect1" text:name="Sezione7">
        <text:p text:style-name="P12"><text:span text:style-name="T1">package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controls</text:span><text:span text:style-name="T14">;</text:span></text:p>
        <text:p text:style-name="P19"/>
        <text:p text:style-name="P10"><text:span text:style-name="T1">import</text:span><text:span text:style-name="T13"> java</text:span><text:span text:style-name="T3">.</text:span><text:span text:style-name="T13">io</text:span><text:span text:style-name="T3">.</text:span><text:span text:style-name="T13">BufferedWriter</text:span><text:span text:style-name="T14">;</text:span></text:p>
        <text:p text:style-name="P10"><text:span text:style-name="T1">import</text:span><text:span text:style-name="T13"> java</text:span><text:span text:style-name="T3">.</text:span><text:span text:style-name="T13">io</text:span><text:span text:style-name="T3">.</text:span><text:span text:style-name="T13">FileWriter</text:span><text:span text:style-name="T14">;</text:span></text:p>
        <text:p text:style-name="P10"><text:span text:style-name="T1">import</text:span><text:span text:style-name="T13"> java</text:span><text:span text:style-name="T3">.</text:span><text:span text:style-name="T13">io</text:span><text:span text:style-name="T3">.</text:span><text:span text:style-name="T13">IOException</text:span><text:span text:style-name="T14">;</text:span></text:p>
        <text:p text:style-name="P10"><text:span text:style-name="T1">import</text:span><text:span text:style-name="T13"> java</text:span><text:span text:style-name="T3">.</text:span><text:span text:style-name="T13">util</text:span><text:span text:style-name="T3">.</text:span><text:span text:style-name="T13">List</text:span><text:span text:style-name="T14">;</text:span></text:p>
        <text:p text:style-name="P19"/>
        <text:p text:style-name="P10"><text:span text:style-name="T1">import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Block</text:span><text:span text:style-name="T14">;</text:span></text:p>
        <text:p text:style-name="P10"><text:span text:style-name="T1">import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TinyCoinNode</text:span><text:span text:style-name="T14">;</text:span></text:p>
        <text:p text:style-name="P10"><text:span text:style-name="T1">import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protocols</text:span><text:span text:style-name="T3">.</text:span><text:span text:style-name="T13">NodeProtocol</text:span><text:span text:style-name="T14">;</text:span></text:p>
        <text:p text:style-name="P10"><text:span text:style-name="T1">import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protocols</text:span><text:span text:style-name="T3">.</text:span><text:span text:style-name="T13">SelfishMinerProtocol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nfig</text:span><text:span text:style-name="T3">.</text:span><text:span text:style-name="T13">Configuration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re</text:span><text:span text:style-name="T3">.</text:span><text:span text:style-name="T13">Control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re</text:span><text:span text:style-name="T3">.</text:span><text:span text:style-name="T13">Network</text:span><text:span text:style-name="T14">;</text:span></text:p>
        <text:p text:style-name="P19"/>
        <text:p text:style-name="P10"><text:span text:style-name="T1">public</text:span> <text:span text:style-name="T1">class</text:span> TinyObserver <text:span text:style-name="T1">implements</text:span> Control<text:span text:style-name="T14">{</text:span></text:p>
        <text:p text:style-name="P10"><text:s text:c="8"/></text:p>
        <text:p text:style-name="P10"><text:s text:c="8"/><text:span text:style-name="T1">private</text:span> <text:span text:style-name="T1">static</text:span> <text:span text:style-name="T1">final</text:span> <text:span text:style-name="T17">String</text:span> PAR_NODE_PROT <text:span text:style-name="T3">=</text:span> <text:span text:style-name="T7">"node_protocol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MINER_PROT <text:span text:style-name="T3">=</text:span> <text:span text:style-name="T7">"miner_protocol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SMINER_PROT <text:span text:style-name="T3">=</text:span> <text:span text:style-name="T7">"selfish_miner_protocol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REPETITION <text:span text:style-name="T3">=</text:span> <text:span text:style-name="T7">"repetition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SMINER <text:span text:style-name="T3">=</text:span> <text:span text:style-name="T7">"p_self_miner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HRCPU <text:span text:style-name="T3">=</text:span> <text:span text:style-name="T7">"hr_cpu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HRGPU <text:span text:style-name="T3">=</text:span> <text:span text:style-name="T7">"hr_gpu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HRFPGA <text:span text:style-name="T3">=</text:span> <text:span text:style-name="T7">"hr_fpga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HRASIC <text:span text:style-name="T3">=</text:span> <text:span text:style-name="T7">"hr_asic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ONLYLATENCY <text:span text:style-name="T3">=</text:span> <text:span text:style-name="T7">"only_latency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DELAY <text:span text:style-name="T3">=</text:span> <text:span text:style-name="T7">"delay"</text:span><text:span text:style-name="T14">;</text:span></text:p>
        <text:p text:style-name="P10"><text:s text:c="8"/></text:p>
        <text:p text:style-name="P10"><text:s text:c="8"/><text:span text:style-name="T1">private</text:span> <text:span text:style-name="T1">final</text:span> <text:span text:style-name="T16">int</text:span> npid<text:span text:style-name="T14">;</text:span></text:p>
        <text:p text:style-name="P10"><text:s text:c="8"/><text:span text:style-name="T1">private</text:span> <text:span text:style-name="T1">final</text:span> <text:span text:style-name="T16">int</text:span> mpid<text:span text:style-name="T14">;</text:span></text:p>
        <text:p text:style-name="P10"><text:s text:c="8"/><text:span text:style-name="T1">private</text:span> <text:span text:style-name="T1">final</text:span> <text:span text:style-name="T16">int</text:span> smpid<text:span text:style-name="T14">;</text:span></text:p>
        <text:p text:style-name="P10"><text:s text:c="8"/><text:span text:style-name="T1">private</text:span> <text:span text:style-name="T1">final</text:span> <text:span text:style-name="T16">int</text:span> repetition<text:span text:style-name="T14">;</text:span></text:p>
        <text:p text:style-name="P10"><text:s text:c="8"/><text:span text:style-name="T1">private</text:span> <text:span text:style-name="T1">final</text:span> <text:span text:style-name="T16">double</text:span> psm<text:span text:style-name="T14">;</text:span></text:p>
        <text:p text:style-name="P10"><text:s text:c="8"/><text:span text:style-name="T1">private</text:span> <text:span text:style-name="T1">final</text:span> <text:span text:style-name="T16">int</text:span> hrcpu<text:span text:style-name="T14">;</text:span></text:p>
        <text:p text:style-name="P10"><text:s text:c="8"/><text:span text:style-name="T1">private</text:span> <text:span text:style-name="T1">final</text:span> <text:span text:style-name="T16">int</text:span> hrgpu<text:span text:style-name="T14">;</text:span></text:p>
        <text:p text:style-name="P10"><text:s text:c="8"/><text:span text:style-name="T1">private</text:span> <text:span text:style-name="T1">final</text:span> <text:span text:style-name="T16">int</text:span> hrfpga<text:span text:style-name="T14">;</text:span></text:p>
        <text:p text:style-name="P10"><text:s text:c="8"/><text:span text:style-name="T1">private</text:span> <text:span text:style-name="T1">final</text:span> <text:span text:style-name="T16">int</text:span> hrasic<text:span text:style-name="T14">;</text:span></text:p>
        <text:p text:style-name="P10"><text:s text:c="8"/><text:span text:style-name="T1">private</text:span> <text:span text:style-name="T1">final</text:span> <text:span text:style-name="T16">boolean</text:span> onlyLatency<text:span text:style-name="T14">;</text:span></text:p>
        <text:p text:style-name="P10"><text:s text:c="8"/><text:span text:style-name="T1">private</text:span> <text:span text:style-name="T1">final</text:span> <text:span text:style-name="T16">int</text:span> delay<text:span text:style-name="T14">;</text:span></text:p>
        <text:p text:style-name="P10"><text:s text:c="8"/></text:p>
        <text:p text:style-name="P10"><text:s text:c="8"/><text:span text:style-name="T1">private</text:span> <text:span text:style-name="T16">int</text:span> cycle<text:span text:style-name="T14">;</text:span></text:p>
        <text:p text:style-name="P10"><text:s text:c="8"/><text:span text:style-name="T1">private</text:span> TinyCoinNode node<text:span text:style-name="T14">;</text:span></text:p>
        <text:p text:style-name="P10"><text:s text:c="8"/><text:span text:style-name="T1">private</text:span> <text:span text:style-name="T1">final</text:span> <text:span text:style-name="T17">String</text:span> prefix<text:span text:style-name="T14">;</text:span></text:p>
        <text:p text:style-name="P10"><text:s text:c="8"/></text:p>
        <text:p text:style-name="P10"><text:s text:c="8"/><text:span text:style-name="T1">public</text:span> TinyObserver<text:span text:style-name="T3">(</text:span><text:span text:style-name="T17">String</text:span> prefix<text:span text:style-name="T3">)</text:span> <text:span text:style-name="T14">{</text:span></text:p>
        <text:p text:style-name="P10"><text:s text:c="16"/>npid <text:span text:style-name="T3">=</text:span> Configuration<text:span text:style-name="T3">.</text:span>getPid<text:span text:style-name="T3">(</text:span>prefix <text:span text:style-name="T3">+</text:span> <text:span text:style-name="T7">"."</text:span> <text:span text:style-name="T3">+</text:span> PAR_NODE_PROT<text:span text:style-name="T3">)</text:span><text:span text:style-name="T14">;</text:span></text:p>
        <text:p text:style-name="P10"><text:s text:c="16"/>mpid <text:span text:style-name="T3">=</text:span> Configuration<text:span text:style-name="T3">.</text:span>getPid<text:span text:style-name="T3">(</text:span>prefix <text:span text:style-name="T3">+</text:span> <text:span text:style-name="T7">"."</text:span> <text:span text:style-name="T3">+</text:span> PAR_MINER_PROT<text:span text:style-name="T3">)</text:span><text:span text:style-name="T14">;</text:span></text:p>
        <text:p text:style-name="P10"><text:s text:c="16"/>smpid <text:span text:style-name="T3">=</text:span> Configuration<text:span text:style-name="T3">.</text:span>getPid<text:span text:style-name="T3">(</text:span>prefix <text:span text:style-name="T3">+</text:span> <text:span text:style-name="T7">"."</text:span> <text:span text:style-name="T3">+</text:span> PAR_SMINER_PROT<text:span text:style-name="T3">)</text:span><text:span text:style-name="T14">;</text:span></text:p>
        <text:p text:style-name="P10"><text:s text:c="16"/>repetition <text:span text:style-name="T3">=</text:span> Configuration<text:span text:style-name="T3">.</text:span>getInt<text:span text:style-name="T3">(</text:span>prefix <text:span text:style-name="T3">+</text:span> <text:span text:style-name="T7">"."</text:span> <text:span text:style-name="T3">+</text:span> PAR_REPETITION<text:span text:style-name="T3">)</text:span><text:span text:style-name="T14">;</text:span></text:p>
        <text:p text:style-name="P10"><text:s text:c="16"/>psm <text:span text:style-name="T3">=</text:span> Configuration<text:span text:style-name="T3">.</text:span>getDouble<text:span text:style-name="T3">(</text:span>prefix <text:span text:style-name="T3">+</text:span> <text:span text:style-name="T7">"."</text:span> <text:span text:style-name="T3">+</text:span> PAR_SMINER<text:span text:style-name="T3">)</text:span><text:span text:style-name="T14">;</text:span></text:p>
        <text:p text:style-name="P10"><text:s text:c="16"/>hrcpu <text:span text:style-name="T3">=</text:span> Configuration<text:span text:style-name="T3">.</text:span>getInt<text:span text:style-name="T3">(</text:span>prefix <text:span text:style-name="T3">+</text:span> <text:span text:style-name="T7">"."</text:span> <text:span text:style-name="T3">+</text:span> PAR_HRCPU<text:span text:style-name="T3">)</text:span><text:span text:style-name="T14">;</text:span></text:p>
        <text:p text:style-name="P10"><text:s text:c="16"/>hrgpu <text:span text:style-name="T3">=</text:span> Configuration<text:span text:style-name="T3">.</text:span>getInt<text:span text:style-name="T3">(</text:span>prefix <text:span text:style-name="T3">+</text:span> <text:span text:style-name="T7">"."</text:span> <text:span text:style-name="T3">+</text:span> PAR_HRGPU<text:span text:style-name="T3">)</text:span><text:span text:style-name="T14">;</text:span></text:p>
        <text:p text:style-name="P10"><text:soft-page-break/><text:s text:c="16"/>hrfpga <text:span text:style-name="T3">=</text:span> Configuration<text:span text:style-name="T3">.</text:span>getInt<text:span text:style-name="T3">(</text:span>prefix <text:span text:style-name="T3">+</text:span> <text:span text:style-name="T7">"."</text:span> <text:span text:style-name="T3">+</text:span> PAR_HRFPGA<text:span text:style-name="T3">)</text:span><text:span text:style-name="T14">;</text:span></text:p>
        <text:p text:style-name="P10"><text:s text:c="16"/>hrasic <text:span text:style-name="T3">=</text:span> Configuration<text:span text:style-name="T3">.</text:span>getInt<text:span text:style-name="T3">(</text:span>prefix <text:span text:style-name="T3">+</text:span> <text:span text:style-name="T7">"."</text:span> <text:span text:style-name="T3">+</text:span> PAR_HRASIC<text:span text:style-name="T3">)</text:span><text:span text:style-name="T14">;</text:span> <text:s text:c="6"/></text:p>
        <text:p text:style-name="P10"><text:s text:c="16"/>onlyLatency <text:span text:style-name="T3">=</text:span> Configuration<text:span text:style-name="T3">.</text:span>getBoolean<text:span text:style-name="T3">(</text:span>prefix <text:span text:style-name="T3">+</text:span> <text:span text:style-name="T7">"."</text:span> <text:span text:style-name="T3">+</text:span> PAR_ONLYLATENCY<text:span text:style-name="T3">)</text:span><text:span text:style-name="T14">;</text:span> </text:p>
        <text:p text:style-name="P10"><text:s text:c="16"/>delay <text:span text:style-name="T3">=</text:span> Configuration<text:span text:style-name="T3">.</text:span>getInt<text:span text:style-name="T3">(</text:span>prefix <text:span text:style-name="T3">+</text:span> <text:span text:style-name="T7">"."</text:span> <text:span text:style-name="T3">+</text:span> PAR_DELAY<text:span text:style-name="T3">)</text:span><text:span text:style-name="T14">;</text:span></text:p>
        <text:p text:style-name="P10"><text:s text:c="16"/>cycle <text:span text:style-name="T3">=</text:span> <text:span text:style-name="T6">0</text:span><text:span text:style-name="T14">;</text:span></text:p>
        <text:p text:style-name="P10"><text:s text:c="16"/><text:span text:style-name="T1">this</text:span><text:span text:style-name="T3">.</text:span>prefix <text:span text:style-name="T3">=</text:span> prefix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3">@</text:span>Override</text:p>
        <text:p text:style-name="P10"><text:s text:c="8"/><text:span text:style-name="T1">public</text:span> <text:span text:style-name="T16">boolean</text:span> execute<text:span text:style-name="T3">()</text:span></text:p>
        <text:p text:style-name="P10"><text:s text:c="8"/><text:span text:style-name="T14">{</text:span> <text:s text:c="38"/></text:p>
        <text:p text:style-name="P10"><text:s text:c="12"/><text:span text:style-name="T16">int</text:span> forks<text:span text:style-name="T3">=</text:span><text:span text:style-name="T6">0</text:span><text:span text:style-name="T14">;</text:span></text:p>
        <text:p text:style-name="P10"><text:s text:c="16"/><text:span text:style-name="T16">int</text:span> sminers<text:span text:style-name="T3">=</text:span><text:span text:style-name="T6">0</text:span><text:span text:style-name="T14">;</text:span></text:p>
        <text:p text:style-name="P10"><text:s text:c="16"/><text:span text:style-name="T17">FileWriter</text:span> forkStats <text:span text:style-name="T3">=</text:span> <text:span text:style-name="T1">null</text:span><text:span text:style-name="T14">;</text:span></text:p>
        <text:p text:style-name="P10"><text:s text:c="16"/><text:span text:style-name="T17">FileWriter</text:span> blockchainStats <text:span text:style-name="T3">=</text:span> <text:span text:style-name="T1">null</text:span><text:span text:style-name="T14">;</text:span></text:p>
        <text:p text:style-name="P10"><text:s text:c="16"/><text:span text:style-name="T17">FileWriter</text:span> latencyStats <text:span text:style-name="T3">=</text:span> <text:span text:style-name="T1">null</text:span><text:span text:style-name="T14">;</text:span></text:p>
        <text:p text:style-name="P10"><text:s text:c="16"/><text:span text:style-name="T17">BufferedWriter</text:span> bw <text:span text:style-name="T3">=</text:span> <text:span text:style-name="T1">null</text:span><text:span text:style-name="T14">;</text:span> <text:s text:c="22"/></text:p>
        <text:p text:style-name="P10"><text:s text:c="16"/>cycle<text:span text:style-name="T3">++</text:span><text:span text:style-name="T14">;</text:span></text:p>
        <text:p text:style-name="P10"><text:s text:c="24"/></text:p>
        <text:p text:style-name="P10"><text:s text:c="16"/><text:span text:style-name="T1">try</text:span> </text:p>
        <text:p text:style-name="P10"><text:s text:c="16"/><text:span text:style-name="T14">{</text:span> <text:s text:c="6"/></text:p>
        <text:p text:style-name="P10"><text:s text:c="24"/><text:span text:style-name="T1">if</text:span> <text:span text:style-name="T3">(</text:span>cycle <text:span text:style-name="T3">==</text:span> <text:span text:style-name="T6">1</text:span><text:span text:style-name="T3">)</text:span> <text:s/><text:span text:style-name="T8">// Initialization</text:span></text:p>
        <text:p text:style-name="P10"><text:s text:c="24"/><text:span text:style-name="T14">{</text:span> <text:s text:c="6"/></text:p>
        <text:p text:style-name="P10"><text:s text:c="32"/><text:span text:style-name="T1">for</text:span> <text:span text:style-name="T3">(</text:span><text:span text:style-name="T16">int</text:span> i <text:span text:style-name="T3">=</text:span><text:span text:style-name="T6">0</text:span><text:span text:style-name="T14">;</text:span> i<text:span text:style-name="T3">&lt;</text:span> Network<text:span text:style-name="T3">.</text:span>size<text:span text:style-name="T3">()</text:span><text:span text:style-name="T14">;</text:span> i<text:span text:style-name="T3">++)</text:span> <text:span text:style-name="T14">{</text:span></text:p>
        <text:p text:style-name="P10"><text:s text:c="40"/><text:span text:style-name="T1">if</text:span> <text:span text:style-name="T3">(((</text:span>TinyCoinNode<text:span text:style-name="T3">)</text:span>Network<text:span text:style-name="T3">.</text:span>get<text:span text:style-name="T3">(</text:span>i<text:span text:style-name="T3">)).</text:span>isSelfishMiner<text:span text:style-name="T3">())</text:span> <text:span text:style-name="T14">{</text:span></text:p>
        <text:p text:style-name="P10"><text:s text:c="48"/>node <text:span text:style-name="T3">=</text:span> <text:span text:style-name="T3">(</text:span>TinyCoinNode<text:span text:style-name="T3">)</text:span>Network<text:span text:style-name="T3">.</text:span>get<text:span text:style-name="T3">(</text:span>i<text:span text:style-name="T3">)</text:span><text:span text:style-name="T14">;</text:span> </text:p>
        <text:p text:style-name="P10"><text:s text:c="48"/><text:span text:style-name="T1">break</text:span><text:span text:style-name="T14">;</text:span></text:p>
        <text:p text:style-name="P10"><text:s text:c="40"/><text:span text:style-name="T14">}</text:span> <text:s text:c="38"/></text:p>
        <text:p text:style-name="P10"><text:s text:c="32"/><text:span text:style-name="T14">}</text:span> <text:s text:c="30"/></text:p>
        <text:p text:style-name="P10"><text:s text:c="32"/><text:span text:style-name="T1">if</text:span> <text:span text:style-name="T3">(</text:span>onlyLatency <text:span text:style-name="T3">==</text:span> <text:span text:style-name="T1">true</text:span><text:span text:style-name="T3">)</text:span></text:p>
        <text:p text:style-name="P10"><text:s text:c="32"/><text:span text:style-name="T14">{</text:span></text:p>
        <text:p text:style-name="P10"><text:s text:c="40"/>latencyStats <text:span text:style-name="T3">=</text:span> <text:span text:style-name="T1">new</text:span> <text:span text:style-name="T17">FileWriter</text:span><text:span text:style-name="T3">(</text:span><text:span text:style-name="T7">"docs/statistics/latency_R"</text:span> <text:span text:style-name="T3">+</text:span> repetition <text:span text:style-name="T3">+</text:span> </text:p>
        <text:p text:style-name="P10"><text:s text:c="56"/><text:span text:style-name="T7">"_D"</text:span> <text:span text:style-name="T3">+</text:span> delay <text:span text:style-name="T3">+</text:span> <text:span text:style-name="T7">".dat"</text:span><text:span text:style-name="T3">,</text:span> <text:span text:style-name="T1">false</text:span><text:span text:style-name="T3">)</text:span><text:span text:style-name="T14">;</text:span></text:p>
        <text:p text:style-name="P10"><text:s text:c="40"/>bw <text:span text:style-name="T3">=</text:span> <text:span text:style-name="T1">new</text:span> <text:span text:style-name="T17">BufferedWriter</text:span><text:span text:style-name="T3">(</text:span>latencyStats<text:span text:style-name="T3">)</text:span><text:span text:style-name="T14">;</text:span></text:p>
        <text:p text:style-name="P10"><text:s text:c="40"/>bw<text:span text:style-name="T3">.</text:span>write<text:span text:style-name="T3">(</text:span><text:span text:style-name="T7">"# Mined_Blocks"</text:span> <text:span text:style-name="T3">+</text:span> <text:span text:style-name="T7">" "</text:span> <text:s/><text:span text:style-name="T3">+</text:span> <text:span text:style-name="T7">"Cycle </text:span><text:span text:style-name="T23">\n</text:span><text:span text:style-name="T7">"</text:span><text:span text:style-name="T3">)</text:span><text:span text:style-name="T14">;</text:span> <text:s text:c="24"/></text:p>
        <text:p text:style-name="P10"><text:s text:c="40"/>bw<text:span text:style-name="T3">.</text:span>close<text:span text:style-name="T3">()</text:span><text:span text:style-name="T14">;</text:span> <text:s text:c="4"/></text:p>
        <text:p text:style-name="P10"><text:s text:c="32"/><text:span text:style-name="T14">}</text:span></text:p>
        <text:p text:style-name="P10"><text:s text:c="32"/><text:span text:style-name="T1">else</text:span> </text:p>
        <text:p text:style-name="P10"><text:s text:c="32"/><text:span text:style-name="T14">{</text:span> <text:s text:c="38"/></text:p>
        <text:p text:style-name="P10"><text:s text:c="40"/>forkStats <text:span text:style-name="T3">=</text:span> <text:span text:style-name="T1">new</text:span> <text:span text:style-name="T17">FileWriter</text:span><text:span text:style-name="T3">(</text:span><text:span text:style-name="T7">"docs/statistics/forks_R"</text:span> <text:span text:style-name="T3">+</text:span> repetition <text:span text:style-name="T3">+</text:span></text:p>
        <text:p text:style-name="P10"><text:s text:c="56"/><text:span text:style-name="T7">"_P"</text:span> <text:span text:style-name="T3">+</text:span> psm <text:span text:style-name="T3">+</text:span> <text:span text:style-name="T7">".dat"</text:span><text:span text:style-name="T3">,</text:span> <text:span text:style-name="T1">false</text:span><text:span text:style-name="T3">)</text:span><text:span text:style-name="T14">;</text:span></text:p>
        <text:p text:style-name="P10"><text:s text:c="40"/>bw <text:span text:style-name="T3">=</text:span> <text:span text:style-name="T1">new</text:span> <text:span text:style-name="T17">BufferedWriter</text:span><text:span text:style-name="T3">(</text:span>forkStats<text:span text:style-name="T3">)</text:span><text:span text:style-name="T14">;</text:span></text:p>
        <text:p text:style-name="P10"><text:s text:c="40"/>bw<text:span text:style-name="T3">.</text:span>write<text:span text:style-name="T3">(</text:span><text:span text:style-name="T7">"# Forks_number"</text:span> <text:span text:style-name="T3">+</text:span> <text:span text:style-name="T7">" "</text:span> <text:span text:style-name="T3">+</text:span> <text:span text:style-name="T7">"Cycle </text:span><text:span text:style-name="T23">\n</text:span><text:span text:style-name="T7">"</text:span><text:span text:style-name="T3">)</text:span><text:span text:style-name="T14">;</text:span> <text:s/></text:p>
        <text:p text:style-name="P10"><text:s text:c="40"/>bw<text:span text:style-name="T3">.</text:span>close<text:span text:style-name="T3">()</text:span><text:span text:style-name="T14">;</text:span></text:p>
        <text:p text:style-name="P10"><text:s text:c="40"/></text:p>
        <text:p text:style-name="P10"><text:s text:c="40"/>blockchainStats <text:span text:style-name="T3">=</text:span> <text:span text:style-name="T1">new</text:span> <text:span text:style-name="T17">FileWriter</text:span><text:span text:style-name="T3">(</text:span><text:span text:style-name="T7">"docs/statistics/blockchain_R"</text:span> <text:span text:style-name="T3">+</text:span> repetition <text:span text:style-name="T3">+</text:span> </text:p>
        <text:p text:style-name="P10"><text:s text:c="56"/><text:span text:style-name="T7">"_P"</text:span> <text:span text:style-name="T3">+</text:span> psm <text:span text:style-name="T3">+</text:span> <text:span text:style-name="T7">".dat"</text:span><text:span text:style-name="T3">,</text:span> <text:span text:style-name="T1">false</text:span><text:span text:style-name="T3">)</text:span><text:span text:style-name="T14">;</text:span></text:p>
        <text:p text:style-name="P10"><text:s text:c="40"/>bw <text:span text:style-name="T3">=</text:span> <text:span text:style-name="T1">new</text:span> <text:span text:style-name="T17">BufferedWriter</text:span><text:span text:style-name="T3">(</text:span>blockchainStats<text:span text:style-name="T3">)</text:span><text:span text:style-name="T14">;</text:span></text:p>
        <text:p text:style-name="P10"><text:s text:c="40"/>bw<text:span text:style-name="T3">.</text:span>write<text:span text:style-name="T3">(</text:span><text:span text:style-name="T7">"# Honest_blocks"</text:span> <text:span text:style-name="T3">+</text:span> <text:span text:style-name="T7">" "</text:span> <text:span text:style-name="T3">+</text:span> <text:span text:style-name="T7">"Fraudolent_blocks"</text:span> <text:span text:style-name="T3">+</text:span> <text:span text:style-name="T7">" "</text:span> <text:span text:style-name="T3">+</text:span> <text:span text:style-name="T7">"Cycle </text:span><text:span text:style-name="T23">\n</text:span><text:span text:style-name="T7">"</text:span><text:span text:style-name="T3">)</text:span><text:span text:style-name="T14">;</text:span> <text:s text:c="28"/></text:p>
        <text:p text:style-name="P10"><text:s text:c="40"/>bw<text:span text:style-name="T3">.</text:span>close<text:span text:style-name="T3">()</text:span><text:span text:style-name="T14">;</text:span> <text:s text:c="28"/></text:p>
        <text:p text:style-name="P10"><text:s text:c="40"/></text:p>
        <text:p text:style-name="P10"><text:s text:c="64"/></text:p>
        <text:p text:style-name="P10"><text:s text:c="40"/><text:span text:style-name="T16">int</text:span> hrsminers <text:span text:style-name="T3">=</text:span> <text:span text:style-name="T6">0</text:span><text:span text:style-name="T14">;</text:span></text:p>
        <text:p text:style-name="P10"><text:s text:c="40"/><text:span text:style-name="T16">int</text:span> hrhonests <text:span text:style-name="T3">=</text:span> <text:span text:style-name="T6">0</text:span><text:span text:style-name="T14">;</text:span></text:p>
        <text:p text:style-name="P10"><text:s text:c="40"/>TinyCoinNode n <text:span text:style-name="T3">=</text:span> <text:span text:style-name="T1">null</text:span><text:span text:style-name="T14">;</text:span></text:p>
        <text:p text:style-name="P10"><text:s text:c="40"/><text:span text:style-name="T1">for</text:span> <text:span text:style-name="T3">(</text:span><text:span text:style-name="T16">int</text:span> i<text:span text:style-name="T3">=</text:span><text:span text:style-name="T6">0</text:span><text:span text:style-name="T14">;</text:span> i<text:span text:style-name="T3">&lt;</text:span> Network<text:span text:style-name="T3">.</text:span>size<text:span text:style-name="T3">()</text:span><text:span text:style-name="T14">;</text:span> i<text:span text:style-name="T3">++)</text:span> <text:span text:style-name="T14">{</text:span></text:p>
        <text:p text:style-name="P10"><text:s text:c="48"/>n <text:span text:style-name="T3">=</text:span> <text:span text:style-name="T3">(</text:span>TinyCoinNode<text:span text:style-name="T3">)</text:span>Network<text:span text:style-name="T3">.</text:span>get<text:span text:style-name="T3">(</text:span>i<text:span text:style-name="T3">)</text:span><text:span text:style-name="T14">;</text:span> <text:s text:c="38"/></text:p>
        <text:p text:style-name="P10"><text:s text:c="48"/><text:span text:style-name="T1">if</text:span> <text:span text:style-name="T3">(</text:span>n<text:span text:style-name="T3">.</text:span>isSelfishMiner<text:span text:style-name="T3">())</text:span> </text:p>
        <text:p text:style-name="P10"><text:s text:c="56"/>hrsminers <text:span text:style-name="T3">+=</text:span> getHashRate<text:span text:style-name="T3">(</text:span>n<text:span text:style-name="T3">)</text:span><text:span text:style-name="T14">;</text:span></text:p>
        <text:p text:style-name="P10"><text:s text:c="48"/><text:span text:style-name="T1">else</text:span> <text:span text:style-name="T1">if</text:span> <text:span text:style-name="T3">(</text:span>n<text:span text:style-name="T3">.</text:span>isMiner<text:span text:style-name="T3">())</text:span> <text:s text:c="34"/></text:p>
        <text:p text:style-name="P10"><text:s text:c="56"/>hrhonests <text:span text:style-name="T3">+=</text:span> getHashRate<text:span text:style-name="T3">(</text:span>n<text:span text:style-name="T3">)</text:span><text:span text:style-name="T14">;</text:span> <text:s text:c="51"/></text:p>
        <text:p text:style-name="P10"><text:s text:c="40"/><text:span text:style-name="T14">}</text:span></text:p>
        <text:p text:style-name="P10"><text:s text:c="40"/>blockchainStats <text:span text:style-name="T3">=</text:span> <text:span text:style-name="T1">new</text:span> <text:span text:style-name="T17">FileWriter</text:span><text:span text:style-name="T3">(</text:span><text:span text:style-name="T7">"docs/statistics/hashrate_R"</text:span> <text:span text:style-name="T3">+</text:span> repetition <text:span text:style-name="T3">+</text:span> </text:p>
        <text:p text:style-name="P10"><text:s text:c="56"/><text:span text:style-name="T7">"_P"</text:span> <text:span text:style-name="T3">+</text:span> psm <text:span text:style-name="T3">+</text:span> <text:span text:style-name="T7">".dat"</text:span><text:span text:style-name="T3">,</text:span> <text:span text:style-name="T1">false</text:span><text:span text:style-name="T3">)</text:span><text:span text:style-name="T14">;</text:span></text:p>
        <text:p text:style-name="P10"><text:s text:c="40"/>bw <text:span text:style-name="T3">=</text:span> <text:span text:style-name="T1">new</text:span> <text:span text:style-name="T17">BufferedWriter</text:span><text:span text:style-name="T3">(</text:span>blockchainStats<text:span text:style-name="T3">)</text:span><text:span text:style-name="T14">;</text:span></text:p>
        <text:p text:style-name="P10"><text:s text:c="40"/>bw<text:span text:style-name="T3">.</text:span>write<text:span text:style-name="T3">(</text:span><text:span text:style-name="T7">"# Honest_HR"</text:span> <text:span text:style-name="T3">+</text:span> <text:span text:style-name="T7">" "</text:span> <text:span text:style-name="T3">+</text:span> <text:span text:style-name="T7">"Fraudolent_HR"</text:span> <text:span text:style-name="T3">+</text:span> <text:span text:style-name="T7">" "</text:span> <text:span text:style-name="T3">+</text:span> <text:span text:style-name="T7">"Probability(SelfishMiner) </text:span><text:span text:style-name="T23">\n</text:span><text:span text:style-name="T7">"</text:span><text:span text:style-name="T3">)</text:span><text:span text:style-name="T14">;</text:span></text:p>
        <text:p text:style-name="P10"><text:s text:c="40"/>bw<text:span text:style-name="T3">.</text:span>write<text:span text:style-name="T3">(</text:span>hrhonests <text:span text:style-name="T3">+</text:span> <text:span text:style-name="T7">" <text:s text:c="11"/>"</text:span> <text:span text:style-name="T3">+</text:span> hrsminers <text:span text:style-name="T3">+</text:span> <text:span text:style-name="T7">" <text:s text:c="11"/>"</text:span> <text:span text:style-name="T3">+</text:span> psm<text:span text:style-name="T3">)</text:span><text:span text:style-name="T14">;</text:span></text:p>
        <text:p text:style-name="P10"><text:s text:c="40"/>bw<text:span text:style-name="T3">.</text:span>close<text:span text:style-name="T3">()</text:span><text:span text:style-name="T14">;</text:span></text:p>
        <text:p text:style-name="P10"><text:s text:c="32"/><text:span text:style-name="T14">}</text:span> <text:s text:c="38"/></text:p>
        <text:p text:style-name="P10"><text:s text:c="24"/><text:span text:style-name="T14">}</text:span> <text:s text:c="22"/></text:p>
        <text:p text:style-name="P10"><text:s text:c="24"/></text:p>
        <text:p text:style-name="P10"><text:s text:c="24"/>TinyCoinNode n <text:span text:style-name="T3">=</text:span> <text:span text:style-name="T1">null</text:span><text:span text:style-name="T14">;</text:span></text:p>
        <text:p text:style-name="P10"><text:s text:c="24"/><text:span text:style-name="T1">for</text:span> <text:span text:style-name="T3">(</text:span><text:span text:style-name="T16">int</text:span> i<text:span text:style-name="T3">=</text:span><text:span text:style-name="T6">0</text:span><text:span text:style-name="T14">;</text:span> i<text:span text:style-name="T3">&lt;</text:span> Network<text:span text:style-name="T3">.</text:span>size<text:span text:style-name="T3">()</text:span><text:span text:style-name="T14">;</text:span> i<text:span text:style-name="T3">++)</text:span> <text:span text:style-name="T14">{</text:span></text:p>
        <text:p text:style-name="P10"><text:soft-page-break/><text:s text:c="32"/>n <text:span text:style-name="T3">=</text:span> <text:span text:style-name="T3">(</text:span>TinyCoinNode<text:span text:style-name="T3">)</text:span>Network<text:span text:style-name="T3">.</text:span>get<text:span text:style-name="T3">(</text:span>i<text:span text:style-name="T3">)</text:span><text:span text:style-name="T14">;</text:span> <text:s text:c="30"/></text:p>
        <text:p text:style-name="P10"><text:s text:c="32"/><text:span text:style-name="T1">if</text:span> <text:span text:style-name="T3">(</text:span>n<text:span text:style-name="T3">.</text:span>isSelfishMiner<text:span text:style-name="T3">())</text:span> </text:p>
        <text:p text:style-name="P10"><text:s text:c="40"/>sminers<text:span text:style-name="T3">++</text:span><text:span text:style-name="T14">;</text:span> <text:s text:c="29"/></text:p>
        <text:p text:style-name="P10"><text:s text:c="32"/><text:span text:style-name="T1">else</text:span> </text:p>
        <text:p text:style-name="P10"><text:s text:c="40"/>forks<text:span text:style-name="T3">+=((</text:span>NodeProtocol<text:span text:style-name="T3">)</text:span>n<text:span text:style-name="T3">.</text:span>getProtocol<text:span text:style-name="T3">(</text:span>npid<text:span text:style-name="T3">)).</text:span>getNumForks<text:span text:style-name="T3">()</text:span><text:span text:style-name="T14">;</text:span> <text:s text:c="46"/></text:p>
        <text:p text:style-name="P10"><text:s text:c="24"/><text:span text:style-name="T14">}</text:span></text:p>
        <text:p text:style-name="P10"><text:s text:c="24"/></text:p>
        <text:p text:style-name="P10"><text:s text:c="24"/><text:span text:style-name="T8">//Statistics about blockchain</text:span></text:p>
        <text:p text:style-name="P10"><text:s text:c="24"/><text:span text:style-name="T16">int</text:span> honestBlocks <text:span text:style-name="T3">=</text:span> <text:span text:style-name="T6">0</text:span><text:span text:style-name="T14">;</text:span></text:p>
        <text:p text:style-name="P10"><text:s text:c="24"/><text:span text:style-name="T16">int</text:span> fraudolentBlocks <text:span text:style-name="T3">=</text:span> <text:span text:style-name="T6">0</text:span><text:span text:style-name="T14">;</text:span> <text:s text:c="22"/></text:p>
        <text:p text:style-name="P10"><text:s text:c="24"/><text:span text:style-name="T17">List</text:span><text:span text:style-name="T3">&lt;</text:span>Block<text:span text:style-name="T3">&gt;</text:span> blockchain <text:span text:style-name="T3">=</text:span> node<text:span text:style-name="T3">.</text:span>getBlockchain<text:span text:style-name="T3">()</text:span><text:span text:style-name="T14">;</text:span></text:p>
        <text:p text:style-name="P10"><text:s text:c="24"/><text:span text:style-name="T1">for</text:span> <text:span text:style-name="T3">(</text:span>Block b <text:span text:style-name="T3">:</text:span> blockchain<text:span text:style-name="T3">)</text:span> <text:span text:style-name="T14">{</text:span></text:p>
        <text:p text:style-name="P10"><text:s text:c="32"/><text:span text:style-name="T1">if</text:span> <text:span text:style-name="T3">(</text:span>b<text:span text:style-name="T3">.</text:span>getMiner<text:span text:style-name="T3">().</text:span>isSelfishMiner<text:span text:style-name="T3">())</text:span></text:p>
        <text:p text:style-name="P10"><text:s text:c="40"/>fraudolentBlocks<text:span text:style-name="T3">++</text:span><text:span text:style-name="T14">;</text:span></text:p>
        <text:p text:style-name="P10"><text:s text:c="32"/><text:span text:style-name="T1">else</text:span></text:p>
        <text:p text:style-name="P10"><text:s text:c="40"/>honestBlocks<text:span text:style-name="T3">++</text:span><text:span text:style-name="T14">;</text:span></text:p>
        <text:p text:style-name="P10"><text:s text:c="24"/><text:span text:style-name="T14">}</text:span></text:p>
        <text:p text:style-name="P10"><text:s text:c="24"/><text:span text:style-name="T8">// Add the fraudolent blocks that are in the private blockchain but not yet in the</text:span></text:p>
        <text:p text:style-name="P10"><text:s text:c="24"/><text:span text:style-name="T8">// public one, if any. This is an optimistic assumption, indeed they could never end up in the blockchain</text:span></text:p>
        <text:p text:style-name="P10"><text:s text:c="24"/><text:span text:style-name="T17">List</text:span><text:span text:style-name="T3">&lt;</text:span>Block<text:span text:style-name="T3">&gt;</text:span> privateBlockchain <text:span text:style-name="T3">=</text:span> <text:span text:style-name="T3">((</text:span>SelfishMinerProtocol<text:span text:style-name="T3">)</text:span>node<text:span text:style-name="T3">.</text:span>getProtocol<text:span text:style-name="T3">(</text:span>smpid<text:span text:style-name="T3">)).</text:span>getPrivateBlockchain<text:span text:style-name="T3">()</text:span><text:span text:style-name="T14">;</text:span></text:p>
        <text:p text:style-name="P10"><text:s text:c="24"/><text:span text:style-name="T1">if</text:span> <text:span text:style-name="T3">(</text:span>privateBlockchain<text:span text:style-name="T3">.</text:span>size<text:span text:style-name="T3">()</text:span> <text:span text:style-name="T3">&gt;</text:span> blockchain<text:span text:style-name="T3">.</text:span>size<text:span text:style-name="T3">())</text:span></text:p>
        <text:p text:style-name="P10"><text:s text:c="32"/>fraudolentBlocks <text:span text:style-name="T3">+=</text:span> privateBlockchain<text:span text:style-name="T3">.</text:span>size<text:span text:style-name="T3">()</text:span> <text:span text:style-name="T3">-</text:span> blockchain<text:span text:style-name="T3">.</text:span>size<text:span text:style-name="T3">()</text:span><text:span text:style-name="T14">;</text:span></text:p>
        <text:p text:style-name="P10"><text:s text:c="24"/></text:p>
        <text:p text:style-name="P10"><text:s text:c="24"/><text:span text:style-name="T1">if</text:span> <text:span text:style-name="T3">(</text:span>onlyLatency <text:span text:style-name="T3">==</text:span> <text:span text:style-name="T1">true</text:span><text:span text:style-name="T3">)</text:span> <text:span text:style-name="T14">{</text:span></text:p>
        <text:p text:style-name="P10"><text:s text:c="32"/><text:span text:style-name="T16">int</text:span> totalBlocks <text:span text:style-name="T3">=</text:span> honestBlocks <text:span text:style-name="T3">+</text:span> fraudolentBlocks<text:span text:style-name="T14">;</text:span></text:p>
        <text:p text:style-name="P10"><text:s text:c="32"/>latencyStats <text:span text:style-name="T3">=</text:span> <text:span text:style-name="T1">new</text:span> <text:span text:style-name="T17">FileWriter</text:span><text:span text:style-name="T3">(</text:span><text:span text:style-name="T7">"docs/statistics/latency_R"</text:span> <text:span text:style-name="T3">+</text:span> repetition <text:span text:style-name="T3">+</text:span> </text:p>
        <text:p text:style-name="P10"><text:s text:c="48"/><text:span text:style-name="T7">"_D"</text:span> <text:span text:style-name="T3">+</text:span> delay <text:span text:style-name="T3">+</text:span> <text:span text:style-name="T7">".dat"</text:span><text:span text:style-name="T3">,</text:span> <text:span text:style-name="T1">true</text:span><text:span text:style-name="T3">)</text:span><text:span text:style-name="T14">;</text:span></text:p>
        <text:p text:style-name="P10"><text:s text:c="32"/>bw <text:span text:style-name="T3">=</text:span> <text:span text:style-name="T1">new</text:span> <text:span text:style-name="T17">BufferedWriter</text:span><text:span text:style-name="T3">(</text:span>latencyStats<text:span text:style-name="T3">)</text:span><text:span text:style-name="T14">;</text:span></text:p>
        <text:p text:style-name="P10"><text:s text:c="32"/>bw<text:span text:style-name="T3">.</text:span>write<text:span text:style-name="T3">(</text:span>totalBlocks <text:span text:style-name="T3">+</text:span> <text:span text:style-name="T7">" <text:s text:c="11"/>"</text:span> <text:s/><text:span text:style-name="T3">+</text:span> cycle <text:span text:style-name="T3">+</text:span> <text:span text:style-name="T7">"</text:span><text:span text:style-name="T23">\n</text:span><text:span text:style-name="T7">"</text:span><text:span text:style-name="T3">)</text:span><text:span text:style-name="T14">;</text:span></text:p>
        <text:p text:style-name="P10"><text:s text:c="32"/>bw<text:span text:style-name="T3">.</text:span>close<text:span text:style-name="T3">()</text:span><text:span text:style-name="T14">;</text:span></text:p>
        <text:p text:style-name="P10"><text:s text:c="24"/><text:span text:style-name="T14">}</text:span> <text:s text:c="22"/></text:p>
        <text:p text:style-name="P10"><text:s text:c="24"/><text:span text:style-name="T1">else</text:span> <text:span text:style-name="T14">{</text:span></text:p>
        <text:p text:style-name="P10"><text:s text:c="32"/>blockchainStats <text:span text:style-name="T3">=</text:span> <text:span text:style-name="T1">new</text:span> <text:span text:style-name="T17">FileWriter</text:span><text:span text:style-name="T3">(</text:span><text:span text:style-name="T7">"docs/statistics/blockchain_R"</text:span> <text:span text:style-name="T3">+</text:span> repetition <text:span text:style-name="T3">+</text:span> </text:p>
        <text:p text:style-name="P10"><text:s text:c="48"/><text:span text:style-name="T7">"_P"</text:span> <text:span text:style-name="T3">+</text:span> psm <text:span text:style-name="T3">+</text:span> <text:span text:style-name="T7">".dat"</text:span><text:span text:style-name="T3">,</text:span> <text:span text:style-name="T1">true</text:span><text:span text:style-name="T3">)</text:span><text:span text:style-name="T14">;</text:span></text:p>
        <text:p text:style-name="P10"><text:s text:c="32"/>bw <text:span text:style-name="T3">=</text:span> <text:span text:style-name="T1">new</text:span> <text:span text:style-name="T17">BufferedWriter</text:span><text:span text:style-name="T3">(</text:span>blockchainStats<text:span text:style-name="T3">)</text:span><text:span text:style-name="T14">;</text:span></text:p>
        <text:p text:style-name="P10"><text:s text:c="32"/>bw<text:span text:style-name="T3">.</text:span>write<text:span text:style-name="T3">(</text:span>honestBlocks <text:span text:style-name="T3">+</text:span> <text:span text:style-name="T7">" <text:s text:c="11"/>"</text:span> <text:span text:style-name="T3">+</text:span> </text:p>
        <text:p text:style-name="P10"><text:s text:c="48"/>fraudolentBlocks <text:span text:style-name="T3">+</text:span> <text:span text:style-name="T7">" <text:s text:c="11"/>"</text:span> <text:s/><text:span text:style-name="T3">+</text:span> cycle <text:span text:style-name="T3">+</text:span> <text:span text:style-name="T7">"</text:span><text:span text:style-name="T23">\n</text:span><text:span text:style-name="T7">"</text:span><text:span text:style-name="T3">)</text:span><text:span text:style-name="T14">;</text:span> <text:s text:c="20"/></text:p>
        <text:p text:style-name="P10"><text:s text:c="32"/>bw<text:span text:style-name="T3">.</text:span>close<text:span text:style-name="T3">()</text:span><text:span text:style-name="T14">;</text:span></text:p>
        <text:p text:style-name="P10"><text:s text:c="32"/></text:p>
        <text:p text:style-name="P10"><text:s text:c="32"/><text:span text:style-name="T8">// Statistics about forks</text:span></text:p>
        <text:p text:style-name="P10"><text:s text:c="32"/><text:span text:style-name="T16">int</text:span> honests <text:span text:style-name="T3">=</text:span> Network<text:span text:style-name="T3">.</text:span>size<text:span text:style-name="T3">()-</text:span> sminers<text:span text:style-name="T14">;</text:span></text:p>
        <text:p text:style-name="P10"><text:s text:c="32"/><text:span text:style-name="T17">System</text:span><text:span text:style-name="T3">.</text:span>out<text:span text:style-name="T3">.</text:span>println<text:span text:style-name="T3">(</text:span><text:span text:style-name="T7">"Honest nodes and miners are "</text:span> <text:span text:style-name="T3">+</text:span> honests<text:span text:style-name="T3">)</text:span><text:span text:style-name="T14">;</text:span></text:p>
        <text:p text:style-name="P10"><text:s text:c="32"/><text:span text:style-name="T1">try</text:span> <text:span text:style-name="T14">{</text:span></text:p>
        <text:p text:style-name="P10"><text:s text:c="40"/>forks <text:span text:style-name="T3">=</text:span> forks <text:span text:style-name="T3">/</text:span> honests<text:span text:style-name="T14">;</text:span> <text:s/><text:span text:style-name="T8">// take the avg</text:span></text:p>
        <text:p text:style-name="P10"><text:s text:c="40"/><text:span text:style-name="T14">}</text:span></text:p>
        <text:p text:style-name="P10"><text:s text:c="32"/><text:span text:style-name="T1">catch</text:span><text:span text:style-name="T3">(</text:span><text:span text:style-name="T17">ArithmeticException</text:span> e<text:span text:style-name="T3">)</text:span> <text:span text:style-name="T14">{</text:span></text:p>
        <text:p text:style-name="P10"><text:s text:c="40"/>forks <text:span text:style-name="T3">=</text:span> <text:span text:style-name="T3">((</text:span>NodeProtocol<text:span text:style-name="T3">)</text:span>node<text:span text:style-name="T3">.</text:span>getProtocol<text:span text:style-name="T3">(</text:span>npid<text:span text:style-name="T3">)).</text:span>getNumForks<text:span text:style-name="T3">()</text:span><text:span text:style-name="T14">;</text:span></text:p>
        <text:p text:style-name="P10"><text:s text:c="32"/><text:span text:style-name="T14">}</text:span></text:p>
        <text:p text:style-name="P10"><text:s text:c="32"/><text:span text:style-name="T17">System</text:span><text:span text:style-name="T3">.</text:span>out<text:span text:style-name="T3">.</text:span>println<text:span text:style-name="T3">(</text:span><text:span text:style-name="T7">"Forks are "</text:span> <text:span text:style-name="T3">+</text:span> forks <text:span text:style-name="T3">+</text:span> <text:span text:style-name="T7">" at cycle "</text:span> <text:span text:style-name="T3">+</text:span> cycle<text:span text:style-name="T3">)</text:span><text:span text:style-name="T14">;</text:span></text:p>
        <text:p text:style-name="P10"><text:s text:c="32"/>forkStats <text:span text:style-name="T3">=</text:span> <text:span text:style-name="T1">new</text:span> <text:span text:style-name="T17">FileWriter</text:span><text:span text:style-name="T3">(</text:span><text:span text:style-name="T7">"docs/statistics/forks_R"</text:span> <text:span text:style-name="T3">+</text:span> repetition <text:span text:style-name="T3">+</text:span> </text:p>
        <text:p text:style-name="P10"><text:s text:c="48"/><text:span text:style-name="T7">"_P"</text:span> <text:span text:style-name="T3">+</text:span> psm <text:span text:style-name="T3">+</text:span> <text:span text:style-name="T7">".dat"</text:span><text:span text:style-name="T3">,</text:span> <text:span text:style-name="T1">true</text:span><text:span text:style-name="T3">)</text:span><text:span text:style-name="T14">;</text:span></text:p>
        <text:p text:style-name="P10"><text:s text:c="32"/>bw <text:span text:style-name="T3">=</text:span> <text:span text:style-name="T1">new</text:span> <text:span text:style-name="T17">BufferedWriter</text:span><text:span text:style-name="T3">(</text:span>forkStats<text:span text:style-name="T3">)</text:span><text:span text:style-name="T14">;</text:span></text:p>
        <text:p text:style-name="P10"><text:s text:c="32"/>bw<text:span text:style-name="T3">.</text:span>write<text:span text:style-name="T3">(</text:span>forks <text:span text:style-name="T3">+</text:span> <text:span text:style-name="T7">" <text:s text:c="11"/>"</text:span> <text:span text:style-name="T3">+</text:span> cycle <text:span text:style-name="T3">+</text:span> <text:span text:style-name="T7">"</text:span><text:span text:style-name="T23">\n</text:span><text:span text:style-name="T7">"</text:span><text:span text:style-name="T3">)</text:span><text:span text:style-name="T14">;</text:span></text:p>
        <text:p text:style-name="P10"><text:s text:c="32"/>bw<text:span text:style-name="T3">.</text:span>close<text:span text:style-name="T3">()</text:span><text:span text:style-name="T14">;</text:span></text:p>
        <text:p text:style-name="P10"><text:s text:c="24"/><text:span text:style-name="T14">}</text:span> <text:s text:c="22"/></text:p>
        <text:p text:style-name="P10"><text:s text:c="16"/><text:span text:style-name="T14">}</text:span></text:p>
        <text:p text:style-name="P10"><text:s text:c="16"/><text:span text:style-name="T1">catch</text:span> <text:span text:style-name="T3">(</text:span><text:span text:style-name="T17">IOException</text:span> e<text:span text:style-name="T3">)</text:span> <text:span text:style-name="T14">{</text:span></text:p>
        <text:p text:style-name="P10"><text:s text:c="24"/><text:span text:style-name="T17">System</text:span><text:span text:style-name="T3">.</text:span>err<text:span text:style-name="T3">.</text:span>println<text:span text:style-name="T3">(</text:span>e<text:span text:style-name="T3">)</text:span><text:span text:style-name="T14">;</text:span></text:p>
        <text:p text:style-name="P10"><text:s text:c="16"/><text:span text:style-name="T14">}</text:span> <text:s text:c="30"/></text:p>
        <text:p text:style-name="P10"><text:s text:c="16"/><text:span text:style-name="T1">return</text:span> <text:span text:style-name="T1">false</text:span><text:span text:style-name="T14">;</text:span></text:p>
        <text:p text:style-name="P10"><text:s text:c="8"/><text:span text:style-name="T14">}</text:span></text:p>
        <text:p text:style-name="P10"><text:s text:c="8"/></text:p>
        <text:p text:style-name="P10"><text:s text:c="8"/></text:p>
        <text:p text:style-name="P10"><text:s text:c="8"/><text:span text:style-name="T1">public</text:span> <text:span text:style-name="T16">int</text:span> getHashRate<text:span text:style-name="T3">(</text:span>TinyCoinNode n<text:span text:style-name="T3">)</text:span> <text:span text:style-name="T14">{</text:span></text:p>
        <text:p text:style-name="P10"><text:s text:c="16"/><text:span text:style-name="T1">switch</text:span> <text:span text:style-name="T3">(</text:span>n<text:span text:style-name="T3">.</text:span>getMtype<text:span text:style-name="T3">())</text:span> <text:span text:style-name="T14">{</text:span></text:p>
        <text:p text:style-name="P10"><text:s text:c="24"/><text:span text:style-name="T1">case</text:span> CPU<text:span text:style-name="T3">:</text:span> <text:span text:style-name="T1">return</text:span> hrcpu<text:span text:style-name="T14">;</text:span></text:p>
        <text:p text:style-name="P10"><text:s text:c="24"/><text:span text:style-name="T1">case</text:span> GPU<text:span text:style-name="T3">:</text:span> <text:span text:style-name="T1">return</text:span> hrgpu<text:span text:style-name="T14">;</text:span></text:p>
        <text:p text:style-name="P10"><text:s text:c="24"/><text:span text:style-name="T1">case</text:span> FPGA<text:span text:style-name="T3">:</text:span> <text:span text:style-name="T1">return</text:span> hrfpga<text:span text:style-name="T14">;</text:span></text:p>
        <text:p text:style-name="P10"><text:s text:c="24"/><text:span text:style-name="T1">case</text:span> ASIC<text:span text:style-name="T3">:</text:span> <text:span text:style-name="T1">return</text:span> hrasic<text:span text:style-name="T14">;</text:span></text:p>
        <text:p text:style-name="P10"><text:s text:c="24"/><text:span text:style-name="T1">default</text:span><text:span text:style-name="T3">:</text:span> <text:span text:style-name="T1">return</text:span> <text:span text:style-name="T6">0</text:span><text:span text:style-name="T14">;</text:span></text:p>
        <text:p text:style-name="P10"><text:s text:c="16"/><text:span text:style-name="T14">}</text:span></text:p>
        <text:p text:style-name="P19"><text:span text:style-name="T20"><text:s text:c="8"/></text:span><text:span text:style-name="T14">}</text:span></text:p>
        <text:p text:style-name="P26"><text:span text:style-name="T14">}</text:span></text:p>
      </text:section>
      <text:h text:style-name="P9" text:outline-level="3"><text:soft-page-break/><text:span text:style-name="T11">Subpackage initializer</text:span></text:h>
      <text:p text:style-name="P5">NodesInitializer</text:p>
      <text:section text:style-name="Sect1" text:name="Sezione8">
        <text:p text:style-name="P12"><text:span text:style-name="T1">package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initializer</text:span><text:span text:style-name="T14">;</text:span></text:p>
        <text:p text:style-name="P10"><text:span text:style-name="T1">import</text:span><text:span text:style-name="T13"> java</text:span><text:span text:style-name="T3">.</text:span><text:span text:style-name="T13">util</text:span><text:span text:style-name="T3">.</text:span><text:span text:style-name="T13">Random</text:span><text:span text:style-name="T14">;</text:span></text:p>
        <text:p text:style-name="P19"/>
        <text:p text:style-name="P10"><text:span text:style-name="T1">import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MinerType</text:span><text:span text:style-name="T14">;</text:span></text:p>
        <text:p text:style-name="P10"><text:span text:style-name="T1">import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NodeType</text:span><text:span text:style-name="T14">;</text:span></text:p>
        <text:p text:style-name="P10"><text:span text:style-name="T1">import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TinyCoinNode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nfig</text:span><text:span text:style-name="T3">.</text:span><text:span text:style-name="T13">Configuration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re</text:span><text:span text:style-name="T3">.</text:span><text:span text:style-name="T13">Control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re</text:span><text:span text:style-name="T3">.</text:span><text:span text:style-name="T13">Network</text:span><text:span text:style-name="T14">;</text:span></text:p>
        <text:p text:style-name="P19"/>
        <text:p text:style-name="P10"><text:span text:style-name="T1">public</text:span> <text:span text:style-name="T1">class</text:span> NodesInitializer <text:span text:style-name="T1">implements</text:span> Control</text:p>
        <text:p text:style-name="P22">{</text:p>
        <text:p text:style-name="P10"><text:s text:c="8"/></text:p>
        <text:p text:style-name="P10"><text:s text:c="8"/><text:span text:style-name="T1">private</text:span> <text:span text:style-name="T1">static</text:span> <text:span text:style-name="T1">final</text:span> <text:span text:style-name="T17">String</text:span> PAR_PMINER <text:span text:style-name="T3">=</text:span> <text:span text:style-name="T7">"pminer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PSMINER <text:span text:style-name="T3">=</text:span> <text:span text:style-name="T7">"p_self_miner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PCPU <text:span text:style-name="T3">=</text:span> <text:span text:style-name="T7">"pcpu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PGPU <text:span text:style-name="T3">=</text:span> <text:span text:style-name="T7">"pgpu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PFPGA <text:span text:style-name="T3">=</text:span> <text:span text:style-name="T7">"pfpga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PASIC <text:span text:style-name="T3">=</text:span> <text:span text:style-name="T7">"pasic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MAX_BALANCE <text:span text:style-name="T3">=</text:span> <text:span text:style-name="T7">"max_balance"</text:span><text:span text:style-name="T14">;</text:span></text:p>
        <text:p text:style-name="P10"><text:s text:c="8"/></text:p>
        <text:p text:style-name="P10"><text:s text:c="8"/><text:span text:style-name="T8">// Probability that a network node is a miner.</text:span></text:p>
        <text:p text:style-name="P10"><text:s text:c="8"/><text:span text:style-name="T1">private</text:span> <text:span text:style-name="T16">double</text:span> pminer<text:span text:style-name="T14">;</text:span></text:p>
        <text:p text:style-name="P10"><text:s text:c="8"/><text:span text:style-name="T1">private</text:span> <text:span text:style-name="T16">double</text:span> psminer<text:span text:style-name="T14">;</text:span></text:p>
        <text:p text:style-name="P10"><text:s text:c="8"/></text:p>
        <text:p text:style-name="P10"><text:s text:c="8"/><text:span text:style-name="T8">// If the node is a miner, then it has different probabilities of mining through CPU, GPU, FPGA or ASIC </text:span></text:p>
        <text:p text:style-name="P10"><text:s text:c="8"/><text:span text:style-name="T1">private</text:span> <text:span text:style-name="T16">double</text:span> pcpu<text:span text:style-name="T14">;</text:span></text:p>
        <text:p text:style-name="P10"><text:s text:c="8"/><text:span text:style-name="T1">private</text:span> <text:span text:style-name="T16">double</text:span> pgpu<text:span text:style-name="T14">;</text:span></text:p>
        <text:p text:style-name="P10"><text:s text:c="8"/><text:span text:style-name="T1">private</text:span> <text:span text:style-name="T16">double</text:span> pfpga<text:span text:style-name="T14">;</text:span></text:p>
        <text:p text:style-name="P10"><text:s text:c="8"/><text:span text:style-name="T1">private</text:span> <text:span text:style-name="T16">double</text:span> pasic<text:span text:style-name="T14">;</text:span> <text:s text:c="2"/></text:p>
        <text:p text:style-name="P10"><text:s text:c="8"/><text:span text:style-name="T1">private</text:span> <text:span text:style-name="T16">double</text:span> maxBalance<text:span text:style-name="T14">;</text:span></text:p>
        <text:p text:style-name="P10"><text:s text:c="8"/></text:p>
        <text:p text:style-name="P19"/>
        <text:p text:style-name="P10"><text:s text:c="8"/><text:span text:style-name="T1">public</text:span> NodesInitializer<text:span text:style-name="T3">(</text:span><text:span text:style-name="T17">String</text:span> prefix<text:span text:style-name="T3">)</text:span></text:p>
        <text:p text:style-name="P10"><text:s text:c="8"/><text:span text:style-name="T14">{</text:span></text:p>
        <text:p text:style-name="P10"><text:s text:c="16"/>pminer <text:span text:style-name="T3">=</text:span> Configuration<text:span text:style-name="T3">.</text:span>getDouble<text:span text:style-name="T3">(</text:span>prefix <text:span text:style-name="T3">+</text:span> <text:span text:style-name="T7">"."</text:span> <text:span text:style-name="T3">+</text:span> PAR_PMINER<text:span text:style-name="T3">)</text:span><text:span text:style-name="T14">;</text:span></text:p>
        <text:p text:style-name="P10"><text:s text:c="16"/>psminer <text:span text:style-name="T3">=</text:span> pminer <text:span text:style-name="T3">=</text:span> Configuration<text:span text:style-name="T3">.</text:span>getDouble<text:span text:style-name="T3">(</text:span>prefix <text:span text:style-name="T3">+</text:span> <text:span text:style-name="T7">"."</text:span> <text:span text:style-name="T3">+</text:span> PAR_PSMINER<text:span text:style-name="T3">)</text:span><text:span text:style-name="T14">;</text:span></text:p>
        <text:p text:style-name="P10"><text:s text:c="16"/>pcpu <text:span text:style-name="T3">=</text:span> Configuration<text:span text:style-name="T3">.</text:span>getDouble<text:span text:style-name="T3">(</text:span>prefix <text:span text:style-name="T3">+</text:span> <text:span text:style-name="T7">"."</text:span> <text:span text:style-name="T3">+</text:span> PAR_PCPU<text:span text:style-name="T3">)</text:span><text:span text:style-name="T14">;</text:span></text:p>
        <text:p text:style-name="P10"><text:s text:c="16"/>pgpu <text:span text:style-name="T3">=</text:span> Configuration<text:span text:style-name="T3">.</text:span>getDouble<text:span text:style-name="T3">(</text:span>prefix <text:span text:style-name="T3">+</text:span> <text:span text:style-name="T7">"."</text:span> <text:span text:style-name="T3">+</text:span> PAR_PGPU<text:span text:style-name="T3">)</text:span><text:span text:style-name="T14">;</text:span></text:p>
        <text:p text:style-name="P10"><text:s text:c="16"/>pfpga <text:span text:style-name="T3">=</text:span> Configuration<text:span text:style-name="T3">.</text:span>getDouble<text:span text:style-name="T3">(</text:span>prefix <text:span text:style-name="T3">+</text:span> <text:span text:style-name="T7">"."</text:span> <text:span text:style-name="T3">+</text:span> PAR_PFPGA<text:span text:style-name="T3">)</text:span><text:span text:style-name="T14">;</text:span></text:p>
        <text:p text:style-name="P10"><text:s text:c="16"/>pasic <text:span text:style-name="T3">=</text:span> Configuration<text:span text:style-name="T3">.</text:span>getDouble<text:span text:style-name="T3">(</text:span>prefix <text:span text:style-name="T3">+</text:span> <text:span text:style-name="T7">"."</text:span> <text:span text:style-name="T3">+</text:span> PAR_PASIC<text:span text:style-name="T3">)</text:span><text:span text:style-name="T14">;</text:span></text:p>
        <text:p text:style-name="P10"><text:s text:c="16"/>maxBalance <text:span text:style-name="T3">=</text:span> Configuration<text:span text:style-name="T3">.</text:span>getDouble<text:span text:style-name="T3">(</text:span>prefix <text:span text:style-name="T3">+</text:span> <text:span text:style-name="T7">"."</text:span> <text:span text:style-name="T3">+</text:span> PAR_MAX_BALANCE<text:span text:style-name="T3">)</text:span><text:span text:style-name="T14">;</text:span></text:p>
        <text:p text:style-name="P10"><text:s text:c="8"/><text:span text:style-name="T14">}</text:span></text:p>
        <text:p text:style-name="P10"><text:s text:c="8"/></text:p>
        <text:p text:style-name="P10"><text:s text:c="8"/><text:span text:style-name="T18">/** Initializes the nodes in the network based on the probability values received from Configuration file.</text:span></text:p>
        <text:p text:style-name="P17"><text:s text:c="9"/>*/</text:p>
        <text:p text:style-name="P10"><text:s text:c="8"/><text:span text:style-name="T3">@</text:span>Override</text:p>
        <text:p text:style-name="P10"><text:s text:c="8"/><text:span text:style-name="T1">public</text:span> <text:span text:style-name="T16">boolean</text:span> execute<text:span text:style-name="T3">()</text:span></text:p>
        <text:p text:style-name="P10"><text:s text:c="8"/><text:span text:style-name="T14">{</text:span></text:p>
        <text:p text:style-name="P10"><text:s text:c="16"/><text:span text:style-name="T1">if</text:span> <text:span text:style-name="T3">(</text:span>pcpu <text:span text:style-name="T3">+</text:span> pgpu <text:span text:style-name="T3">+</text:span> pfpga <text:span text:style-name="T3">+</text:span> pasic <text:span text:style-name="T3">!=</text:span> <text:span text:style-name="T6">1</text:span><text:span text:style-name="T3">)</text:span> <text:span text:style-name="T14">{</text:span></text:p>
        <text:p text:style-name="P10"><text:s text:c="24"/><text:span text:style-name="T17">System</text:span><text:span text:style-name="T3">.</text:span>err<text:span text:style-name="T3">.</text:span>println<text:span text:style-name="T3">(</text:span><text:span text:style-name="T7">"The sum of the probabilities of the mining <text:s/>HW must be equal to 100"</text:span><text:span text:style-name="T3">)</text:span><text:span text:style-name="T14">;</text:span></text:p>
        <text:p text:style-name="P10"><text:s text:c="24"/><text:span text:style-name="T1">return</text:span> <text:span text:style-name="T1">true</text:span><text:span text:style-name="T14">;</text:span> <text:s text:c="11"/></text:p>
        <text:p text:style-name="P10"><text:s text:c="16"/><text:span text:style-name="T14">}</text:span> <text:s text:c="22"/></text:p>
        <text:p text:style-name="P10"><text:s text:c="24"/></text:p>
        <text:p text:style-name="P10"><text:s text:c="16"/>TinyCoinNode n <text:span text:style-name="T3">=</text:span> <text:span text:style-name="T1">null</text:span><text:span text:style-name="T14">;</text:span></text:p>
        <text:p text:style-name="P10"><text:s text:c="16"/><text:span text:style-name="T17">Random</text:span> r <text:span text:style-name="T3">=</text:span> <text:span text:style-name="T1">new</text:span> <text:span text:style-name="T17">Random</text:span><text:span text:style-name="T3">(</text:span><text:span text:style-name="T6">0</text:span><text:span text:style-name="T3">)</text:span><text:span text:style-name="T14">;</text:span></text:p>
        <text:p text:style-name="P10"><text:s text:c="16"/><text:span text:style-name="T1">for</text:span> <text:span text:style-name="T3">(</text:span><text:span text:style-name="T16">int</text:span> i<text:span text:style-name="T3">=</text:span><text:span text:style-name="T6">0</text:span><text:span text:style-name="T14">;</text:span> i<text:span text:style-name="T3">&lt;</text:span> Network<text:span text:style-name="T3">.</text:span>size<text:span text:style-name="T3">()</text:span><text:span text:style-name="T14">;</text:span> i<text:span text:style-name="T3">++)</text:span> <text:span text:style-name="T14">{</text:span></text:p>
        <text:p text:style-name="P10"><text:s text:c="24"/>n <text:span text:style-name="T3">=</text:span> <text:span text:style-name="T3">(</text:span>TinyCoinNode<text:span text:style-name="T3">)</text:span>Network<text:span text:style-name="T3">.</text:span>get<text:span text:style-name="T3">(</text:span>i<text:span text:style-name="T3">)</text:span><text:span text:style-name="T14">;</text:span></text:p>
        <text:p text:style-name="P10"><text:s text:c="24"/><text:span text:style-name="T16">double</text:span> b <text:span text:style-name="T3">=</text:span> <text:span text:style-name="T17">Math</text:span><text:span text:style-name="T3">.</text:span>random<text:span text:style-name="T3">()*</text:span>maxBalance<text:span text:style-name="T14">;</text:span></text:p>
        <text:p text:style-name="P10"><text:s text:c="24"/>n<text:span text:style-name="T3">.</text:span>setBalance<text:span text:style-name="T3">(</text:span>b<text:span text:style-name="T3">)</text:span><text:span text:style-name="T14">;</text:span></text:p>
        <text:p text:style-name="P10"><text:s text:c="24"/><text:span text:style-name="T16">double</text:span> drandom <text:span text:style-name="T3">=</text:span> r<text:span text:style-name="T3">.</text:span>nextDouble<text:span text:style-name="T3">()</text:span><text:span text:style-name="T14">;</text:span></text:p>
        <text:p text:style-name="P10"><text:s text:c="24"/><text:span text:style-name="T1">if</text:span> <text:span text:style-name="T3">(</text:span>drandom <text:span text:style-name="T3">&lt;</text:span> pminer<text:span text:style-name="T3">)</text:span> <text:span text:style-name="T14">{</text:span> <text:span text:style-name="T8">// the node is a miner</text:span></text:p>
        <text:p text:style-name="P10"><text:s text:c="32"/>drandom <text:span text:style-name="T3">=</text:span> r<text:span text:style-name="T3">.</text:span>nextDouble<text:span text:style-name="T3">()</text:span><text:span text:style-name="T14">;</text:span> <text:s text:c="30"/></text:p>
        <text:p text:style-name="P10"><text:s text:c="32"/><text:span text:style-name="T1">if</text:span> <text:span text:style-name="T3">(</text:span>drandom <text:span text:style-name="T3">&lt;</text:span> psminer<text:span text:style-name="T3">)</text:span> <text:span text:style-name="T8">//Node is a selfish miner</text:span></text:p>
        <text:p text:style-name="P10"><text:s text:c="40"/>n<text:span text:style-name="T3">.</text:span>setNodetype<text:span text:style-name="T3">(</text:span>NodeType<text:span text:style-name="T3">.</text:span>SELFISH_MINER<text:span text:style-name="T3">)</text:span><text:span text:style-name="T14">;</text:span></text:p>
        <text:p text:style-name="P10"><text:s text:c="32"/><text:span text:style-name="T1">else</text:span></text:p>
        <text:p text:style-name="P10"><text:s text:c="40"/>n<text:span text:style-name="T3">.</text:span>setNodetype<text:span text:style-name="T3">(</text:span>NodeType<text:span text:style-name="T3">.</text:span>MINER<text:span text:style-name="T3">)</text:span><text:span text:style-name="T14">;</text:span> <text:s text:c="25"/></text:p>
        <text:p text:style-name="P10"><text:s text:c="32"/>drandom <text:span text:style-name="T3">=</text:span> r<text:span text:style-name="T3">.</text:span>nextDouble<text:span text:style-name="T3">()</text:span><text:span text:style-name="T14">;</text:span></text:p>
        <text:p text:style-name="P10"><text:s text:c="32"/><text:span text:style-name="T1">if</text:span> <text:span text:style-name="T3">(</text:span>drandom <text:span text:style-name="T3">&lt;</text:span> pcpu<text:span text:style-name="T3">)</text:span></text:p>
        <text:p text:style-name="P10"><text:s text:c="40"/>n<text:span text:style-name="T3">.</text:span>setMtype<text:span text:style-name="T3">(</text:span>MinerType<text:span text:style-name="T3">.</text:span>CPU<text:span text:style-name="T3">)</text:span><text:span text:style-name="T14">;</text:span></text:p>
        <text:p text:style-name="P10"><text:s text:c="32"/><text:span text:style-name="T1">else</text:span> <text:span text:style-name="T1">if</text:span> <text:span text:style-name="T3">(</text:span>drandom <text:span text:style-name="T3">&lt;</text:span> pcpu <text:span text:style-name="T3">+</text:span> pgpu<text:span text:style-name="T3">)</text:span></text:p>
        <text:p text:style-name="P10"><text:s text:c="40"/>n<text:span text:style-name="T3">.</text:span>setMtype<text:span text:style-name="T3">(</text:span>MinerType<text:span text:style-name="T3">.</text:span>GPU<text:span text:style-name="T3">)</text:span><text:span text:style-name="T14">;</text:span></text:p>
        <text:p text:style-name="P10"><text:soft-page-break/><text:s text:c="32"/><text:span text:style-name="T1">else</text:span> <text:span text:style-name="T1">if</text:span> <text:span text:style-name="T3">(</text:span>drandom <text:span text:style-name="T3">&lt;</text:span> pcpu <text:span text:style-name="T3">+</text:span> pgpu <text:span text:style-name="T3">+</text:span> pfpga<text:span text:style-name="T3">)</text:span></text:p>
        <text:p text:style-name="P10"><text:s text:c="40"/>n<text:span text:style-name="T3">.</text:span>setMtype<text:span text:style-name="T3">(</text:span>MinerType<text:span text:style-name="T3">.</text:span>FPGA<text:span text:style-name="T3">)</text:span><text:span text:style-name="T14">;</text:span></text:p>
        <text:p text:style-name="P10"><text:s text:c="32"/><text:span text:style-name="T1">else</text:span></text:p>
        <text:p text:style-name="P10"><text:s text:c="40"/>n<text:span text:style-name="T3">.</text:span>setMtype<text:span text:style-name="T3">(</text:span>MinerType<text:span text:style-name="T3">.</text:span>ASIC<text:span text:style-name="T3">)</text:span><text:span text:style-name="T14">;</text:span> <text:s text:c="4"/></text:p>
        <text:p text:style-name="P10"><text:s text:c="24"/><text:span text:style-name="T14">}</text:span></text:p>
        <text:p text:style-name="P10"><text:s text:c="24"/><text:span text:style-name="T1">else</text:span> </text:p>
        <text:p text:style-name="P10"><text:s text:c="24"/><text:span text:style-name="T14">{</text:span></text:p>
        <text:p text:style-name="P10"><text:s text:c="32"/>n<text:span text:style-name="T3">.</text:span>setNodetype<text:span text:style-name="T3">(</text:span>NodeType<text:span text:style-name="T3">.</text:span>NODE<text:span text:style-name="T3">)</text:span><text:span text:style-name="T14">;</text:span></text:p>
        <text:p text:style-name="P10"><text:s text:c="32"/>n<text:span text:style-name="T3">.</text:span>setMtype<text:span text:style-name="T3">(</text:span><text:span text:style-name="T1">null</text:span><text:span text:style-name="T3">)</text:span><text:span text:style-name="T14">;</text:span></text:p>
        <text:p text:style-name="P10"><text:s text:c="24"/><text:span text:style-name="T14">}</text:span> <text:s text:c="22"/></text:p>
        <text:p text:style-name="P10"><text:s text:c="16"/><text:span text:style-name="T14">}</text:span> <text:s text:c="14"/></text:p>
        <text:p text:style-name="P10"><text:s text:c="16"/><text:span text:style-name="T1">return</text:span> <text:span text:style-name="T1">false</text:span><text:span text:style-name="T14">;</text:span></text:p>
        <text:p text:style-name="P19"><text:span text:style-name="T20"><text:s text:c="8"/></text:span><text:span text:style-name="T14">}</text:span></text:p>
        <text:p text:style-name="P26"><text:span text:style-name="T14">}</text:span></text:p>
      </text:section>
      <text:h text:style-name="P9" text:outline-level="3"><text:span text:style-name="T11">Subpackage protocols</text:span></text:h>
      <text:p text:style-name="P5">NodeProtocol</text:p>
      <text:section text:style-name="Sect1" text:name="Sezione9">
        <text:p text:style-name="P15"><text:span text:style-name="T1">package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protocols</text:span><text:span text:style-name="T14">;</text:span></text:p>
        <text:p text:style-name="P19"/>
        <text:p text:style-name="P10"><text:span text:style-name="T1">import</text:span><text:span text:style-name="T13"> java</text:span><text:span text:style-name="T3">.</text:span><text:span text:style-name="T13">util</text:span><text:span text:style-name="T3">.</text:span><text:span text:style-name="T13">List</text:span><text:span text:style-name="T14">;</text:span></text:p>
        <text:p text:style-name="P10"><text:span text:style-name="T1">import</text:span><text:span text:style-name="T13"> java</text:span><text:span text:style-name="T3">.</text:span><text:span text:style-name="T13">util</text:span><text:span text:style-name="T3">.</text:span><text:span text:style-name="T13">Map</text:span><text:span text:style-name="T14">;</text:span></text:p>
        <text:p text:style-name="P19"/>
        <text:p text:style-name="P10"><text:span text:style-name="T1">import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Block</text:span><text:span text:style-name="T14">;</text:span></text:p>
        <text:p text:style-name="P10"><text:span text:style-name="T1">import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TinyCoinNode</text:span><text:span text:style-name="T14">;</text:span></text:p>
        <text:p text:style-name="P10"><text:span text:style-name="T1">import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Transaction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dsim</text:span><text:span text:style-name="T3">.</text:span><text:span text:style-name="T13">CDProtocol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nfig</text:span><text:span text:style-name="T3">.</text:span><text:span text:style-name="T13">Configuration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nfig</text:span><text:span text:style-name="T3">.</text:span><text:span text:style-name="T13">FastConfig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re</text:span><text:span text:style-name="T3">.</text:span><text:span text:style-name="T13">Linkable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re</text:span><text:span text:style-name="T3">.</text:span><text:span text:style-name="T13">Network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re</text:span><text:span text:style-name="T3">.</text:span><text:span text:style-name="T13">Node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edsim</text:span><text:span text:style-name="T3">.</text:span><text:span text:style-name="T13">EDProtocol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transport</text:span><text:span text:style-name="T3">.</text:span><text:span text:style-name="T13">Transport</text:span><text:span text:style-name="T14">;</text:span></text:p>
        <text:p text:style-name="P19"/>
        <text:p text:style-name="P10"><text:span text:style-name="T1">public</text:span> <text:span text:style-name="T1">class</text:span> NodeProtocol <text:span text:style-name="T1">implements</text:span> CDProtocol, EDProtocol<text:span text:style-name="T14">{</text:span></text:p>
        <text:p text:style-name="P10"><text:s text:c="8"/></text:p>
        <text:p text:style-name="P10"><text:s text:c="8"/><text:span text:style-name="T1">private</text:span> <text:span text:style-name="T1">static</text:span> <text:span text:style-name="T1">final</text:span> <text:span text:style-name="T17">String</text:span> PAR_P_TRANS <text:span text:style-name="T3">=</text:span> <text:span text:style-name="T7">"transaction_prob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SMINER <text:span text:style-name="T3">=</text:span> <text:span text:style-name="T7">"self_miner_prot"</text:span><text:span text:style-name="T14">;</text:span></text:p>
        <text:p text:style-name="P10"><text:s text:c="8"/></text:p>
        <text:p text:style-name="P10"><text:s text:c="8"/><text:span text:style-name="T1">private</text:span> <text:span text:style-name="T16">double</text:span> transProb<text:span text:style-name="T14">;</text:span></text:p>
        <text:p text:style-name="P10"><text:s text:c="8"/><text:span text:style-name="T1">private</text:span> <text:span text:style-name="T16">int</text:span> numTrans<text:span text:style-name="T14">;</text:span></text:p>
        <text:p text:style-name="P10"><text:s text:c="8"/><text:span text:style-name="T1">private</text:span> <text:span text:style-name="T16">int</text:span> smpid<text:span text:style-name="T14">;</text:span></text:p>
        <text:p text:style-name="P10"><text:s text:c="8"/><text:span text:style-name="T1">private</text:span> <text:span text:style-name="T16">boolean</text:span> fork<text:span text:style-name="T14">;</text:span></text:p>
        <text:p text:style-name="P10"><text:s text:c="8"/><text:span text:style-name="T1">private</text:span> Block forked<text:span text:style-name="T14">;</text:span></text:p>
        <text:p text:style-name="P10"><text:s text:c="8"/><text:span text:style-name="T1">private</text:span> <text:span text:style-name="T16">int</text:span> numForks<text:span text:style-name="T14">;</text:span></text:p>
        <text:p text:style-name="P10"><text:s text:c="8"/></text:p>
        <text:p text:style-name="P10"><text:s text:c="8"/><text:span text:style-name="T1">public</text:span> NodeProtocol<text:span text:style-name="T3">(</text:span><text:span text:style-name="T17">String</text:span> prefix<text:span text:style-name="T3">)</text:span> </text:p>
        <text:p text:style-name="P10"><text:s text:c="8"/><text:span text:style-name="T14">{</text:span></text:p>
        <text:p text:style-name="P10"><text:s text:c="16"/>transProb <text:span text:style-name="T3">=</text:span> Configuration<text:span text:style-name="T3">.</text:span>getDouble<text:span text:style-name="T3">(</text:span>prefix <text:span text:style-name="T3">+</text:span> <text:span text:style-name="T7">"."</text:span> <text:span text:style-name="T3">+</text:span> PAR_P_TRANS<text:span text:style-name="T3">)</text:span><text:span text:style-name="T14">;</text:span></text:p>
        <text:p text:style-name="P10"><text:s text:c="16"/>numTrans <text:span text:style-name="T3">=</text:span> <text:span text:style-name="T6">0</text:span><text:span text:style-name="T14">;</text:span> <text:s text:c="10"/></text:p>
        <text:p text:style-name="P10"><text:s text:c="16"/>smpid <text:span text:style-name="T3">=</text:span> Configuration<text:span text:style-name="T3">.</text:span>getPid<text:span text:style-name="T3">(</text:span>prefix <text:span text:style-name="T3">+</text:span> <text:span text:style-name="T7">"."</text:span> <text:span text:style-name="T3">+</text:span> PAR_SMINER<text:span text:style-name="T3">)</text:span><text:span text:style-name="T14">;</text:span></text:p>
        <text:p text:style-name="P10"><text:s text:c="16"/>fork <text:span text:style-name="T3">=</text:span> <text:span text:style-name="T1">false</text:span><text:span text:style-name="T14">;</text:span></text:p>
        <text:p text:style-name="P10"><text:s text:c="16"/>forked <text:span text:style-name="T3">=</text:span> <text:span text:style-name="T1">null</text:span><text:span text:style-name="T14">;</text:span></text:p>
        <text:p text:style-name="P10"><text:s text:c="16"/>numForks <text:span text:style-name="T3">=</text:span> <text:span text:style-name="T6">0</text:span><text:span text:style-name="T14">;</text:span></text:p>
        <text:p text:style-name="P10"><text:s text:c="8"/><text:span text:style-name="T14">}</text:span> <text:s text:c="6"/></text:p>
        <text:p text:style-name="P10"><text:s text:c="8"/></text:p>
        <text:p text:style-name="P10"><text:s text:c="8"/><text:span text:style-name="T3">@</text:span>Override</text:p>
        <text:p text:style-name="P10"><text:s text:c="8"/><text:span text:style-name="T1">public</text:span> <text:span text:style-name="T17">Object</text:span> clone<text:span text:style-name="T3">()</text:span> <text:span text:style-name="T14">{</text:span></text:p>
        <text:p text:style-name="P10"><text:s text:c="16"/>NodeProtocol np <text:span text:style-name="T3">=</text:span> <text:span text:style-name="T1">null</text:span><text:span text:style-name="T14">;</text:span></text:p>
        <text:p text:style-name="P10"><text:s text:c="16"/><text:span text:style-name="T1">try</text:span> <text:span text:style-name="T14">{</text:span></text:p>
        <text:p text:style-name="P10"><text:s text:c="24"/>np <text:span text:style-name="T3">=</text:span> <text:span text:style-name="T3">(</text:span>NodeProtocol<text:span text:style-name="T3">)</text:span><text:span text:style-name="T1">super</text:span><text:span text:style-name="T3">.</text:span>clone<text:span text:style-name="T3">()</text:span><text:span text:style-name="T14">;</text:span></text:p>
        <text:p text:style-name="P10"><text:s text:c="24"/>np<text:span text:style-name="T3">.</text:span>setTransProb<text:span text:style-name="T3">(</text:span>transProb<text:span text:style-name="T3">)</text:span><text:span text:style-name="T14">;</text:span></text:p>
        <text:p text:style-name="P10"><text:s text:c="24"/>np<text:span text:style-name="T3">.</text:span>setNumTrans<text:span text:style-name="T3">(</text:span><text:span text:style-name="T6">0</text:span><text:span text:style-name="T3">)</text:span><text:span text:style-name="T14">;</text:span></text:p>
        <text:p text:style-name="P10"><text:s text:c="24"/>np<text:span text:style-name="T3">.</text:span>setSmpid<text:span text:style-name="T3">(</text:span>smpid<text:span text:style-name="T3">)</text:span><text:span text:style-name="T14">;</text:span></text:p>
        <text:p text:style-name="P10"><text:s text:c="24"/>np<text:span text:style-name="T3">.</text:span>setFork<text:span text:style-name="T3">(</text:span><text:span text:style-name="T1">false</text:span><text:span text:style-name="T3">)</text:span><text:span text:style-name="T14">;</text:span></text:p>
        <text:p text:style-name="P10"><text:s text:c="24"/>np<text:span text:style-name="T3">.</text:span>setForked<text:span text:style-name="T3">(</text:span><text:span text:style-name="T1">null</text:span><text:span text:style-name="T3">)</text:span><text:span text:style-name="T14">;</text:span></text:p>
        <text:p text:style-name="P10"><text:s text:c="24"/>np<text:span text:style-name="T3">.</text:span>setNumForks<text:span text:style-name="T3">(</text:span><text:span text:style-name="T6">0</text:span><text:span text:style-name="T3">)</text:span><text:span text:style-name="T14">;</text:span></text:p>
        <text:p text:style-name="P10"><text:s text:c="16"/><text:span text:style-name="T14">}</text:span></text:p>
        <text:p text:style-name="P10"><text:s text:c="16"/><text:span text:style-name="T1">catch</text:span><text:span text:style-name="T3">(</text:span><text:span text:style-name="T17">CloneNotSupportedException</text:span> <text:s/>e<text:span text:style-name="T3">)</text:span> <text:span text:style-name="T14">{</text:span></text:p>
        <text:p text:style-name="P10"><text:s text:c="24"/><text:span text:style-name="T17">System</text:span><text:span text:style-name="T3">.</text:span>err<text:span text:style-name="T3">.</text:span>println<text:span text:style-name="T3">(</text:span>e<text:span text:style-name="T3">)</text:span><text:span text:style-name="T14">;</text:span></text:p>
        <text:p text:style-name="P10"><text:s text:c="16"/><text:span text:style-name="T14">}</text:span></text:p>
        <text:p text:style-name="P10"><text:s text:c="16"/><text:span text:style-name="T1">return</text:span> np<text:span text:style-name="T14">;</text:span></text:p>
        <text:p text:style-name="P10"><text:s text:c="8"/><text:span text:style-name="T14">}</text:span></text:p>
        <text:p text:style-name="P10"><text:s text:c="8"/></text:p>
        <text:p text:style-name="P19"/>
        <text:p text:style-name="P10"><text:s text:c="8"/><text:span text:style-name="T1">public</text:span> <text:span text:style-name="T16">int</text:span> getNumForks<text:span text:style-name="T3">()</text:span> <text:span text:style-name="T14">{</text:span></text:p>
        <text:p text:style-name="P10"><text:soft-page-break/><text:s text:c="16"/><text:span text:style-name="T1">return</text:span> numForks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<text:span text:style-name="T16">void</text:span> setSmpid<text:span text:style-name="T3">(</text:span><text:span text:style-name="T16">int</text:span> smpid<text:span text:style-name="T3">)</text:span> <text:span text:style-name="T14">{</text:span></text:p>
        <text:p text:style-name="P10"><text:s text:c="16"/><text:span text:style-name="T1">this</text:span><text:span text:style-name="T3">.</text:span>smpid <text:span text:style-name="T3">=</text:span> smpid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<text:span text:style-name="T16">void</text:span> setNumTrans<text:span text:style-name="T3">(</text:span><text:span text:style-name="T16">int</text:span> numTrans<text:span text:style-name="T3">)</text:span> <text:span text:style-name="T14">{</text:span></text:p>
        <text:p text:style-name="P10"><text:s text:c="16"/><text:span text:style-name="T1">this</text:span><text:span text:style-name="T3">.</text:span>numTrans <text:span text:style-name="T3">=</text:span> numTrans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<text:span text:style-name="T16">void</text:span> setFork<text:span text:style-name="T3">(</text:span><text:span text:style-name="T16">boolean</text:span> fork<text:span text:style-name="T3">)</text:span> <text:span text:style-name="T14">{</text:span></text:p>
        <text:p text:style-name="P10"><text:s text:c="16"/><text:span text:style-name="T1">this</text:span><text:span text:style-name="T3">.</text:span>fork <text:span text:style-name="T3">=</text:span> fork<text:span text:style-name="T14">;</text:span></text:p>
        <text:p text:style-name="P10"><text:s text:c="8"/><text:span text:style-name="T14">}</text:span></text:p>
        <text:p text:style-name="P10"><text:s text:c="8"/></text:p>
        <text:p text:style-name="P10"><text:s text:c="8"/><text:span text:style-name="T1">public</text:span> <text:span text:style-name="T16">void</text:span> setForked<text:span text:style-name="T3">(</text:span>Block forked<text:span text:style-name="T3">)</text:span> <text:span text:style-name="T14">{</text:span></text:p>
        <text:p text:style-name="P10"><text:s text:c="16"/><text:span text:style-name="T1">this</text:span><text:span text:style-name="T3">.</text:span>forked <text:span text:style-name="T3">=</text:span> forked<text:span text:style-name="T14">;</text:span></text:p>
        <text:p text:style-name="P10"><text:s text:c="8"/><text:span text:style-name="T14">}</text:span></text:p>
        <text:p text:style-name="P10"><text:s text:c="8"/></text:p>
        <text:p text:style-name="P19"/>
        <text:p text:style-name="P10"><text:s text:c="8"/><text:span text:style-name="T3">@</text:span>Override</text:p>
        <text:p text:style-name="P10"><text:s text:c="8"/><text:span text:style-name="T1">public</text:span> <text:span text:style-name="T16">void</text:span> nextCycle<text:span text:style-name="T3">(</text:span>Node node<text:span text:style-name="T3">,</text:span> <text:span text:style-name="T16">int</text:span> pid<text:span text:style-name="T3">)</text:span></text:p>
        <text:p text:style-name="P10"><text:s text:c="8"/><text:span text:style-name="T14">{</text:span></text:p>
        <text:p text:style-name="P10"><text:s text:c="16"/>TinyCoinNode tnode <text:span text:style-name="T3">=</text:span> <text:span text:style-name="T3">(</text:span>TinyCoinNode<text:span text:style-name="T3">)</text:span> node<text:span text:style-name="T14">;</text:span></text:p>
        <text:p text:style-name="P10"><text:s text:c="16"/><text:span text:style-name="T16">double</text:span> balance <text:span text:style-name="T3">=</text:span> tnode<text:span text:style-name="T3">.</text:span>getBalance<text:span text:style-name="T3">()</text:span><text:span text:style-name="T14">;</text:span></text:p>
        <text:p text:style-name="P10"><text:s text:c="16"/><text:span text:style-name="T8">// <text:s/>I assume that if a node has less than 1 coin cannot make a transaction</text:span></text:p>
        <text:p text:style-name="P10"><text:s text:c="16"/><text:span text:style-name="T8">// (Substitutes the test for empty balance, and allows to avoid very small, fractional transactions)</text:span></text:p>
        <text:p text:style-name="P10"><text:s text:c="16"/><text:span text:style-name="T1">if</text:span> <text:span text:style-name="T3">(</text:span>balance <text:span text:style-name="T3">&lt;</text:span> <text:span text:style-name="T6">1</text:span><text:span text:style-name="T3">)</text:span> <text:span text:style-name="T14">{</text:span> <text:s/></text:p>
        <text:p text:style-name="P10"><text:s text:c="24"/><text:span text:style-name="T1">return</text:span><text:span text:style-name="T14">;</text:span></text:p>
        <text:p text:style-name="P10"><text:s text:c="16"/><text:span text:style-name="T14">}</text:span></text:p>
        <text:p text:style-name="P10"><text:s text:c="16"/><text:span text:style-name="T16">double</text:span> r <text:span text:style-name="T3">=</text:span> <text:span text:style-name="T17">Math</text:span><text:span text:style-name="T3">.</text:span>random<text:span text:style-name="T3">()</text:span><text:span text:style-name="T14">;</text:span></text:p>
        <text:p text:style-name="P10"><text:s text:c="16"/><text:span text:style-name="T8">// At each cycle, each node generates a transaction with a given probability</text:span></text:p>
        <text:p text:style-name="P10"><text:s text:c="16"/><text:span text:style-name="T1">if</text:span> <text:span text:style-name="T3">(</text:span>r <text:span text:style-name="T3">&lt;</text:span> transProb<text:span text:style-name="T3">)</text:span> <text:span text:style-name="T14">{</text:span> <text:s text:c="19"/></text:p>
        <text:p text:style-name="P10"><text:s text:c="24"/><text:span text:style-name="T17">String</text:span> tid <text:span text:style-name="T3">=</text:span> node<text:span text:style-name="T3">.</text:span>getID<text:span text:style-name="T3">()</text:span> <text:span text:style-name="T3">+</text:span> <text:span text:style-name="T7">"@"</text:span> <text:span text:style-name="T3">+</text:span> numTrans<text:span text:style-name="T14">;</text:span></text:p>
        <text:p text:style-name="P10"><text:s text:c="24"/>numTrans<text:span text:style-name="T3">++</text:span><text:span text:style-name="T14">;</text:span> <text:s text:c="20"/></text:p>
        <text:p text:style-name="P10"><text:s text:c="24"/><text:span text:style-name="T8">// Randomly choose one recipient</text:span></text:p>
        <text:p text:style-name="P10"><text:s text:c="24"/>Network<text:span text:style-name="T3">.</text:span>shuffle<text:span text:style-name="T3">()</text:span><text:span text:style-name="T14">;</text:span></text:p>
        <text:p text:style-name="P10"><text:s text:c="24"/>TinyCoinNode recipient <text:span text:style-name="T3">=</text:span> <text:span text:style-name="T3">(</text:span>TinyCoinNode<text:span text:style-name="T3">)</text:span> Network<text:span text:style-name="T3">.</text:span>get<text:span text:style-name="T3">(</text:span><text:span text:style-name="T6">0</text:span><text:span text:style-name="T3">)</text:span><text:span text:style-name="T14">;</text:span> <text:s text:c="16"/></text:p>
        <text:p text:style-name="P10"><text:s text:c="24"/><text:span text:style-name="T16">double</text:span> totalSpent <text:span text:style-name="T3">=</text:span> <text:span text:style-name="T17">Math</text:span><text:span text:style-name="T3">.</text:span>random<text:span text:style-name="T3">()</text:span> <text:span text:style-name="T3">*</text:span> balance<text:span text:style-name="T14">;</text:span></text:p>
        <text:p text:style-name="P10"><text:s text:c="24"/><text:span text:style-name="T16">double</text:span> amount <text:span text:style-name="T3">=</text:span> totalSpent <text:span text:style-name="T3">*</text:span> <text:span text:style-name="T3">(</text:span><text:span text:style-name="T22">9.0</text:span><text:span text:style-name="T3">/</text:span><text:span text:style-name="T22">10.0</text:span><text:span text:style-name="T3">)</text:span><text:span text:style-name="T14">;</text:span></text:p>
        <text:p text:style-name="P10"><text:s text:c="24"/><text:span text:style-name="T16">double</text:span> fee <text:span text:style-name="T3">=</text:span> totalSpent <text:span text:style-name="T3">-</text:span> amount<text:span text:style-name="T14">;</text:span> <text:s text:c="22"/></text:p>
        <text:p text:style-name="P10"><text:s text:c="24"/>Transaction t <text:span text:style-name="T3">=</text:span> <text:span text:style-name="T1">new</text:span> Transaction<text:span text:style-name="T3">(</text:span>tid<text:span text:style-name="T3">,</text:span> tnode<text:span text:style-name="T3">,</text:span> recipient<text:span text:style-name="T3">,</text:span> amount<text:span text:style-name="T3">,</text:span> fee<text:span text:style-name="T3">)</text:span><text:span text:style-name="T14">;</text:span></text:p>
        <text:p text:style-name="P10"><text:s text:c="24"/><text:span text:style-name="T17">System</text:span><text:span text:style-name="T3">.</text:span>out<text:span text:style-name="T3">.</text:span>println<text:span text:style-name="T3">(</text:span>t<text:span text:style-name="T3">.</text:span>toString<text:span text:style-name="T3">())</text:span><text:span text:style-name="T14">;</text:span></text:p>
        <text:p text:style-name="P10"><text:s text:c="24"/><text:span text:style-name="T8">// Transaction has been created, so update balance and insert into local pool of unconfirmed transactions</text:span></text:p>
        <text:p text:style-name="P10"><text:s text:c="24"/>tnode<text:span text:style-name="T3">.</text:span>getTransPool<text:span text:style-name="T3">().</text:span>put<text:span text:style-name="T3">(</text:span>tid<text:span text:style-name="T3">,</text:span> t<text:span text:style-name="T3">)</text:span><text:span text:style-name="T14">;</text:span></text:p>
        <text:p text:style-name="P10"><text:s text:c="24"/>balance <text:span text:style-name="T3">-=</text:span> totalSpent<text:span text:style-name="T14">;</text:span> <text:s text:c="17"/></text:p>
        <text:p text:style-name="P10"><text:s text:c="24"/><text:span text:style-name="T8">// Send the transaction to all neighbor nodes</text:span></text:p>
        <text:p text:style-name="P10"><text:s text:c="24"/>sendTransactionToNeighbors<text:span text:style-name="T3">(</text:span>node<text:span text:style-name="T3">,</text:span> pid<text:span text:style-name="T3">,</text:span> t<text:span text:style-name="T3">)</text:span><text:span text:style-name="T14">;</text:span> <text:s text:c="22"/></text:p>
        <text:p text:style-name="P10"><text:s text:c="16"/><text:span text:style-name="T14">}</text:span> <text:s text:c="14"/></text:p>
        <text:p text:style-name="P10"><text:s text:c="8"/><text:span text:style-name="T14">}</text:span> <text:s text:c="6"/></text:p>
        <text:p text:style-name="P10"><text:s text:c="8"/></text:p>
        <text:p text:style-name="P10"><text:s text:c="8"/><text:span text:style-name="T3">@</text:span>Override</text:p>
        <text:p text:style-name="P10"><text:s text:c="8"/><text:span text:style-name="T1">public</text:span> <text:span text:style-name="T16">void</text:span> processEvent<text:span text:style-name="T3">(</text:span>Node node<text:span text:style-name="T3">,</text:span> <text:span text:style-name="T16">int</text:span> pid<text:span text:style-name="T3">,</text:span> <text:span text:style-name="T17">Object</text:span> event<text:span text:style-name="T3">)</text:span></text:p>
        <text:p text:style-name="P10"><text:s text:c="8"/><text:span text:style-name="T14">{</text:span></text:p>
        <text:p text:style-name="P10"><text:s text:c="16"/><text:span text:style-name="T1">if</text:span> <text:span text:style-name="T3">(</text:span>event <text:span text:style-name="T1">instanceof</text:span> Transaction<text:span text:style-name="T3">)</text:span> <text:span text:style-name="T14">{</text:span> <text:s text:c="20"/></text:p>
        <text:p text:style-name="P10"><text:s text:c="24"/>Transaction t <text:span text:style-name="T3">=</text:span> <text:span text:style-name="T3">(</text:span>Transaction<text:span text:style-name="T3">)</text:span> event<text:span text:style-name="T14">;</text:span></text:p>
        <text:p text:style-name="P10"><text:s text:c="24"/>Map<text:span text:style-name="T3">&lt;</text:span><text:span text:style-name="T17">String</text:span><text:span text:style-name="T3">,</text:span> Transaction<text:span text:style-name="T3">&gt;</text:span> transPool <text:span text:style-name="T3">=</text:span> <text:span text:style-name="T3">((</text:span>TinyCoinNode<text:span text:style-name="T3">)</text:span> node<text:span text:style-name="T3">).</text:span>getTransPool<text:span text:style-name="T3">()</text:span><text:span text:style-name="T14">;</text:span></text:p>
        <text:p text:style-name="P10"><text:s text:c="24"/><text:span text:style-name="T17">String</text:span> tid <text:span text:style-name="T3">=</text:span> t<text:span text:style-name="T3">.</text:span>getTid<text:span text:style-name="T3">()</text:span><text:span text:style-name="T14">;</text:span></text:p>
        <text:p text:style-name="P10"><text:s text:c="24"/><text:span text:style-name="T8">// If never received the transaction, broadcast it to the neighbors</text:span></text:p>
        <text:p text:style-name="P10"><text:s text:c="24"/><text:span text:style-name="T1">if</text:span> <text:span text:style-name="T3">(!</text:span>transPool<text:span text:style-name="T3">.</text:span>containsKey<text:span text:style-name="T3">(</text:span>tid<text:span text:style-name="T3">))</text:span> <text:span text:style-name="T14">{</text:span></text:p>
        <text:p text:style-name="P10"><text:s text:c="32"/>transPool<text:span text:style-name="T3">.</text:span>put<text:span text:style-name="T3">(</text:span>tid<text:span text:style-name="T3">,</text:span> t<text:span text:style-name="T3">)</text:span><text:span text:style-name="T14">;</text:span></text:p>
        <text:p text:style-name="P10"><text:s text:c="32"/>sendTransactionToNeighbors<text:span text:style-name="T3">(</text:span>node<text:span text:style-name="T3">,</text:span> pid<text:span text:style-name="T3">,</text:span> t<text:span text:style-name="T3">)</text:span><text:span text:style-name="T14">;</text:span></text:p>
        <text:p text:style-name="P10"><text:s text:c="24"/><text:span text:style-name="T14">}</text:span></text:p>
        <text:p text:style-name="P10"><text:s text:c="16"/><text:span text:style-name="T14">}</text:span> <text:s text:c="14"/></text:p>
        <text:p text:style-name="P10"><text:s text:c="16"/><text:span text:style-name="T1">else</text:span> <text:span text:style-name="T1">if</text:span> <text:span text:style-name="T3">(</text:span>event <text:span text:style-name="T1">instanceof</text:span> Block<text:span text:style-name="T3">)</text:span> <text:span text:style-name="T14">{</text:span></text:p>
        <text:p text:style-name="P10"><text:s text:c="24"/>TinyCoinNode tnode <text:span text:style-name="T3">=</text:span> <text:span text:style-name="T3">(</text:span>TinyCoinNode<text:span text:style-name="T3">)</text:span>node<text:span text:style-name="T14">;</text:span> <text:s text:c="7"/></text:p>
        <text:p text:style-name="P10"><text:s text:c="24"/><text:span text:style-name="T17">List</text:span><text:span text:style-name="T3">&lt;</text:span>Block<text:span text:style-name="T3">&gt;</text:span> blockchain <text:span text:style-name="T3">=</text:span> tnode<text:span text:style-name="T3">.</text:span>getBlockchain<text:span text:style-name="T3">()</text:span><text:span text:style-name="T14">;</text:span></text:p>
        <text:p text:style-name="P10"><text:s text:c="24"/>Block b <text:span text:style-name="T3">=</text:span> <text:span text:style-name="T3">(</text:span>Block<text:span text:style-name="T3">)</text:span>event<text:span text:style-name="T14">;</text:span> </text:p>
        <text:p text:style-name="P10"><text:s text:c="24"/><text:span text:style-name="T17">String</text:span> last <text:span text:style-name="T3">=</text:span> blockchain<text:span text:style-name="T3">.</text:span>size<text:span text:style-name="T3">()==</text:span><text:span text:style-name="T6">0</text:span> <text:span text:style-name="T3">?</text:span> <text:span text:style-name="T1">null</text:span> <text:span text:style-name="T3">:</text:span> blockchain<text:span text:style-name="T3">.</text:span>get<text:span text:style-name="T3">(</text:span>blockchain<text:span text:style-name="T3">.</text:span>size<text:span text:style-name="T3">()-</text:span><text:span text:style-name="T6">1</text:span><text:span text:style-name="T3">).</text:span>getBid<text:span text:style-name="T3">()</text:span><text:span text:style-name="T14">;</text:span></text:p>
        <text:p text:style-name="P10"><text:s text:c="24"/></text:p>
        <text:p text:style-name="P10"><text:s text:c="24"/><text:span text:style-name="T1">if</text:span> <text:span text:style-name="T3">(</text:span>tnode<text:span text:style-name="T3">.</text:span>isSelfishMiner<text:span text:style-name="T3">())</text:span> <text:span text:style-name="T14">{</text:span> <text:s/><text:span text:style-name="T8">//Selfish miner receives a new block from a honest node</text:span></text:p>
        <text:p text:style-name="P10"><text:s text:c="32"/>SelfishMinerProtocol smp <text:span text:style-name="T3">=</text:span> <text:span text:style-name="T3">(</text:span>SelfishMinerProtocol<text:span text:style-name="T3">)</text:span>node<text:span text:style-name="T3">.</text:span>getProtocol<text:span text:style-name="T3">(</text:span>smpid<text:span text:style-name="T3">)</text:span><text:span text:style-name="T14">;</text:span> <text:s text:c="14"/></text:p>
        <text:p text:style-name="P10"><text:s text:c="32"/><text:span text:style-name="T17">List</text:span><text:span text:style-name="T3">&lt;</text:span>Block<text:span text:style-name="T3">&gt;</text:span> privateBlockchain <text:span text:style-name="T3">=</text:span> smp<text:span text:style-name="T3">.</text:span>getPrivateBlockchain<text:span text:style-name="T3">()</text:span><text:span text:style-name="T14">;</text:span></text:p>
        <text:p text:style-name="P10"><text:s text:c="32"/><text:span text:style-name="T16">int</text:span> privateBranchLength <text:span text:style-name="T3">=</text:span> smp<text:span text:style-name="T3">.</text:span>getPrivateBranchLength<text:span text:style-name="T3">()</text:span><text:span text:style-name="T14">;</text:span></text:p>
        <text:p text:style-name="P10"><text:s text:c="32"/><text:span text:style-name="T16">int</text:span> prevDiff <text:span text:style-name="T3">=</text:span> privateBlockchain<text:span text:style-name="T3">.</text:span>size<text:span text:style-name="T3">()</text:span> <text:span text:style-name="T3">-</text:span> blockchain<text:span text:style-name="T3">.</text:span>size<text:span text:style-name="T3">()</text:span><text:span text:style-name="T14">;</text:span></text:p>
        <text:p text:style-name="P10"><text:soft-page-break/><text:s text:c="32"/><text:span text:style-name="T1">if</text:span> <text:span text:style-name="T3">(</text:span> last <text:span text:style-name="T3">==</text:span> b<text:span text:style-name="T3">.</text:span>getParent<text:span text:style-name="T3">())</text:span> <text:span text:style-name="T14">{</text:span></text:p>
        <text:p text:style-name="P10"><text:s text:c="40"/>blockchain<text:span text:style-name="T3">.</text:span>add<text:span text:style-name="T3">(</text:span>b<text:span text:style-name="T3">)</text:span><text:span text:style-name="T14">;</text:span></text:p>
        <text:p text:style-name="P10"><text:s text:c="40"/>tnode<text:span text:style-name="T3">.</text:span>increaseBalance<text:span text:style-name="T3">(</text:span>b<text:span text:style-name="T3">.</text:span>getTransactionsAmountIfRecipient<text:span text:style-name="T3">(</text:span>tnode<text:span text:style-name="T3">))</text:span><text:span text:style-name="T14">;</text:span></text:p>
        <text:p text:style-name="P10"><text:s text:c="40"/><text:span text:style-name="T1">if</text:span> <text:span text:style-name="T3">(</text:span>b<text:span text:style-name="T3">.</text:span>getMiner<text:span text:style-name="T3">()</text:span> <text:span text:style-name="T3">==</text:span> tnode<text:span text:style-name="T3">)</text:span> <text:span text:style-name="T8">// Added this check, should be redundant</text:span></text:p>
        <text:p text:style-name="P10"><text:s text:c="48"/>tnode<text:span text:style-name="T3">.</text:span>increaseBalance<text:span text:style-name="T3">(</text:span>b<text:span text:style-name="T3">.</text:span>getRevenueForBlock<text:span text:style-name="T3">())</text:span><text:span text:style-name="T14">;</text:span></text:p>
        <text:p text:style-name="P10"><text:s text:c="40"/><text:span text:style-name="T1">switch</text:span> <text:span text:style-name="T3">(</text:span>prevDiff<text:span text:style-name="T3">)</text:span> <text:span text:style-name="T14">{</text:span></text:p>
        <text:p text:style-name="P10"><text:s text:c="40"/><text:span text:style-name="T1">case</text:span><text:span text:style-name="T3">(</text:span><text:span text:style-name="T6">0</text:span><text:span text:style-name="T3">):</text:span></text:p>
        <text:p text:style-name="P10"><text:s text:c="48"/><text:span text:style-name="T1">if</text:span> <text:span text:style-name="T3">(</text:span>onlyAddTheBlock<text:span text:style-name="T3">(</text:span>privateBlockchain<text:span text:style-name="T3">,</text:span> blockchain<text:span text:style-name="T3">))</text:span></text:p>
        <text:p text:style-name="P10"><text:s text:c="56"/>privateBlockchain<text:span text:style-name="T3">.</text:span>add<text:span text:style-name="T3">(</text:span>b<text:span text:style-name="T3">)</text:span><text:span text:style-name="T14">;</text:span> <text:s text:c="12"/><text:span text:style-name="T8">//simply add one block</text:span></text:p>
        <text:p text:style-name="P10"><text:s text:c="48"/><text:span text:style-name="T1">else</text:span> </text:p>
        <text:p text:style-name="P10"><text:s text:c="56"/>smp<text:span text:style-name="T3">.</text:span>copyPublicBlockchain<text:span text:style-name="T3">(</text:span>tnode<text:span text:style-name="T3">)</text:span><text:span text:style-name="T14">;</text:span> <text:s text:c="5"/><text:span text:style-name="T8">// also delete last block of private blockchain to make the two exactly equal</text:span></text:p>
        <text:p text:style-name="P10"><text:s text:c="48"/>smp<text:span text:style-name="T3">.</text:span>setPrivateBranchLength<text:span text:style-name="T3">(</text:span><text:span text:style-name="T6">0</text:span><text:span text:style-name="T3">)</text:span><text:span text:style-name="T14">;</text:span></text:p>
        <text:p text:style-name="P10"><text:s text:c="48"/>sendBlockToNeighbors<text:span text:style-name="T3">(</text:span>node<text:span text:style-name="T3">,</text:span> pid<text:span text:style-name="T3">,</text:span> b<text:span text:style-name="T3">)</text:span><text:span text:style-name="T14">;</text:span> <text:s text:c="68"/></text:p>
        <text:p text:style-name="P10"><text:s text:c="48"/><text:span text:style-name="T1">break</text:span><text:span text:style-name="T14">;</text:span></text:p>
        <text:p text:style-name="P10"><text:s text:c="40"/><text:span text:style-name="T1">case</text:span><text:span text:style-name="T3">(</text:span><text:span text:style-name="T6">1</text:span><text:span text:style-name="T3">):</text:span> </text:p>
        <text:p text:style-name="P10"><text:s text:c="48"/>Block sb <text:span text:style-name="T3">=</text:span> privateBlockchain<text:span text:style-name="T3">.</text:span>get<text:span text:style-name="T3">(</text:span>privateBlockchain<text:span text:style-name="T3">.</text:span>size<text:span text:style-name="T3">()</text:span> <text:span text:style-name="T3">-</text:span> <text:span text:style-name="T6">1</text:span><text:span text:style-name="T3">)</text:span><text:span text:style-name="T14">;</text:span></text:p>
        <text:p text:style-name="P10"><text:s text:c="40"/>sendBlockToNeighbors<text:span text:style-name="T3">(</text:span>node<text:span text:style-name="T3">,</text:span> pid<text:span text:style-name="T3">,</text:span> sb<text:span text:style-name="T3">)</text:span><text:span text:style-name="T14">;</text:span> <text:s text:c="43"/></text:p>
        <text:p text:style-name="P10"><text:s text:c="48"/><text:span text:style-name="T1">break</text:span><text:span text:style-name="T14">;</text:span></text:p>
        <text:p text:style-name="P10"><text:s text:c="40"/><text:span text:style-name="T1">case</text:span><text:span text:style-name="T3">(</text:span><text:span text:style-name="T6">2</text:span><text:span text:style-name="T3">):</text:span></text:p>
        <text:p text:style-name="P10"><text:s text:c="48"/><text:span text:style-name="T1">for</text:span> <text:span text:style-name="T3">(</text:span><text:span text:style-name="T16">int</text:span> i <text:span text:style-name="T3">=</text:span> privateBranchLength<text:span text:style-name="T14">;</text:span> i <text:span text:style-name="T3">&gt;</text:span> <text:span text:style-name="T6">0</text:span><text:span text:style-name="T14">;</text:span> i<text:span text:style-name="T3">--)</text:span> <text:span text:style-name="T14">{</text:span></text:p>
        <text:p text:style-name="P10"><text:s text:c="56"/>sb <text:span text:style-name="T3">=</text:span> privateBlockchain<text:span text:style-name="T3">.</text:span>get<text:span text:style-name="T3">(</text:span>privateBlockchain<text:span text:style-name="T3">.</text:span>size<text:span text:style-name="T3">()</text:span> <text:span text:style-name="T3">-</text:span> i<text:span text:style-name="T3">)</text:span><text:span text:style-name="T14">;</text:span></text:p>
        <text:p text:style-name="P10"><text:s text:c="56"/>sendBlockToNeighbors<text:span text:style-name="T3">(</text:span>node<text:span text:style-name="T3">,</text:span> pid<text:span text:style-name="T3">,</text:span> sb<text:span text:style-name="T3">)</text:span><text:span text:style-name="T14">;</text:span> </text:p>
        <text:p text:style-name="P10"><text:s text:c="48"/><text:span text:style-name="T14">}</text:span></text:p>
        <text:p text:style-name="P10"><text:s text:c="48"/>smp<text:span text:style-name="T3">.</text:span>copyPrivateBlockchain<text:span text:style-name="T3">(</text:span>tnode<text:span text:style-name="T3">)</text:span><text:span text:style-name="T14">;</text:span> <text:s text:c="30"/></text:p>
        <text:p text:style-name="P10"><text:s text:c="48"/>smp<text:span text:style-name="T3">.</text:span>setPrivateBranchLength<text:span text:style-name="T3">(</text:span><text:span text:style-name="T6">0</text:span><text:span text:style-name="T3">)</text:span><text:span text:style-name="T14">;</text:span> <text:s text:c="41"/></text:p>
        <text:p text:style-name="P10"><text:s text:c="48"/><text:span text:style-name="T1">break</text:span><text:span text:style-name="T14">;</text:span></text:p>
        <text:p text:style-name="P10"><text:s text:c="40"/><text:span text:style-name="T1">default</text:span><text:span text:style-name="T3">:</text:span></text:p>
        <text:p text:style-name="P10"><text:s text:c="48"/>sb <text:span text:style-name="T3">=</text:span> privateBlockchain<text:span text:style-name="T3">.</text:span>get<text:span text:style-name="T3">(</text:span>privateBlockchain<text:span text:style-name="T3">.</text:span>size<text:span text:style-name="T3">()</text:span> <text:span text:style-name="T3">-</text:span> privateBranchLength<text:span text:style-name="T3">)</text:span><text:span text:style-name="T14">;</text:span></text:p>
        <text:p text:style-name="P10"><text:s text:c="48"/>sendBlockToNeighbors<text:span text:style-name="T3">(</text:span>node<text:span text:style-name="T3">,</text:span> pid<text:span text:style-name="T3">,</text:span> sb<text:span text:style-name="T3">)</text:span><text:span text:style-name="T14">;</text:span> </text:p>
        <text:p text:style-name="P10"><text:s text:c="48"/>smp<text:span text:style-name="T3">.</text:span>setPrivateBranchLength<text:span text:style-name="T3">(</text:span>privateBranchLength <text:span text:style-name="T3">-</text:span> <text:span text:style-name="T6">1</text:span><text:span text:style-name="T3">)</text:span><text:span text:style-name="T14">;</text:span></text:p>
        <text:p text:style-name="P10"><text:s text:c="48"/><text:span text:style-name="T1">break</text:span><text:span text:style-name="T14">;</text:span></text:p>
        <text:p text:style-name="P10"><text:s text:c="40"/><text:span text:style-name="T14">}</text:span></text:p>
        <text:p text:style-name="P10"><text:s text:c="32"/><text:span text:style-name="T14">}</text:span></text:p>
        <text:p text:style-name="P10"><text:s text:c="24"/><text:span text:style-name="T14">}</text:span> <text:s text:c="22"/></text:p>
        <text:p text:style-name="P10"><text:s text:c="24"/><text:span text:style-name="T1">else</text:span> <text:span text:style-name="T14">{</text:span></text:p>
        <text:p text:style-name="P10"><text:s text:c="32"/><text:span text:style-name="T8">// If the parent field of the block is valid, then the honest miner adds the block </text:span></text:p>
        <text:p text:style-name="P10"><text:s text:c="32"/><text:span text:style-name="T8">// to its blockchain and removes the transactions inside the block from the pool. <text:s text:c="30"/></text:span></text:p>
        <text:p text:style-name="P10"><text:s text:c="32"/><text:span text:style-name="T1">if</text:span> <text:span text:style-name="T3">(</text:span> last <text:span text:style-name="T3">==</text:span> b<text:span text:style-name="T3">.</text:span>getParent<text:span text:style-name="T3">()</text:span> <text:span text:style-name="T3">||</text:span></text:p>
        <text:p text:style-name="P10"><text:s text:c="48"/><text:span text:style-name="T3">(</text:span>fork <text:span text:style-name="T3">==</text:span> <text:span text:style-name="T1">true</text:span> <text:span text:style-name="T3">&amp;&amp;</text:span> forked<text:span text:style-name="T3">.</text:span>getBid<text:span text:style-name="T3">()</text:span> <text:span text:style-name="T3">==</text:span> b<text:span text:style-name="T3">.</text:span>getParent<text:span text:style-name="T3">()))</text:span> <text:span text:style-name="T14">{</text:span></text:p>
        <text:p text:style-name="P10"><text:s text:c="40"/><text:span text:style-name="T1">if</text:span> <text:span text:style-name="T3">(</text:span>fork <text:span text:style-name="T3">==</text:span> <text:span text:style-name="T1">true</text:span><text:span text:style-name="T3">)</text:span> <text:span text:style-name="T14">{</text:span> <text:s text:c="100"/></text:p>
        <text:p text:style-name="P10"><text:s text:c="48"/><text:span text:style-name="T1">if</text:span> <text:span text:style-name="T3">(</text:span>forked<text:span text:style-name="T3">.</text:span>getBid<text:span text:style-name="T3">()</text:span> <text:span text:style-name="T3">==</text:span> b<text:span text:style-name="T3">.</text:span>getParent<text:span text:style-name="T3">())</text:span> <text:span text:style-name="T14">{</text:span></text:p>
        <text:p text:style-name="P10"><text:s text:c="56"/>Block lastb <text:span text:style-name="T3">=</text:span> blockchain<text:span text:style-name="T3">.</text:span>get<text:span text:style-name="T3">(</text:span>blockchain<text:span text:style-name="T3">.</text:span>size<text:span text:style-name="T3">()-</text:span><text:span text:style-name="T6">1</text:span><text:span text:style-name="T3">)</text:span><text:span text:style-name="T14">;</text:span></text:p>
        <text:p text:style-name="P10"><text:s text:c="56"/>blockchain<text:span text:style-name="T3">.</text:span>remove<text:span text:style-name="T3">(</text:span>lastb<text:span text:style-name="T3">)</text:span><text:span text:style-name="T14">;</text:span> </text:p>
        <text:p text:style-name="P10"><text:s text:c="56"/>tnode<text:span text:style-name="T3">.</text:span>decreaseBalance<text:span text:style-name="T3">(</text:span>lastb<text:span text:style-name="T3">.</text:span>getTransactionsAmountIfRecipient<text:span text:style-name="T3">(</text:span>tnode<text:span text:style-name="T3">))</text:span><text:span text:style-name="T14">;</text:span></text:p>
        <text:p text:style-name="P10"><text:s text:c="56"/><text:span text:style-name="T1">if</text:span> <text:span text:style-name="T3">(</text:span>tnode <text:span text:style-name="T3">==</text:span> lastb<text:span text:style-name="T3">.</text:span>getMiner<text:span text:style-name="T3">())</text:span></text:p>
        <text:p text:style-name="P10"><text:s text:c="64"/>tnode<text:span text:style-name="T3">.</text:span>decreaseBalance<text:span text:style-name="T3">(</text:span>lastb<text:span text:style-name="T3">.</text:span>getRevenueForBlock<text:span text:style-name="T3">())</text:span><text:span text:style-name="T14">;</text:span></text:p>
        <text:p text:style-name="P10"><text:s text:c="56"/>blockchain<text:span text:style-name="T3">.</text:span>add<text:span text:style-name="T3">(</text:span>forked<text:span text:style-name="T3">)</text:span><text:span text:style-name="T14">;</text:span></text:p>
        <text:p text:style-name="P10"><text:s text:c="56"/><text:span text:style-name="T8">// No need to add the revenue for mining the block, because a honest miner always</text:span></text:p>
        <text:p text:style-name="P10"><text:s text:c="56"/><text:span text:style-name="T8">// takes the revenue as soon as it mines the block</text:span></text:p>
        <text:p text:style-name="P10"><text:s text:c="56"/>tnode<text:span text:style-name="T3">.</text:span>increaseBalance<text:span text:style-name="T3">(</text:span>forked<text:span text:style-name="T3">.</text:span>getTransactionsAmountIfRecipient<text:span text:style-name="T3">(</text:span>tnode<text:span text:style-name="T3">))</text:span><text:span text:style-name="T14">;</text:span></text:p>
        <text:p text:style-name="P10"><text:s text:c="48"/><text:span text:style-name="T14">}</text:span></text:p>
        <text:p text:style-name="P10"><text:s text:c="48"/>fork <text:span text:style-name="T3">=</text:span> <text:span text:style-name="T1">false</text:span><text:span text:style-name="T14">;</text:span> <text:s/><text:span text:style-name="T8">// Fork is resolved, regardless of which is the extended branch</text:span></text:p>
        <text:p text:style-name="P10"><text:s text:c="48"/>forked <text:span text:style-name="T3">=</text:span> <text:span text:style-name="T1">null</text:span><text:span text:style-name="T14">;</text:span></text:p>
        <text:p text:style-name="P10"><text:s text:c="40"/><text:span text:style-name="T14">}</text:span></text:p>
        <text:p text:style-name="P10"><text:s text:c="40"/>blockchain<text:span text:style-name="T3">.</text:span>add<text:span text:style-name="T3">(</text:span>b<text:span text:style-name="T3">)</text:span><text:span text:style-name="T14">;</text:span></text:p>
        <text:p text:style-name="P10"><text:s text:c="40"/>tnode<text:span text:style-name="T3">.</text:span>increaseBalance<text:span text:style-name="T3">(</text:span>b<text:span text:style-name="T3">.</text:span>getTransactionsAmountIfRecipient<text:span text:style-name="T3">(</text:span>tnode<text:span text:style-name="T3">))</text:span><text:span text:style-name="T14">;</text:span></text:p>
        <text:p text:style-name="P10"><text:s text:c="40"/>removeTransactionsFromPool<text:span text:style-name="T3">(</text:span>tnode<text:span text:style-name="T3">,</text:span> b<text:span text:style-name="T3">)</text:span><text:span text:style-name="T14">;</text:span></text:p>
        <text:p text:style-name="P10"><text:s text:c="40"/></text:p>
        <text:p text:style-name="P10"><text:s text:c="32"/><text:span text:style-name="T8">// Finally (if block is valid) send the block to all <text:s/>the neighbor nodes <text:s text:c="31"/></text:span></text:p>
        <text:p text:style-name="P10"><text:s text:c="40"/>sendBlockToNeighbors<text:span text:style-name="T3">(</text:span>node<text:span text:style-name="T3">,</text:span> pid<text:span text:style-name="T3">,</text:span> b<text:span text:style-name="T3">)</text:span><text:span text:style-name="T14">;</text:span> <text:s text:c="44"/></text:p>
        <text:p text:style-name="P10"><text:s text:c="28"/><text:span text:style-name="T14">}</text:span></text:p>
        <text:p text:style-name="P10"><text:soft-page-break/><text:s text:c="32"/><text:span text:style-name="T1">else</text:span> <text:span text:style-name="T1">if</text:span> <text:span text:style-name="T3">(</text:span>blockchain<text:span text:style-name="T3">.</text:span>size<text:span text:style-name="T3">()</text:span> <text:span text:style-name="T3">&gt;=</text:span> <text:span text:style-name="T6">2</text:span> <text:span text:style-name="T3">&amp;&amp;</text:span> </text:p>
        <text:p text:style-name="P10"><text:s text:c="48"/>blockchain<text:span text:style-name="T3">.</text:span>get<text:span text:style-name="T3">(</text:span>blockchain<text:span text:style-name="T3">.</text:span>size<text:span text:style-name="T3">()-</text:span><text:span text:style-name="T6">2</text:span><text:span text:style-name="T3">).</text:span>getBid<text:span text:style-name="T3">()</text:span> <text:span text:style-name="T3">==</text:span> b<text:span text:style-name="T3">.</text:span>getParent<text:span text:style-name="T3">()</text:span> <text:span text:style-name="T3">&amp;&amp;</text:span></text:p>
        <text:p text:style-name="P10"><text:s text:c="48"/>blockchain<text:span text:style-name="T3">.</text:span>get<text:span text:style-name="T3">(</text:span>blockchain<text:span text:style-name="T3">.</text:span>size<text:span text:style-name="T3">()-</text:span><text:span text:style-name="T6">1</text:span><text:span text:style-name="T3">).</text:span>getBid<text:span text:style-name="T3">()</text:span> <text:span text:style-name="T3">!=</text:span> b<text:span text:style-name="T3">.</text:span>getBid<text:span text:style-name="T3">()</text:span> <text:span text:style-name="T3">&amp;&amp;</text:span> </text:p>
        <text:p text:style-name="P10"><text:s text:c="48"/>fork <text:span text:style-name="T3">==</text:span> <text:span text:style-name="T1">false</text:span><text:span text:style-name="T3">)</text:span> <text:span text:style-name="T14">{</text:span></text:p>
        <text:p text:style-name="P10"><text:s text:c="40"/>fork <text:span text:style-name="T3">=</text:span> <text:span text:style-name="T1">true</text:span><text:span text:style-name="T14">;</text:span></text:p>
        <text:p text:style-name="P10"><text:s text:c="40"/>forked <text:span text:style-name="T3">=</text:span> b<text:span text:style-name="T14">;</text:span></text:p>
        <text:p text:style-name="P10"><text:s text:c="40"/>numForks<text:span text:style-name="T3">++</text:span><text:span text:style-name="T14">;</text:span></text:p>
        <text:p text:style-name="P10"><text:s text:c="40"/>sendBlockToNeighbors<text:span text:style-name="T3">(</text:span>node<text:span text:style-name="T3">,</text:span> pid<text:span text:style-name="T3">,</text:span> b<text:span text:style-name="T3">)</text:span><text:span text:style-name="T14">;</text:span> <text:s text:c="4"/></text:p>
        <text:p text:style-name="P10"><text:s text:c="32"/><text:span text:style-name="T14">}</text:span> <text:s text:c="30"/></text:p>
        <text:p text:style-name="P10"><text:s text:c="24"/><text:span text:style-name="T14">}</text:span> <text:s text:c="22"/></text:p>
        <text:p text:style-name="P10"><text:s text:c="16"/><text:span text:style-name="T14">}</text:span> <text:s text:c="14"/></text:p>
        <text:p text:style-name="P10"><text:s text:c="8"/><text:span text:style-name="T14">}</text:span></text:p>
        <text:p text:style-name="P10"><text:s text:c="16"/></text:p>
        <text:p text:style-name="P10"><text:s text:c="8"/></text:p>
        <text:p text:style-name="P10"><text:s text:c="8"/><text:span text:style-name="T1">public</text:span> <text:span text:style-name="T16">void</text:span> removeTransactionsFromPool<text:span text:style-name="T3">(</text:span>TinyCoinNode tn<text:span text:style-name="T3">,</text:span> Block b<text:span text:style-name="T3">)</text:span> <text:span text:style-name="T14">{</text:span></text:p>
        <text:p text:style-name="P10"><text:s text:c="16"/>Map<text:span text:style-name="T3">&lt;</text:span><text:span text:style-name="T17">String</text:span><text:span text:style-name="T3">,</text:span> Transaction<text:span text:style-name="T3">&gt;</text:span> transPool <text:span text:style-name="T3">=</text:span> tn<text:span text:style-name="T3">.</text:span>getTransPool<text:span text:style-name="T3">()</text:span><text:span text:style-name="T14">;</text:span></text:p>
        <text:p text:style-name="P10"><text:s text:c="16"/><text:span text:style-name="T1">for</text:span> <text:span text:style-name="T3">(</text:span>Transaction t <text:span text:style-name="T3">:</text:span> b<text:span text:style-name="T3">.</text:span>getTransactions<text:span text:style-name="T3">())</text:span> <text:span text:style-name="T14">{</text:span> <text:s text:c="44"/></text:p>
        <text:p text:style-name="P10"><text:s text:c="24"/>transPool<text:span text:style-name="T3">.</text:span>remove<text:span text:style-name="T3">(</text:span>t<text:span text:style-name="T3">.</text:span>getTid<text:span text:style-name="T3">())</text:span><text:span text:style-name="T14">;</text:span></text:p>
        <text:p text:style-name="P10"><text:s text:c="16"/><text:span text:style-name="T14">}</text:span></text:p>
        <text:p text:style-name="P10"><text:s text:c="8"/><text:span text:style-name="T14">}</text:span></text:p>
        <text:p text:style-name="P10"><text:s text:c="8"/></text:p>
        <text:p text:style-name="P10"><text:s text:c="8"/></text:p>
        <text:p text:style-name="P10"><text:s text:c="8"/><text:span text:style-name="T1">public</text:span> <text:span text:style-name="T16">void</text:span> setNumForks<text:span text:style-name="T3">(</text:span><text:span text:style-name="T16">int</text:span> numForks<text:span text:style-name="T3">)</text:span> <text:span text:style-name="T14">{</text:span></text:p>
        <text:p text:style-name="P10"><text:s text:c="16"/><text:span text:style-name="T1">this</text:span><text:span text:style-name="T3">.</text:span>numForks <text:span text:style-name="T3">=</text:span> numForks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8">/** Sends a transaction t to the protocol pid of all the neighbor nodes</text:span></text:p>
        <text:p text:style-name="P10"><text:span text:style-name="T18"><text:s text:c="9"/></text:span><text:span text:style-name="T19">*</text:span><text:span text:style-name="T18"> </text:span></text:p>
        <text:p text:style-name="P10"><text:span text:style-name="T18"><text:s text:c="9"/></text:span><text:span text:style-name="T19">*</text:span><text:span text:style-name="T18"> </text:span><text:span text:style-name="T19">@param</text:span><text:span text:style-name="T18"> sender The sender node</text:span></text:p>
        <text:p text:style-name="P10"><text:span text:style-name="T18"><text:s text:c="9"/></text:span><text:span text:style-name="T19">*</text:span><text:span text:style-name="T18"> </text:span><text:span text:style-name="T19">@param</text:span><text:span text:style-name="T18"> pid The id of the protocol the message is directed to</text:span></text:p>
        <text:p text:style-name="P10"><text:span text:style-name="T18"><text:s text:c="9"/></text:span><text:span text:style-name="T19">*</text:span><text:span text:style-name="T18"> </text:span><text:span text:style-name="T19">@param</text:span><text:span text:style-name="T18"> t The transaction to be sent</text:span></text:p>
        <text:p text:style-name="P17"><text:s text:c="9"/>*/</text:p>
        <text:p text:style-name="P10"><text:s text:c="9"/><text:span text:style-name="T1">public</text:span> <text:span text:style-name="T16">void</text:span> sendTransactionToNeighbors<text:span text:style-name="T3">(</text:span>Node sender<text:span text:style-name="T3">,</text:span> <text:span text:style-name="T16">int</text:span> pid<text:span text:style-name="T3">,</text:span> Transaction t<text:span text:style-name="T3">)</text:span> <text:span text:style-name="T14">{</text:span></text:p>
        <text:p text:style-name="P10"><text:s text:c="16"/><text:span text:style-name="T16">int</text:span> linkableID <text:span text:style-name="T3">=</text:span> FastConfig<text:span text:style-name="T3">.</text:span>getLinkable<text:span text:style-name="T3">(</text:span>pid<text:span text:style-name="T3">)</text:span><text:span text:style-name="T14">;</text:span></text:p>
        <text:p text:style-name="P10"><text:s text:c="16"/>Linkable linkable <text:span text:style-name="T3">=</text:span> <text:span text:style-name="T3">(</text:span>Linkable<text:span text:style-name="T3">)</text:span> sender<text:span text:style-name="T3">.</text:span>getProtocol<text:span text:style-name="T3">(</text:span>linkableID<text:span text:style-name="T3">)</text:span><text:span text:style-name="T14">;</text:span></text:p>
        <text:p text:style-name="P10"><text:s text:c="24"/><text:span text:style-name="T1">for</text:span> <text:span text:style-name="T3">(</text:span><text:span text:style-name="T16">int</text:span> i <text:span text:style-name="T3">=</text:span><text:span text:style-name="T6">0</text:span><text:span text:style-name="T14">;</text:span> i<text:span text:style-name="T3">&lt;</text:span>linkable<text:span text:style-name="T3">.</text:span>degree<text:span text:style-name="T3">()</text:span><text:span text:style-name="T14">;</text:span> i<text:span text:style-name="T3">++)</text:span> <text:span text:style-name="T14">{</text:span></text:p>
        <text:p text:style-name="P10"><text:s text:c="32"/>Node peer <text:span text:style-name="T3">=</text:span> linkable<text:span text:style-name="T3">.</text:span>getNeighbor<text:span text:style-name="T3">(</text:span>i<text:span text:style-name="T3">)</text:span><text:span text:style-name="T14">;</text:span></text:p>
        <text:p text:style-name="P10"><text:s text:c="32"/><text:span text:style-name="T3">((</text:span>Transport<text:span text:style-name="T3">)</text:span>sender<text:span text:style-name="T3">.</text:span>getProtocol<text:span text:style-name="T3">(</text:span>FastConfig<text:span text:style-name="T3">.</text:span>getTransport<text:span text:style-name="T3">(</text:span>pid<text:span text:style-name="T3">)))</text:span></text:p>
        <text:p text:style-name="P10"><text:s text:c="32"/><text:span text:style-name="T3">.</text:span>send<text:span text:style-name="T3">(</text:span>sender<text:span text:style-name="T3">,</text:span> peer<text:span text:style-name="T3">,</text:span> t<text:span text:style-name="T3">,</text:span> pid<text:span text:style-name="T3">)</text:span><text:span text:style-name="T14">;</text:span></text:p>
        <text:p text:style-name="P10"><text:s text:c="24"/><text:span text:style-name="T14">}</text:span> <text:s text:c="14"/></text:p>
        <text:p text:style-name="P10"><text:s text:c="8"/><text:span text:style-name="T14">}</text:span></text:p>
        <text:p text:style-name="P10"><text:s text:c="8"/></text:p>
        <text:p text:style-name="P10"><text:s text:c="8"/></text:p>
        <text:p text:style-name="P10"><text:s text:c="8"/><text:span text:style-name="T18">/** Sends a block b to the protocol pid of all the neighbor nodes</text:span></text:p>
        <text:p text:style-name="P10"><text:span text:style-name="T18"><text:s text:c="9"/></text:span><text:span text:style-name="T19">*</text:span><text:span text:style-name="T18"> </text:span></text:p>
        <text:p text:style-name="P10"><text:span text:style-name="T18"><text:s text:c="9"/></text:span><text:span text:style-name="T19">*</text:span><text:span text:style-name="T18"> </text:span><text:span text:style-name="T19">@param</text:span><text:span text:style-name="T18"> sender The sender node</text:span></text:p>
        <text:p text:style-name="P10"><text:span text:style-name="T18"><text:s text:c="9"/></text:span><text:span text:style-name="T19">*</text:span><text:span text:style-name="T18"> </text:span><text:span text:style-name="T19">@param</text:span><text:span text:style-name="T18"> pid The id of the protocol the message is directed to</text:span></text:p>
        <text:p text:style-name="P10"><text:span text:style-name="T18"><text:s text:c="9"/></text:span><text:span text:style-name="T19">*</text:span><text:span text:style-name="T18"> </text:span><text:span text:style-name="T19">@param</text:span><text:span text:style-name="T18"> b The block to be sent</text:span></text:p>
        <text:p text:style-name="P17"><text:s text:c="9"/>*/</text:p>
        <text:p text:style-name="P10"><text:s text:c="8"/><text:span text:style-name="T1">public</text:span> <text:span text:style-name="T16">void</text:span> sendBlockToNeighbors<text:span text:style-name="T3">(</text:span>Node sender<text:span text:style-name="T3">,</text:span> <text:span text:style-name="T16">int</text:span> pid<text:span text:style-name="T3">,</text:span> Block b<text:span text:style-name="T3">)</text:span> <text:span text:style-name="T14">{</text:span> <text:s text:c="14"/></text:p>
        <text:p text:style-name="P10"><text:s text:c="16"/><text:span text:style-name="T16">int</text:span> linkableID <text:span text:style-name="T3">=</text:span> FastConfig<text:span text:style-name="T3">.</text:span>getLinkable<text:span text:style-name="T3">(</text:span>pid<text:span text:style-name="T3">)</text:span><text:span text:style-name="T14">;</text:span></text:p>
        <text:p text:style-name="P10"><text:s text:c="16"/>Linkable linkable <text:span text:style-name="T3">=</text:span> <text:span text:style-name="T3">(</text:span>Linkable<text:span text:style-name="T3">)</text:span> sender<text:span text:style-name="T3">.</text:span>getProtocol<text:span text:style-name="T3">(</text:span>linkableID<text:span text:style-name="T3">)</text:span><text:span text:style-name="T14">;</text:span></text:p>
        <text:p text:style-name="P10"><text:s text:c="24"/><text:span text:style-name="T1">for</text:span> <text:span text:style-name="T3">(</text:span><text:span text:style-name="T16">int</text:span> i <text:span text:style-name="T3">=</text:span><text:span text:style-name="T6">0</text:span><text:span text:style-name="T14">;</text:span> i<text:span text:style-name="T3">&lt;</text:span>linkable<text:span text:style-name="T3">.</text:span>degree<text:span text:style-name="T3">()</text:span><text:span text:style-name="T14">;</text:span> i<text:span text:style-name="T3">++)</text:span> <text:span text:style-name="T14">{</text:span></text:p>
        <text:p text:style-name="P10"><text:s text:c="32"/>Node peer <text:span text:style-name="T3">=</text:span> linkable<text:span text:style-name="T3">.</text:span>getNeighbor<text:span text:style-name="T3">(</text:span>i<text:span text:style-name="T3">)</text:span><text:span text:style-name="T14">;</text:span></text:p>
        <text:p text:style-name="P10"><text:s text:c="32"/><text:span text:style-name="T3">((</text:span>Transport<text:span text:style-name="T3">)</text:span>sender<text:span text:style-name="T3">.</text:span>getProtocol<text:span text:style-name="T3">(</text:span>FastConfig<text:span text:style-name="T3">.</text:span>getTransport<text:span text:style-name="T3">(</text:span>pid<text:span text:style-name="T3">)))</text:span></text:p>
        <text:p text:style-name="P10"><text:s text:c="32"/><text:span text:style-name="T3">.</text:span>send<text:span text:style-name="T3">(</text:span>sender<text:span text:style-name="T3">,</text:span> peer<text:span text:style-name="T3">,</text:span> b<text:span text:style-name="T3">,</text:span> pid<text:span text:style-name="T3">)</text:span><text:span text:style-name="T14">;</text:span></text:p>
        <text:p text:style-name="P10"><text:s text:c="24"/><text:span text:style-name="T14">}</text:span></text:p>
        <text:p text:style-name="P10"><text:s text:c="8"/><text:span text:style-name="T14">}</text:span></text:p>
        <text:p text:style-name="P10"><text:s text:c="8"/></text:p>
        <text:p text:style-name="P10"><text:s text:c="8"/><text:span text:style-name="T1">public</text:span> <text:span text:style-name="T16">double</text:span> getTransProb<text:span text:style-name="T3">()</text:span> <text:span text:style-name="T14">{</text:span></text:p>
        <text:p text:style-name="P10"><text:s text:c="16"/><text:span text:style-name="T1">return</text:span> transProb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<text:span text:style-name="T16">void</text:span> setTransProb<text:span text:style-name="T3">(</text:span><text:span text:style-name="T16">double</text:span> transProb<text:span text:style-name="T3">)</text:span> <text:span text:style-name="T14">{</text:span></text:p>
        <text:p text:style-name="P10"><text:s text:c="16"/><text:span text:style-name="T1">this</text:span><text:span text:style-name="T3">.</text:span>transProb <text:span text:style-name="T3">=</text:span> transProb<text:span text:style-name="T14">;</text:span></text:p>
        <text:p text:style-name="P10"><text:s text:c="8"/><text:span text:style-name="T14">}</text:span></text:p>
        <text:p text:style-name="P10"><text:s text:c="8"/></text:p>
        <text:p text:style-name="P10"><text:s text:c="8"/><text:span text:style-name="T1">private</text:span> <text:span text:style-name="T16">boolean</text:span> onlyAddTheBlock<text:span text:style-name="T3">(</text:span><text:span text:style-name="T17">List</text:span><text:span text:style-name="T3">&lt;</text:span>Block<text:span text:style-name="T3">&gt;</text:span> privateBlockchain <text:span text:style-name="T3">,</text:span> <text:span text:style-name="T17">List</text:span><text:span text:style-name="T3">&lt;</text:span>Block<text:span text:style-name="T3">&gt;</text:span> blockchain <text:span text:style-name="T3">)</text:span> </text:p>
        <text:p text:style-name="P10"><text:s text:c="8"/><text:span text:style-name="T14">{</text:span></text:p>
        <text:p text:style-name="P10"><text:s text:c="16"/><text:span text:style-name="T1">if</text:span> <text:span text:style-name="T3">(</text:span>privateBlockchain<text:span text:style-name="T3">.</text:span>size<text:span text:style-name="T3">()</text:span> <text:span text:style-name="T3">==</text:span> <text:span text:style-name="T6">0</text:span> <text:span text:style-name="T3">||</text:span></text:p>
        <text:p text:style-name="P10"><text:s text:c="32"/>blockchain<text:span text:style-name="T3">.</text:span>get<text:span text:style-name="T3">(</text:span>blockchain<text:span text:style-name="T3">.</text:span>size<text:span text:style-name="T3">()</text:span> <text:span text:style-name="T3">-</text:span><text:span text:style-name="T6">1</text:span><text:span text:style-name="T3">).</text:span>getParent<text:span text:style-name="T3">()</text:span> <text:span text:style-name="T3">==</text:span> privateBlockchain<text:span text:style-name="T3">.</text:span>get<text:span text:style-name="T3">(</text:span>privateBlockchain<text:span text:style-name="T3">.</text:span>size<text:span text:style-name="T3">()-</text:span><text:span text:style-name="T6">1</text:span><text:span text:style-name="T3">).</text:span>getBid<text:span text:style-name="T3">())</text:span></text:p>
        <text:p text:style-name="P10"><text:s text:c="24"/><text:span text:style-name="T1">return</text:span> <text:span text:style-name="T1">true</text:span><text:span text:style-name="T14">;</text:span></text:p>
        <text:p text:style-name="P10"><text:s text:c="16"/><text:span text:style-name="T1">else</text:span></text:p>
        <text:p text:style-name="P10"><text:s text:c="24"/><text:span text:style-name="T1">return</text:span> <text:span text:style-name="T1">false</text:span><text:span text:style-name="T14">;</text:span></text:p>
        <text:p text:style-name="P10"><text:s text:c="8"/><text:span text:style-name="T14">}</text:span></text:p>
        <text:p text:style-name="P19"/>
        <text:p text:style-name="P26"><text:span text:style-name="T14">}</text:span></text:p>
      </text:section>
      <text:p text:style-name="P5"><text:soft-page-break/>MinerProtocol</text:p>
      <text:section text:style-name="Sect1" text:name="Sezione10">
        <text:p text:style-name="P15"><text:span text:style-name="T1">package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protocols</text:span><text:span text:style-name="T14">;</text:span></text:p>
        <text:p text:style-name="P10"><text:span text:style-name="T1">import</text:span><text:span text:style-name="T13"> java</text:span><text:span text:style-name="T3">.</text:span><text:span text:style-name="T13">util</text:span><text:span text:style-name="T3">.</text:span><text:span text:style-name="T13">ArrayList</text:span><text:span text:style-name="T14">;</text:span></text:p>
        <text:p text:style-name="P10"><text:span text:style-name="T1">import</text:span><text:span text:style-name="T13"> java</text:span><text:span text:style-name="T3">.</text:span><text:span text:style-name="T13">util</text:span><text:span text:style-name="T3">.</text:span><text:span text:style-name="T13">Iterator</text:span><text:span text:style-name="T14">;</text:span></text:p>
        <text:p text:style-name="P10"><text:span text:style-name="T1">import</text:span><text:span text:style-name="T13"> java</text:span><text:span text:style-name="T3">.</text:span><text:span text:style-name="T13">util</text:span><text:span text:style-name="T3">.</text:span><text:span text:style-name="T13">List</text:span><text:span text:style-name="T14">;</text:span></text:p>
        <text:p text:style-name="P10"><text:span text:style-name="T1">import</text:span><text:span text:style-name="T13"> java</text:span><text:span text:style-name="T3">.</text:span><text:span text:style-name="T13">util</text:span><text:span text:style-name="T3">.</text:span><text:span text:style-name="T13">Map</text:span><text:span text:style-name="T14">;</text:span></text:p>
        <text:p text:style-name="P19"/>
        <text:p text:style-name="P10"><text:span text:style-name="T1">import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Block</text:span><text:span text:style-name="T14">;</text:span></text:p>
        <text:p text:style-name="P10"><text:span text:style-name="T1">import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TinyCoinNode</text:span><text:span text:style-name="T14">;</text:span></text:p>
        <text:p text:style-name="P10"><text:span text:style-name="T1">import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Transaction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dsim</text:span><text:span text:style-name="T3">.</text:span><text:span text:style-name="T13">CDProtocol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nfig</text:span><text:span text:style-name="T3">.</text:span><text:span text:style-name="T13">Configuration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nfig</text:span><text:span text:style-name="T3">.</text:span><text:span text:style-name="T13">FastConfig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re</text:span><text:span text:style-name="T3">.</text:span><text:span text:style-name="T13">Linkable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re</text:span><text:span text:style-name="T3">.</text:span><text:span text:style-name="T13">Node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transport</text:span><text:span text:style-name="T3">.</text:span><text:span text:style-name="T13">Transport</text:span><text:span text:style-name="T14">;</text:span></text:p>
        <text:p text:style-name="P19"/>
        <text:p text:style-name="P19"/>
        <text:p text:style-name="P10"><text:span text:style-name="T1">public</text:span> <text:span text:style-name="T1">class</text:span> MinerProtocol <text:span text:style-name="T1">implements</text:span> CDProtocol<text:span text:style-name="T14">{</text:span></text:p>
        <text:p text:style-name="P10"><text:s text:c="8"/></text:p>
        <text:p text:style-name="P10"><text:s text:c="8"/><text:span text:style-name="T1">private</text:span> <text:span text:style-name="T1">static</text:span> <text:span text:style-name="T1">final</text:span> <text:span text:style-name="T17">String</text:span> PAR_MAX_TRANS_BLOCK <text:span text:style-name="T3">=</text:span> <text:span text:style-name="T7">"max_trans_block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REWARD <text:span text:style-name="T3">=</text:span> <text:span text:style-name="T7">"reward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NODE_PROT <text:span text:style-name="T3">=</text:span> <text:span text:style-name="T7">"node_protocol"</text:span><text:span text:style-name="T14">;</text:span></text:p>
        <text:p text:style-name="P19"/>
        <text:p text:style-name="P10"><text:s text:c="8"/><text:span text:style-name="T1">private</text:span> <text:span text:style-name="T16">int</text:span> minedBlocks<text:span text:style-name="T14">;</text:span></text:p>
        <text:p text:style-name="P10"><text:s text:c="8"/><text:span text:style-name="T1">private</text:span> <text:span text:style-name="T16">boolean</text:span> selected<text:span text:style-name="T14">;</text:span></text:p>
        <text:p text:style-name="P10"><text:s text:c="8"/><text:span text:style-name="T1">private</text:span> <text:span text:style-name="T16">int</text:span> maxTransPerBlock<text:span text:style-name="T14">;</text:span></text:p>
        <text:p text:style-name="P10"><text:s text:c="8"/><text:span text:style-name="T1">private</text:span> <text:span text:style-name="T16">double</text:span> reward<text:span text:style-name="T14">;</text:span></text:p>
        <text:p text:style-name="P10"><text:s text:c="8"/><text:span text:style-name="T1">private</text:span> <text:span text:style-name="T16">int</text:span> nodeProtocol<text:span text:style-name="T14">;</text:span> <text:s text:c="6"/></text:p>
        <text:p text:style-name="P10"><text:s text:c="8"/></text:p>
        <text:p text:style-name="P19"/>
        <text:p text:style-name="P10"><text:s text:c="8"/><text:span text:style-name="T1">public</text:span> MinerProtocol<text:span text:style-name="T3">(</text:span><text:span text:style-name="T17">String</text:span> prefix<text:span text:style-name="T3">)</text:span> <text:span text:style-name="T14">{</text:span></text:p>
        <text:p text:style-name="P10"><text:s text:c="16"/>minedBlocks <text:span text:style-name="T3">=</text:span> <text:span text:style-name="T6">0</text:span><text:span text:style-name="T14">;</text:span></text:p>
        <text:p text:style-name="P10"><text:s text:c="16"/>maxTransPerBlock <text:span text:style-name="T3">=</text:span> Configuration<text:span text:style-name="T3">.</text:span>getInt<text:span text:style-name="T3">(</text:span>prefix <text:span text:style-name="T3">+</text:span> <text:span text:style-name="T7">"."</text:span> <text:span text:style-name="T3">+</text:span> PAR_MAX_TRANS_BLOCK<text:span text:style-name="T3">)</text:span><text:span text:style-name="T14">;</text:span></text:p>
        <text:p text:style-name="P10"><text:s text:c="16"/>reward <text:span text:style-name="T3">=</text:span> Configuration<text:span text:style-name="T3">.</text:span>getDouble<text:span text:style-name="T3">(</text:span>prefix <text:span text:style-name="T3">+</text:span> <text:span text:style-name="T7">"."</text:span> <text:span text:style-name="T3">+</text:span> PAR_REWARD<text:span text:style-name="T3">)</text:span><text:span text:style-name="T14">;</text:span></text:p>
        <text:p text:style-name="P10"><text:s text:c="16"/>nodeProtocol <text:span text:style-name="T3">=</text:span> Configuration<text:span text:style-name="T3">.</text:span>getPid<text:span text:style-name="T3">(</text:span>prefix <text:span text:style-name="T3">+</text:span> <text:span text:style-name="T7">"."</text:span> <text:span text:style-name="T3">+</text:span> PAR_NODE_PROT<text:span text:style-name="T3">)</text:span><text:span text:style-name="T14">;</text:span></text:p>
        <text:p text:style-name="P10"><text:s text:c="8"/><text:span text:style-name="T14">}</text:span></text:p>
        <text:p text:style-name="P10"><text:s text:c="8"/></text:p>
        <text:p text:style-name="P10"><text:s text:c="8"/><text:span text:style-name="T3">@</text:span>Override</text:p>
        <text:p text:style-name="P10"><text:s text:c="8"/><text:span text:style-name="T1">public</text:span> <text:span text:style-name="T17">Object</text:span> clone<text:span text:style-name="T3">()</text:span> <text:span text:style-name="T14">{</text:span></text:p>
        <text:p text:style-name="P10"><text:s text:c="16"/>MinerProtocol mp <text:span text:style-name="T3">=</text:span> <text:span text:style-name="T1">null</text:span><text:span text:style-name="T14">;</text:span></text:p>
        <text:p text:style-name="P10"><text:s text:c="16"/><text:span text:style-name="T1">try</text:span> <text:span text:style-name="T14">{</text:span></text:p>
        <text:p text:style-name="P10"><text:s text:c="24"/>mp <text:span text:style-name="T3">=</text:span> <text:span text:style-name="T3">(</text:span>MinerProtocol<text:span text:style-name="T3">)</text:span><text:span text:style-name="T1">super</text:span><text:span text:style-name="T3">.</text:span>clone<text:span text:style-name="T3">()</text:span><text:span text:style-name="T14">;</text:span></text:p>
        <text:p text:style-name="P10"><text:s text:c="24"/>mp<text:span text:style-name="T3">.</text:span>setMinedBlocks<text:span text:style-name="T3">(</text:span><text:span text:style-name="T6">0</text:span><text:span text:style-name="T3">)</text:span><text:span text:style-name="T14">;</text:span></text:p>
        <text:p text:style-name="P10"><text:s text:c="24"/>mp<text:span text:style-name="T3">.</text:span>setSelected<text:span text:style-name="T3">(</text:span><text:span text:style-name="T1">false</text:span><text:span text:style-name="T3">)</text:span><text:span text:style-name="T14">;</text:span></text:p>
        <text:p text:style-name="P10"><text:s text:c="24"/>mp<text:span text:style-name="T3">.</text:span>setMaxTransPerBlock<text:span text:style-name="T3">(</text:span>maxTransPerBlock<text:span text:style-name="T3">)</text:span><text:span text:style-name="T14">;</text:span></text:p>
        <text:p text:style-name="P10"><text:s text:c="24"/>mp<text:span text:style-name="T3">.</text:span>setReward<text:span text:style-name="T3">(</text:span>reward<text:span text:style-name="T3">)</text:span><text:span text:style-name="T14">;</text:span></text:p>
        <text:p text:style-name="P10"><text:s text:c="24"/>mp<text:span text:style-name="T3">.</text:span>setNodeProtocol<text:span text:style-name="T3">(</text:span>nodeProtocol<text:span text:style-name="T3">)</text:span><text:span text:style-name="T14">;</text:span> <text:s text:c="22"/></text:p>
        <text:p text:style-name="P10"><text:s text:c="16"/><text:span text:style-name="T14">}</text:span></text:p>
        <text:p text:style-name="P10"><text:s text:c="16"/><text:span text:style-name="T1">catch</text:span><text:span text:style-name="T3">(</text:span><text:span text:style-name="T17">CloneNotSupportedException</text:span> <text:s/>e<text:span text:style-name="T3">)</text:span> <text:span text:style-name="T14">{</text:span></text:p>
        <text:p text:style-name="P10"><text:s text:c="24"/><text:span text:style-name="T17">System</text:span><text:span text:style-name="T3">.</text:span>err<text:span text:style-name="T3">.</text:span>println<text:span text:style-name="T3">(</text:span>e<text:span text:style-name="T3">)</text:span><text:span text:style-name="T14">;</text:span></text:p>
        <text:p text:style-name="P10"><text:s text:c="16"/><text:span text:style-name="T14">}</text:span></text:p>
        <text:p text:style-name="P10"><text:s text:c="16"/><text:span text:style-name="T1">return</text:span> mp<text:span text:style-name="T14">;</text:span></text:p>
        <text:p text:style-name="P10"><text:s text:c="8"/><text:span text:style-name="T14">}</text:span></text:p>
        <text:p text:style-name="P10"><text:s text:c="8"/></text:p>
        <text:p text:style-name="P10"><text:s text:c="8"/><text:span text:style-name="T1">public</text:span> <text:span text:style-name="T16">boolean</text:span> isSelected<text:span text:style-name="T3">()</text:span> <text:span text:style-name="T14">{</text:span></text:p>
        <text:p text:style-name="P10"><text:s text:c="16"/><text:span text:style-name="T1">return</text:span> selected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<text:span text:style-name="T16">void</text:span> setSelected<text:span text:style-name="T3">(</text:span><text:span text:style-name="T16">boolean</text:span> selected<text:span text:style-name="T3">)</text:span> <text:span text:style-name="T14">{</text:span></text:p>
        <text:p text:style-name="P10"><text:s text:c="16"/><text:span text:style-name="T1">this</text:span><text:span text:style-name="T3">.</text:span>selected <text:span text:style-name="T3">=</text:span> selected<text:span text:style-name="T14">;</text:span></text:p>
        <text:p text:style-name="P10"><text:s text:c="8"/><text:span text:style-name="T14">}</text:span></text:p>
        <text:p text:style-name="P10"><text:s text:c="8"/></text:p>
        <text:p text:style-name="P10"><text:s text:c="8"/><text:span text:style-name="T1">public</text:span> <text:span text:style-name="T16">void</text:span> setMaxTransPerBlock<text:span text:style-name="T3">(</text:span><text:span text:style-name="T16">int</text:span> maxTransPerBlock<text:span text:style-name="T3">)</text:span> <text:span text:style-name="T14">{</text:span></text:p>
        <text:p text:style-name="P10"><text:s text:c="16"/><text:span text:style-name="T1">this</text:span><text:span text:style-name="T3">.</text:span>maxTransPerBlock <text:span text:style-name="T3">=</text:span> maxTransPerBlock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<text:span text:style-name="T16">void</text:span> setReward<text:span text:style-name="T3">(</text:span><text:span text:style-name="T16">double</text:span> reward<text:span text:style-name="T3">)</text:span> <text:span text:style-name="T14">{</text:span></text:p>
        <text:p text:style-name="P10"><text:s text:c="16"/><text:span text:style-name="T1">this</text:span><text:span text:style-name="T3">.</text:span>reward <text:span text:style-name="T3">=</text:span> reward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<text:span text:style-name="T16">void</text:span> setNodeProtocol<text:span text:style-name="T3">(</text:span><text:span text:style-name="T16">int</text:span> nodeProtocol<text:span text:style-name="T3">)</text:span> <text:span text:style-name="T14">{</text:span></text:p>
        <text:p text:style-name="P10"><text:s text:c="16"/><text:span text:style-name="T1">this</text:span><text:span text:style-name="T3">.</text:span>nodeProtocol <text:span text:style-name="T3">=</text:span> nodeProtocol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<text:span text:style-name="T16">int</text:span> getMinedBlocks<text:span text:style-name="T3">()</text:span> <text:span text:style-name="T14">{</text:span></text:p>
        <text:p text:style-name="P10"><text:s text:c="16"/><text:span text:style-name="T1">return</text:span> minedBlocks<text:span text:style-name="T14">;</text:span></text:p>
        <text:p text:style-name="P10"><text:s text:c="8"/><text:span text:style-name="T14">}</text:span></text:p>
        <text:p text:style-name="P19"><text:soft-page-break/></text:p>
        <text:p text:style-name="P10"><text:s text:c="8"/><text:span text:style-name="T1">public</text:span> <text:span text:style-name="T16">void</text:span> setMinedBlocks<text:span text:style-name="T3">(</text:span><text:span text:style-name="T16">int</text:span> minedBlocks<text:span text:style-name="T3">)</text:span> <text:span text:style-name="T14">{</text:span></text:p>
        <text:p text:style-name="P10"><text:s text:c="16"/><text:span text:style-name="T1">this</text:span><text:span text:style-name="T3">.</text:span>minedBlocks <text:span text:style-name="T3">=</text:span> minedBlocks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3">@</text:span>Override</text:p>
        <text:p text:style-name="P10"><text:s text:c="8"/><text:span text:style-name="T1">public</text:span> <text:span text:style-name="T16">void</text:span> nextCycle<text:span text:style-name="T3">(</text:span>Node node<text:span text:style-name="T3">,</text:span> <text:span text:style-name="T16">int</text:span> pid<text:span text:style-name="T3">)</text:span></text:p>
        <text:p text:style-name="P10"><text:s text:c="8"/><text:span text:style-name="T14">{</text:span></text:p>
        <text:p text:style-name="P10"><text:s text:c="16"/>TinyCoinNode tnode <text:span text:style-name="T3">=</text:span> <text:span text:style-name="T3">(</text:span>TinyCoinNode<text:span text:style-name="T3">)</text:span>node<text:span text:style-name="T14">;</text:span></text:p>
        <text:p text:style-name="P10"><text:s text:c="16"/></text:p>
        <text:p text:style-name="P10"><text:s text:c="16"/><text:span text:style-name="T1">if</text:span> <text:span text:style-name="T3">(!</text:span>tnode<text:span text:style-name="T3">.</text:span>isMiner<text:span text:style-name="T3">())</text:span></text:p>
        <text:p text:style-name="P10"><text:s text:c="24"/><text:span text:style-name="T1">return</text:span><text:span text:style-name="T14">;</text:span></text:p>
        <text:p text:style-name="P10"><text:s text:c="16"/></text:p>
        <text:p text:style-name="P10"><text:s text:c="16"/><text:span text:style-name="T1">if</text:span> <text:span text:style-name="T3">(</text:span>isSelected<text:span text:style-name="T3">())</text:span> </text:p>
        <text:p text:style-name="P10"><text:s text:c="16"/><text:span text:style-name="T14">{</text:span></text:p>
        <text:p text:style-name="P10"><text:s text:c="24"/>setSelected<text:span text:style-name="T3">(</text:span><text:span text:style-name="T1">false</text:span><text:span text:style-name="T3">)</text:span><text:span text:style-name="T14">;</text:span> <text:s text:c="20"/></text:p>
        <text:p text:style-name="P10"><text:s text:c="24"/>Map<text:span text:style-name="T3">&lt;</text:span><text:span text:style-name="T17">String</text:span><text:span text:style-name="T3">,</text:span> Transaction<text:span text:style-name="T3">&gt;</text:span> transPool <text:span text:style-name="T3">=</text:span> tnode<text:span text:style-name="T3">.</text:span>getTransPool<text:span text:style-name="T3">()</text:span><text:span text:style-name="T14">;</text:span></text:p>
        <text:p text:style-name="P10"><text:s text:c="24"/><text:span text:style-name="T17">List</text:span><text:span text:style-name="T3">&lt;</text:span>Block<text:span text:style-name="T3">&gt;</text:span> blockchain <text:span text:style-name="T3">=</text:span> tnode<text:span text:style-name="T3">.</text:span>getBlockchain<text:span text:style-name="T3">()</text:span><text:span text:style-name="T14">;</text:span></text:p>
        <text:p text:style-name="P10"><text:s text:c="24"/><text:span text:style-name="T8">// Create a new block and announce it to all the neighbors <text:s text:c="21"/></text:span></text:p>
        <text:p text:style-name="P10"><text:s text:c="24"/>Block b <text:span text:style-name="T3">=</text:span> createBlock<text:span text:style-name="T3">(</text:span>transPool<text:span text:style-name="T3">,</text:span> tnode<text:span text:style-name="T3">,</text:span> blockchain<text:span text:style-name="T3">)</text:span><text:span text:style-name="T14">;</text:span> <text:s text:c="3"/></text:p>
        <text:p text:style-name="P10"><text:s text:c="24"/>blockchain<text:span text:style-name="T3">.</text:span>add<text:span text:style-name="T3">(</text:span>b<text:span text:style-name="T3">)</text:span><text:span text:style-name="T14">;</text:span></text:p>
        <text:p text:style-name="P10"><text:s text:c="24"/>tnode<text:span text:style-name="T3">.</text:span>increaseBalance<text:span text:style-name="T3">(</text:span>b<text:span text:style-name="T3">.</text:span>getRevenueForBlock<text:span text:style-name="T3">())</text:span><text:span text:style-name="T14">;</text:span> <text:span text:style-name="T8">//the reward for mining the block is given to the miner</text:span></text:p>
        <text:p text:style-name="P10"><text:s text:c="24"/>tnode<text:span text:style-name="T3">.</text:span>increaseBalance<text:span text:style-name="T3">(</text:span>b<text:span text:style-name="T3">.</text:span>getTransactionsAmountIfRecipient<text:span text:style-name="T3">(</text:span>tnode<text:span text:style-name="T3">))</text:span><text:span text:style-name="T14">;</text:span></text:p>
        <text:p text:style-name="P10"><text:s text:c="24"/>sendBlockToNeighbors<text:span text:style-name="T3">(</text:span>node<text:span text:style-name="T3">,</text:span> nodeProtocol<text:span text:style-name="T3">,</text:span> b<text:span text:style-name="T3">)</text:span><text:span text:style-name="T14">;</text:span> <text:s text:c="27"/></text:p>
        <text:p text:style-name="P10"><text:s text:c="24"/><text:span text:style-name="T17">System</text:span><text:span text:style-name="T3">.</text:span>out<text:span text:style-name="T3">.</text:span>println<text:span text:style-name="T3">(</text:span><text:span text:style-name="T7">"Mined a block!"</text:span><text:span text:style-name="T3">)</text:span><text:span text:style-name="T14">;</text:span></text:p>
        <text:p text:style-name="P10"><text:s text:c="16"/><text:span text:style-name="T14">}</text:span> <text:s text:c="14"/></text:p>
        <text:p text:style-name="P10"><text:s text:c="8"/><text:span text:style-name="T14">}</text:span></text:p>
        <text:p text:style-name="P10"><text:s text:c="8"/></text:p>
        <text:p text:style-name="P10"><text:s text:c="8"/><text:span text:style-name="T18">/** Sends a block b to the protocol pid of all the neighbor nodes</text:span></text:p>
        <text:p text:style-name="P10"><text:span text:style-name="T18"><text:s text:c="9"/></text:span><text:span text:style-name="T19">*</text:span><text:span text:style-name="T18"> </text:span></text:p>
        <text:p text:style-name="P10"><text:span text:style-name="T18"><text:s text:c="9"/></text:span><text:span text:style-name="T19">*</text:span><text:span text:style-name="T18"> </text:span><text:span text:style-name="T19">@param</text:span><text:span text:style-name="T18"> sender The sender node</text:span></text:p>
        <text:p text:style-name="P10"><text:span text:style-name="T18"><text:s text:c="9"/></text:span><text:span text:style-name="T19">*</text:span><text:span text:style-name="T18"> </text:span><text:span text:style-name="T19">@param</text:span><text:span text:style-name="T18"> pid The id of the protocol the message is directed to</text:span></text:p>
        <text:p text:style-name="P10"><text:span text:style-name="T18"><text:s text:c="9"/></text:span><text:span text:style-name="T19">*</text:span><text:span text:style-name="T18"> </text:span><text:span text:style-name="T19">@param</text:span><text:span text:style-name="T18"> b The block to be sent</text:span></text:p>
        <text:p text:style-name="P17"><text:s text:c="9"/>*/</text:p>
        <text:p text:style-name="P10"><text:s text:c="8"/><text:span text:style-name="T1">public</text:span> <text:span text:style-name="T16">void</text:span> sendBlockToNeighbors<text:span text:style-name="T3">(</text:span>Node sender<text:span text:style-name="T3">,</text:span> <text:span text:style-name="T16">int</text:span> pid<text:span text:style-name="T3">,</text:span> Block b<text:span text:style-name="T3">)</text:span> <text:span text:style-name="T14">{</text:span> <text:s text:c="14"/></text:p>
        <text:p text:style-name="P10"><text:s text:c="16"/><text:span text:style-name="T16">int</text:span> linkableID <text:span text:style-name="T3">=</text:span> FastConfig<text:span text:style-name="T3">.</text:span>getLinkable<text:span text:style-name="T3">(</text:span>pid<text:span text:style-name="T3">)</text:span><text:span text:style-name="T14">;</text:span></text:p>
        <text:p text:style-name="P10"><text:s text:c="16"/>Linkable linkable <text:span text:style-name="T3">=</text:span> <text:span text:style-name="T3">(</text:span>Linkable<text:span text:style-name="T3">)</text:span> sender<text:span text:style-name="T3">.</text:span>getProtocol<text:span text:style-name="T3">(</text:span>linkableID<text:span text:style-name="T3">)</text:span><text:span text:style-name="T14">;</text:span></text:p>
        <text:p text:style-name="P10"><text:s text:c="24"/><text:span text:style-name="T1">for</text:span> <text:span text:style-name="T3">(</text:span><text:span text:style-name="T16">int</text:span> i <text:span text:style-name="T3">=</text:span><text:span text:style-name="T6">0</text:span><text:span text:style-name="T14">;</text:span> i<text:span text:style-name="T3">&lt;</text:span>linkable<text:span text:style-name="T3">.</text:span>degree<text:span text:style-name="T3">()</text:span><text:span text:style-name="T14">;</text:span> i<text:span text:style-name="T3">++)</text:span> <text:span text:style-name="T14">{</text:span></text:p>
        <text:p text:style-name="P10"><text:s text:c="32"/>Node peer <text:span text:style-name="T3">=</text:span> linkable<text:span text:style-name="T3">.</text:span>getNeighbor<text:span text:style-name="T3">(</text:span>i<text:span text:style-name="T3">)</text:span><text:span text:style-name="T14">;</text:span></text:p>
        <text:p text:style-name="P10"><text:s text:c="32"/><text:span text:style-name="T3">((</text:span>Transport<text:span text:style-name="T3">)</text:span>sender<text:span text:style-name="T3">.</text:span>getProtocol<text:span text:style-name="T3">(</text:span>FastConfig<text:span text:style-name="T3">.</text:span>getTransport<text:span text:style-name="T3">(</text:span>pid<text:span text:style-name="T3">)))</text:span></text:p>
        <text:p text:style-name="P10"><text:s text:c="32"/><text:span text:style-name="T3">.</text:span>send<text:span text:style-name="T3">(</text:span>sender<text:span text:style-name="T3">,</text:span> peer<text:span text:style-name="T3">,</text:span> b<text:span text:style-name="T3">,</text:span> pid<text:span text:style-name="T3">)</text:span><text:span text:style-name="T14">;</text:span></text:p>
        <text:p text:style-name="P10"><text:s text:c="24"/><text:span text:style-name="T14">}</text:span></text:p>
        <text:p text:style-name="P10"><text:s text:c="8"/><text:span text:style-name="T14">}</text:span> <text:s text:c="6"/></text:p>
        <text:p text:style-name="P10"><text:s text:c="8"/></text:p>
        <text:p text:style-name="P10"><text:s text:c="16"/></text:p>
        <text:p text:style-name="P10"><text:s text:c="8"/><text:span text:style-name="T1">private</text:span> Block createBlock<text:span text:style-name="T3">(</text:span>Map<text:span text:style-name="T3">&lt;</text:span><text:span text:style-name="T17">String</text:span><text:span text:style-name="T3">,</text:span> Transaction<text:span text:style-name="T3">&gt;</text:span> transPool<text:span text:style-name="T3">,</text:span> TinyCoinNode tnode<text:span text:style-name="T3">,</text:span></text:p>
        <text:p text:style-name="P10"><text:s text:c="24"/><text:span text:style-name="T17">List</text:span><text:span text:style-name="T3">&lt;</text:span>Block<text:span text:style-name="T3">&gt;</text:span> blockchain<text:span text:style-name="T3">)</text:span> <text:span text:style-name="T14">{</text:span></text:p>
        <text:p text:style-name="P10"><text:s text:c="16"/>minedBlocks<text:span text:style-name="T3">++</text:span><text:span text:style-name="T14">;</text:span></text:p>
        <text:p text:style-name="P10"><text:s text:c="16"/><text:span text:style-name="T16">int</text:span> transInBlock <text:span text:style-name="T3">=</text:span> <text:span text:style-name="T17">Math</text:span><text:span text:style-name="T3">.</text:span>min<text:span text:style-name="T3">(</text:span>transPool<text:span text:style-name="T3">.</text:span>size<text:span text:style-name="T3">(),</text:span> maxTransPerBlock<text:span text:style-name="T3">)</text:span><text:span text:style-name="T14">;</text:span></text:p>
        <text:p text:style-name="P10"><text:s text:c="16"/><text:span text:style-name="T17">String</text:span> bid <text:span text:style-name="T3">=</text:span> <text:span text:style-name="T7">"B"</text:span> <text:span text:style-name="T3">+</text:span> tnode<text:span text:style-name="T3">.</text:span>getID<text:span text:style-name="T3">()</text:span> <text:span text:style-name="T3">+</text:span> minedBlocks<text:span text:style-name="T14">;</text:span> <text:s text:c="16"/></text:p>
        <text:p text:style-name="P10"><text:s text:c="16"/><text:span text:style-name="T17">String</text:span> parent <text:span text:style-name="T3">=</text:span> blockchain<text:span text:style-name="T3">.</text:span>size<text:span text:style-name="T3">()==</text:span> <text:span text:style-name="T6">0</text:span> </text:p>
        <text:p text:style-name="P10"><text:s text:c="32"/><text:span text:style-name="T3">?</text:span> <text:span text:style-name="T1">null</text:span> <text:span text:style-name="T3">:</text:span> blockchain<text:span text:style-name="T3">.</text:span>get<text:span text:style-name="T3">(</text:span>blockchain<text:span text:style-name="T3">.</text:span>size<text:span text:style-name="T3">()-</text:span><text:span text:style-name="T6">1</text:span><text:span text:style-name="T3">).</text:span>getBid<text:span text:style-name="T3">()</text:span><text:span text:style-name="T14">;</text:span></text:p>
        <text:p text:style-name="P10"><text:s text:c="16"/><text:span text:style-name="T17">List</text:span><text:span text:style-name="T3">&lt;</text:span>Transaction<text:span text:style-name="T3">&gt;</text:span> trans <text:span text:style-name="T3">=</text:span> <text:span text:style-name="T1">new</text:span> ArrayList<text:span text:style-name="T3">&lt;&gt;(</text:span>transInBlock<text:span text:style-name="T3">)</text:span><text:span text:style-name="T14">;</text:span></text:p>
        <text:p text:style-name="P10"><text:s text:c="16"/>Iterator<text:span text:style-name="T3">&lt;</text:span><text:span text:style-name="T17">String</text:span><text:span text:style-name="T3">&gt;</text:span> iter <text:span text:style-name="T3">=</text:span> tnode<text:span text:style-name="T3">.</text:span>getTransPool<text:span text:style-name="T3">().</text:span>keySet<text:span text:style-name="T3">().</text:span>iterator<text:span text:style-name="T3">()</text:span><text:span text:style-name="T14">;</text:span></text:p>
        <text:p text:style-name="P10"><text:s text:c="16"/><text:span text:style-name="T1">for</text:span> <text:span text:style-name="T3">(</text:span><text:span text:style-name="T16">int</text:span> i<text:span text:style-name="T3">=</text:span><text:span text:style-name="T6">0</text:span><text:span text:style-name="T14">;</text:span> i<text:span text:style-name="T3">&lt;</text:span> transInBlock<text:span text:style-name="T14">;</text:span> i<text:span text:style-name="T3">++)</text:span> <text:span text:style-name="T14">{</text:span></text:p>
        <text:p text:style-name="P10"><text:s text:c="24"/><text:span text:style-name="T17">String</text:span> key <text:span text:style-name="T3">=</text:span> iter<text:span text:style-name="T3">.</text:span>next<text:span text:style-name="T3">()</text:span><text:span text:style-name="T14">;</text:span></text:p>
        <text:p text:style-name="P10"><text:s text:c="24"/>Transaction t <text:span text:style-name="T3">=</text:span> transPool<text:span text:style-name="T3">.</text:span>get<text:span text:style-name="T3">(</text:span>key<text:span text:style-name="T3">)</text:span><text:span text:style-name="T14">;</text:span></text:p>
        <text:p text:style-name="P10"><text:s text:c="24"/>iter<text:span text:style-name="T3">.</text:span>remove<text:span text:style-name="T3">()</text:span><text:span text:style-name="T14">;</text:span></text:p>
        <text:p text:style-name="P10"><text:s text:c="24"/>trans<text:span text:style-name="T3">.</text:span>add<text:span text:style-name="T3">(</text:span>t<text:span text:style-name="T3">)</text:span><text:span text:style-name="T14">;</text:span></text:p>
        <text:p text:style-name="P10"><text:s text:c="24"/><text:span text:style-name="T1">if</text:span> <text:span text:style-name="T3">(</text:span>t<text:span text:style-name="T3">.</text:span>getOutput<text:span text:style-name="T3">()</text:span> <text:span text:style-name="T3">==</text:span> tnode<text:span text:style-name="T3">)</text:span> <text:span text:style-name="T14">{</text:span> <text:s/></text:p>
        <text:p text:style-name="P10"><text:s text:c="32"/>tnode<text:span text:style-name="T3">.</text:span>increaseBalance<text:span text:style-name="T3">(</text:span>t<text:span text:style-name="T3">.</text:span>getAmount<text:span text:style-name="T3">())</text:span><text:span text:style-name="T14">;</text:span></text:p>
        <text:p text:style-name="P10"><text:s text:c="24"/><text:span text:style-name="T14">}</text:span></text:p>
        <text:p text:style-name="P10"><text:s text:c="16"/><text:span text:style-name="T14">}</text:span></text:p>
        <text:p text:style-name="P10"><text:s text:c="16"/><text:span text:style-name="T1">return</text:span> <text:span text:style-name="T1">new</text:span> Block<text:span text:style-name="T3">(</text:span>bid<text:span text:style-name="T3">,</text:span> parent<text:span text:style-name="T3">,</text:span> tnode<text:span text:style-name="T3">,</text:span> trans<text:span text:style-name="T3">,</text:span> reward<text:span text:style-name="T3">)</text:span><text:span text:style-name="T14">;</text:span> <text:s text:c="3"/></text:p>
        <text:p text:style-name="P10"><text:s text:c="8"/><text:span text:style-name="T14">}</text:span></text:p>
        <text:p text:style-name="P26"><text:span text:style-name="T14">}</text:span></text:p>
      </text:section>
      <text:p text:style-name="P5">SelfishMinerProtocol</text:p>
      <text:section text:style-name="Sect1" text:name="Sezione11">
        <text:p text:style-name="P15"><text:span text:style-name="T1">package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protocols</text:span><text:span text:style-name="T14">;</text:span></text:p>
        <text:p text:style-name="P19"/>
        <text:p text:style-name="P10"><text:span text:style-name="T1">import</text:span><text:span text:style-name="T13"> java</text:span><text:span text:style-name="T3">.</text:span><text:span text:style-name="T13">util</text:span><text:span text:style-name="T3">.</text:span><text:span text:style-name="T13">List</text:span><text:span text:style-name="T14">;</text:span></text:p>
        <text:p text:style-name="P10"><text:span text:style-name="T1">import</text:span><text:span text:style-name="T13"> java</text:span><text:span text:style-name="T3">.</text:span><text:span text:style-name="T13">util</text:span><text:span text:style-name="T3">.</text:span><text:span text:style-name="T13">Map</text:span><text:span text:style-name="T14">;</text:span></text:p>
        <text:p text:style-name="P19"/>
        <text:p text:style-name="P10"><text:span text:style-name="T1">import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Block</text:span><text:span text:style-name="T14">;</text:span></text:p>
        <text:p text:style-name="P10"><text:span text:style-name="T1">import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TinyCoinNode</text:span><text:span text:style-name="T14">;</text:span></text:p>
        <text:p text:style-name="P10"><text:span text:style-name="T1">import</text:span><text:span text:style-name="T13"> it</text:span><text:span text:style-name="T3">.</text:span><text:span text:style-name="T13">unipi</text:span><text:span text:style-name="T3">.</text:span><text:span text:style-name="T13">p2p</text:span><text:span text:style-name="T3">.</text:span><text:span text:style-name="T13">tinycoin</text:span><text:span text:style-name="T3">.</text:span><text:span text:style-name="T13">Transaction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dsim</text:span><text:span text:style-name="T3">.</text:span><text:span text:style-name="T13">CDProtocol</text:span><text:span text:style-name="T14">;</text:span></text:p>
        <text:p text:style-name="P10"><text:soft-page-break/><text:span text:style-name="T1">import</text:span><text:span text:style-name="T13"> peersim</text:span><text:span text:style-name="T3">.</text:span><text:span text:style-name="T13">config</text:span><text:span text:style-name="T3">.</text:span><text:span text:style-name="T13">Configuration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nfig</text:span><text:span text:style-name="T3">.</text:span><text:span text:style-name="T13">FastConfig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re</text:span><text:span text:style-name="T3">.</text:span><text:span text:style-name="T13">Linkable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re</text:span><text:span text:style-name="T3">.</text:span><text:span text:style-name="T13">Network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core</text:span><text:span text:style-name="T3">.</text:span><text:span text:style-name="T13">Node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edsim</text:span><text:span text:style-name="T3">.</text:span><text:span text:style-name="T13">EDProtocol</text:span><text:span text:style-name="T14">;</text:span></text:p>
        <text:p text:style-name="P10"><text:span text:style-name="T1">import</text:span><text:span text:style-name="T13"> peersim</text:span><text:span text:style-name="T3">.</text:span><text:span text:style-name="T13">transport</text:span><text:span text:style-name="T3">.</text:span><text:span text:style-name="T13">Transport</text:span><text:span text:style-name="T14">;</text:span></text:p>
        <text:p text:style-name="P19"/>
        <text:p text:style-name="P10"><text:span text:style-name="T1">public</text:span> <text:span text:style-name="T1">class</text:span> NodeProtocol <text:span text:style-name="T1">implements</text:span> CDProtocol, EDProtocol<text:span text:style-name="T14">{</text:span></text:p>
        <text:p text:style-name="P10"><text:s text:c="8"/></text:p>
        <text:p text:style-name="P10"><text:s text:c="8"/><text:span text:style-name="T1">private</text:span> <text:span text:style-name="T1">static</text:span> <text:span text:style-name="T1">final</text:span> <text:span text:style-name="T17">String</text:span> PAR_P_TRANS <text:span text:style-name="T3">=</text:span> <text:span text:style-name="T7">"transaction_prob"</text:span><text:span text:style-name="T14">;</text:span></text:p>
        <text:p text:style-name="P10"><text:s text:c="8"/><text:span text:style-name="T1">private</text:span> <text:span text:style-name="T1">static</text:span> <text:span text:style-name="T1">final</text:span> <text:span text:style-name="T17">String</text:span> PAR_SMINER <text:span text:style-name="T3">=</text:span> <text:span text:style-name="T7">"self_miner_prot"</text:span><text:span text:style-name="T14">;</text:span></text:p>
        <text:p text:style-name="P10"><text:s text:c="8"/></text:p>
        <text:p text:style-name="P10"><text:s text:c="8"/><text:span text:style-name="T1">private</text:span> <text:span text:style-name="T16">double</text:span> transProb<text:span text:style-name="T14">;</text:span></text:p>
        <text:p text:style-name="P10"><text:s text:c="8"/><text:span text:style-name="T1">private</text:span> <text:span text:style-name="T16">int</text:span> numTrans<text:span text:style-name="T14">;</text:span></text:p>
        <text:p text:style-name="P10"><text:s text:c="8"/><text:span text:style-name="T1">private</text:span> <text:span text:style-name="T16">int</text:span> smpid<text:span text:style-name="T14">;</text:span></text:p>
        <text:p text:style-name="P10"><text:s text:c="8"/><text:span text:style-name="T1">private</text:span> <text:span text:style-name="T16">boolean</text:span> fork<text:span text:style-name="T14">;</text:span></text:p>
        <text:p text:style-name="P10"><text:s text:c="8"/><text:span text:style-name="T1">private</text:span> Block forked<text:span text:style-name="T14">;</text:span></text:p>
        <text:p text:style-name="P10"><text:s text:c="8"/><text:span text:style-name="T1">private</text:span> <text:span text:style-name="T16">int</text:span> numForks<text:span text:style-name="T14">;</text:span></text:p>
        <text:p text:style-name="P10"><text:s text:c="8"/></text:p>
        <text:p text:style-name="P10"><text:s text:c="8"/><text:span text:style-name="T1">public</text:span> NodeProtocol<text:span text:style-name="T3">(</text:span><text:span text:style-name="T17">String</text:span> prefix<text:span text:style-name="T3">)</text:span> </text:p>
        <text:p text:style-name="P10"><text:s text:c="8"/><text:span text:style-name="T14">{</text:span></text:p>
        <text:p text:style-name="P10"><text:s text:c="16"/>transProb <text:span text:style-name="T3">=</text:span> Configuration<text:span text:style-name="T3">.</text:span>getDouble<text:span text:style-name="T3">(</text:span>prefix <text:span text:style-name="T3">+</text:span> <text:span text:style-name="T7">"."</text:span> <text:span text:style-name="T3">+</text:span> PAR_P_TRANS<text:span text:style-name="T3">)</text:span><text:span text:style-name="T14">;</text:span></text:p>
        <text:p text:style-name="P10"><text:s text:c="16"/>numTrans <text:span text:style-name="T3">=</text:span> <text:span text:style-name="T6">0</text:span><text:span text:style-name="T14">;</text:span> <text:s text:c="10"/></text:p>
        <text:p text:style-name="P10"><text:s text:c="16"/>smpid <text:span text:style-name="T3">=</text:span> Configuration<text:span text:style-name="T3">.</text:span>getPid<text:span text:style-name="T3">(</text:span>prefix <text:span text:style-name="T3">+</text:span> <text:span text:style-name="T7">"."</text:span> <text:span text:style-name="T3">+</text:span> PAR_SMINER<text:span text:style-name="T3">)</text:span><text:span text:style-name="T14">;</text:span></text:p>
        <text:p text:style-name="P10"><text:s text:c="16"/>fork <text:span text:style-name="T3">=</text:span> <text:span text:style-name="T1">false</text:span><text:span text:style-name="T14">;</text:span></text:p>
        <text:p text:style-name="P10"><text:s text:c="16"/>forked <text:span text:style-name="T3">=</text:span> <text:span text:style-name="T1">null</text:span><text:span text:style-name="T14">;</text:span></text:p>
        <text:p text:style-name="P10"><text:s text:c="16"/>numForks <text:span text:style-name="T3">=</text:span> <text:span text:style-name="T6">0</text:span><text:span text:style-name="T14">;</text:span></text:p>
        <text:p text:style-name="P10"><text:s text:c="8"/><text:span text:style-name="T14">}</text:span> <text:s text:c="6"/></text:p>
        <text:p text:style-name="P10"><text:s text:c="8"/></text:p>
        <text:p text:style-name="P10"><text:s text:c="8"/><text:span text:style-name="T3">@</text:span>Override</text:p>
        <text:p text:style-name="P10"><text:s text:c="8"/><text:span text:style-name="T1">public</text:span> <text:span text:style-name="T17">Object</text:span> clone<text:span text:style-name="T3">()</text:span> <text:span text:style-name="T14">{</text:span></text:p>
        <text:p text:style-name="P10"><text:s text:c="16"/>NodeProtocol np <text:span text:style-name="T3">=</text:span> <text:span text:style-name="T1">null</text:span><text:span text:style-name="T14">;</text:span></text:p>
        <text:p text:style-name="P10"><text:s text:c="16"/><text:span text:style-name="T1">try</text:span> <text:span text:style-name="T14">{</text:span></text:p>
        <text:p text:style-name="P10"><text:s text:c="24"/>np <text:span text:style-name="T3">=</text:span> <text:span text:style-name="T3">(</text:span>NodeProtocol<text:span text:style-name="T3">)</text:span><text:span text:style-name="T1">super</text:span><text:span text:style-name="T3">.</text:span>clone<text:span text:style-name="T3">()</text:span><text:span text:style-name="T14">;</text:span></text:p>
        <text:p text:style-name="P10"><text:s text:c="24"/>np<text:span text:style-name="T3">.</text:span>setTransProb<text:span text:style-name="T3">(</text:span>transProb<text:span text:style-name="T3">)</text:span><text:span text:style-name="T14">;</text:span></text:p>
        <text:p text:style-name="P10"><text:s text:c="24"/>np<text:span text:style-name="T3">.</text:span>setNumTrans<text:span text:style-name="T3">(</text:span><text:span text:style-name="T6">0</text:span><text:span text:style-name="T3">)</text:span><text:span text:style-name="T14">;</text:span></text:p>
        <text:p text:style-name="P10"><text:s text:c="24"/>np<text:span text:style-name="T3">.</text:span>setSmpid<text:span text:style-name="T3">(</text:span>smpid<text:span text:style-name="T3">)</text:span><text:span text:style-name="T14">;</text:span></text:p>
        <text:p text:style-name="P10"><text:s text:c="24"/>np<text:span text:style-name="T3">.</text:span>setFork<text:span text:style-name="T3">(</text:span><text:span text:style-name="T1">false</text:span><text:span text:style-name="T3">)</text:span><text:span text:style-name="T14">;</text:span></text:p>
        <text:p text:style-name="P10"><text:s text:c="24"/>np<text:span text:style-name="T3">.</text:span>setForked<text:span text:style-name="T3">(</text:span><text:span text:style-name="T1">null</text:span><text:span text:style-name="T3">)</text:span><text:span text:style-name="T14">;</text:span></text:p>
        <text:p text:style-name="P10"><text:s text:c="24"/>np<text:span text:style-name="T3">.</text:span>setNumForks<text:span text:style-name="T3">(</text:span><text:span text:style-name="T6">0</text:span><text:span text:style-name="T3">)</text:span><text:span text:style-name="T14">;</text:span></text:p>
        <text:p text:style-name="P10"><text:s text:c="16"/><text:span text:style-name="T14">}</text:span></text:p>
        <text:p text:style-name="P10"><text:s text:c="16"/><text:span text:style-name="T1">catch</text:span><text:span text:style-name="T3">(</text:span><text:span text:style-name="T17">CloneNotSupportedException</text:span> <text:s/>e<text:span text:style-name="T3">)</text:span> <text:span text:style-name="T14">{</text:span></text:p>
        <text:p text:style-name="P10"><text:s text:c="24"/><text:span text:style-name="T17">System</text:span><text:span text:style-name="T3">.</text:span>err<text:span text:style-name="T3">.</text:span>println<text:span text:style-name="T3">(</text:span>e<text:span text:style-name="T3">)</text:span><text:span text:style-name="T14">;</text:span></text:p>
        <text:p text:style-name="P10"><text:s text:c="16"/><text:span text:style-name="T14">}</text:span></text:p>
        <text:p text:style-name="P10"><text:s text:c="16"/><text:span text:style-name="T1">return</text:span> np<text:span text:style-name="T14">;</text:span></text:p>
        <text:p text:style-name="P10"><text:s text:c="8"/><text:span text:style-name="T14">}</text:span></text:p>
        <text:p text:style-name="P10"><text:s text:c="8"/></text:p>
        <text:p text:style-name="P19"/>
        <text:p text:style-name="P10"><text:s text:c="8"/><text:span text:style-name="T1">public</text:span> <text:span text:style-name="T16">int</text:span> getNumForks<text:span text:style-name="T3">()</text:span> <text:span text:style-name="T14">{</text:span></text:p>
        <text:p text:style-name="P10"><text:s text:c="16"/><text:span text:style-name="T1">return</text:span> numForks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<text:span text:style-name="T16">void</text:span> setSmpid<text:span text:style-name="T3">(</text:span><text:span text:style-name="T16">int</text:span> smpid<text:span text:style-name="T3">)</text:span> <text:span text:style-name="T14">{</text:span></text:p>
        <text:p text:style-name="P10"><text:s text:c="16"/><text:span text:style-name="T1">this</text:span><text:span text:style-name="T3">.</text:span>smpid <text:span text:style-name="T3">=</text:span> smpid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<text:span text:style-name="T16">void</text:span> setNumTrans<text:span text:style-name="T3">(</text:span><text:span text:style-name="T16">int</text:span> numTrans<text:span text:style-name="T3">)</text:span> <text:span text:style-name="T14">{</text:span></text:p>
        <text:p text:style-name="P10"><text:s text:c="16"/><text:span text:style-name="T1">this</text:span><text:span text:style-name="T3">.</text:span>numTrans <text:span text:style-name="T3">=</text:span> numTrans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<text:span text:style-name="T16">void</text:span> setFork<text:span text:style-name="T3">(</text:span><text:span text:style-name="T16">boolean</text:span> fork<text:span text:style-name="T3">)</text:span> <text:span text:style-name="T14">{</text:span></text:p>
        <text:p text:style-name="P10"><text:s text:c="16"/><text:span text:style-name="T1">this</text:span><text:span text:style-name="T3">.</text:span>fork <text:span text:style-name="T3">=</text:span> fork<text:span text:style-name="T14">;</text:span></text:p>
        <text:p text:style-name="P10"><text:s text:c="8"/><text:span text:style-name="T14">}</text:span></text:p>
        <text:p text:style-name="P10"><text:s text:c="8"/></text:p>
        <text:p text:style-name="P10"><text:s text:c="8"/><text:span text:style-name="T1">public</text:span> <text:span text:style-name="T16">void</text:span> setForked<text:span text:style-name="T3">(</text:span>Block forked<text:span text:style-name="T3">)</text:span> <text:span text:style-name="T14">{</text:span></text:p>
        <text:p text:style-name="P10"><text:s text:c="16"/><text:span text:style-name="T1">this</text:span><text:span text:style-name="T3">.</text:span>forked <text:span text:style-name="T3">=</text:span> forked<text:span text:style-name="T14">;</text:span></text:p>
        <text:p text:style-name="P10"><text:s text:c="8"/><text:span text:style-name="T14">}</text:span></text:p>
        <text:p text:style-name="P10"><text:s text:c="8"/></text:p>
        <text:p text:style-name="P19"/>
        <text:p text:style-name="P10"><text:s text:c="8"/><text:span text:style-name="T3">@</text:span>Override</text:p>
        <text:p text:style-name="P10"><text:s text:c="8"/><text:span text:style-name="T1">public</text:span> <text:span text:style-name="T16">void</text:span> nextCycle<text:span text:style-name="T3">(</text:span>Node node<text:span text:style-name="T3">,</text:span> <text:span text:style-name="T16">int</text:span> pid<text:span text:style-name="T3">)</text:span></text:p>
        <text:p text:style-name="P10"><text:s text:c="8"/><text:span text:style-name="T14">{</text:span></text:p>
        <text:p text:style-name="P10"><text:s text:c="16"/>TinyCoinNode tnode <text:span text:style-name="T3">=</text:span> <text:span text:style-name="T3">(</text:span>TinyCoinNode<text:span text:style-name="T3">)</text:span> node<text:span text:style-name="T14">;</text:span></text:p>
        <text:p text:style-name="P10"><text:s text:c="16"/><text:span text:style-name="T16">double</text:span> balance <text:span text:style-name="T3">=</text:span> tnode<text:span text:style-name="T3">.</text:span>getBalance<text:span text:style-name="T3">()</text:span><text:span text:style-name="T14">;</text:span></text:p>
        <text:p text:style-name="P10"><text:s text:c="16"/><text:span text:style-name="T8">// <text:s/>I assume that if a node has less than 1 coin cannot make a transaction</text:span></text:p>
        <text:p text:style-name="P10"><text:s text:c="16"/><text:span text:style-name="T8">// (Substitutes the test for empty balance, and allows to avoid very small, fractional transactions)</text:span></text:p>
        <text:p text:style-name="P10"><text:s text:c="16"/><text:span text:style-name="T1">if</text:span> <text:span text:style-name="T3">(</text:span>balance <text:span text:style-name="T3">&lt;</text:span> <text:span text:style-name="T6">1</text:span><text:span text:style-name="T3">)</text:span> <text:span text:style-name="T14">{</text:span> <text:s/></text:p>
        <text:p text:style-name="P10"><text:s text:c="24"/><text:span text:style-name="T1">return</text:span><text:span text:style-name="T14">;</text:span></text:p>
        <text:p text:style-name="P10"><text:soft-page-break/><text:s text:c="16"/><text:span text:style-name="T14">}</text:span></text:p>
        <text:p text:style-name="P10"><text:s text:c="16"/><text:span text:style-name="T16">double</text:span> r <text:span text:style-name="T3">=</text:span> <text:span text:style-name="T17">Math</text:span><text:span text:style-name="T3">.</text:span>random<text:span text:style-name="T3">()</text:span><text:span text:style-name="T14">;</text:span></text:p>
        <text:p text:style-name="P10"><text:s text:c="16"/><text:span text:style-name="T8">// At each cycle, each node generates a transaction with a given probability</text:span></text:p>
        <text:p text:style-name="P10"><text:s text:c="16"/><text:span text:style-name="T1">if</text:span> <text:span text:style-name="T3">(</text:span>r <text:span text:style-name="T3">&lt;</text:span> transProb<text:span text:style-name="T3">)</text:span> <text:span text:style-name="T14">{</text:span> <text:s text:c="19"/></text:p>
        <text:p text:style-name="P10"><text:s text:c="24"/><text:span text:style-name="T17">String</text:span> tid <text:span text:style-name="T3">=</text:span> node<text:span text:style-name="T3">.</text:span>getID<text:span text:style-name="T3">()</text:span> <text:span text:style-name="T3">+</text:span> <text:span text:style-name="T7">"@"</text:span> <text:span text:style-name="T3">+</text:span> numTrans<text:span text:style-name="T14">;</text:span></text:p>
        <text:p text:style-name="P10"><text:s text:c="24"/>numTrans<text:span text:style-name="T3">++</text:span><text:span text:style-name="T14">;</text:span> <text:s text:c="20"/></text:p>
        <text:p text:style-name="P10"><text:s text:c="24"/><text:span text:style-name="T8">// Randomly choose one recipient</text:span></text:p>
        <text:p text:style-name="P10"><text:s text:c="24"/>Network<text:span text:style-name="T3">.</text:span>shuffle<text:span text:style-name="T3">()</text:span><text:span text:style-name="T14">;</text:span></text:p>
        <text:p text:style-name="P10"><text:s text:c="24"/>TinyCoinNode recipient <text:span text:style-name="T3">=</text:span> <text:span text:style-name="T3">(</text:span>TinyCoinNode<text:span text:style-name="T3">)</text:span> Network<text:span text:style-name="T3">.</text:span>get<text:span text:style-name="T3">(</text:span><text:span text:style-name="T6">0</text:span><text:span text:style-name="T3">)</text:span><text:span text:style-name="T14">;</text:span> <text:s text:c="16"/></text:p>
        <text:p text:style-name="P10"><text:s text:c="24"/><text:span text:style-name="T16">double</text:span> totalSpent <text:span text:style-name="T3">=</text:span> <text:span text:style-name="T17">Math</text:span><text:span text:style-name="T3">.</text:span>random<text:span text:style-name="T3">()</text:span> <text:span text:style-name="T3">*</text:span> balance<text:span text:style-name="T14">;</text:span></text:p>
        <text:p text:style-name="P10"><text:s text:c="24"/><text:span text:style-name="T16">double</text:span> amount <text:span text:style-name="T3">=</text:span> totalSpent <text:span text:style-name="T3">*</text:span> <text:span text:style-name="T3">(</text:span><text:span text:style-name="T22">9.0</text:span><text:span text:style-name="T3">/</text:span><text:span text:style-name="T22">10.0</text:span><text:span text:style-name="T3">)</text:span><text:span text:style-name="T14">;</text:span></text:p>
        <text:p text:style-name="P10"><text:s text:c="24"/><text:span text:style-name="T16">double</text:span> fee <text:span text:style-name="T3">=</text:span> totalSpent <text:span text:style-name="T3">-</text:span> amount<text:span text:style-name="T14">;</text:span> <text:s text:c="22"/></text:p>
        <text:p text:style-name="P10"><text:s text:c="24"/>Transaction t <text:span text:style-name="T3">=</text:span> <text:span text:style-name="T1">new</text:span> Transaction<text:span text:style-name="T3">(</text:span>tid<text:span text:style-name="T3">,</text:span> tnode<text:span text:style-name="T3">,</text:span> recipient<text:span text:style-name="T3">,</text:span> amount<text:span text:style-name="T3">,</text:span> fee<text:span text:style-name="T3">)</text:span><text:span text:style-name="T14">;</text:span></text:p>
        <text:p text:style-name="P10"><text:s text:c="24"/><text:span text:style-name="T17">System</text:span><text:span text:style-name="T3">.</text:span>out<text:span text:style-name="T3">.</text:span>println<text:span text:style-name="T3">(</text:span>t<text:span text:style-name="T3">.</text:span>toString<text:span text:style-name="T3">())</text:span><text:span text:style-name="T14">;</text:span></text:p>
        <text:p text:style-name="P10"><text:s text:c="24"/><text:span text:style-name="T8">// Transaction has been created, so update balance and insert into local pool of unconfirmed transactions</text:span></text:p>
        <text:p text:style-name="P10"><text:s text:c="24"/>tnode<text:span text:style-name="T3">.</text:span>getTransPool<text:span text:style-name="T3">().</text:span>put<text:span text:style-name="T3">(</text:span>tid<text:span text:style-name="T3">,</text:span> t<text:span text:style-name="T3">)</text:span><text:span text:style-name="T14">;</text:span></text:p>
        <text:p text:style-name="P10"><text:s text:c="24"/>balance <text:span text:style-name="T3">-=</text:span> totalSpent<text:span text:style-name="T14">;</text:span> <text:s text:c="17"/></text:p>
        <text:p text:style-name="P10"><text:s text:c="24"/><text:span text:style-name="T8">// Send the transaction to all neighbor nodes</text:span></text:p>
        <text:p text:style-name="P10"><text:s text:c="24"/>sendTransactionToNeighbors<text:span text:style-name="T3">(</text:span>node<text:span text:style-name="T3">,</text:span> pid<text:span text:style-name="T3">,</text:span> t<text:span text:style-name="T3">)</text:span><text:span text:style-name="T14">;</text:span> <text:s text:c="22"/></text:p>
        <text:p text:style-name="P10"><text:s text:c="16"/><text:span text:style-name="T14">}</text:span> <text:s text:c="14"/></text:p>
        <text:p text:style-name="P10"><text:s text:c="8"/><text:span text:style-name="T14">}</text:span> <text:s text:c="6"/></text:p>
        <text:p text:style-name="P10"><text:s text:c="8"/></text:p>
        <text:p text:style-name="P10"><text:s text:c="8"/><text:span text:style-name="T3">@</text:span>Override</text:p>
        <text:p text:style-name="P10"><text:s text:c="8"/><text:span text:style-name="T1">public</text:span> <text:span text:style-name="T16">void</text:span> processEvent<text:span text:style-name="T3">(</text:span>Node node<text:span text:style-name="T3">,</text:span> <text:span text:style-name="T16">int</text:span> pid<text:span text:style-name="T3">,</text:span> <text:span text:style-name="T17">Object</text:span> event<text:span text:style-name="T3">)</text:span></text:p>
        <text:p text:style-name="P10"><text:s text:c="8"/><text:span text:style-name="T14">{</text:span></text:p>
        <text:p text:style-name="P10"><text:s text:c="16"/><text:span text:style-name="T1">if</text:span> <text:span text:style-name="T3">(</text:span>event <text:span text:style-name="T1">instanceof</text:span> Transaction<text:span text:style-name="T3">)</text:span> <text:span text:style-name="T14">{</text:span> <text:s text:c="20"/></text:p>
        <text:p text:style-name="P10"><text:s text:c="24"/>Transaction t <text:span text:style-name="T3">=</text:span> <text:span text:style-name="T3">(</text:span>Transaction<text:span text:style-name="T3">)</text:span> event<text:span text:style-name="T14">;</text:span></text:p>
        <text:p text:style-name="P10"><text:s text:c="24"/>Map<text:span text:style-name="T3">&lt;</text:span><text:span text:style-name="T17">String</text:span><text:span text:style-name="T3">,</text:span> Transaction<text:span text:style-name="T3">&gt;</text:span> transPool <text:span text:style-name="T3">=</text:span> <text:span text:style-name="T3">((</text:span>TinyCoinNode<text:span text:style-name="T3">)</text:span> node<text:span text:style-name="T3">).</text:span>getTransPool<text:span text:style-name="T3">()</text:span><text:span text:style-name="T14">;</text:span></text:p>
        <text:p text:style-name="P10"><text:s text:c="24"/><text:span text:style-name="T17">String</text:span> tid <text:span text:style-name="T3">=</text:span> t<text:span text:style-name="T3">.</text:span>getTid<text:span text:style-name="T3">()</text:span><text:span text:style-name="T14">;</text:span></text:p>
        <text:p text:style-name="P10"><text:s text:c="24"/><text:span text:style-name="T8">// If never received the transaction, broadcast it to the neighbors</text:span></text:p>
        <text:p text:style-name="P10"><text:s text:c="24"/><text:span text:style-name="T1">if</text:span> <text:span text:style-name="T3">(!</text:span>transPool<text:span text:style-name="T3">.</text:span>containsKey<text:span text:style-name="T3">(</text:span>tid<text:span text:style-name="T3">))</text:span> <text:span text:style-name="T14">{</text:span></text:p>
        <text:p text:style-name="P10"><text:s text:c="32"/>transPool<text:span text:style-name="T3">.</text:span>put<text:span text:style-name="T3">(</text:span>tid<text:span text:style-name="T3">,</text:span> t<text:span text:style-name="T3">)</text:span><text:span text:style-name="T14">;</text:span></text:p>
        <text:p text:style-name="P10"><text:s text:c="32"/>sendTransactionToNeighbors<text:span text:style-name="T3">(</text:span>node<text:span text:style-name="T3">,</text:span> pid<text:span text:style-name="T3">,</text:span> t<text:span text:style-name="T3">)</text:span><text:span text:style-name="T14">;</text:span></text:p>
        <text:p text:style-name="P10"><text:s text:c="24"/><text:span text:style-name="T14">}</text:span></text:p>
        <text:p text:style-name="P10"><text:s text:c="16"/><text:span text:style-name="T14">}</text:span> <text:s text:c="14"/></text:p>
        <text:p text:style-name="P10"><text:s text:c="16"/><text:span text:style-name="T1">else</text:span> <text:span text:style-name="T1">if</text:span> <text:span text:style-name="T3">(</text:span>event <text:span text:style-name="T1">instanceof</text:span> Block<text:span text:style-name="T3">)</text:span> <text:span text:style-name="T14">{</text:span></text:p>
        <text:p text:style-name="P10"><text:s text:c="24"/>TinyCoinNode tnode <text:span text:style-name="T3">=</text:span> <text:span text:style-name="T3">(</text:span>TinyCoinNode<text:span text:style-name="T3">)</text:span>node<text:span text:style-name="T14">;</text:span> <text:s text:c="7"/></text:p>
        <text:p text:style-name="P10"><text:s text:c="24"/><text:span text:style-name="T17">List</text:span><text:span text:style-name="T3">&lt;</text:span>Block<text:span text:style-name="T3">&gt;</text:span> blockchain <text:span text:style-name="T3">=</text:span> tnode<text:span text:style-name="T3">.</text:span>getBlockchain<text:span text:style-name="T3">()</text:span><text:span text:style-name="T14">;</text:span></text:p>
        <text:p text:style-name="P10"><text:s text:c="24"/>Block b <text:span text:style-name="T3">=</text:span> <text:span text:style-name="T3">(</text:span>Block<text:span text:style-name="T3">)</text:span>event<text:span text:style-name="T14">;</text:span> </text:p>
        <text:p text:style-name="P10"><text:s text:c="24"/><text:span text:style-name="T17">String</text:span> last <text:span text:style-name="T3">=</text:span> blockchain<text:span text:style-name="T3">.</text:span>size<text:span text:style-name="T3">()==</text:span><text:span text:style-name="T6">0</text:span> <text:span text:style-name="T3">?</text:span> <text:span text:style-name="T1">null</text:span> <text:span text:style-name="T3">:</text:span> blockchain<text:span text:style-name="T3">.</text:span>get<text:span text:style-name="T3">(</text:span>blockchain<text:span text:style-name="T3">.</text:span>size<text:span text:style-name="T3">()-</text:span><text:span text:style-name="T6">1</text:span><text:span text:style-name="T3">).</text:span>getBid<text:span text:style-name="T3">()</text:span><text:span text:style-name="T14">;</text:span></text:p>
        <text:p text:style-name="P10"><text:s text:c="24"/></text:p>
        <text:p text:style-name="P10"><text:s text:c="24"/><text:span text:style-name="T1">if</text:span> <text:span text:style-name="T3">(</text:span>tnode<text:span text:style-name="T3">.</text:span>isSelfishMiner<text:span text:style-name="T3">())</text:span> <text:span text:style-name="T14">{</text:span> <text:s/><text:span text:style-name="T8">//Selfish miner receives a new block from a honest node</text:span></text:p>
        <text:p text:style-name="P10"><text:s text:c="32"/>SelfishMinerProtocol smp <text:span text:style-name="T3">=</text:span> <text:span text:style-name="T3">(</text:span>SelfishMinerProtocol<text:span text:style-name="T3">)</text:span>node<text:span text:style-name="T3">.</text:span>getProtocol<text:span text:style-name="T3">(</text:span>smpid<text:span text:style-name="T3">)</text:span><text:span text:style-name="T14">;</text:span> <text:s text:c="14"/></text:p>
        <text:p text:style-name="P10"><text:s text:c="32"/><text:span text:style-name="T17">List</text:span><text:span text:style-name="T3">&lt;</text:span>Block<text:span text:style-name="T3">&gt;</text:span> privateBlockchain <text:span text:style-name="T3">=</text:span> smp<text:span text:style-name="T3">.</text:span>getPrivateBlockchain<text:span text:style-name="T3">()</text:span><text:span text:style-name="T14">;</text:span></text:p>
        <text:p text:style-name="P10"><text:s text:c="32"/><text:span text:style-name="T16">int</text:span> privateBranchLength <text:span text:style-name="T3">=</text:span> smp<text:span text:style-name="T3">.</text:span>getPrivateBranchLength<text:span text:style-name="T3">()</text:span><text:span text:style-name="T14">;</text:span></text:p>
        <text:p text:style-name="P10"><text:s text:c="32"/><text:span text:style-name="T16">int</text:span> prevDiff <text:span text:style-name="T3">=</text:span> privateBlockchain<text:span text:style-name="T3">.</text:span>size<text:span text:style-name="T3">()</text:span> <text:span text:style-name="T3">-</text:span> blockchain<text:span text:style-name="T3">.</text:span>size<text:span text:style-name="T3">()</text:span><text:span text:style-name="T14">;</text:span></text:p>
        <text:p text:style-name="P10"><text:s text:c="32"/><text:span text:style-name="T1">if</text:span> <text:span text:style-name="T3">(</text:span> last <text:span text:style-name="T3">==</text:span> b<text:span text:style-name="T3">.</text:span>getParent<text:span text:style-name="T3">())</text:span> <text:span text:style-name="T14">{</text:span></text:p>
        <text:p text:style-name="P10"><text:s text:c="40"/>blockchain<text:span text:style-name="T3">.</text:span>add<text:span text:style-name="T3">(</text:span>b<text:span text:style-name="T3">)</text:span><text:span text:style-name="T14">;</text:span></text:p>
        <text:p text:style-name="P10"><text:s text:c="40"/>tnode<text:span text:style-name="T3">.</text:span>increaseBalance<text:span text:style-name="T3">(</text:span>b<text:span text:style-name="T3">.</text:span>getTransactionsAmountIfRecipient<text:span text:style-name="T3">(</text:span>tnode<text:span text:style-name="T3">))</text:span><text:span text:style-name="T14">;</text:span></text:p>
        <text:p text:style-name="P10"><text:s text:c="40"/><text:span text:style-name="T1">if</text:span> <text:span text:style-name="T3">(</text:span>b<text:span text:style-name="T3">.</text:span>getMiner<text:span text:style-name="T3">()</text:span> <text:span text:style-name="T3">==</text:span> tnode<text:span text:style-name="T3">)</text:span> <text:span text:style-name="T8">// Added this check, should be redundant</text:span></text:p>
        <text:p text:style-name="P10"><text:s text:c="48"/>tnode<text:span text:style-name="T3">.</text:span>increaseBalance<text:span text:style-name="T3">(</text:span>b<text:span text:style-name="T3">.</text:span>getRevenueForBlock<text:span text:style-name="T3">())</text:span><text:span text:style-name="T14">;</text:span></text:p>
        <text:p text:style-name="P10"><text:s text:c="40"/><text:span text:style-name="T1">switch</text:span> <text:span text:style-name="T3">(</text:span>prevDiff<text:span text:style-name="T3">)</text:span> <text:span text:style-name="T14">{</text:span></text:p>
        <text:p text:style-name="P10"><text:s text:c="40"/><text:span text:style-name="T1">case</text:span><text:span text:style-name="T3">(</text:span><text:span text:style-name="T6">0</text:span><text:span text:style-name="T3">):</text:span></text:p>
        <text:p text:style-name="P10"><text:s text:c="48"/><text:span text:style-name="T1">if</text:span> <text:span text:style-name="T3">(</text:span>onlyAddTheBlock<text:span text:style-name="T3">(</text:span>privateBlockchain<text:span text:style-name="T3">,</text:span> blockchain<text:span text:style-name="T3">))</text:span></text:p>
        <text:p text:style-name="P10"><text:s text:c="56"/>privateBlockchain<text:span text:style-name="T3">.</text:span>add<text:span text:style-name="T3">(</text:span>b<text:span text:style-name="T3">)</text:span><text:span text:style-name="T14">;</text:span> <text:s text:c="12"/><text:span text:style-name="T8">//simply add one block</text:span></text:p>
        <text:p text:style-name="P10"><text:s text:c="48"/><text:span text:style-name="T1">else</text:span> </text:p>
        <text:p text:style-name="P10"><text:s text:c="56"/>smp<text:span text:style-name="T3">.</text:span>copyPublicBlockchain<text:span text:style-name="T3">(</text:span>tnode<text:span text:style-name="T3">)</text:span><text:span text:style-name="T14">;</text:span> <text:s text:c="5"/><text:span text:style-name="T8">// also delete last block of private blockchain to make the two exactly equal</text:span></text:p>
        <text:p text:style-name="P10"><text:s text:c="48"/>smp<text:span text:style-name="T3">.</text:span>setPrivateBranchLength<text:span text:style-name="T3">(</text:span><text:span text:style-name="T6">0</text:span><text:span text:style-name="T3">)</text:span><text:span text:style-name="T14">;</text:span></text:p>
        <text:p text:style-name="P10"><text:s text:c="48"/>sendBlockToNeighbors<text:span text:style-name="T3">(</text:span>node<text:span text:style-name="T3">,</text:span> pid<text:span text:style-name="T3">,</text:span> b<text:span text:style-name="T3">)</text:span><text:span text:style-name="T14">;</text:span> <text:s text:c="68"/></text:p>
        <text:p text:style-name="P10"><text:s text:c="48"/><text:span text:style-name="T1">break</text:span><text:span text:style-name="T14">;</text:span></text:p>
        <text:p text:style-name="P10"><text:s text:c="40"/><text:span text:style-name="T1">case</text:span><text:span text:style-name="T3">(</text:span><text:span text:style-name="T6">1</text:span><text:span text:style-name="T3">):</text:span> </text:p>
        <text:p text:style-name="P10"><text:s text:c="48"/>Block sb <text:span text:style-name="T3">=</text:span> privateBlockchain<text:span text:style-name="T3">.</text:span>get<text:span text:style-name="T3">(</text:span>privateBlockchain<text:span text:style-name="T3">.</text:span>size<text:span text:style-name="T3">()</text:span> <text:span text:style-name="T3">-</text:span> <text:span text:style-name="T6">1</text:span><text:span text:style-name="T3">)</text:span><text:span text:style-name="T14">;</text:span></text:p>
        <text:p text:style-name="P10"><text:s text:c="40"/>sendBlockToNeighbors<text:span text:style-name="T3">(</text:span>node<text:span text:style-name="T3">,</text:span> pid<text:span text:style-name="T3">,</text:span> sb<text:span text:style-name="T3">)</text:span><text:span text:style-name="T14">;</text:span> <text:s text:c="43"/></text:p>
        <text:p text:style-name="P10"><text:s text:c="48"/><text:span text:style-name="T1">break</text:span><text:span text:style-name="T14">;</text:span></text:p>
        <text:p text:style-name="P10"><text:s text:c="40"/><text:span text:style-name="T1">case</text:span><text:span text:style-name="T3">(</text:span><text:span text:style-name="T6">2</text:span><text:span text:style-name="T3">):</text:span></text:p>
        <text:p text:style-name="P10"><text:s text:c="48"/><text:span text:style-name="T1">for</text:span> <text:span text:style-name="T3">(</text:span><text:span text:style-name="T16">int</text:span> i <text:span text:style-name="T3">=</text:span> privateBranchLength<text:span text:style-name="T14">;</text:span> i <text:span text:style-name="T3">&gt;</text:span> <text:span text:style-name="T6">0</text:span><text:span text:style-name="T14">;</text:span> i<text:span text:style-name="T3">--)</text:span> <text:span text:style-name="T14">{</text:span></text:p>
        <text:p text:style-name="P10"><text:s text:c="56"/>sb <text:span text:style-name="T3">=</text:span> privateBlockchain<text:span text:style-name="T3">.</text:span>get<text:span text:style-name="T3">(</text:span>privateBlockchain<text:span text:style-name="T3">.</text:span>size<text:span text:style-name="T3">()</text:span> <text:span text:style-name="T3">-</text:span> i<text:span text:style-name="T3">)</text:span><text:span text:style-name="T14">;</text:span></text:p>
        <text:p text:style-name="P10"><text:s text:c="56"/>sendBlockToNeighbors<text:span text:style-name="T3">(</text:span>node<text:span text:style-name="T3">,</text:span> pid<text:span text:style-name="T3">,</text:span> sb<text:span text:style-name="T3">)</text:span><text:span text:style-name="T14">;</text:span> </text:p>
        <text:p text:style-name="P10"><text:s text:c="48"/><text:span text:style-name="T14">}</text:span></text:p>
        <text:p text:style-name="P10"><text:s text:c="48"/>smp<text:span text:style-name="T3">.</text:span>copyPrivateBlockchain<text:span text:style-name="T3">(</text:span>tnode<text:span text:style-name="T3">)</text:span><text:span text:style-name="T14">;</text:span> <text:s text:c="30"/></text:p>
        <text:p text:style-name="P10"><text:soft-page-break/><text:s text:c="48"/>smp<text:span text:style-name="T3">.</text:span>setPrivateBranchLength<text:span text:style-name="T3">(</text:span><text:span text:style-name="T6">0</text:span><text:span text:style-name="T3">)</text:span><text:span text:style-name="T14">;</text:span> <text:s text:c="41"/></text:p>
        <text:p text:style-name="P10"><text:s text:c="48"/><text:span text:style-name="T1">break</text:span><text:span text:style-name="T14">;</text:span></text:p>
        <text:p text:style-name="P10"><text:s text:c="40"/><text:span text:style-name="T1">default</text:span><text:span text:style-name="T3">:</text:span></text:p>
        <text:p text:style-name="P10"><text:s text:c="48"/>sb <text:span text:style-name="T3">=</text:span> privateBlockchain<text:span text:style-name="T3">.</text:span>get<text:span text:style-name="T3">(</text:span>privateBlockchain<text:span text:style-name="T3">.</text:span>size<text:span text:style-name="T3">()</text:span> <text:span text:style-name="T3">-</text:span> privateBranchLength<text:span text:style-name="T3">)</text:span><text:span text:style-name="T14">;</text:span></text:p>
        <text:p text:style-name="P10"><text:s text:c="48"/>sendBlockToNeighbors<text:span text:style-name="T3">(</text:span>node<text:span text:style-name="T3">,</text:span> pid<text:span text:style-name="T3">,</text:span> sb<text:span text:style-name="T3">)</text:span><text:span text:style-name="T14">;</text:span> </text:p>
        <text:p text:style-name="P10"><text:s text:c="48"/>smp<text:span text:style-name="T3">.</text:span>setPrivateBranchLength<text:span text:style-name="T3">(</text:span>privateBranchLength <text:span text:style-name="T3">-</text:span> <text:span text:style-name="T6">1</text:span><text:span text:style-name="T3">)</text:span><text:span text:style-name="T14">;</text:span></text:p>
        <text:p text:style-name="P10"><text:s text:c="48"/><text:span text:style-name="T1">break</text:span><text:span text:style-name="T14">;</text:span></text:p>
        <text:p text:style-name="P10"><text:s text:c="40"/><text:span text:style-name="T14">}</text:span></text:p>
        <text:p text:style-name="P10"><text:s text:c="32"/><text:span text:style-name="T14">}</text:span></text:p>
        <text:p text:style-name="P10"><text:s text:c="24"/><text:span text:style-name="T14">}</text:span> <text:s text:c="22"/></text:p>
        <text:p text:style-name="P10"><text:s text:c="24"/><text:span text:style-name="T1">else</text:span> <text:span text:style-name="T14">{</text:span></text:p>
        <text:p text:style-name="P10"><text:s text:c="32"/><text:span text:style-name="T8">// If the parent field of the block is valid, then the honest miner adds the block </text:span></text:p>
        <text:p text:style-name="P10"><text:s text:c="32"/><text:span text:style-name="T8">// to its blockchain and removes the transactions inside the block from the pool. <text:s text:c="30"/></text:span></text:p>
        <text:p text:style-name="P10"><text:s text:c="32"/><text:span text:style-name="T1">if</text:span> <text:span text:style-name="T3">(</text:span> last <text:span text:style-name="T3">==</text:span> b<text:span text:style-name="T3">.</text:span>getParent<text:span text:style-name="T3">()</text:span> <text:span text:style-name="T3">||</text:span></text:p>
        <text:p text:style-name="P10"><text:s text:c="48"/><text:span text:style-name="T3">(</text:span>fork <text:span text:style-name="T3">==</text:span> <text:span text:style-name="T1">true</text:span> <text:span text:style-name="T3">&amp;&amp;</text:span> forked<text:span text:style-name="T3">.</text:span>getBid<text:span text:style-name="T3">()</text:span> <text:span text:style-name="T3">==</text:span> b<text:span text:style-name="T3">.</text:span>getParent<text:span text:style-name="T3">()))</text:span> <text:span text:style-name="T14">{</text:span></text:p>
        <text:p text:style-name="P10"><text:s text:c="40"/><text:span text:style-name="T1">if</text:span> <text:span text:style-name="T3">(</text:span>fork <text:span text:style-name="T3">==</text:span> <text:span text:style-name="T1">true</text:span><text:span text:style-name="T3">)</text:span> <text:span text:style-name="T14">{</text:span> <text:s text:c="100"/></text:p>
        <text:p text:style-name="P10"><text:s text:c="48"/><text:span text:style-name="T1">if</text:span> <text:span text:style-name="T3">(</text:span>forked<text:span text:style-name="T3">.</text:span>getBid<text:span text:style-name="T3">()</text:span> <text:span text:style-name="T3">==</text:span> b<text:span text:style-name="T3">.</text:span>getParent<text:span text:style-name="T3">())</text:span> <text:span text:style-name="T14">{</text:span></text:p>
        <text:p text:style-name="P10"><text:s text:c="56"/>Block lastb <text:span text:style-name="T3">=</text:span> blockchain<text:span text:style-name="T3">.</text:span>get<text:span text:style-name="T3">(</text:span>blockchain<text:span text:style-name="T3">.</text:span>size<text:span text:style-name="T3">()-</text:span><text:span text:style-name="T6">1</text:span><text:span text:style-name="T3">)</text:span><text:span text:style-name="T14">;</text:span></text:p>
        <text:p text:style-name="P10"><text:s text:c="56"/>blockchain<text:span text:style-name="T3">.</text:span>remove<text:span text:style-name="T3">(</text:span>lastb<text:span text:style-name="T3">)</text:span><text:span text:style-name="T14">;</text:span> </text:p>
        <text:p text:style-name="P10"><text:s text:c="56"/>tnode<text:span text:style-name="T3">.</text:span>decreaseBalance<text:span text:style-name="T3">(</text:span>lastb<text:span text:style-name="T3">.</text:span>getTransactionsAmountIfRecipient<text:span text:style-name="T3">(</text:span>tnode<text:span text:style-name="T3">))</text:span><text:span text:style-name="T14">;</text:span></text:p>
        <text:p text:style-name="P10"><text:s text:c="56"/><text:span text:style-name="T1">if</text:span> <text:span text:style-name="T3">(</text:span>tnode <text:span text:style-name="T3">==</text:span> lastb<text:span text:style-name="T3">.</text:span>getMiner<text:span text:style-name="T3">())</text:span></text:p>
        <text:p text:style-name="P10"><text:s text:c="64"/>tnode<text:span text:style-name="T3">.</text:span>decreaseBalance<text:span text:style-name="T3">(</text:span>lastb<text:span text:style-name="T3">.</text:span>getRevenueForBlock<text:span text:style-name="T3">())</text:span><text:span text:style-name="T14">;</text:span></text:p>
        <text:p text:style-name="P10"><text:s text:c="56"/>blockchain<text:span text:style-name="T3">.</text:span>add<text:span text:style-name="T3">(</text:span>forked<text:span text:style-name="T3">)</text:span><text:span text:style-name="T14">;</text:span></text:p>
        <text:p text:style-name="P10"><text:s text:c="56"/><text:span text:style-name="T8">// No need to add the revenue for mining the block, because a honest miner always</text:span></text:p>
        <text:p text:style-name="P10"><text:s text:c="56"/><text:span text:style-name="T8">// takes the revenue as soon as it mines the block</text:span></text:p>
        <text:p text:style-name="P10"><text:s text:c="56"/>tnode<text:span text:style-name="T3">.</text:span>increaseBalance<text:span text:style-name="T3">(</text:span>forked<text:span text:style-name="T3">.</text:span>getTransactionsAmountIfRecipient<text:span text:style-name="T3">(</text:span>tnode<text:span text:style-name="T3">))</text:span><text:span text:style-name="T14">;</text:span></text:p>
        <text:p text:style-name="P10"><text:s text:c="48"/><text:span text:style-name="T14">}</text:span></text:p>
        <text:p text:style-name="P10"><text:s text:c="48"/>fork <text:span text:style-name="T3">=</text:span> <text:span text:style-name="T1">false</text:span><text:span text:style-name="T14">;</text:span> <text:s/><text:span text:style-name="T8">// Fork is resolved, regardless of which is the extended branch</text:span></text:p>
        <text:p text:style-name="P10"><text:s text:c="48"/>forked <text:span text:style-name="T3">=</text:span> <text:span text:style-name="T1">null</text:span><text:span text:style-name="T14">;</text:span></text:p>
        <text:p text:style-name="P10"><text:s text:c="40"/><text:span text:style-name="T14">}</text:span></text:p>
        <text:p text:style-name="P10"><text:s text:c="40"/>blockchain<text:span text:style-name="T3">.</text:span>add<text:span text:style-name="T3">(</text:span>b<text:span text:style-name="T3">)</text:span><text:span text:style-name="T14">;</text:span></text:p>
        <text:p text:style-name="P10"><text:s text:c="40"/>tnode<text:span text:style-name="T3">.</text:span>increaseBalance<text:span text:style-name="T3">(</text:span>b<text:span text:style-name="T3">.</text:span>getTransactionsAmountIfRecipient<text:span text:style-name="T3">(</text:span>tnode<text:span text:style-name="T3">))</text:span><text:span text:style-name="T14">;</text:span></text:p>
        <text:p text:style-name="P10"><text:s text:c="40"/>removeTransactionsFromPool<text:span text:style-name="T3">(</text:span>tnode<text:span text:style-name="T3">,</text:span> b<text:span text:style-name="T3">)</text:span><text:span text:style-name="T14">;</text:span></text:p>
        <text:p text:style-name="P10"><text:s text:c="40"/></text:p>
        <text:p text:style-name="P10"><text:s text:c="32"/><text:span text:style-name="T8">// Finally (if block is valid) send the block to all <text:s/>the neighbor nodes <text:s text:c="31"/></text:span></text:p>
        <text:p text:style-name="P10"><text:s text:c="40"/>sendBlockToNeighbors<text:span text:style-name="T3">(</text:span>node<text:span text:style-name="T3">,</text:span> pid<text:span text:style-name="T3">,</text:span> b<text:span text:style-name="T3">)</text:span><text:span text:style-name="T14">;</text:span> <text:s text:c="44"/></text:p>
        <text:p text:style-name="P10"><text:s text:c="28"/><text:span text:style-name="T14">}</text:span></text:p>
        <text:p text:style-name="P10"><text:s text:c="32"/><text:span text:style-name="T1">else</text:span> <text:span text:style-name="T1">if</text:span> <text:span text:style-name="T3">(</text:span>blockchain<text:span text:style-name="T3">.</text:span>size<text:span text:style-name="T3">()</text:span> <text:span text:style-name="T3">&gt;=</text:span> <text:span text:style-name="T6">2</text:span> <text:span text:style-name="T3">&amp;&amp;</text:span> </text:p>
        <text:p text:style-name="P10"><text:s text:c="48"/>blockchain<text:span text:style-name="T3">.</text:span>get<text:span text:style-name="T3">(</text:span>blockchain<text:span text:style-name="T3">.</text:span>size<text:span text:style-name="T3">()-</text:span><text:span text:style-name="T6">2</text:span><text:span text:style-name="T3">).</text:span>getBid<text:span text:style-name="T3">()</text:span> <text:span text:style-name="T3">==</text:span> b<text:span text:style-name="T3">.</text:span>getParent<text:span text:style-name="T3">()</text:span> <text:span text:style-name="T3">&amp;&amp;</text:span></text:p>
        <text:p text:style-name="P10"><text:s text:c="48"/>blockchain<text:span text:style-name="T3">.</text:span>get<text:span text:style-name="T3">(</text:span>blockchain<text:span text:style-name="T3">.</text:span>size<text:span text:style-name="T3">()-</text:span><text:span text:style-name="T6">1</text:span><text:span text:style-name="T3">).</text:span>getBid<text:span text:style-name="T3">()</text:span> <text:span text:style-name="T3">!=</text:span> b<text:span text:style-name="T3">.</text:span>getBid<text:span text:style-name="T3">()</text:span> <text:span text:style-name="T3">&amp;&amp;</text:span> </text:p>
        <text:p text:style-name="P10"><text:s text:c="48"/>fork <text:span text:style-name="T3">==</text:span> <text:span text:style-name="T1">false</text:span><text:span text:style-name="T3">)</text:span> <text:span text:style-name="T14">{</text:span></text:p>
        <text:p text:style-name="P10"><text:s text:c="40"/>fork <text:span text:style-name="T3">=</text:span> <text:span text:style-name="T1">true</text:span><text:span text:style-name="T14">;</text:span></text:p>
        <text:p text:style-name="P10"><text:s text:c="40"/>forked <text:span text:style-name="T3">=</text:span> b<text:span text:style-name="T14">;</text:span></text:p>
        <text:p text:style-name="P10"><text:s text:c="40"/>numForks<text:span text:style-name="T3">++</text:span><text:span text:style-name="T14">;</text:span></text:p>
        <text:p text:style-name="P10"><text:s text:c="40"/>sendBlockToNeighbors<text:span text:style-name="T3">(</text:span>node<text:span text:style-name="T3">,</text:span> pid<text:span text:style-name="T3">,</text:span> b<text:span text:style-name="T3">)</text:span><text:span text:style-name="T14">;</text:span> <text:s text:c="4"/></text:p>
        <text:p text:style-name="P10"><text:s text:c="32"/><text:span text:style-name="T14">}</text:span> <text:s text:c="30"/></text:p>
        <text:p text:style-name="P10"><text:s text:c="24"/><text:span text:style-name="T14">}</text:span> <text:s text:c="22"/></text:p>
        <text:p text:style-name="P10"><text:s text:c="16"/><text:span text:style-name="T14">}</text:span> <text:s text:c="14"/></text:p>
        <text:p text:style-name="P10"><text:s text:c="8"/><text:span text:style-name="T14">}</text:span></text:p>
        <text:p text:style-name="P10"><text:s text:c="16"/></text:p>
        <text:p text:style-name="P10"><text:s text:c="8"/></text:p>
        <text:p text:style-name="P10"><text:s text:c="8"/><text:span text:style-name="T1">public</text:span> <text:span text:style-name="T16">void</text:span> removeTransactionsFromPool<text:span text:style-name="T3">(</text:span>TinyCoinNode tn<text:span text:style-name="T3">,</text:span> Block b<text:span text:style-name="T3">)</text:span> <text:span text:style-name="T14">{</text:span></text:p>
        <text:p text:style-name="P10"><text:s text:c="16"/>Map<text:span text:style-name="T3">&lt;</text:span><text:span text:style-name="T17">String</text:span><text:span text:style-name="T3">,</text:span> Transaction<text:span text:style-name="T3">&gt;</text:span> transPool <text:span text:style-name="T3">=</text:span> tn<text:span text:style-name="T3">.</text:span>getTransPool<text:span text:style-name="T3">()</text:span><text:span text:style-name="T14">;</text:span></text:p>
        <text:p text:style-name="P10"><text:s text:c="16"/><text:span text:style-name="T1">for</text:span> <text:span text:style-name="T3">(</text:span>Transaction t <text:span text:style-name="T3">:</text:span> b<text:span text:style-name="T3">.</text:span>getTransactions<text:span text:style-name="T3">())</text:span> <text:span text:style-name="T14">{</text:span> <text:s text:c="44"/></text:p>
        <text:p text:style-name="P10"><text:s text:c="24"/>transPool<text:span text:style-name="T3">.</text:span>remove<text:span text:style-name="T3">(</text:span>t<text:span text:style-name="T3">.</text:span>getTid<text:span text:style-name="T3">())</text:span><text:span text:style-name="T14">;</text:span></text:p>
        <text:p text:style-name="P10"><text:s text:c="16"/><text:span text:style-name="T14">}</text:span></text:p>
        <text:p text:style-name="P10"><text:s text:c="8"/><text:span text:style-name="T14">}</text:span></text:p>
        <text:p text:style-name="P10"><text:s text:c="8"/></text:p>
        <text:p text:style-name="P10"><text:s text:c="8"/></text:p>
        <text:p text:style-name="P10"><text:s text:c="8"/><text:span text:style-name="T1">public</text:span> <text:span text:style-name="T16">void</text:span> setNumForks<text:span text:style-name="T3">(</text:span><text:span text:style-name="T16">int</text:span> numForks<text:span text:style-name="T3">)</text:span> <text:span text:style-name="T14">{</text:span></text:p>
        <text:p text:style-name="P10"><text:s text:c="16"/><text:span text:style-name="T1">this</text:span><text:span text:style-name="T3">.</text:span>numForks <text:span text:style-name="T3">=</text:span> numForks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8">/** Sends a transaction t to the protocol pid of all the neighbor nodes</text:span></text:p>
        <text:p text:style-name="P10"><text:span text:style-name="T18"><text:s text:c="9"/></text:span><text:span text:style-name="T19">*</text:span><text:span text:style-name="T18"> </text:span></text:p>
        <text:p text:style-name="P10"><text:soft-page-break/><text:span text:style-name="T18"><text:s text:c="9"/></text:span><text:span text:style-name="T19">*</text:span><text:span text:style-name="T18"> </text:span><text:span text:style-name="T19">@param</text:span><text:span text:style-name="T18"> sender The sender node</text:span></text:p>
        <text:p text:style-name="P10"><text:span text:style-name="T18"><text:s text:c="9"/></text:span><text:span text:style-name="T19">*</text:span><text:span text:style-name="T18"> </text:span><text:span text:style-name="T19">@param</text:span><text:span text:style-name="T18"> pid The id of the protocol the message is directed to</text:span></text:p>
        <text:p text:style-name="P10"><text:span text:style-name="T18"><text:s text:c="9"/></text:span><text:span text:style-name="T19">*</text:span><text:span text:style-name="T18"> </text:span><text:span text:style-name="T19">@param</text:span><text:span text:style-name="T18"> t The transaction to be sent</text:span></text:p>
        <text:p text:style-name="P17"><text:s text:c="9"/>*/</text:p>
        <text:p text:style-name="P10"><text:s text:c="9"/><text:span text:style-name="T1">public</text:span> <text:span text:style-name="T16">void</text:span> sendTransactionToNeighbors<text:span text:style-name="T3">(</text:span>Node sender<text:span text:style-name="T3">,</text:span> <text:span text:style-name="T16">int</text:span> pid<text:span text:style-name="T3">,</text:span> Transaction t<text:span text:style-name="T3">)</text:span> <text:span text:style-name="T14">{</text:span></text:p>
        <text:p text:style-name="P10"><text:s text:c="16"/><text:span text:style-name="T16">int</text:span> linkableID <text:span text:style-name="T3">=</text:span> FastConfig<text:span text:style-name="T3">.</text:span>getLinkable<text:span text:style-name="T3">(</text:span>pid<text:span text:style-name="T3">)</text:span><text:span text:style-name="T14">;</text:span></text:p>
        <text:p text:style-name="P10"><text:s text:c="16"/>Linkable linkable <text:span text:style-name="T3">=</text:span> <text:span text:style-name="T3">(</text:span>Linkable<text:span text:style-name="T3">)</text:span> sender<text:span text:style-name="T3">.</text:span>getProtocol<text:span text:style-name="T3">(</text:span>linkableID<text:span text:style-name="T3">)</text:span><text:span text:style-name="T14">;</text:span></text:p>
        <text:p text:style-name="P10"><text:s text:c="24"/><text:span text:style-name="T1">for</text:span> <text:span text:style-name="T3">(</text:span><text:span text:style-name="T16">int</text:span> i <text:span text:style-name="T3">=</text:span><text:span text:style-name="T6">0</text:span><text:span text:style-name="T14">;</text:span> i<text:span text:style-name="T3">&lt;</text:span>linkable<text:span text:style-name="T3">.</text:span>degree<text:span text:style-name="T3">()</text:span><text:span text:style-name="T14">;</text:span> i<text:span text:style-name="T3">++)</text:span> <text:span text:style-name="T14">{</text:span></text:p>
        <text:p text:style-name="P10"><text:s text:c="32"/>Node peer <text:span text:style-name="T3">=</text:span> linkable<text:span text:style-name="T3">.</text:span>getNeighbor<text:span text:style-name="T3">(</text:span>i<text:span text:style-name="T3">)</text:span><text:span text:style-name="T14">;</text:span></text:p>
        <text:p text:style-name="P10"><text:s text:c="32"/><text:span text:style-name="T3">((</text:span>Transport<text:span text:style-name="T3">)</text:span>sender<text:span text:style-name="T3">.</text:span>getProtocol<text:span text:style-name="T3">(</text:span>FastConfig<text:span text:style-name="T3">.</text:span>getTransport<text:span text:style-name="T3">(</text:span>pid<text:span text:style-name="T3">)))</text:span> </text:p>
        <text:p text:style-name="P10"><text:s text:c="32"/><text:span text:style-name="T3">.</text:span>send<text:span text:style-name="T3">(</text:span>sender<text:span text:style-name="T3">,</text:span> peer<text:span text:style-name="T3">,</text:span> t<text:span text:style-name="T3">,</text:span> pid<text:span text:style-name="T3">)</text:span><text:span text:style-name="T14">;</text:span></text:p>
        <text:p text:style-name="P10"><text:s text:c="24"/><text:span text:style-name="T14">}</text:span> <text:s text:c="14"/></text:p>
        <text:p text:style-name="P10"><text:s text:c="8"/><text:span text:style-name="T14">}</text:span></text:p>
        <text:p text:style-name="P10"><text:s text:c="8"/></text:p>
        <text:p text:style-name="P10"><text:s text:c="8"/></text:p>
        <text:p text:style-name="P10"><text:s text:c="8"/><text:span text:style-name="T18">/** Sends a block b to the protocol pid of all the neighbor nodes</text:span></text:p>
        <text:p text:style-name="P10"><text:span text:style-name="T18"><text:s text:c="9"/></text:span><text:span text:style-name="T19">*</text:span><text:span text:style-name="T18"> </text:span></text:p>
        <text:p text:style-name="P10"><text:span text:style-name="T18"><text:s text:c="9"/></text:span><text:span text:style-name="T19">*</text:span><text:span text:style-name="T18"> </text:span><text:span text:style-name="T19">@param</text:span><text:span text:style-name="T18"> sender The sender node</text:span></text:p>
        <text:p text:style-name="P10"><text:span text:style-name="T18"><text:s text:c="9"/></text:span><text:span text:style-name="T19">*</text:span><text:span text:style-name="T18"> </text:span><text:span text:style-name="T19">@param</text:span><text:span text:style-name="T18"> pid The id of the protocol the message is directed to</text:span></text:p>
        <text:p text:style-name="P10"><text:span text:style-name="T18"><text:s text:c="9"/></text:span><text:span text:style-name="T19">*</text:span><text:span text:style-name="T18"> </text:span><text:span text:style-name="T19">@param</text:span><text:span text:style-name="T18"> b The block to be sent</text:span></text:p>
        <text:p text:style-name="P17"><text:s text:c="9"/>*/</text:p>
        <text:p text:style-name="P10"><text:s text:c="8"/><text:span text:style-name="T1">public</text:span> <text:span text:style-name="T16">void</text:span> sendBlockToNeighbors<text:span text:style-name="T3">(</text:span>Node sender<text:span text:style-name="T3">,</text:span> <text:span text:style-name="T16">int</text:span> pid<text:span text:style-name="T3">,</text:span> Block b<text:span text:style-name="T3">)</text:span> <text:span text:style-name="T14">{</text:span> <text:s text:c="14"/></text:p>
        <text:p text:style-name="P10"><text:s text:c="16"/><text:span text:style-name="T16">int</text:span> linkableID <text:span text:style-name="T3">=</text:span> FastConfig<text:span text:style-name="T3">.</text:span>getLinkable<text:span text:style-name="T3">(</text:span>pid<text:span text:style-name="T3">)</text:span><text:span text:style-name="T14">;</text:span></text:p>
        <text:p text:style-name="P10"><text:s text:c="16"/>Linkable linkable <text:span text:style-name="T3">=</text:span> <text:span text:style-name="T3">(</text:span>Linkable<text:span text:style-name="T3">)</text:span> sender<text:span text:style-name="T3">.</text:span>getProtocol<text:span text:style-name="T3">(</text:span>linkableID<text:span text:style-name="T3">)</text:span><text:span text:style-name="T14">;</text:span></text:p>
        <text:p text:style-name="P10"><text:s text:c="24"/><text:span text:style-name="T1">for</text:span> <text:span text:style-name="T3">(</text:span><text:span text:style-name="T16">int</text:span> i <text:span text:style-name="T3">=</text:span><text:span text:style-name="T6">0</text:span><text:span text:style-name="T14">;</text:span> i<text:span text:style-name="T3">&lt;</text:span>linkable<text:span text:style-name="T3">.</text:span>degree<text:span text:style-name="T3">()</text:span><text:span text:style-name="T14">;</text:span> i<text:span text:style-name="T3">++)</text:span> <text:span text:style-name="T14">{</text:span></text:p>
        <text:p text:style-name="P10"><text:s text:c="32"/>Node peer <text:span text:style-name="T3">=</text:span> linkable<text:span text:style-name="T3">.</text:span>getNeighbor<text:span text:style-name="T3">(</text:span>i<text:span text:style-name="T3">)</text:span><text:span text:style-name="T14">;</text:span></text:p>
        <text:p text:style-name="P10"><text:s text:c="32"/><text:span text:style-name="T3">((</text:span>Transport<text:span text:style-name="T3">)</text:span>sender<text:span text:style-name="T3">.</text:span>getProtocol<text:span text:style-name="T3">(</text:span>FastConfig<text:span text:style-name="T3">.</text:span>getTransport<text:span text:style-name="T3">(</text:span>pid<text:span text:style-name="T3">)))</text:span></text:p>
        <text:p text:style-name="P10"><text:s text:c="32"/><text:span text:style-name="T3">.</text:span>send<text:span text:style-name="T3">(</text:span>sender<text:span text:style-name="T3">,</text:span> peer<text:span text:style-name="T3">,</text:span> b<text:span text:style-name="T3">,</text:span> pid<text:span text:style-name="T3">)</text:span><text:span text:style-name="T14">;</text:span></text:p>
        <text:p text:style-name="P10"><text:s text:c="24"/><text:span text:style-name="T14">}</text:span></text:p>
        <text:p text:style-name="P10"><text:s text:c="8"/><text:span text:style-name="T14">}</text:span></text:p>
        <text:p text:style-name="P10"><text:s text:c="8"/></text:p>
        <text:p text:style-name="P10"><text:s text:c="8"/><text:span text:style-name="T1">public</text:span> <text:span text:style-name="T16">double</text:span> getTransProb<text:span text:style-name="T3">()</text:span> <text:span text:style-name="T14">{</text:span></text:p>
        <text:p text:style-name="P10"><text:s text:c="16"/><text:span text:style-name="T1">return</text:span> transProb<text:span text:style-name="T14">;</text:span></text:p>
        <text:p text:style-name="P10"><text:s text:c="8"/><text:span text:style-name="T14">}</text:span></text:p>
        <text:p text:style-name="P19"/>
        <text:p text:style-name="P10"><text:s text:c="8"/><text:span text:style-name="T1">public</text:span> <text:span text:style-name="T16">void</text:span> setTransProb<text:span text:style-name="T3">(</text:span><text:span text:style-name="T16">double</text:span> transProb<text:span text:style-name="T3">)</text:span> <text:span text:style-name="T14">{</text:span></text:p>
        <text:p text:style-name="P10"><text:s text:c="16"/><text:span text:style-name="T1">this</text:span><text:span text:style-name="T3">.</text:span>transProb <text:span text:style-name="T3">=</text:span> transProb<text:span text:style-name="T14">;</text:span></text:p>
        <text:p text:style-name="P10"><text:s text:c="8"/><text:span text:style-name="T14">}</text:span></text:p>
        <text:p text:style-name="P10"><text:s text:c="8"/></text:p>
        <text:p text:style-name="P10"><text:s text:c="8"/><text:span text:style-name="T1">private</text:span> <text:span text:style-name="T16">boolean</text:span> onlyAddTheBlock<text:span text:style-name="T3">(</text:span><text:span text:style-name="T17">List</text:span><text:span text:style-name="T3">&lt;</text:span>Block<text:span text:style-name="T3">&gt;</text:span> privateBlockchain <text:span text:style-name="T3">,</text:span> <text:span text:style-name="T17">List</text:span><text:span text:style-name="T3">&lt;</text:span>Block<text:span text:style-name="T3">&gt;</text:span> blockchain <text:span text:style-name="T3">)</text:span> </text:p>
        <text:p text:style-name="P10"><text:s text:c="8"/><text:span text:style-name="T14">{</text:span></text:p>
        <text:p text:style-name="P10"><text:s text:c="16"/><text:span text:style-name="T1">if</text:span> <text:span text:style-name="T3">(</text:span>privateBlockchain<text:span text:style-name="T3">.</text:span>size<text:span text:style-name="T3">()</text:span> <text:span text:style-name="T3">==</text:span> <text:span text:style-name="T6">0</text:span> <text:span text:style-name="T3">||</text:span></text:p>
        <text:p text:style-name="P10"><text:s text:c="32"/>blockchain<text:span text:style-name="T3">.</text:span>get<text:span text:style-name="T3">(</text:span>blockchain<text:span text:style-name="T3">.</text:span>size<text:span text:style-name="T3">()</text:span> <text:span text:style-name="T3">-</text:span><text:span text:style-name="T6">1</text:span><text:span text:style-name="T3">).</text:span>getParent<text:span text:style-name="T3">()</text:span> <text:span text:style-name="T3">==</text:span> privateBlockchain<text:span text:style-name="T3">.</text:span>get<text:span text:style-name="T3">(</text:span>privateBlockchain<text:span text:style-name="T3">.</text:span>size<text:span text:style-name="T3">()-</text:span><text:span text:style-name="T6">1</text:span><text:span text:style-name="T3">).</text:span>getBid<text:span text:style-name="T3">())</text:span></text:p>
        <text:p text:style-name="P10"><text:s text:c="24"/><text:span text:style-name="T1">return</text:span> <text:span text:style-name="T1">true</text:span><text:span text:style-name="T14">;</text:span></text:p>
        <text:p text:style-name="P10"><text:s text:c="16"/><text:span text:style-name="T1">else</text:span></text:p>
        <text:p text:style-name="P10"><text:s text:c="24"/><text:span text:style-name="T1">return</text:span> <text:span text:style-name="T1">false</text:span><text:span text:style-name="T14">;</text:span></text:p>
        <text:p text:style-name="P10"><text:s text:c="8"/><text:span text:style-name="T14">}</text:span></text:p>
        <text:p text:style-name="P19"/>
        <text:p text:style-name="P26"><text:span text:style-name="T14">}</text:span></text:p>
      </text:section>
      <text:h text:style-name="P29" text:outline-level="1">Python scripts </text:h>
      <text:p text:style-name="P3"/>
      <text:p text:style-name="P5">start_simulation.py</text:p>
      <text:section text:style-name="Sect1" text:name="Sezione12">
        <text:p text:style-name="P15"><text:span text:style-name="T1">import</text:span> os</text:p>
        <text:p text:style-name="P10"><text:span text:style-name="T1">import</text:span> sys</text:p>
        <text:p text:style-name="P19"/>
        <text:p text:style-name="P10"><text:span text:style-name="T1">if</text:span> <text:span text:style-name="T2">len</text:span><text:span text:style-name="T3">(</text:span>sys<text:span text:style-name="T3">.</text:span>argv<text:span text:style-name="T3">)</text:span> <text:span text:style-name="T5">!=</text:span> <text:span text:style-name="T6">2</text:span><text:span text:style-name="T3">:</text:span> </text:p>
        <text:p text:style-name="P10"><text:s text:c="4"/>repetitions <text:span text:style-name="T3">=</text:span> <text:span text:style-name="T6">1</text:span></text:p>
        <text:p text:style-name="P10"><text:span text:style-name="T1">else</text:span><text:span text:style-name="T3">:</text:span> </text:p>
        <text:p text:style-name="P10"><text:s text:c="4"/>repetitions <text:span text:style-name="T3">=</text:span> <text:span text:style-name="T2">int</text:span><text:span text:style-name="T3">(</text:span>sys<text:span text:style-name="T3">.</text:span>argv<text:span text:style-name="T3">[</text:span><text:span text:style-name="T6">1</text:span><text:span text:style-name="T3">])</text:span></text:p>
        <text:p text:style-name="P19"/>
        <text:p text:style-name="P16"># Set parameters values</text:p>
        <text:p text:style-name="P10">size <text:span text:style-name="T3">=</text:span> <text:span text:style-name="T7">'1000'</text:span></text:p>
        <text:p text:style-name="P10">cycles <text:span text:style-name="T3">=</text:span> <text:span text:style-name="T7">'30'</text:span></text:p>
        <text:p text:style-name="P10">cycle_length <text:span text:style-name="T3">=</text:span> <text:span text:style-name="T7">'1000'</text:span></text:p>
        <text:p text:style-name="P10">drop <text:span text:style-name="T3">=</text:span> <text:span text:style-name="T7">'0'</text:span></text:p>
        <text:p text:style-name="P10">max_trans_per_block <text:span text:style-name="T3">=</text:span> <text:span text:style-name="T7">'50'</text:span></text:p>
        <text:p text:style-name="P10">reward <text:span text:style-name="T3">=</text:span> <text:span text:style-name="T7">'10'</text:span></text:p>
        <text:p text:style-name="P10">trans_prob <text:span text:style-name="T3">=</text:span> <text:span text:style-name="T7">'0.15'</text:span></text:p>
        <text:p text:style-name="P10">prob_cpu <text:span text:style-name="T3">=</text:span> <text:span text:style-name="T7">'0.10'</text:span></text:p>
        <text:p text:style-name="P10">prob_gpu <text:span text:style-name="T3">=</text:span> <text:span text:style-name="T7">'0.30'</text:span></text:p>
        <text:p text:style-name="P10">prob_fpga <text:span text:style-name="T3">=</text:span> <text:span text:style-name="T7">'0.30'</text:span></text:p>
        <text:p text:style-name="P10"><text:soft-page-break/>prob_asic <text:span text:style-name="T3">=</text:span> <text:span text:style-name="T7">'0.30'</text:span></text:p>
        <text:p text:style-name="P10">prob_miner <text:span text:style-name="T3">=</text:span> <text:span text:style-name="T3">[</text:span><text:span text:style-name="T7">'0.30'</text:span><text:span text:style-name="T3">]</text:span></text:p>
        <text:p text:style-name="P10">prob_sminer <text:span text:style-name="T3">=</text:span> <text:span text:style-name="T3">[</text:span> <text:span text:style-name="T7">'0.10'</text:span><text:span text:style-name="T3">,</text:span> <text:span text:style-name="T7">'0.30'</text:span><text:span text:style-name="T3">,</text:span> <text:span text:style-name="T7">'0.50'</text:span><text:span text:style-name="T3">,</text:span> <text:span text:style-name="T7">'0.70'</text:span><text:span text:style-name="T3">,</text:span><text:span text:style-name="T7">'0.90'</text:span><text:span text:style-name="T3">,</text:span> <text:span text:style-name="T7">'1.00'</text:span><text:span text:style-name="T3">]</text:span> </text:p>
        <text:p text:style-name="P10">prob_2miners <text:span text:style-name="T3">=</text:span> <text:span text:style-name="T3">[</text:span><text:span text:style-name="T7">'0.05'</text:span><text:span text:style-name="T3">]</text:span></text:p>
        <text:p text:style-name="P10">delay <text:span text:style-name="T3">=</text:span> <text:span text:style-name="T3">[</text:span><text:span text:style-name="T7">'0'</text:span><text:span text:style-name="T3">,</text:span> <text:span text:style-name="T7">'10'</text:span><text:span text:style-name="T3">,</text:span> <text:span text:style-name="T7">'50'</text:span><text:span text:style-name="T3">,</text:span> <text:span text:style-name="T7">'90'</text:span><text:span text:style-name="T3">]</text:span></text:p>
        <text:p text:style-name="P19"/>
        <text:p text:style-name="P19"/>
        <text:p text:style-name="P16"># Read in the file</text:p>
        <text:p text:style-name="P10"><text:span text:style-name="T1">with</text:span> <text:span text:style-name="T2">open</text:span><text:span text:style-name="T3">(</text:span><text:span text:style-name="T7">'tinycoin_config_for_script.txt'</text:span><text:span text:style-name="T3">,</text:span> <text:span text:style-name="T7">'r'</text:span><text:span text:style-name="T3">)</text:span> <text:span text:style-name="T1">as</text:span> <text:span text:style-name="T2">file</text:span> <text:span text:style-name="T3">:</text:span></text:p>
        <text:p text:style-name="P10"><text:s text:c="2"/>config <text:span text:style-name="T3">=</text:span> <text:span text:style-name="T2">file</text:span><text:span text:style-name="T3">.</text:span>read<text:span text:style-name="T3">()</text:span></text:p>
        <text:p text:style-name="P19"/>
        <text:p text:style-name="P16"># Substitute in the configuration file the parameters that have a single value</text:p>
        <text:p text:style-name="P10">config <text:span text:style-name="T3">=</text:span> config<text:span text:style-name="T3">.</text:span>replace<text:span text:style-name="T3">(</text:span><text:span text:style-name="T7">'SIZE'</text:span><text:span text:style-name="T3">,</text:span> size<text:span text:style-name="T3">)</text:span></text:p>
        <text:p text:style-name="P10">config <text:span text:style-name="T3">=</text:span> config<text:span text:style-name="T3">.</text:span>replace<text:span text:style-name="T3">(</text:span><text:span text:style-name="T7">'CYCLES'</text:span><text:span text:style-name="T3">,</text:span> cycles<text:span text:style-name="T3">)</text:span></text:p>
        <text:p text:style-name="P10">config <text:span text:style-name="T3">=</text:span> config<text:span text:style-name="T3">.</text:span>replace<text:span text:style-name="T3">(</text:span><text:span text:style-name="T7">'CYCLE_LENGTH'</text:span><text:span text:style-name="T3">,</text:span> cycle_length<text:span text:style-name="T3">)</text:span></text:p>
        <text:p text:style-name="P10">config <text:span text:style-name="T3">=</text:span> config<text:span text:style-name="T3">.</text:span>replace<text:span text:style-name="T3">(</text:span><text:span text:style-name="T7">'DROP'</text:span><text:span text:style-name="T3">,</text:span> drop<text:span text:style-name="T3">)</text:span></text:p>
        <text:p text:style-name="P10">config <text:span text:style-name="T3">=</text:span> config<text:span text:style-name="T3">.</text:span>replace<text:span text:style-name="T3">(</text:span><text:span text:style-name="T7">'MAX_TRANS_PER_BLOCK'</text:span><text:span text:style-name="T3">,</text:span> max_trans_per_block<text:span text:style-name="T3">)</text:span></text:p>
        <text:p text:style-name="P10">config <text:span text:style-name="T3">=</text:span> config<text:span text:style-name="T3">.</text:span>replace<text:span text:style-name="T3">(</text:span><text:span text:style-name="T7">'REWARD'</text:span><text:span text:style-name="T3">,</text:span> reward<text:span text:style-name="T3">)</text:span></text:p>
        <text:p text:style-name="P10">config <text:span text:style-name="T3">=</text:span> config<text:span text:style-name="T3">.</text:span>replace<text:span text:style-name="T3">(</text:span><text:span text:style-name="T7">'TRANS_PROB'</text:span><text:span text:style-name="T3">,</text:span> trans_prob<text:span text:style-name="T3">)</text:span></text:p>
        <text:p text:style-name="P10">config <text:span text:style-name="T3">=</text:span> config<text:span text:style-name="T3">.</text:span>replace<text:span text:style-name="T3">(</text:span><text:span text:style-name="T7">'PROB_CPU'</text:span><text:span text:style-name="T3">,</text:span> prob_cpu<text:span text:style-name="T3">)</text:span></text:p>
        <text:p text:style-name="P10">config <text:span text:style-name="T3">=</text:span> config<text:span text:style-name="T3">.</text:span>replace<text:span text:style-name="T3">(</text:span><text:span text:style-name="T7">'PROB_GPU'</text:span><text:span text:style-name="T3">,</text:span> prob_gpu<text:span text:style-name="T3">)</text:span></text:p>
        <text:p text:style-name="P10">config <text:span text:style-name="T3">=</text:span> config<text:span text:style-name="T3">.</text:span>replace<text:span text:style-name="T3">(</text:span><text:span text:style-name="T7">'PROB_FPGA'</text:span><text:span text:style-name="T3">,</text:span> prob_fpga<text:span text:style-name="T3">)</text:span></text:p>
        <text:p text:style-name="P10">config <text:span text:style-name="T3">=</text:span> config<text:span text:style-name="T3">.</text:span>replace<text:span text:style-name="T3">(</text:span><text:span text:style-name="T7">'PROB_ASIC'</text:span><text:span text:style-name="T3">,</text:span> prob_asic<text:span text:style-name="T3">)</text:span></text:p>
        <text:p text:style-name="P10">config <text:span text:style-name="T3">=</text:span> config<text:span text:style-name="T3">.</text:span>replace<text:span text:style-name="T3">(</text:span><text:span text:style-name="T7">'PROB_MINER'</text:span><text:span text:style-name="T3">,</text:span> prob_miner<text:span text:style-name="T3">[</text:span><text:span text:style-name="T6">0</text:span><text:span text:style-name="T3">])</text:span></text:p>
        <text:p text:style-name="P10">config <text:span text:style-name="T3">=</text:span> config<text:span text:style-name="T3">.</text:span>replace<text:span text:style-name="T3">(</text:span><text:span text:style-name="T7">'PROB_2MINERS'</text:span><text:span text:style-name="T3">,</text:span> prob_2miners<text:span text:style-name="T3">[</text:span><text:span text:style-name="T6">0</text:span><text:span text:style-name="T3">])</text:span></text:p>
        <text:p text:style-name="P10">configd <text:span text:style-name="T3">=</text:span> config <text:s text:c="46"/><text:span text:style-name="T8"># Use configd to configure simulations with various values of delay</text:span></text:p>
        <text:p text:style-name="P10">configd <text:span text:style-name="T3">=</text:span> configd<text:span text:style-name="T3">.</text:span>replace<text:span text:style-name="T3">(</text:span><text:span text:style-name="T7">'ONLYLATENCY'</text:span><text:span text:style-name="T3">,</text:span> <text:span text:style-name="T7">'true'</text:span><text:span text:style-name="T3">)</text:span></text:p>
        <text:p text:style-name="P10">configd <text:span text:style-name="T3">=</text:span> configd<text:span text:style-name="T3">.</text:span>replace<text:span text:style-name="T3">(</text:span><text:span text:style-name="T7">'PROB_SMINER'</text:span><text:span text:style-name="T3">,</text:span> <text:span text:style-name="T7">'0.10'</text:span><text:span text:style-name="T3">)</text:span></text:p>
        <text:p text:style-name="P10">config <text:span text:style-name="T3">=</text:span> config<text:span text:style-name="T3">.</text:span>replace<text:span text:style-name="T3">(</text:span><text:span text:style-name="T7">'DELAY'</text:span><text:span text:style-name="T3">,</text:span> <text:span text:style-name="T7">'0'</text:span><text:span text:style-name="T3">)</text:span></text:p>
        <text:p text:style-name="P10">config <text:span text:style-name="T3">=</text:span> config<text:span text:style-name="T3">.</text:span>replace<text:span text:style-name="T3">(</text:span><text:span text:style-name="T7">'ONLYLATENCY'</text:span><text:span text:style-name="T3">,</text:span> <text:span text:style-name="T7">'false'</text:span><text:span text:style-name="T3">)</text:span></text:p>
        <text:p text:style-name="P19"/>
        <text:p text:style-name="P19"/>
        <text:p text:style-name="P10">repetitions <text:span text:style-name="T3">=</text:span> <text:span text:style-name="T2">range</text:span><text:span text:style-name="T3">(</text:span><text:span text:style-name="T6">1</text:span><text:span text:style-name="T3">,</text:span>repetitions<text:span text:style-name="T5">+</text:span><text:span text:style-name="T6">1</text:span><text:span text:style-name="T3">)</text:span></text:p>
        <text:p text:style-name="P10"><text:span text:style-name="T1">for</text:span> count <text:span text:style-name="T1">in</text:span> repetitions<text:span text:style-name="T3">:</text:span></text:p>
        <text:p text:style-name="P16"># Replace the parameters in the configuration file and run the simulation <text:s text:c="2"/></text:p>
        <text:p text:style-name="P10"><text:s text:c="4"/>config_overwrite <text:span text:style-name="T3">=</text:span> config </text:p>
        <text:p text:style-name="P10"><text:s text:c="4"/>config_overwrite <text:span text:style-name="T3">=</text:span> config_overwrite<text:span text:style-name="T3">.</text:span>replace<text:span text:style-name="T3">(</text:span><text:span text:style-name="T7">'REPETITION'</text:span><text:span text:style-name="T3">,</text:span> <text:span text:style-name="T2">str</text:span><text:span text:style-name="T3">(</text:span>count<text:span text:style-name="T3">))</text:span></text:p>
        <text:p text:style-name="P10"><text:s text:c="4"/><text:span text:style-name="T1">for</text:span> p <text:span text:style-name="T1">in</text:span> prob_sminer<text:span text:style-name="T3">:</text:span></text:p>
        <text:p text:style-name="P10"><text:s text:c="8"/>config_overwrite2 <text:span text:style-name="T3">=</text:span> config_overwrite <text:s/></text:p>
        <text:p text:style-name="P10"><text:s text:c="8"/>config_overwrite2 <text:span text:style-name="T3">=</text:span> config_overwrite2<text:span text:style-name="T3">.</text:span>replace<text:span text:style-name="T3">(</text:span><text:span text:style-name="T7">'PROB_SMINER'</text:span><text:span text:style-name="T3">,</text:span> p<text:span text:style-name="T3">)</text:span></text:p>
        <text:p text:style-name="P10"><text:s text:c="8"/><text:span text:style-name="T8"># Write the file out again</text:span></text:p>
        <text:p text:style-name="P10"><text:s text:c="8"/><text:span text:style-name="T1">with</text:span> <text:span text:style-name="T2">open</text:span><text:span text:style-name="T3">(</text:span><text:span text:style-name="T7">'tinycoin_config_overwritten.txt'</text:span><text:span text:style-name="T3">,</text:span> <text:span text:style-name="T7">'w+'</text:span><text:span text:style-name="T3">)</text:span> <text:span text:style-name="T1">as</text:span> <text:span text:style-name="T2">file</text:span><text:span text:style-name="T3">:</text:span></text:p>
        <text:p text:style-name="P10"><text:s text:c="12"/><text:span text:style-name="T2">file</text:span><text:span text:style-name="T3">.</text:span>write<text:span text:style-name="T3">(</text:span>config_overwrite2<text:span text:style-name="T3">)</text:span></text:p>
        <text:p text:style-name="P10"><text:s text:c="8"/>os<text:span text:style-name="T3">.</text:span>system<text:span text:style-name="T3">(</text:span><text:span text:style-name="T7">'java -cp lib/jep-2.3.0.jar:lib/djep-1.0.0.jar:lib/peersim-1.0.5.jar:lib/tinycoin.jar peersim.Simulator tinycoin_config_overwritten.txt '</text:span><text:span text:style-name="T3">)</text:span></text:p>
        <text:p text:style-name="P10"><text:s text:c="3"/></text:p>
        <text:p text:style-name="P10"><text:s text:c="4"/><text:span text:style-name="T8"># Run the simulation also with different values of delay <text:s text:c="7"/></text:span></text:p>
        <text:p text:style-name="P10"><text:s text:c="4"/><text:span text:style-name="T1">for</text:span> d <text:span text:style-name="T1">in</text:span> delay<text:span text:style-name="T3">:</text:span> <text:s text:c="3"/></text:p>
        <text:p text:style-name="P10"><text:s text:c="8"/>config_overwrite <text:span text:style-name="T3">=</text:span> configd <text:s text:c="3"/></text:p>
        <text:p text:style-name="P10"><text:s text:c="8"/>config_overwrite <text:span text:style-name="T3">=</text:span> config_overwrite<text:span text:style-name="T3">.</text:span>replace<text:span text:style-name="T3">(</text:span><text:span text:style-name="T7">'REPETITION'</text:span><text:span text:style-name="T3">,</text:span> <text:span text:style-name="T2">str</text:span><text:span text:style-name="T3">(</text:span>count<text:span text:style-name="T3">))</text:span> <text:s text:c="4"/></text:p>
        <text:p text:style-name="P10"><text:s text:c="8"/>config_overwrite <text:span text:style-name="T3">=</text:span> config_overwrite<text:span text:style-name="T3">.</text:span>replace<text:span text:style-name="T3">(</text:span><text:span text:style-name="T7">'DELAY'</text:span><text:span text:style-name="T3">,</text:span> d<text:span text:style-name="T3">)</text:span> <text:s text:c="7"/></text:p>
        <text:p text:style-name="P10"><text:s text:c="8"/><text:span text:style-name="T1">with</text:span> <text:span text:style-name="T2">open</text:span><text:span text:style-name="T3">(</text:span><text:span text:style-name="T7">'tinycoin_config_overwritten.txt'</text:span><text:span text:style-name="T3">,</text:span> <text:span text:style-name="T7">'w+'</text:span><text:span text:style-name="T3">)</text:span> <text:span text:style-name="T1">as</text:span> <text:span text:style-name="T2">file</text:span><text:span text:style-name="T3">:</text:span></text:p>
        <text:p text:style-name="P10"><text:s text:c="12"/><text:span text:style-name="T2">file</text:span><text:span text:style-name="T3">.</text:span>write<text:span text:style-name="T3">(</text:span>config_overwrite<text:span text:style-name="T3">)</text:span></text:p>
        <text:p text:style-name="P10"><text:s text:c="8"/>os<text:span text:style-name="T3">.</text:span>system<text:span text:style-name="T3">(</text:span><text:span text:style-name="T7">'java -cp lib/jep-2.3.0.jar:lib/djep-1.0.0.jar:lib/peersim-1.0.5.jar:lib/tinycoin.jar peersim.Simulator tinycoin_config_overwritten.txt '</text:span><text:span text:style-name="T3">)</text:span></text:p>
        <text:p text:style-name="P10"><text:s text:c="8"/></text:p>
        <text:p text:style-name="P10"><text:s text:c="8"/></text:p>
        <text:p text:style-name="P16"># Make the averages of the various statistics</text:p>
        <text:p text:style-name="P10"><text:span text:style-name="T1">for</text:span> p <text:span text:style-name="T1">in</text:span> prob_sminer<text:span text:style-name="T3">:</text:span></text:p>
        <text:p text:style-name="P10"><text:s text:c="4"/>os<text:span text:style-name="T3">.</text:span>system<text:span text:style-name="T3">(</text:span><text:span text:style-name="T7">'python build_avg_statistics.py '</text:span> <text:span text:style-name="T5">+</text:span> p<text:span text:style-name="T3">)</text:span></text:p>
        <text:p text:style-name="P10"><text:s text:c="4"/></text:p>
        <text:p text:style-name="P10"><text:span text:style-name="T1">for</text:span> d <text:span text:style-name="T1">in</text:span> delay<text:span text:style-name="T3">:</text:span></text:p>
        <text:p text:style-name="P10"><text:s text:c="4"/>os<text:span text:style-name="T3">.</text:span>system<text:span text:style-name="T3">(</text:span><text:span text:style-name="T7">'python build_avg_statistics.py d'</text:span> <text:span text:style-name="T5">+</text:span> d<text:span text:style-name="T3">)</text:span></text:p>
        <text:p text:style-name="P10"><text:s text:c="4"/></text:p>
        <text:p text:style-name="P16"># Plot the averaged statistics <text:s text:c="3"/></text:p>
        <text:p text:style-name="P23">os<text:span text:style-name="T3">.</text:span>system<text:span text:style-name="T3">(</text:span><text:span text:style-name="T7">'python plot_avg_statistics.py'</text:span><text:span text:style-name="T3">)</text:span></text:p>
        <text:p text:style-name="P4"/>
      </text:section>
      <text:p text:style-name="P2"/>
      <text:p text:style-name="P5">build_avg_statistics.py</text:p>
      <text:section text:style-name="Sect1" text:name="Sezione13">
        <text:p text:style-name="P15"><text:span text:style-name="T1">import</text:span> glob</text:p>
        <text:p text:style-name="P10"><text:span text:style-name="T1">import</text:span> sys</text:p>
        <text:p text:style-name="P19"/>
        <text:p text:style-name="P10"><text:span text:style-name="T1">if</text:span> sys<text:span text:style-name="T3">.</text:span>argv<text:span text:style-name="T3">[</text:span><text:span text:style-name="T6">1</text:span><text:span text:style-name="T3">].</text:span>startswith<text:span text:style-name="T3">(</text:span><text:span text:style-name="T7">"d"</text:span><text:span text:style-name="T3">):</text:span> <text:s/><text:span text:style-name="T8"># Building latency statistics</text:span></text:p>
        <text:p text:style-name="P10"><text:soft-page-break/><text:s text:c="4"/>d <text:span text:style-name="T3">=</text:span> sys<text:span text:style-name="T3">.</text:span>argv<text:span text:style-name="T3">[</text:span><text:span text:style-name="T6">1</text:span><text:span text:style-name="T3">][</text:span><text:span text:style-name="T6">1</text:span><text:span text:style-name="T3">:]</text:span></text:p>
        <text:p text:style-name="P10"><text:s text:c="4"/>pattern <text:span text:style-name="T3">=</text:span> <text:span text:style-name="T7">'D'</text:span> <text:span text:style-name="T5">+</text:span> d</text:p>
        <text:p text:style-name="P10"><text:s text:c="4"/></text:p>
        <text:p text:style-name="P10"><text:s text:c="4"/><text:span text:style-name="T8"># Scan files reporting the number of blocks in the blockchain for different delays and compute the average for each cycle </text:span></text:p>
        <text:p text:style-name="P10"><text:s text:c="4"/>files_scanned <text:span text:style-name="T3">=</text:span> <text:span text:style-name="T6">0</text:span></text:p>
        <text:p text:style-name="P10"><text:s text:c="4"/>blocks <text:span text:style-name="T3">=</text:span> <text:span text:style-name="T3">[]</text:span></text:p>
        <text:p text:style-name="P10"><text:s text:c="4"/>to_scan <text:span text:style-name="T3">=</text:span> <text:span text:style-name="T3">[</text:span>f <text:span text:style-name="T1">for</text:span> f <text:span text:style-name="T1">in</text:span> glob<text:span text:style-name="T3">.</text:span>glob<text:span text:style-name="T3">(</text:span><text:span text:style-name="T7">'docs/statistics/latency_R*'</text:span><text:span text:style-name="T3">)</text:span> <text:span text:style-name="T1">if</text:span> pattern <text:span text:style-name="T1">in</text:span> f <text:span text:style-name="T3">]</text:span> </text:p>
        <text:p text:style-name="P10"><text:s text:c="4"/><text:span text:style-name="T1">for</text:span> filename <text:span text:style-name="T1">in</text:span> to_scan<text:span text:style-name="T3">:</text:span> <text:s text:c="3"/></text:p>
        <text:p text:style-name="P10"><text:s text:c="8"/><text:span text:style-name="T1">print</text:span> filename</text:p>
        <text:p text:style-name="P10"><text:s text:c="8"/><text:span text:style-name="T1">with</text:span> <text:span text:style-name="T2">open</text:span><text:span text:style-name="T3">(</text:span>filename<text:span text:style-name="T3">)</text:span> <text:span text:style-name="T1">as</text:span> in_file<text:span text:style-name="T3">:</text:span></text:p>
        <text:p text:style-name="P10"><text:s text:c="12"/><text:span text:style-name="T1">print</text:span> filename</text:p>
        <text:p text:style-name="P10"><text:s text:c="12"/>cycle <text:span text:style-name="T3">=</text:span> <text:span text:style-name="T6">0</text:span></text:p>
        <text:p text:style-name="P10"><text:s text:c="12"/><text:span text:style-name="T1">for</text:span> line <text:span text:style-name="T1">in</text:span> in_file<text:span text:style-name="T3">:</text:span> <text:s text:c="19"/></text:p>
        <text:p text:style-name="P10"><text:s text:c="16"/><text:span text:style-name="T1">if</text:span> files_scanned <text:span text:style-name="T5">==</text:span> <text:span text:style-name="T6">0</text:span><text:span text:style-name="T3">:</text:span> <text:s/><text:span text:style-name="T8"># the first time we have to populate the arrays</text:span></text:p>
        <text:p text:style-name="P10"><text:s text:c="20"/><text:span text:style-name="T1">if</text:span> line<text:span text:style-name="T3">.</text:span>startswith<text:span text:style-name="T3">(</text:span><text:span text:style-name="T7">"#"</text:span><text:span text:style-name="T3">):</text:span></text:p>
        <text:p text:style-name="P10"><text:s text:c="24"/>blocks<text:span text:style-name="T3">.</text:span>append<text:span text:style-name="T3">(</text:span><text:span text:style-name="T25">None</text:span><text:span text:style-name="T3">)</text:span> <text:s text:c="2"/></text:p>
        <text:p text:style-name="P10"><text:s text:c="20"/><text:span text:style-name="T1">else</text:span><text:span text:style-name="T3">:</text:span> <text:s text:c="4"/></text:p>
        <text:p text:style-name="P10"><text:s text:c="24"/>a <text:span text:style-name="T3">=</text:span> line<text:span text:style-name="T3">.</text:span>split<text:span text:style-name="T3">(</text:span><text:span text:style-name="T7">' <text:s text:c="11"/>'</text:span><text:span text:style-name="T3">)</text:span> <text:s text:c="2"/><text:span text:style-name="T8"># exactly 12 spaces</text:span></text:p>
        <text:p text:style-name="P10"><text:s text:c="24"/>blocks<text:span text:style-name="T3">.</text:span>append<text:span text:style-name="T3">(</text:span><text:span text:style-name="T2">int</text:span><text:span text:style-name="T3">(</text:span>a<text:span text:style-name="T3">[</text:span><text:span text:style-name="T6">0</text:span><text:span text:style-name="T3">]))</text:span> <text:s text:c="4"/></text:p>
        <text:p text:style-name="P10"><text:s text:c="16"/><text:span text:style-name="T1">else</text:span><text:span text:style-name="T3">:</text:span></text:p>
        <text:p text:style-name="P10"><text:s text:c="20"/><text:span text:style-name="T1">if</text:span> line<text:span text:style-name="T3">.</text:span>startswith<text:span text:style-name="T3">(</text:span><text:span text:style-name="T7">"#"</text:span><text:span text:style-name="T3">):</text:span> <text:s text:c="27"/></text:p>
        <text:p text:style-name="P10"><text:s text:c="24"/><text:span text:style-name="T1">continue</text:span> <text:s text:c="22"/></text:p>
        <text:p text:style-name="P10"><text:s text:c="20"/><text:span text:style-name="T1">else</text:span><text:span text:style-name="T3">:</text:span> <text:s text:c="33"/><text:span text:style-name="T8"># Calculate the average incrementally <text:s text:c="15"/></text:span></text:p>
        <text:p text:style-name="P10"><text:s text:c="24"/><text:span text:style-name="T1">if</text:span> cycle <text:span text:style-name="T5">!=</text:span> <text:span text:style-name="T6">0</text:span><text:span text:style-name="T3">:</text:span> <text:s text:c="37"/></text:p>
        <text:p text:style-name="P10"><text:s text:c="28"/>a <text:span text:style-name="T3">=</text:span> line<text:span text:style-name="T3">.</text:span>split<text:span text:style-name="T3">(</text:span><text:span text:style-name="T7">' <text:s text:c="11"/>'</text:span><text:span text:style-name="T3">)</text:span> <text:s text:c="19"/></text:p>
        <text:p text:style-name="P10"><text:s text:c="28"/>blocks<text:span text:style-name="T3">[</text:span>cycle<text:span text:style-name="T3">]</text:span> <text:span text:style-name="T3">=</text:span> <text:span text:style-name="T3">(</text:span> <text:span text:style-name="T3">(</text:span>blocks<text:span text:style-name="T3">[</text:span>cycle<text:span text:style-name="T3">]</text:span> <text:span text:style-name="T5">*</text:span> files_scanned<text:span text:style-name="T3">)</text:span> <text:span text:style-name="T5">+</text:span> <text:span text:style-name="T2">int</text:span><text:span text:style-name="T3">(</text:span>a<text:span text:style-name="T3">[</text:span><text:span text:style-name="T6">0</text:span><text:span text:style-name="T3">])</text:span> <text:span text:style-name="T3">)</text:span> <text:span text:style-name="T5">/</text:span> <text:span text:style-name="T3">(</text:span>files_scanned <text:span text:style-name="T5">+</text:span> <text:span text:style-name="T6">1</text:span><text:span text:style-name="T3">)</text:span></text:p>
        <text:p text:style-name="P10"><text:s text:c="16"/>cycle<text:span text:style-name="T5">+</text:span><text:span text:style-name="T3">=</text:span><text:span text:style-name="T6">1</text:span> <text:s text:c="6"/></text:p>
        <text:p text:style-name="P10"><text:s text:c="12"/>files_scanned<text:span text:style-name="T5">+</text:span><text:span text:style-name="T3">=</text:span><text:span text:style-name="T6">1</text:span></text:p>
        <text:p text:style-name="P10"><text:s text:c="12"/></text:p>
        <text:p text:style-name="P10"><text:s text:c="12"/></text:p>
        <text:p text:style-name="P10"><text:s text:c="4"/><text:span text:style-name="T1">with</text:span> <text:span text:style-name="T2">open</text:span><text:span text:style-name="T3">(</text:span><text:span text:style-name="T7">'docs/statistics/avg/latency_D'</text:span> <text:span text:style-name="T5">+</text:span> d <text:span text:style-name="T5">+</text:span> <text:span text:style-name="T7">'_avg.dat'</text:span><text:span text:style-name="T3">,</text:span> <text:span text:style-name="T7">'w+'</text:span><text:span text:style-name="T3">)</text:span> <text:span text:style-name="T1">as</text:span> out_file<text:span text:style-name="T3">:</text:span></text:p>
        <text:p text:style-name="P10"><text:s text:c="16"/>outs<text:span text:style-name="T3">=</text:span> <text:span text:style-name="T7">'# Cycle blocks </text:span><text:span text:style-name="T23">\n</text:span><text:span text:style-name="T7">'</text:span></text:p>
        <text:p text:style-name="P10"><text:s text:c="16"/><text:span text:style-name="T1">print</text:span> <text:span text:style-name="T3">(</text:span>blocks<text:span text:style-name="T3">)</text:span></text:p>
        <text:p text:style-name="P10"><text:s text:c="16"/><text:span text:style-name="T1">for</text:span> count <text:span text:style-name="T1">in</text:span> <text:span text:style-name="T2">range</text:span><text:span text:style-name="T3">(</text:span><text:span text:style-name="T6">1</text:span><text:span text:style-name="T3">,</text:span> <text:span text:style-name="T2">len</text:span><text:span text:style-name="T3">(</text:span>blocks<text:span text:style-name="T3">)):</text:span></text:p>
        <text:p text:style-name="P10"><text:s text:c="20"/>outs <text:span text:style-name="T3">=</text:span> outs <text:span text:style-name="T5">+</text:span> <text:span text:style-name="T2">str</text:span><text:span text:style-name="T3">(</text:span>count<text:span text:style-name="T3">)</text:span> <text:span text:style-name="T5">+</text:span> <text:span text:style-name="T7">' <text:s text:c="4"/>'</text:span> <text:span text:style-name="T5">+</text:span> <text:span text:style-name="T2">str</text:span><text:span text:style-name="T3">(</text:span>blocks<text:span text:style-name="T3">[</text:span>count<text:span text:style-name="T3">])</text:span> <text:span text:style-name="T5">+</text:span> <text:span text:style-name="T7">'</text:span><text:span text:style-name="T23">\n</text:span><text:span text:style-name="T7">'</text:span></text:p>
        <text:p text:style-name="P10"><text:s text:c="16"/>out_file<text:span text:style-name="T3">.</text:span>write<text:span text:style-name="T3">(</text:span>outs<text:span text:style-name="T3">)</text:span> </text:p>
        <text:p text:style-name="P10"><text:s text:c="16"/></text:p>
        <text:p text:style-name="P10"><text:span text:style-name="T1">else</text:span><text:span text:style-name="T3">:</text:span> <text:s text:c="24"/><text:span text:style-name="T8"># Building all other statistics <text:s text:c="3"/></text:span></text:p>
        <text:p text:style-name="P10"><text:s text:c="4"/>p <text:span text:style-name="T3">=</text:span> sys<text:span text:style-name="T3">.</text:span>argv<text:span text:style-name="T3">[</text:span><text:span text:style-name="T6">1</text:span><text:span text:style-name="T3">]</text:span></text:p>
        <text:p text:style-name="P10"><text:s text:c="4"/>pattern <text:span text:style-name="T3">=</text:span> <text:span text:style-name="T7">'P'</text:span><text:span text:style-name="T5">+</text:span>p<text:span text:style-name="T3">[:</text:span><text:span text:style-name="T5">-</text:span><text:span text:style-name="T6">1</text:span><text:span text:style-name="T3">]</text:span></text:p>
        <text:p text:style-name="P19"/>
        <text:p text:style-name="P10"><text:s text:c="4"/><text:span text:style-name="T8"># Scan files reporting the number of honest/fraudolent blocks in the blockchain and compute the average for each cycle</text:span></text:p>
        <text:p text:style-name="P10"><text:s text:c="4"/>honest_blocks <text:span text:style-name="T3">=</text:span> <text:span text:style-name="T3">[]</text:span></text:p>
        <text:p text:style-name="P10"><text:s text:c="4"/>fraudolent_blocks <text:span text:style-name="T3">=</text:span> <text:span text:style-name="T3">[]</text:span></text:p>
        <text:p text:style-name="P10"><text:s text:c="4"/>files_scanned <text:span text:style-name="T3">=</text:span> <text:span text:style-name="T6">0</text:span></text:p>
        <text:p text:style-name="P10"><text:s text:c="4"/>to_scan <text:span text:style-name="T3">=</text:span> <text:span text:style-name="T3">[</text:span>f <text:span text:style-name="T1">for</text:span> f <text:span text:style-name="T1">in</text:span> glob<text:span text:style-name="T3">.</text:span>glob<text:span text:style-name="T3">(</text:span><text:span text:style-name="T7">'docs/statistics/blockchain_R*'</text:span><text:span text:style-name="T3">)</text:span> <text:span text:style-name="T1">if</text:span> pattern <text:span text:style-name="T1">in</text:span> f <text:span text:style-name="T3">]</text:span> </text:p>
        <text:p text:style-name="P10"><text:s text:c="4"/><text:span text:style-name="T1">for</text:span> filename <text:span text:style-name="T1">in</text:span> to_scan<text:span text:style-name="T3">:</text:span> <text:s/></text:p>
        <text:p text:style-name="P10"><text:s text:c="8"/><text:span text:style-name="T1">with</text:span> <text:span text:style-name="T2">open</text:span><text:span text:style-name="T3">(</text:span>filename<text:span text:style-name="T3">)</text:span> <text:span text:style-name="T1">as</text:span> in_file<text:span text:style-name="T3">:</text:span></text:p>
        <text:p text:style-name="P10"><text:s text:c="12"/><text:span text:style-name="T1">print</text:span> filename</text:p>
        <text:p text:style-name="P10"><text:s text:c="12"/>cycle <text:span text:style-name="T3">=</text:span> <text:span text:style-name="T6">0</text:span></text:p>
        <text:p text:style-name="P10"><text:s text:c="12"/><text:span text:style-name="T1">for</text:span> line <text:span text:style-name="T1">in</text:span> in_file<text:span text:style-name="T3">:</text:span> <text:s text:c="19"/></text:p>
        <text:p text:style-name="P10"><text:s text:c="16"/><text:span text:style-name="T1">if</text:span> files_scanned <text:span text:style-name="T5">==</text:span> <text:span text:style-name="T6">0</text:span><text:span text:style-name="T3">:</text:span> <text:s/></text:p>
        <text:p text:style-name="P10"><text:s text:c="20"/><text:span text:style-name="T1">if</text:span> line<text:span text:style-name="T3">.</text:span>startswith<text:span text:style-name="T3">(</text:span><text:span text:style-name="T7">"#"</text:span><text:span text:style-name="T3">):</text:span></text:p>
        <text:p text:style-name="P10"><text:s text:c="24"/>honest_blocks<text:span text:style-name="T3">.</text:span>append<text:span text:style-name="T3">(</text:span><text:span text:style-name="T25">None</text:span><text:span text:style-name="T3">)</text:span></text:p>
        <text:p text:style-name="P10"><text:s text:c="24"/>fraudolent_blocks<text:span text:style-name="T3">.</text:span>append<text:span text:style-name="T3">(</text:span><text:span text:style-name="T25">None</text:span><text:span text:style-name="T3">)</text:span></text:p>
        <text:p text:style-name="P10"><text:s text:c="20"/><text:span text:style-name="T1">else</text:span><text:span text:style-name="T3">:</text:span></text:p>
        <text:p text:style-name="P10"><text:s text:c="24"/>a <text:span text:style-name="T3">=</text:span> line<text:span text:style-name="T3">.</text:span>split<text:span text:style-name="T3">(</text:span><text:span text:style-name="T7">' <text:s text:c="11"/>'</text:span><text:span text:style-name="T3">)</text:span> <text:s text:c="2"/></text:p>
        <text:p text:style-name="P10"><text:s text:c="24"/>honest_blocks<text:span text:style-name="T3">.</text:span>append<text:span text:style-name="T3">(</text:span><text:span text:style-name="T2">int</text:span><text:span text:style-name="T3">(</text:span>a<text:span text:style-name="T3">[</text:span><text:span text:style-name="T6">0</text:span><text:span text:style-name="T3">]))</text:span></text:p>
        <text:p text:style-name="P10"><text:s text:c="24"/>fraudolent_blocks<text:span text:style-name="T3">.</text:span>append<text:span text:style-name="T3">(</text:span><text:span text:style-name="T2">int</text:span><text:span text:style-name="T3">(</text:span>a<text:span text:style-name="T3">[</text:span><text:span text:style-name="T6">1</text:span><text:span text:style-name="T3">]))</text:span></text:p>
        <text:p text:style-name="P10"><text:s text:c="16"/><text:span text:style-name="T1">else</text:span><text:span text:style-name="T3">:</text:span></text:p>
        <text:p text:style-name="P10"><text:s text:c="20"/><text:span text:style-name="T1">if</text:span> line<text:span text:style-name="T3">.</text:span>startswith<text:span text:style-name="T3">(</text:span><text:span text:style-name="T7">"#"</text:span><text:span text:style-name="T3">):</text:span> <text:s text:c="15"/></text:p>
        <text:p text:style-name="P10"><text:s text:c="24"/><text:span text:style-name="T1">continue</text:span></text:p>
        <text:p text:style-name="P10"><text:s text:c="20"/><text:span text:style-name="T1">else</text:span><text:span text:style-name="T3">:</text:span> <text:s text:c="48"/></text:p>
        <text:p text:style-name="P10"><text:s text:c="24"/><text:span text:style-name="T1">if</text:span> cycle <text:span text:style-name="T5">!=</text:span> <text:span text:style-name="T6">0</text:span><text:span text:style-name="T3">:</text:span> <text:s text:c="37"/></text:p>
        <text:p text:style-name="P10"><text:s text:c="28"/>a <text:span text:style-name="T3">=</text:span> line<text:span text:style-name="T3">.</text:span>split<text:span text:style-name="T3">(</text:span><text:span text:style-name="T7">' <text:s text:c="11"/>'</text:span><text:span text:style-name="T3">)</text:span> </text:p>
        <text:p text:style-name="P10"><text:s text:c="28"/>honest_blocks<text:span text:style-name="T3">[</text:span>cycle<text:span text:style-name="T3">]</text:span> <text:span text:style-name="T3">=</text:span> <text:span text:style-name="T3">(</text:span> <text:span text:style-name="T3">(</text:span>honest_blocks<text:span text:style-name="T3">[</text:span>cycle<text:span text:style-name="T3">]</text:span> <text:span text:style-name="T5">*</text:span> files_scanned<text:span text:style-name="T3">)</text:span> <text:span text:style-name="T5">+</text:span> <text:span text:style-name="T2">int</text:span><text:span text:style-name="T3">(</text:span>a<text:span text:style-name="T3">[</text:span><text:span text:style-name="T6">0</text:span><text:span text:style-name="T3">])</text:span> <text:span text:style-name="T3">)</text:span> <text:span text:style-name="T5">/</text:span> <text:span text:style-name="T3">(</text:span>files_scanned <text:span text:style-name="T5">+</text:span> <text:span text:style-name="T6">1</text:span><text:span text:style-name="T3">)</text:span> <text:s text:c="14"/></text:p>
        <text:p text:style-name="P10"><text:s text:c="28"/>fraudolent_blocks<text:span text:style-name="T3">[</text:span>cycle<text:span text:style-name="T3">]</text:span> <text:span text:style-name="T3">=</text:span> <text:span text:style-name="T3">(</text:span> <text:span text:style-name="T3">(</text:span> fraudolent_blocks<text:span text:style-name="T3">[</text:span>cycle<text:span text:style-name="T3">]</text:span> <text:span text:style-name="T5">*</text:span> files_scanned <text:span text:style-name="T3">)</text:span> <text:span text:style-name="T5">+</text:span> <text:span text:style-name="T2">int</text:span><text:span text:style-name="T3">(</text:span>a<text:span text:style-name="T3">[</text:span><text:span text:style-name="T6">1</text:span><text:span text:style-name="T3">])</text:span> <text:span text:style-name="T3">)</text:span> <text:span text:style-name="T5">/</text:span> <text:span text:style-name="T3">(</text:span>files_scanned <text:span text:style-name="T5">+</text:span> <text:span text:style-name="T6">1</text:span><text:span text:style-name="T3">)</text:span></text:p>
        <text:p text:style-name="P10"><text:s text:c="16"/>cycle<text:span text:style-name="T5">+</text:span><text:span text:style-name="T3">=</text:span><text:span text:style-name="T6">1</text:span> <text:s text:c="6"/></text:p>
        <text:p text:style-name="P10"><text:s text:c="12"/>files_scanned<text:span text:style-name="T5">+</text:span><text:span text:style-name="T3">=</text:span><text:span text:style-name="T6">1</text:span> <text:s text:c="11"/></text:p>
        <text:p text:style-name="P10"><text:s text:c="12"/></text:p>
        <text:p text:style-name="P10"><text:s text:c="4"/><text:span text:style-name="T1">with</text:span> <text:span text:style-name="T2">open</text:span><text:span text:style-name="T3">(</text:span><text:span text:style-name="T7">'docs/statistics/avg/blockchain_P'</text:span> <text:span text:style-name="T5">+</text:span> p <text:span text:style-name="T5">+</text:span> <text:span text:style-name="T7">'_avg.dat'</text:span><text:span text:style-name="T3">,</text:span> <text:span text:style-name="T7">'w+'</text:span><text:span text:style-name="T3">)</text:span> <text:span text:style-name="T1">as</text:span> out_file<text:span text:style-name="T3">:</text:span></text:p>
        <text:p text:style-name="P10"><text:s text:c="16"/>outs<text:span text:style-name="T3">=</text:span> <text:span text:style-name="T7">'# Cycle Honest_Blocks <text:s/>Fraudolent_Blocks </text:span><text:span text:style-name="T23">\n</text:span><text:span text:style-name="T7">'</text:span></text:p>
        <text:p text:style-name="P10"><text:s text:c="16"/><text:span text:style-name="T1">for</text:span> count <text:span text:style-name="T1">in</text:span> <text:span text:style-name="T2">range</text:span><text:span text:style-name="T3">(</text:span><text:span text:style-name="T6">1</text:span><text:span text:style-name="T3">,</text:span> <text:span text:style-name="T2">len</text:span><text:span text:style-name="T3">(</text:span>honest_blocks<text:span text:style-name="T3">)):</text:span></text:p>
        <text:p text:style-name="P10"><text:s text:c="20"/>outs <text:span text:style-name="T3">=</text:span> outs <text:span text:style-name="T5">+</text:span> <text:span text:style-name="T2">str</text:span><text:span text:style-name="T3">(</text:span>count<text:span text:style-name="T3">)</text:span> <text:span text:style-name="T5">+</text:span> <text:span text:style-name="T7">' <text:s text:c="4"/>'</text:span> <text:span text:style-name="T5">+</text:span> <text:span text:style-name="T2">str</text:span><text:span text:style-name="T3">(</text:span>honest_blocks<text:span text:style-name="T3">[</text:span>count<text:span text:style-name="T3">])</text:span> <text:span text:style-name="T5">+</text:span> <text:span text:style-name="T7">' <text:s text:c="4"/>'</text:span> <text:span text:style-name="T5">+</text:span> <text:span text:style-name="T2">str</text:span><text:span text:style-name="T3">(</text:span>fraudolent_blocks<text:span text:style-name="T3">[</text:span>count<text:span text:style-name="T3">])</text:span> <text:span text:style-name="T5">+</text:span> <text:span text:style-name="T7">'</text:span><text:span text:style-name="T23">\n</text:span><text:span text:style-name="T7">'</text:span></text:p>
        <text:p text:style-name="P10"><text:soft-page-break/><text:s text:c="16"/>out_file<text:span text:style-name="T3">.</text:span>write<text:span text:style-name="T3">(</text:span>outs<text:span text:style-name="T3">)</text:span> <text:s text:c="3"/></text:p>
        <text:p text:style-name="P10"><text:s text:c="12"/></text:p>
        <text:p text:style-name="P10"><text:s/></text:p>
        <text:p text:style-name="P10"><text:s text:c="4"/><text:span text:style-name="T8"># Scan files reporting the number of forks in the blockchain and compute the average for each cycle </text:span></text:p>
        <text:p text:style-name="P10"><text:s text:c="4"/>files_scanned <text:span text:style-name="T3">=</text:span> <text:span text:style-name="T6">0</text:span></text:p>
        <text:p text:style-name="P10"><text:s text:c="4"/>forks <text:span text:style-name="T3">=</text:span> <text:span text:style-name="T3">[]</text:span></text:p>
        <text:p text:style-name="P10"><text:s text:c="4"/>to_scan <text:span text:style-name="T3">=</text:span> <text:span text:style-name="T3">[</text:span>f <text:span text:style-name="T1">for</text:span> f <text:span text:style-name="T1">in</text:span> glob<text:span text:style-name="T3">.</text:span>glob<text:span text:style-name="T3">(</text:span><text:span text:style-name="T7">'docs/statistics/forks_R*'</text:span><text:span text:style-name="T3">)</text:span> <text:span text:style-name="T1">if</text:span> pattern <text:span text:style-name="T1">in</text:span> f <text:span text:style-name="T3">]</text:span> </text:p>
        <text:p text:style-name="P10"><text:s text:c="4"/><text:span text:style-name="T1">for</text:span> filename <text:span text:style-name="T1">in</text:span> to_scan<text:span text:style-name="T3">:</text:span> <text:s text:c="3"/></text:p>
        <text:p text:style-name="P10"><text:s text:c="8"/><text:span text:style-name="T1">with</text:span> <text:span text:style-name="T2">open</text:span><text:span text:style-name="T3">(</text:span>filename<text:span text:style-name="T3">)</text:span> <text:span text:style-name="T1">as</text:span> in_file<text:span text:style-name="T3">:</text:span></text:p>
        <text:p text:style-name="P10"><text:s text:c="12"/><text:span text:style-name="T1">print</text:span> filename</text:p>
        <text:p text:style-name="P10"><text:s text:c="12"/>cycle <text:span text:style-name="T3">=</text:span> <text:span text:style-name="T6">0</text:span></text:p>
        <text:p text:style-name="P10"><text:s text:c="12"/><text:span text:style-name="T1">for</text:span> line <text:span text:style-name="T1">in</text:span> in_file<text:span text:style-name="T3">:</text:span> <text:s text:c="19"/></text:p>
        <text:p text:style-name="P10"><text:s text:c="16"/><text:span text:style-name="T1">if</text:span> files_scanned <text:span text:style-name="T5">==</text:span> <text:span text:style-name="T6">0</text:span><text:span text:style-name="T3">:</text:span> <text:s/></text:p>
        <text:p text:style-name="P10"><text:s text:c="20"/><text:span text:style-name="T1">if</text:span> line<text:span text:style-name="T3">.</text:span>startswith<text:span text:style-name="T3">(</text:span><text:span text:style-name="T7">"#"</text:span><text:span text:style-name="T3">):</text:span></text:p>
        <text:p text:style-name="P10"><text:s text:c="24"/>forks<text:span text:style-name="T3">.</text:span>append<text:span text:style-name="T3">(</text:span><text:span text:style-name="T25">None</text:span><text:span text:style-name="T3">)</text:span> <text:s text:c="2"/></text:p>
        <text:p text:style-name="P10"><text:s text:c="20"/><text:span text:style-name="T1">else</text:span><text:span text:style-name="T3">:</text:span> <text:s text:c="4"/></text:p>
        <text:p text:style-name="P10"><text:s text:c="24"/>a <text:span text:style-name="T3">=</text:span> line<text:span text:style-name="T3">.</text:span>split<text:span text:style-name="T3">(</text:span><text:span text:style-name="T7">' <text:s text:c="11"/>'</text:span><text:span text:style-name="T3">)</text:span> <text:s text:c="2"/></text:p>
        <text:p text:style-name="P10"><text:s text:c="24"/>forks<text:span text:style-name="T3">.</text:span>append<text:span text:style-name="T3">(</text:span><text:span text:style-name="T2">int</text:span><text:span text:style-name="T3">(</text:span>a<text:span text:style-name="T3">[</text:span><text:span text:style-name="T6">0</text:span><text:span text:style-name="T3">]))</text:span> <text:s text:c="4"/></text:p>
        <text:p text:style-name="P10"><text:s text:c="16"/><text:span text:style-name="T1">else</text:span><text:span text:style-name="T3">:</text:span></text:p>
        <text:p text:style-name="P10"><text:s text:c="20"/><text:span text:style-name="T1">if</text:span> line<text:span text:style-name="T3">.</text:span>startswith<text:span text:style-name="T3">(</text:span><text:span text:style-name="T7">"#"</text:span><text:span text:style-name="T3">):</text:span> <text:s text:c="27"/></text:p>
        <text:p text:style-name="P10"><text:s text:c="24"/><text:span text:style-name="T1">continue</text:span> <text:s text:c="22"/></text:p>
        <text:p text:style-name="P10"><text:s text:c="20"/><text:span text:style-name="T1">else</text:span><text:span text:style-name="T3">:</text:span> <text:s text:c="46"/></text:p>
        <text:p text:style-name="P10"><text:s text:c="24"/><text:span text:style-name="T1">if</text:span> cycle <text:span text:style-name="T5">!=</text:span> <text:span text:style-name="T6">0</text:span><text:span text:style-name="T3">:</text:span> <text:s text:c="37"/></text:p>
        <text:p text:style-name="P10"><text:s text:c="28"/>a <text:span text:style-name="T3">=</text:span> line<text:span text:style-name="T3">.</text:span>split<text:span text:style-name="T3">(</text:span><text:span text:style-name="T7">' <text:s text:c="11"/>'</text:span><text:span text:style-name="T3">)</text:span> <text:s text:c="19"/></text:p>
        <text:p text:style-name="P10"><text:s text:c="28"/>forks<text:span text:style-name="T3">[</text:span>cycle<text:span text:style-name="T3">]</text:span> <text:span text:style-name="T3">=</text:span> <text:span text:style-name="T3">(</text:span> <text:span text:style-name="T3">(</text:span>forks<text:span text:style-name="T3">[</text:span>cycle<text:span text:style-name="T3">]</text:span> <text:span text:style-name="T5">*</text:span> files_scanned<text:span text:style-name="T3">)</text:span> <text:span text:style-name="T5">+</text:span> <text:span text:style-name="T2">int</text:span><text:span text:style-name="T3">(</text:span>a<text:span text:style-name="T3">[</text:span><text:span text:style-name="T6">0</text:span><text:span text:style-name="T3">])</text:span> <text:span text:style-name="T3">)</text:span> <text:span text:style-name="T5">/</text:span> <text:span text:style-name="T3">(</text:span>files_scanned <text:span text:style-name="T5">+</text:span> <text:span text:style-name="T6">1</text:span><text:span text:style-name="T3">)</text:span></text:p>
        <text:p text:style-name="P10"><text:s text:c="16"/>cycle<text:span text:style-name="T5">+</text:span><text:span text:style-name="T3">=</text:span><text:span text:style-name="T6">1</text:span> <text:s text:c="6"/></text:p>
        <text:p text:style-name="P10"><text:s text:c="12"/>files_scanned<text:span text:style-name="T5">+</text:span><text:span text:style-name="T3">=</text:span><text:span text:style-name="T6">1</text:span> <text:s text:c="19"/></text:p>
        <text:p text:style-name="P10"><text:s text:c="12"/></text:p>
        <text:p text:style-name="P10"><text:s text:c="4"/><text:span text:style-name="T1">with</text:span> <text:span text:style-name="T2">open</text:span><text:span text:style-name="T3">(</text:span><text:span text:style-name="T7">'docs/statistics/avg/forks_P'</text:span> <text:span text:style-name="T5">+</text:span> p <text:span text:style-name="T5">+</text:span> <text:span text:style-name="T7">'_avg.dat'</text:span><text:span text:style-name="T3">,</text:span> <text:span text:style-name="T7">'w+'</text:span><text:span text:style-name="T3">)</text:span> <text:span text:style-name="T1">as</text:span> out_file<text:span text:style-name="T3">:</text:span></text:p>
        <text:p text:style-name="P10"><text:s text:c="16"/>outs<text:span text:style-name="T3">=</text:span> <text:span text:style-name="T7">'# Cycle Forks </text:span><text:span text:style-name="T23">\n</text:span><text:span text:style-name="T7">'</text:span></text:p>
        <text:p text:style-name="P10"><text:s text:c="16"/><text:span text:style-name="T1">print</text:span> <text:span text:style-name="T3">(</text:span>forks<text:span text:style-name="T3">)</text:span></text:p>
        <text:p text:style-name="P10"><text:s text:c="16"/><text:span text:style-name="T1">for</text:span> count <text:span text:style-name="T1">in</text:span> <text:span text:style-name="T2">range</text:span><text:span text:style-name="T3">(</text:span><text:span text:style-name="T6">1</text:span><text:span text:style-name="T3">,</text:span> <text:span text:style-name="T2">len</text:span><text:span text:style-name="T3">(</text:span>forks<text:span text:style-name="T3">)):</text:span></text:p>
        <text:p text:style-name="P10"><text:s text:c="20"/>outs <text:span text:style-name="T3">=</text:span> outs <text:span text:style-name="T5">+</text:span> <text:span text:style-name="T2">str</text:span><text:span text:style-name="T3">(</text:span>count<text:span text:style-name="T3">)</text:span> <text:span text:style-name="T5">+</text:span> <text:span text:style-name="T7">' <text:s text:c="4"/>'</text:span> <text:span text:style-name="T5">+</text:span> <text:span text:style-name="T2">str</text:span><text:span text:style-name="T3">(</text:span>forks<text:span text:style-name="T3">[</text:span>count<text:span text:style-name="T3">])</text:span> <text:span text:style-name="T5">+</text:span> <text:span text:style-name="T7">'</text:span><text:span text:style-name="T23">\n</text:span><text:span text:style-name="T7">'</text:span> <text:s text:c="3"/></text:p>
        <text:p text:style-name="P10"><text:s text:c="16"/>out_file<text:span text:style-name="T3">.</text:span>write<text:span text:style-name="T3">(</text:span>outs<text:span text:style-name="T3">)</text:span> <text:s text:c="2"/></text:p>
        <text:p text:style-name="P10"><text:s text:c="12"/></text:p>
        <text:p text:style-name="P10"><text:s text:c="12"/></text:p>
        <text:p text:style-name="P10"><text:s text:c="4"/><text:span text:style-name="T8"># Compute the ratio mined_blocks/hash_rate for honest and selfish miners</text:span></text:p>
        <text:p text:style-name="P10"><text:s text:c="4"/>honest_hr <text:span text:style-name="T3">=</text:span> <text:span text:style-name="T3">[]</text:span></text:p>
        <text:p text:style-name="P10"><text:s text:c="4"/>selfish_hr <text:span text:style-name="T3">=</text:span> <text:span text:style-name="T3">[]</text:span></text:p>
        <text:p text:style-name="P10"><text:s text:c="4"/>files_scanned <text:span text:style-name="T3">=</text:span> <text:span text:style-name="T6">0</text:span></text:p>
        <text:p text:style-name="P10"><text:s text:c="4"/>to_scan <text:span text:style-name="T3">=</text:span> <text:span text:style-name="T3">[</text:span>f <text:span text:style-name="T1">for</text:span> f <text:span text:style-name="T1">in</text:span> glob<text:span text:style-name="T3">.</text:span>glob<text:span text:style-name="T3">(</text:span><text:span text:style-name="T7">'docs/statistics/hashrate_R*'</text:span><text:span text:style-name="T3">)</text:span> <text:span text:style-name="T1">if</text:span> pattern <text:span text:style-name="T1">in</text:span> f <text:span text:style-name="T3">]</text:span> </text:p>
        <text:p text:style-name="P10"><text:s text:c="4"/><text:span text:style-name="T1">for</text:span> filename <text:span text:style-name="T1">in</text:span> to_scan<text:span text:style-name="T3">:</text:span> <text:s/></text:p>
        <text:p text:style-name="P10"><text:s text:c="8"/><text:span text:style-name="T1">with</text:span> <text:span text:style-name="T2">open</text:span><text:span text:style-name="T3">(</text:span>filename<text:span text:style-name="T3">)</text:span> <text:span text:style-name="T1">as</text:span> in_file<text:span text:style-name="T3">:</text:span></text:p>
        <text:p text:style-name="P10"><text:s text:c="12"/><text:span text:style-name="T1">print</text:span> filename</text:p>
        <text:p text:style-name="P10"><text:s text:c="12"/>cycle <text:span text:style-name="T3">=</text:span> <text:span text:style-name="T6">0</text:span></text:p>
        <text:p text:style-name="P10"><text:s text:c="12"/><text:span text:style-name="T1">for</text:span> line <text:span text:style-name="T1">in</text:span> in_file<text:span text:style-name="T3">:</text:span> <text:s text:c="19"/></text:p>
        <text:p text:style-name="P10"><text:s text:c="16"/><text:span text:style-name="T1">if</text:span> files_scanned <text:span text:style-name="T5">==</text:span> <text:span text:style-name="T6">0</text:span><text:span text:style-name="T3">:</text:span> <text:s/></text:p>
        <text:p text:style-name="P10"><text:s text:c="20"/><text:span text:style-name="T1">if</text:span> line<text:span text:style-name="T3">.</text:span>startswith<text:span text:style-name="T3">(</text:span><text:span text:style-name="T7">"#"</text:span><text:span text:style-name="T3">):</text:span> <text:s text:c="3"/></text:p>
        <text:p text:style-name="P10"><text:s text:c="24"/>honest_hr<text:span text:style-name="T3">.</text:span>append<text:span text:style-name="T3">(</text:span><text:span text:style-name="T25">None</text:span><text:span text:style-name="T3">)</text:span></text:p>
        <text:p text:style-name="P10"><text:s text:c="24"/>selfish_hr<text:span text:style-name="T3">.</text:span>append<text:span text:style-name="T3">(</text:span><text:span text:style-name="T25">None</text:span><text:span text:style-name="T3">)</text:span></text:p>
        <text:p text:style-name="P10"><text:s text:c="20"/><text:span text:style-name="T1">else</text:span><text:span text:style-name="T3">:</text:span></text:p>
        <text:p text:style-name="P10"><text:s text:c="24"/>a <text:span text:style-name="T3">=</text:span> line<text:span text:style-name="T3">.</text:span>split<text:span text:style-name="T3">(</text:span><text:span text:style-name="T7">' <text:s text:c="11"/>'</text:span><text:span text:style-name="T3">)</text:span> <text:s text:c="2"/></text:p>
        <text:p text:style-name="P10"><text:s text:c="24"/>honest_hr<text:span text:style-name="T3">.</text:span>append<text:span text:style-name="T3">(</text:span><text:span text:style-name="T2">int</text:span><text:span text:style-name="T3">(</text:span>a<text:span text:style-name="T3">[</text:span><text:span text:style-name="T6">0</text:span><text:span text:style-name="T3">]))</text:span></text:p>
        <text:p text:style-name="P10"><text:s text:c="24"/>selfish_hr<text:span text:style-name="T3">.</text:span>append<text:span text:style-name="T3">(</text:span><text:span text:style-name="T2">int</text:span><text:span text:style-name="T3">(</text:span>a<text:span text:style-name="T3">[</text:span><text:span text:style-name="T6">1</text:span><text:span text:style-name="T3">]))</text:span></text:p>
        <text:p text:style-name="P10"><text:s text:c="16"/><text:span text:style-name="T1">else</text:span><text:span text:style-name="T3">:</text:span></text:p>
        <text:p text:style-name="P10"><text:s text:c="20"/><text:span text:style-name="T1">if</text:span> line<text:span text:style-name="T3">.</text:span>startswith<text:span text:style-name="T3">(</text:span><text:span text:style-name="T7">"#"</text:span><text:span text:style-name="T3">):</text:span> <text:s text:c="15"/></text:p>
        <text:p text:style-name="P10"><text:s text:c="24"/><text:span text:style-name="T1">continue</text:span></text:p>
        <text:p text:style-name="P10"><text:s text:c="20"/><text:span text:style-name="T1">else</text:span><text:span text:style-name="T3">:</text:span> <text:s text:c="47"/></text:p>
        <text:p text:style-name="P10"><text:s text:c="24"/><text:span text:style-name="T1">if</text:span> cycle <text:span text:style-name="T5">!=</text:span> <text:span text:style-name="T6">0</text:span><text:span text:style-name="T3">:</text:span> <text:s text:c="37"/></text:p>
        <text:p text:style-name="P10"><text:s text:c="28"/>a <text:span text:style-name="T3">=</text:span> line<text:span text:style-name="T3">.</text:span>split<text:span text:style-name="T3">(</text:span><text:span text:style-name="T7">' <text:s text:c="11"/>'</text:span><text:span text:style-name="T3">)</text:span> </text:p>
        <text:p text:style-name="P10"><text:s text:c="28"/>honest_hr<text:span text:style-name="T3">[</text:span>cycle<text:span text:style-name="T3">]</text:span> <text:span text:style-name="T3">=</text:span> <text:span text:style-name="T3">(</text:span> <text:span text:style-name="T3">(</text:span>honest_hr<text:span text:style-name="T3">[</text:span>cycle<text:span text:style-name="T3">]</text:span> <text:span text:style-name="T5">*</text:span> files_scanned<text:span text:style-name="T3">)</text:span> <text:span text:style-name="T5">+</text:span> <text:span text:style-name="T2">int</text:span><text:span text:style-name="T3">(</text:span>a<text:span text:style-name="T3">[</text:span><text:span text:style-name="T6">0</text:span><text:span text:style-name="T3">])</text:span> <text:span text:style-name="T3">)</text:span> <text:span text:style-name="T5">/</text:span> <text:span text:style-name="T3">(</text:span>files_scanned <text:span text:style-name="T5">+</text:span> <text:span text:style-name="T6">1</text:span><text:span text:style-name="T3">)</text:span> <text:s text:c="14"/></text:p>
        <text:p text:style-name="P10"><text:s text:c="28"/>selfish_hr<text:span text:style-name="T3">[</text:span>cycle<text:span text:style-name="T3">]</text:span> <text:span text:style-name="T3">=</text:span> <text:span text:style-name="T3">(</text:span> <text:span text:style-name="T3">(</text:span> selfish_hr<text:span text:style-name="T3">[</text:span>cycle<text:span text:style-name="T3">]</text:span> <text:span text:style-name="T5">*</text:span> files_scanned <text:span text:style-name="T3">)</text:span> <text:span text:style-name="T5">+</text:span> <text:span text:style-name="T2">int</text:span><text:span text:style-name="T3">(</text:span>a<text:span text:style-name="T3">[</text:span><text:span text:style-name="T6">1</text:span><text:span text:style-name="T3">])</text:span> <text:span text:style-name="T3">)</text:span> <text:span text:style-name="T5">/</text:span> <text:span text:style-name="T3">(</text:span>files_scanned <text:span text:style-name="T5">+</text:span> <text:span text:style-name="T6">1</text:span><text:span text:style-name="T3">)</text:span></text:p>
        <text:p text:style-name="P10"><text:s text:c="16"/>cycle<text:span text:style-name="T5">+</text:span><text:span text:style-name="T3">=</text:span><text:span text:style-name="T6">1</text:span> <text:s text:c="6"/></text:p>
        <text:p text:style-name="P10"><text:s text:c="12"/>files_scanned<text:span text:style-name="T5">+</text:span><text:span text:style-name="T3">=</text:span><text:span text:style-name="T6">1</text:span> <text:s text:c="11"/></text:p>
        <text:p text:style-name="P10"><text:s text:c="12"/></text:p>
        <text:p text:style-name="P10"><text:s text:c="4"/><text:span text:style-name="T1">with</text:span> <text:span text:style-name="T2">open</text:span><text:span text:style-name="T3">(</text:span><text:span text:style-name="T7">'docs/statistics/avg/hashrate_P'</text:span> <text:span text:style-name="T5">+</text:span> p <text:span text:style-name="T5">+</text:span> <text:span text:style-name="T7">'_avg.dat'</text:span><text:span text:style-name="T3">,</text:span> <text:span text:style-name="T7">'w+'</text:span><text:span text:style-name="T3">)</text:span> <text:span text:style-name="T1">as</text:span> out_file<text:span text:style-name="T3">:</text:span></text:p>
        <text:p text:style-name="P10"><text:s text:c="16"/>outs<text:span text:style-name="T3">=</text:span> <text:span text:style-name="T7">'# P(SMiner) HonestBlocks/Ghr <text:s/>SelfishBlocks/Ghr </text:span><text:span text:style-name="T23">\n</text:span><text:span text:style-name="T7">'</text:span></text:p>
        <text:p text:style-name="P10"><text:s text:c="16"/>honest_ratio <text:span text:style-name="T3">=</text:span> <text:span text:style-name="T2">float</text:span><text:span text:style-name="T3">(</text:span>honest_blocks<text:span text:style-name="T3">[</text:span><text:span text:style-name="T2">len</text:span><text:span text:style-name="T3">(</text:span>honest_blocks<text:span text:style-name="T3">)</text:span><text:span text:style-name="T5">-</text:span><text:span text:style-name="T6">1</text:span><text:span text:style-name="T3">])</text:span> <text:span text:style-name="T5">/</text:span> <text:span text:style-name="T3">((</text:span>honest_hr<text:span text:style-name="T3">[</text:span><text:span text:style-name="T6">1</text:span><text:span text:style-name="T3">]</text:span> <text:span text:style-name="T5">/</text:span> <text:span text:style-name="T6">1000000000</text:span> <text:span text:style-name="T3">)</text:span> <text:span text:style-name="T5">+</text:span> <text:span text:style-name="T6">1</text:span><text:span text:style-name="T3">)</text:span> <text:span text:style-name="T8"># Add 1 to avoid division by zero</text:span></text:p>
        <text:p text:style-name="P13"><text:s text:c="16"/>selfish_ratio <text:span text:style-name="T3">=</text:span> <text:span text:style-name="T2">float</text:span><text:span text:style-name="T3">(</text:span>fraudolent_blocks<text:span text:style-name="T3">[</text:span><text:span text:style-name="T2">len</text:span><text:span text:style-name="T3">(</text:span>fraudolent_blocks<text:span text:style-name="T3">)</text:span><text:span text:style-name="T5">-</text:span><text:span text:style-name="T6">1</text:span><text:span text:style-name="T3">])</text:span> <text:span text:style-name="T5">/</text:span> <text:span text:style-name="T3">((</text:span>selfish_hr<text:span text:style-name="T3">[</text:span><text:span text:style-name="T6">1</text:span><text:span text:style-name="T3">]</text:span> <text:span text:style-name="T5">/</text:span> <text:span text:style-name="T6">1000000000</text:span><text:span text:style-name="T3">)</text:span> <text:span text:style-name="T5">+</text:span> <text:span text:style-name="T6">1</text:span> <text:span text:style-name="T3">)</text:span> <text:s text:c="3"/></text:p>
        <text:p text:style-name="P13"><text:s text:c="16"/>outs <text:span text:style-name="T3">=</text:span> outs <text:span text:style-name="T5">+</text:span> p <text:span text:style-name="T5">+</text:span> <text:span text:style-name="T7">' <text:s text:c="7"/>'</text:span> <text:span text:style-name="T5">+</text:span> <text:span text:style-name="T2">str</text:span><text:span text:style-name="T3">(</text:span>honest_ratio<text:span text:style-name="T3">)</text:span> <text:span text:style-name="T5">+</text:span> <text:span text:style-name="T7">' <text:s text:c="14"/>'</text:span> <text:span text:style-name="T5">+</text:span> <text:span text:style-name="T2">str</text:span><text:span text:style-name="T3">(</text:span>selfish_ratio<text:span text:style-name="T3">)</text:span> </text:p>
        <text:p text:style-name="P28"><text:span text:style-name="T21"><text:s text:c="16"/>out_file</text:span><text:span text:style-name="T4">.</text:span><text:span text:style-name="T21">write</text:span><text:span text:style-name="T4">(</text:span><text:span text:style-name="T21">outs</text:span><text:span text:style-name="T4">)</text:span></text:p>
        <text:p text:style-name="P25"><text:soft-page-break/></text:p>
      </text:section>
      <text:p text:style-name="P5">plot_avg_statistics.py</text:p>
      <text:section text:style-name="Sect1" text:name="Sezione14">
        <text:p text:style-name="P15"><text:span text:style-name="T1">import</text:span> glob</text:p>
        <text:p text:style-name="P10"><text:span text:style-name="T1">import</text:span> os</text:p>
        <text:p text:style-name="P19"/>
        <text:p text:style-name="P10"><text:span text:style-name="T1">with</text:span> <text:span text:style-name="T2">open</text:span> <text:span text:style-name="T3">(</text:span><text:span text:style-name="T7">"docs/plots/template.gnu"</text:span><text:span text:style-name="T3">)</text:span> <text:span text:style-name="T1">as</text:span> filein<text:span text:style-name="T3">:</text:span></text:p>
        <text:p text:style-name="P10"><text:s text:c="4"/>plot_template <text:span text:style-name="T3">=</text:span> filein<text:span text:style-name="T3">.</text:span>read<text:span text:style-name="T3">()</text:span></text:p>
        <text:p text:style-name="P10"><text:s text:c="4"/></text:p>
        <text:p text:style-name="P16"># Plot graphs of blocks mined by honest miners/selfish miners</text:p>
        <text:p text:style-name="P10">blockchain_template <text:span text:style-name="T3">=</text:span> plot_template</text:p>
        <text:p text:style-name="P10">blockchain_template <text:span text:style-name="T5">+</text:span><text:span text:style-name="T3">=</text:span> <text:span text:style-name="T7">'set xlabel </text:span><text:span text:style-name="T23">\'</text:span><text:span text:style-name="T7">Cycles </text:span><text:span text:style-name="T23">\'</text:span><text:span text:style-name="T7"> </text:span><text:span text:style-name="T23">\n</text:span><text:span text:style-name="T7">set ylabel</text:span><text:span text:style-name="T23">\'</text:span><text:span text:style-name="T7">Mined Blocks </text:span><text:span text:style-name="T23">\'</text:span><text:span text:style-name="T7"> </text:span><text:span text:style-name="T23">\n</text:span><text:span text:style-name="T7">'</text:span></text:p>
        <text:p text:style-name="P10">to_plot <text:span text:style-name="T3">=</text:span> <text:span text:style-name="T3">[</text:span>f <text:span text:style-name="T1">for</text:span> f <text:span text:style-name="T1">in</text:span> glob<text:span text:style-name="T3">.</text:span>glob<text:span text:style-name="T3">(</text:span><text:span text:style-name="T7">'docs/statistics/avg/blockchain*'</text:span><text:span text:style-name="T3">)]</text:span> </text:p>
        <text:p text:style-name="P10"><text:span text:style-name="T1">for</text:span> filename <text:span text:style-name="T1">in</text:span> to_plot<text:span text:style-name="T3">:</text:span> <text:s/></text:p>
        <text:p text:style-name="P10"><text:s text:c="4"/>blockchain_plot <text:span text:style-name="T3">=</text:span> blockchain_template </text:p>
        <text:p text:style-name="P10"><text:s text:c="4"/>p <text:span text:style-name="T3">=</text:span> filename<text:span text:style-name="T3">.</text:span>split<text:span text:style-name="T3">(</text:span><text:span text:style-name="T7">'P'</text:span><text:span text:style-name="T3">)[</text:span><text:span text:style-name="T6">1</text:span><text:span text:style-name="T3">][:</text:span><text:span text:style-name="T6">4</text:span><text:span text:style-name="T3">]</text:span></text:p>
        <text:p text:style-name="P10"><text:s text:c="4"/>blockchain_plot <text:span text:style-name="T5">+</text:span><text:span text:style-name="T3">=</text:span> <text:span text:style-name="T7">'set output </text:span><text:span text:style-name="T23">\'</text:span><text:span text:style-name="T7">docs/plots/blockchain_P'</text:span> <text:span text:style-name="T5">+</text:span> p <text:span text:style-name="T5">+</text:span> <text:span text:style-name="T7">'.png</text:span><text:span text:style-name="T23">\'</text:span><text:span text:style-name="T7"> </text:span><text:span text:style-name="T23">\n</text:span><text:span text:style-name="T7">'</text:span> <text:s text:c="4"/><text:span text:style-name="T8"># Sets the name of the output file</text:span></text:p>
        <text:p text:style-name="P10"><text:s text:c="4"/>blockchain_plot <text:span text:style-name="T5">+</text:span><text:span text:style-name="T3">=</text:span> <text:span text:style-name="T7">'plot </text:span><text:span text:style-name="T23">\'</text:span><text:span text:style-name="T7">'</text:span> <text:span text:style-name="T5">+</text:span> filename <text:span text:style-name="T5">+</text:span> <text:span text:style-name="T7">'</text:span><text:span text:style-name="T23">\'</text:span><text:span text:style-name="T7"> u 1:2 t </text:span><text:span text:style-name="T23">\'</text:span><text:span text:style-name="T7">Honest blocks</text:span><text:span text:style-name="T23">\'</text:span><text:span text:style-name="T7"> w lp ls 1, </text:span><text:span text:style-name="T23">\\\n\'\'</text:span><text:span text:style-name="T7"> <text:s text:c="17"/>u 1:3 t </text:span><text:span text:style-name="T23">\'</text:span><text:span text:style-name="T7">Fraudolent blocks</text:span><text:span text:style-name="T23">\'</text:span><text:span text:style-name="T7"> w lp ls 2'</text:span></text:p>
        <text:p text:style-name="P10"><text:s text:c="4"/><text:span text:style-name="T1">with</text:span> <text:span text:style-name="T2">open</text:span><text:span text:style-name="T3">(</text:span><text:span text:style-name="T7">'docs/plots/temp.gnu'</text:span><text:span text:style-name="T3">,</text:span> <text:span text:style-name="T7">'w+'</text:span><text:span text:style-name="T3">)</text:span> <text:span text:style-name="T1">as</text:span> <text:span text:style-name="T2">file</text:span><text:span text:style-name="T3">:</text:span></text:p>
        <text:p text:style-name="P10"><text:s text:c="12"/><text:span text:style-name="T2">file</text:span><text:span text:style-name="T3">.</text:span>write<text:span text:style-name="T3">(</text:span>blockchain_plot<text:span text:style-name="T3">)</text:span></text:p>
        <text:p text:style-name="P10"><text:s text:c="4"/>os<text:span text:style-name="T3">.</text:span>system <text:span text:style-name="T3">(</text:span><text:span text:style-name="T7">'gnuplot docs/plots/temp.gnu'</text:span><text:span text:style-name="T3">)</text:span></text:p>
        <text:p text:style-name="P10"><text:s text:c="12"/></text:p>
        <text:p text:style-name="P10"><text:s text:c="12"/></text:p>
        <text:p text:style-name="P16"># Plot graphs of forks</text:p>
        <text:p text:style-name="P10">forks_plot <text:span text:style-name="T3">=</text:span> plot_template</text:p>
        <text:p text:style-name="P10">forks_plot <text:span text:style-name="T5">+</text:span><text:span text:style-name="T3">=</text:span> <text:span text:style-name="T7">'set xlabel </text:span><text:span text:style-name="T23">\'</text:span><text:span text:style-name="T7">Cycles </text:span><text:span text:style-name="T23">\'</text:span><text:span text:style-name="T7"> </text:span><text:span text:style-name="T23">\n</text:span><text:span text:style-name="T7">set ylabel</text:span><text:span text:style-name="T23">\'</text:span><text:span text:style-name="T7">Forks </text:span><text:span text:style-name="T23">\'</text:span><text:span text:style-name="T7"> </text:span><text:span text:style-name="T23">\n</text:span><text:span text:style-name="T7">'</text:span></text:p>
        <text:p text:style-name="P10">forks_plot <text:span text:style-name="T5">+</text:span><text:span text:style-name="T3">=</text:span> <text:span text:style-name="T7">'set output </text:span><text:span text:style-name="T23">\'</text:span><text:span text:style-name="T7">docs/plots/forks.png</text:span><text:span text:style-name="T23">\'</text:span><text:span text:style-name="T7"> </text:span><text:span text:style-name="T23">\n</text:span><text:span text:style-name="T7">plot'</text:span></text:p>
        <text:p text:style-name="P10">to_plot <text:span text:style-name="T3">=</text:span> <text:span text:style-name="T3">[</text:span>f <text:span text:style-name="T1">for</text:span> f <text:span text:style-name="T1">in</text:span> glob<text:span text:style-name="T3">.</text:span>glob<text:span text:style-name="T3">(</text:span><text:span text:style-name="T7">'docs/statistics/avg/forks*'</text:span><text:span text:style-name="T3">)]</text:span> </text:p>
        <text:p text:style-name="P10">count <text:span text:style-name="T3">=</text:span> <text:span text:style-name="T6">0</text:span></text:p>
        <text:p text:style-name="P10"><text:span text:style-name="T1">for</text:span> filename <text:span text:style-name="T1">in</text:span> to_plot<text:span text:style-name="T3">:</text:span></text:p>
        <text:p text:style-name="P10"><text:s text:c="4"/>p <text:span text:style-name="T3">=</text:span> filename<text:span text:style-name="T3">.</text:span>split<text:span text:style-name="T3">(</text:span><text:span text:style-name="T7">'P'</text:span><text:span text:style-name="T3">)[</text:span><text:span text:style-name="T6">1</text:span><text:span text:style-name="T3">][:</text:span><text:span text:style-name="T6">4</text:span><text:span text:style-name="T3">]</text:span> <text:s text:c="3"/></text:p>
        <text:p text:style-name="P10"><text:s text:c="4"/>count <text:span text:style-name="T5">+</text:span><text:span text:style-name="T3">=</text:span> <text:span text:style-name="T6">1</text:span></text:p>
        <text:p text:style-name="P10"><text:s text:c="4"/>forks_plot <text:span text:style-name="T5">+</text:span><text:span text:style-name="T3">=</text:span> <text:span text:style-name="T7">' </text:span><text:span text:style-name="T23">\'</text:span><text:span text:style-name="T7">'</text:span> <text:span text:style-name="T5">+</text:span> filename <text:span text:style-name="T5">+</text:span> <text:span text:style-name="T7">'</text:span><text:span text:style-name="T23">\'</text:span><text:span text:style-name="T7"> u 1:2 t </text:span><text:span text:style-name="T23">\'</text:span><text:span text:style-name="T7">P(selfish miner) = '</text:span> <text:span text:style-name="T5">+</text:span> p <text:span text:style-name="T5">+</text:span> <text:span text:style-name="T7">'</text:span><text:span text:style-name="T23">\'</text:span><text:span text:style-name="T7"> w lp ls '</text:span> <text:span text:style-name="T5">+</text:span> <text:span text:style-name="T2">str</text:span><text:span text:style-name="T3">(</text:span>count<text:span text:style-name="T3">)</text:span> <text:span text:style-name="T5">+</text:span> <text:span text:style-name="T7">', </text:span><text:span text:style-name="T23">\\\n</text:span><text:span text:style-name="T7">'</text:span></text:p>
        <text:p text:style-name="P10"><text:span text:style-name="T1">with</text:span> <text:span text:style-name="T2">open</text:span><text:span text:style-name="T3">(</text:span><text:span text:style-name="T7">'docs/plots/temp.gnu'</text:span><text:span text:style-name="T3">,</text:span> <text:span text:style-name="T7">'w+'</text:span><text:span text:style-name="T3">)</text:span> <text:span text:style-name="T1">as</text:span> <text:span text:style-name="T2">file</text:span><text:span text:style-name="T3">:</text:span></text:p>
        <text:p text:style-name="P10"><text:s text:c="8"/><text:span text:style-name="T2">file</text:span><text:span text:style-name="T3">.</text:span>write<text:span text:style-name="T3">(</text:span>forks_plot<text:span text:style-name="T3">)</text:span></text:p>
        <text:p text:style-name="P10">os<text:span text:style-name="T3">.</text:span>system <text:span text:style-name="T3">(</text:span><text:span text:style-name="T7">'gnuplot docs/plots/temp.gnu'</text:span><text:span text:style-name="T3">)</text:span></text:p>
        <text:p text:style-name="P19"/>
        <text:p text:style-name="P19"/>
        <text:p text:style-name="P19"/>
        <text:p text:style-name="P16"># Plot mined_blocks/ hash_rate graph</text:p>
        <text:p text:style-name="P16"># Make one file of the several ones</text:p>
        <text:p text:style-name="P10">to_merge <text:span text:style-name="T3">=</text:span> <text:span text:style-name="T3">[</text:span>f <text:span text:style-name="T1">for</text:span> f <text:span text:style-name="T1">in</text:span> glob<text:span text:style-name="T3">.</text:span>glob<text:span text:style-name="T3">(</text:span><text:span text:style-name="T7">'docs/statistics/avg/hashrate_P*'</text:span><text:span text:style-name="T3">)]</text:span> </text:p>
        <text:p text:style-name="P10">hr_file <text:span text:style-name="T3">=</text:span> <text:span text:style-name="T7">''</text:span></text:p>
        <text:p text:style-name="P10"><text:span text:style-name="T1">for</text:span> filename <text:span text:style-name="T1">in</text:span> to_merge<text:span text:style-name="T3">:</text:span></text:p>
        <text:p text:style-name="P10"><text:s text:c="4"/><text:span text:style-name="T1">with</text:span> <text:span text:style-name="T2">open</text:span><text:span text:style-name="T3">(</text:span>filename<text:span text:style-name="T3">)</text:span> <text:span text:style-name="T1">as</text:span> in_file<text:span text:style-name="T3">:</text:span> <text:s text:c="7"/></text:p>
        <text:p text:style-name="P10"><text:s text:c="8"/>hr_file <text:span text:style-name="T3">=</text:span> hr_file <text:span text:style-name="T5">+</text:span> in_file<text:span text:style-name="T3">.</text:span>read<text:span text:style-name="T3">()</text:span> <text:span text:style-name="T5">+</text:span> <text:span text:style-name="T7">'</text:span><text:span text:style-name="T23">\n</text:span><text:span text:style-name="T7">'</text:span></text:p>
        <text:p text:style-name="P10"><text:span text:style-name="T1">with</text:span> <text:span text:style-name="T2">open</text:span><text:span text:style-name="T3">(</text:span><text:span text:style-name="T7">'docs/statistics/avg/hashrate_avg_merged.dat'</text:span><text:span text:style-name="T3">,</text:span> <text:span text:style-name="T7">'w+'</text:span><text:span text:style-name="T3">)</text:span> <text:span text:style-name="T1">as</text:span> <text:span text:style-name="T2">file</text:span><text:span text:style-name="T3">:</text:span></text:p>
        <text:p text:style-name="P10"><text:s text:c="8"/><text:span text:style-name="T2">file</text:span><text:span text:style-name="T3">.</text:span>write<text:span text:style-name="T3">(</text:span>hr_file<text:span text:style-name="T3">)</text:span></text:p>
        <text:p text:style-name="P10">hr_plot <text:span text:style-name="T3">=</text:span> plot_template</text:p>
        <text:p text:style-name="P10">hr_plot <text:span text:style-name="T5">+</text:span><text:span text:style-name="T3">=</text:span> <text:span text:style-name="T7">'set xlabel </text:span><text:span text:style-name="T23">\'</text:span><text:span text:style-name="T7">P(selfish miner) </text:span><text:span text:style-name="T23">\'</text:span><text:span text:style-name="T7"> </text:span><text:span text:style-name="T23">\n</text:span><text:span text:style-name="T7">set ylabel</text:span><text:span text:style-name="T23">\'</text:span><text:span text:style-name="T7">Mined blocks / Hash rate </text:span><text:span text:style-name="T23">\'</text:span><text:span text:style-name="T7"> </text:span><text:span text:style-name="T23">\n</text:span><text:span text:style-name="T7">'</text:span></text:p>
        <text:p text:style-name="P10">hr_plot <text:span text:style-name="T5">+</text:span><text:span text:style-name="T3">=</text:span> <text:span text:style-name="T7">'set output </text:span><text:span text:style-name="T23">\'</text:span><text:span text:style-name="T7">docs/plots/blocks_per_hashrate.png</text:span><text:span text:style-name="T23">\'</text:span><text:span text:style-name="T7"> </text:span><text:span text:style-name="T23">\n</text:span><text:span text:style-name="T7">'</text:span></text:p>
        <text:p text:style-name="P10">hr_plot <text:span text:style-name="T5">+</text:span><text:span text:style-name="T3">=</text:span> <text:span text:style-name="T7">'plot </text:span><text:span text:style-name="T23">\'</text:span><text:span text:style-name="T7">docs/statistics/avg/hashrate_avg_merged.dat</text:span><text:span text:style-name="T23">\'</text:span><text:span text:style-name="T7"> u 1:2 smooth unique t </text:span><text:span text:style-name="T23">\'</text:span><text:span text:style-name="T7">Honest miners</text:span><text:span text:style-name="T23">\'</text:span><text:span text:style-name="T7"> w lp ls 1, </text:span><text:span text:style-name="T23">\\\n\'\'</text:span><text:span text:style-name="T7"> <text:s text:c="17"/>u 1:3 smooth unique t </text:span><text:span text:style-name="T23">\'</text:span><text:span text:style-name="T7">Selfish miners</text:span><text:span text:style-name="T23">\'</text:span><text:span text:style-name="T7"> w lp ls 2'</text:span></text:p>
        <text:p text:style-name="P10"><text:span text:style-name="T1">with</text:span> <text:span text:style-name="T2">open</text:span><text:span text:style-name="T3">(</text:span><text:span text:style-name="T7">'docs/plots/temp.gnu'</text:span><text:span text:style-name="T3">,</text:span> <text:span text:style-name="T7">'w+'</text:span><text:span text:style-name="T3">)</text:span> <text:span text:style-name="T1">as</text:span> <text:span text:style-name="T2">file</text:span><text:span text:style-name="T3">:</text:span></text:p>
        <text:p text:style-name="P10"><text:s text:c="8"/><text:span text:style-name="T2">file</text:span><text:span text:style-name="T3">.</text:span>write<text:span text:style-name="T3">(</text:span>hr_plot<text:span text:style-name="T3">)</text:span></text:p>
        <text:p text:style-name="P10">os<text:span text:style-name="T3">.</text:span>system <text:span text:style-name="T3">(</text:span><text:span text:style-name="T7">'gnuplot docs/plots/temp.gnu'</text:span><text:span text:style-name="T3">)</text:span></text:p>
        <text:p text:style-name="P19"/>
        <text:p text:style-name="P19"/>
        <text:p text:style-name="P16"># Plot graphs of mined blocks for different values of message delay</text:p>
        <text:p text:style-name="P10">delay_plot <text:span text:style-name="T3">=</text:span> plot_template</text:p>
        <text:p text:style-name="P10">delay_plot <text:span text:style-name="T5">+</text:span><text:span text:style-name="T3">=</text:span> <text:span text:style-name="T7">'set xlabel </text:span><text:span text:style-name="T23">\'</text:span><text:span text:style-name="T7">Cycles </text:span><text:span text:style-name="T23">\'</text:span><text:span text:style-name="T7"> </text:span><text:span text:style-name="T23">\n</text:span><text:span text:style-name="T7">set ylabel</text:span><text:span text:style-name="T23">\'</text:span><text:span text:style-name="T7">Mined Blocks </text:span><text:span text:style-name="T23">\'</text:span><text:span text:style-name="T7"> </text:span><text:span text:style-name="T23">\n</text:span><text:span text:style-name="T7">'</text:span></text:p>
        <text:p text:style-name="P10">delay_plot <text:span text:style-name="T5">+</text:span><text:span text:style-name="T3">=</text:span> <text:span text:style-name="T7">'set output </text:span><text:span text:style-name="T23">\'</text:span><text:span text:style-name="T7">docs/plots/blocks_with_delay.png</text:span><text:span text:style-name="T23">\'</text:span><text:span text:style-name="T7"> </text:span><text:span text:style-name="T23">\n</text:span><text:span text:style-name="T7">plot'</text:span></text:p>
        <text:p text:style-name="P10">to_plot <text:span text:style-name="T3">=</text:span> <text:span text:style-name="T3">[</text:span>f <text:span text:style-name="T1">for</text:span> f <text:span text:style-name="T1">in</text:span> glob<text:span text:style-name="T3">.</text:span>glob<text:span text:style-name="T3">(</text:span><text:span text:style-name="T7">'docs/statistics/avg/latency*'</text:span><text:span text:style-name="T3">)]</text:span> </text:p>
        <text:p text:style-name="P10">count <text:span text:style-name="T3">=</text:span> <text:span text:style-name="T6">0</text:span></text:p>
        <text:p text:style-name="P10"><text:span text:style-name="T1">for</text:span> filename <text:span text:style-name="T1">in</text:span> to_plot<text:span text:style-name="T3">:</text:span></text:p>
        <text:p text:style-name="P10"><text:s text:c="4"/>p <text:span text:style-name="T3">=</text:span> filename<text:span text:style-name="T3">.</text:span>split<text:span text:style-name="T3">(</text:span><text:span text:style-name="T7">'D'</text:span><text:span text:style-name="T3">)[</text:span><text:span text:style-name="T6">1</text:span><text:span text:style-name="T3">][:</text:span><text:span text:style-name="T6">1</text:span><text:span text:style-name="T3">]</text:span> <text:s text:c="3"/></text:p>
        <text:p text:style-name="P10"><text:s text:c="4"/>count <text:span text:style-name="T5">+</text:span><text:span text:style-name="T3">=</text:span> <text:span text:style-name="T6">1</text:span></text:p>
        <text:p text:style-name="P10"><text:s text:c="4"/>delay_plot <text:span text:style-name="T5">+</text:span><text:span text:style-name="T3">=</text:span> <text:span text:style-name="T7">' </text:span><text:span text:style-name="T23">\'</text:span><text:span text:style-name="T7">'</text:span> <text:span text:style-name="T5">+</text:span> filename <text:span text:style-name="T5">+</text:span> <text:span text:style-name="T7">'</text:span><text:span text:style-name="T23">\'</text:span><text:span text:style-name="T7"> u 1:2 t </text:span><text:span text:style-name="T23">\'</text:span><text:span text:style-name="T7">Delay = 0.'</text:span> <text:span text:style-name="T5">+</text:span> p <text:span text:style-name="T5">+</text:span> <text:span text:style-name="T7">'0</text:span><text:span text:style-name="T23">\'</text:span><text:span text:style-name="T7"> w lp ls '</text:span> <text:span text:style-name="T5">+</text:span> <text:span text:style-name="T2">str</text:span><text:span text:style-name="T3">(</text:span>count<text:span text:style-name="T3">)</text:span> <text:span text:style-name="T5">+</text:span> <text:span text:style-name="T7">', </text:span><text:span text:style-name="T23">\\\n</text:span><text:span text:style-name="T7">'</text:span></text:p>
        <text:p text:style-name="P10"><text:span text:style-name="T1">with</text:span> <text:span text:style-name="T2">open</text:span><text:span text:style-name="T3">(</text:span><text:span text:style-name="T7">'docs/plots/temp.gnu'</text:span><text:span text:style-name="T3">,</text:span> <text:span text:style-name="T7">'w+'</text:span><text:span text:style-name="T3">)</text:span> <text:span text:style-name="T1">as</text:span> <text:span text:style-name="T2">file</text:span><text:span text:style-name="T3">:</text:span></text:p>
        <text:p text:style-name="P10"><text:s text:c="8"/><text:span text:style-name="T2">file</text:span><text:span text:style-name="T3">.</text:span>write<text:span text:style-name="T3">(</text:span>delay_plot<text:span text:style-name="T3">)</text:span></text:p>
        <text:p text:style-name="P26"><text:span text:style-name="T20">os</text:span><text:span text:style-name="T3">.</text:span><text:span text:style-name="T20">system </text:span><text:span text:style-name="T3">(</text:span><text:span text:style-name="T7">'gnuplot docs/plots/temp.gnu'</text:span><text:span text:style-name="T3">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eX" svg:font-family="TeX"/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in Modern Roman Demi" svg:font-family="'Latin Modern Roman Demi'" style:font-pitch="variable"/>
    <style:font-face style:name="TeX Gyre Bonum" svg:font-family="'TeX Gyre Bonum'" style:font-pitch="variable"/>
    <style:font-face style:name="TeX Gyre Schola" svg:font-family="'TeX Gyre Schola'" style:font-pitch="variable"/>
    <style:font-face style:name="TeX Gyre Termes" svg:font-family="'TeX Gyre Terme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6:51:54.025680379</meta:creation-date>
    <dc:date>2017-08-28T17:41:05.083985892</dc:date>
    <meta:editing-duration>PT25M19S</meta:editing-duration>
    <meta:editing-cycles>5</meta:editing-cycles>
    <meta:generator>LibreOffice/5.3.1.2$Linux_X86_64 LibreOffice_project/30m0$Build-2</meta:generator>
    <meta:document-statistic meta:table-count="0" meta:image-count="0" meta:object-count="0" meta:page-count="23" meta:paragraph-count="1572" meta:word-count="5818" meta:character-count="75397" meta:non-whitespace-character-count="41022"/>
  </office:meta>
</office:document-meta>
</file>